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346in"/>
    </style:style>
    <style:style style:name="co2" style:family="table-column">
      <style:table-column-properties fo:break-before="auto" style:column-width="0.4075in"/>
    </style:style>
    <style:style style:name="co3" style:family="table-column">
      <style:table-column-properties fo:break-before="auto" style:column-width="0.6457in"/>
    </style:style>
    <style:style style:name="co4" style:family="table-column">
      <style:table-column-properties fo:break-before="auto" style:column-width="0.31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602in"/>
    </style:style>
    <style:style style:name="ro1" style:family="table-row">
      <style:table-row-properties style:row-height="0.204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ce3"/>
        <table:table-column table:style-name="co5" table:default-cell-style-name="ce4"/>
        <table:table-column table:style-name="co5" table:default-cell-style-name="ce5"/>
        <table:table-column table:style-name="co5" table:default-cell-style-name="ce6"/>
        <table:table-column table:style-name="co6" table:default-cell-style-name="Default"/>
        <table:table-column table:style-name="co5" table:default-cell-style-name="ce7"/>
        <table:table-column table:style-name="co5" table:default-cell-style-name="ce8"/>
        <table:table-column table:style-name="co5" table:default-cell-style-name="ce9"/>
        <table:table-column table:style-name="co5" table:default-cell-style-name="ce10"/>
        <table:table-column table:style-name="co4" table:default-cell-style-name="Default"/>
        <table:table-column table:style-name="co5" table:default-cell-style-name="ce11"/>
        <table:table-column table:style-name="co5" table:default-cell-style-name="ce12"/>
        <table:table-column table:style-name="co5" table:default-cell-style-name="ce13"/>
        <table:table-column table:style-name="co5" table:default-cell-style-name="ce14"/>
        <table:table-row table:style-name="ro1">
          <table:table-cell office:value-type="string" calcext:value-type="string">
            <text:p>Archaea</text:p>
          </table:table-cell>
          <table:table-cell office:value-type="float" office:value="0" calcext:value-type="float">
            <text:p>0</text:p>
          </table:table-cell>
          <table:table-cell office:value-type="float" office:value="22913" calcext:value-type="float">
            <text:p>22913</text:p>
          </table:table-cell>
          <table:table-cell office:value-type="string" calcext:value-type="string">
            <text:p>|</text:p>
          </table:table-cell>
          <table:table-cell office:value-type="float" office:value="1132.47" calcext:value-type="float">
            <text:p>1132.47</text:p>
          </table:table-cell>
          <table:table-cell office:value-type="float" office:value="1554.23" calcext:value-type="float">
            <text:p>1554.23</text:p>
          </table:table-cell>
          <table:table-cell office:value-type="float" office:value="833.799" calcext:value-type="float">
            <text:p>833.799</text:p>
          </table:table-cell>
          <table:table-cell office:value-type="float" office:value="1110.24" calcext:value-type="float">
            <text:p>1110.24</text:p>
          </table:table-cell>
          <table:table-cell office:value-type="string" calcext:value-type="string">
            <text:p>|</text:p>
          </table:table-cell>
          <table:table-cell office:value-type="float" office:value="0.0226495" calcext:value-type="float">
            <text:p>0.0226495</text:p>
          </table:table-cell>
          <table:table-cell office:value-type="float" office:value="0.0310847" calcext:value-type="float">
            <text:p>0.0310847</text:p>
          </table:table-cell>
          <table:table-cell office:value-type="float" office:value="0.016676" calcext:value-type="float">
            <text:p>0.016676</text:p>
          </table:table-cell>
          <table:table-cell office:value-type="float" office:value="0.0222047" calcext:value-type="float">
            <text:p>0.0222047</text:p>
          </table:table-cell>
          <table:table-cell office:value-type="string" calcext:value-type="string">
            <text:p>|</text:p>
          </table:table-cell>
          <table:table-cell office:value-type="float" office:value="0.0985446" calcext:value-type="float">
            <text:p>0.0985446</text:p>
          </table:table-cell>
          <table:table-cell office:value-type="float" office:value="0.135245" calcext:value-type="float">
            <text:p>0.135245</text:p>
          </table:table-cell>
          <table:table-cell office:value-type="float" office:value="0.0725548" calcext:value-type="float">
            <text:p>0.0725548</text:p>
          </table:table-cell>
          <table:table-cell office:value-type="float" office:value="0.0966095" calcext:value-type="float">
            <text:p>0.0966095</text:p>
          </table:table-cell>
        </table:table-row>
        <table:table-row table:style-name="ro1">
          <table:table-cell office:value-type="string" calcext:value-type="string">
            <text:p>Archaea;Aenigmarchaeota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|</text:p>
          </table:table-cell>
          <table:table-cell office:value-type="float" office:value="1171.59" calcext:value-type="float">
            <text:p>1171.59</text:p>
          </table:table-cell>
          <table:table-cell office:value-type="float" office:value="1556.76" calcext:value-type="float">
            <text:p>1556.76</text:p>
          </table:table-cell>
          <table:table-cell office:value-type="float" office:value="753.986" calcext:value-type="float">
            <text:p>753.986</text:p>
          </table:table-cell>
          <table:table-cell office:value-type="float" office:value="965.751" calcext:value-type="float">
            <text:p>965.751</text:p>
          </table:table-cell>
          <table:table-cell office:value-type="string" calcext:value-type="string">
            <text:p>|</text:p>
          </table:table-cell>
          <table:table-cell office:value-type="float" office:value="0.0234318" calcext:value-type="float">
            <text:p>0.0234318</text:p>
          </table:table-cell>
          <table:table-cell office:value-type="float" office:value="0.0311353" calcext:value-type="float">
            <text:p>0.0311353</text:p>
          </table:table-cell>
          <table:table-cell office:value-type="float" office:value="0.0150797" calcext:value-type="float">
            <text:p>0.0150797</text:p>
          </table:table-cell>
          <table:table-cell office:value-type="float" office:value="0.019315" calcext:value-type="float">
            <text:p>0.019315</text:p>
          </table:table-cell>
          <table:table-cell office:value-type="string" calcext:value-type="string">
            <text:p>|</text:p>
          </table:table-cell>
          <table:table-cell office:value-type="float" office:value="0.336858" calcext:value-type="float">
            <text:p>0.336858</text:p>
          </table:table-cell>
          <table:table-cell office:value-type="float" office:value="0.447603" calcext:value-type="float">
            <text:p>0.447603</text:p>
          </table:table-cell>
          <table:table-cell office:value-type="float" office:value="0.216787" calcext:value-type="float">
            <text:p>0.216787</text:p>
          </table:table-cell>
          <table:table-cell office:value-type="float" office:value="0.277674" calcext:value-type="float">
            <text:p>0.277674</text:p>
          </table:table-cell>
        </table:table-row>
        <table:table-row table:style-name="ro1">
          <table:table-cell office:value-type="string" calcext:value-type="string">
            <text:p>Archaea;Aenigmarchaeota;Aenigmarchaeota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|</text:p>
          </table:table-cell>
          <table:table-cell office:value-type="float" office:value="781.837" calcext:value-type="float">
            <text:p>781.837</text:p>
          </table:table-cell>
          <table:table-cell office:value-type="float" office:value="1075.24" calcext:value-type="float">
            <text:p>1075.24</text:p>
          </table:table-cell>
          <table:table-cell office:value-type="float" office:value="487.454" calcext:value-type="float">
            <text:p>487.454</text:p>
          </table:table-cell>
          <table:table-cell office:value-type="float" office:value="628.678" calcext:value-type="float">
            <text:p>628.678</text:p>
          </table:table-cell>
          <table:table-cell office:value-type="string" calcext:value-type="string">
            <text:p>|</text:p>
          </table:table-cell>
          <table:table-cell office:value-type="float" office:value="0.0156367" calcext:value-type="float">
            <text:p>0.0156367</text:p>
          </table:table-cell>
          <table:table-cell office:value-type="float" office:value="0.0215049" calcext:value-type="float">
            <text:p>0.0215049</text:p>
          </table:table-cell>
          <table:table-cell office:value-type="float" office:value="0.00974908" calcext:value-type="float">
            <text:p>0.00974908</text:p>
          </table:table-cell>
          <table:table-cell office:value-type="float" office:value="0.0125736" calcext:value-type="float">
            <text:p>0.0125736</text:p>
          </table:table-cell>
          <table:table-cell office:value-type="string" calcext:value-type="string">
            <text:p>|</text:p>
          </table:table-cell>
          <table:table-cell office:value-type="float" office:value="0.441966" calcext:value-type="float">
            <text:p>0.441966</text:p>
          </table:table-cell>
          <table:table-cell office:value-type="float" office:value="0.607825" calcext:value-type="float">
            <text:p>0.607825</text:p>
          </table:table-cell>
          <table:table-cell office:value-type="float" office:value="0.275553" calcext:value-type="float">
            <text:p>0.275553</text:p>
          </table:table-cell>
          <table:table-cell office:value-type="float" office:value="0.355386" calcext:value-type="float">
            <text:p>0.355386</text:p>
          </table:table-cell>
        </table:table-row>
        <table:table-row table:style-name="ro1">
          <table:table-cell office:value-type="string" calcext:value-type="string">
            <text:p>Archaea;Aenigmarchaeota;Aenigmarchaeota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|</text:p>
          </table:table-cell>
          <table:table-cell office:value-type="float" office:value="781.837" calcext:value-type="float">
            <text:p>781.837</text:p>
          </table:table-cell>
          <table:table-cell office:value-type="float" office:value="1075.24" calcext:value-type="float">
            <text:p>1075.24</text:p>
          </table:table-cell>
          <table:table-cell office:value-type="float" office:value="487.454" calcext:value-type="float">
            <text:p>487.454</text:p>
          </table:table-cell>
          <table:table-cell office:value-type="float" office:value="628.678" calcext:value-type="float">
            <text:p>628.678</text:p>
          </table:table-cell>
          <table:table-cell office:value-type="string" calcext:value-type="string">
            <text:p>|</text:p>
          </table:table-cell>
          <table:table-cell office:value-type="float" office:value="0.0156367" calcext:value-type="float">
            <text:p>0.0156367</text:p>
          </table:table-cell>
          <table:table-cell office:value-type="float" office:value="0.0215049" calcext:value-type="float">
            <text:p>0.0215049</text:p>
          </table:table-cell>
          <table:table-cell office:value-type="float" office:value="0.00974908" calcext:value-type="float">
            <text:p>0.00974908</text:p>
          </table:table-cell>
          <table:table-cell office:value-type="float" office:value="0.0125736" calcext:value-type="float">
            <text:p>0.0125736</text:p>
          </table:table-cell>
          <table:table-cell office:value-type="string" calcext:value-type="string">
            <text:p>|</text:p>
          </table:table-cell>
          <table:table-cell office:value-type="float" office:value="0.441966" calcext:value-type="float">
            <text:p>0.441966</text:p>
          </table:table-cell>
          <table:table-cell office:value-type="float" office:value="0.607825" calcext:value-type="float">
            <text:p>0.607825</text:p>
          </table:table-cell>
          <table:table-cell office:value-type="float" office:value="0.275553" calcext:value-type="float">
            <text:p>0.275553</text:p>
          </table:table-cell>
          <table:table-cell office:value-type="float" office:value="0.355386" calcext:value-type="float">
            <text:p>0.355386</text:p>
          </table:table-cell>
        </table:table-row>
        <table:table-row table:style-name="ro1">
          <table:table-cell office:value-type="string" calcext:value-type="string">
            <text:p>Archaea;Aenigmarchaeota;Aenigmarchaeota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|</text:p>
          </table:table-cell>
          <table:table-cell office:value-type="float" office:value="781.837" calcext:value-type="float">
            <text:p>781.837</text:p>
          </table:table-cell>
          <table:table-cell office:value-type="float" office:value="1075.24" calcext:value-type="float">
            <text:p>1075.24</text:p>
          </table:table-cell>
          <table:table-cell office:value-type="float" office:value="487.454" calcext:value-type="float">
            <text:p>487.454</text:p>
          </table:table-cell>
          <table:table-cell office:value-type="float" office:value="628.678" calcext:value-type="float">
            <text:p>628.678</text:p>
          </table:table-cell>
          <table:table-cell office:value-type="string" calcext:value-type="string">
            <text:p>|</text:p>
          </table:table-cell>
          <table:table-cell office:value-type="float" office:value="0.0156367" calcext:value-type="float">
            <text:p>0.0156367</text:p>
          </table:table-cell>
          <table:table-cell office:value-type="float" office:value="0.0215049" calcext:value-type="float">
            <text:p>0.0215049</text:p>
          </table:table-cell>
          <table:table-cell office:value-type="float" office:value="0.00974908" calcext:value-type="float">
            <text:p>0.00974908</text:p>
          </table:table-cell>
          <table:table-cell office:value-type="float" office:value="0.0125736" calcext:value-type="float">
            <text:p>0.0125736</text:p>
          </table:table-cell>
          <table:table-cell office:value-type="string" calcext:value-type="string">
            <text:p>|</text:p>
          </table:table-cell>
          <table:table-cell office:value-type="float" office:value="0.441966" calcext:value-type="float">
            <text:p>0.441966</text:p>
          </table:table-cell>
          <table:table-cell office:value-type="float" office:value="0.607825" calcext:value-type="float">
            <text:p>0.607825</text:p>
          </table:table-cell>
          <table:table-cell office:value-type="float" office:value="0.275553" calcext:value-type="float">
            <text:p>0.275553</text:p>
          </table:table-cell>
          <table:table-cell office:value-type="float" office:value="0.355386" calcext:value-type="float">
            <text:p>0.355386</text:p>
          </table:table-cell>
        </table:table-row>
        <table:table-row table:style-name="ro1">
          <table:table-cell office:value-type="string" calcext:value-type="string">
            <text:p>Archaea;Aenigmarchaeota;Aenigmarchaeota Incertae Sedis;Unknown Order;Unknown Family;Candidatus Aenigmarchaeum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|</text:p>
          </table:table-cell>
          <table:table-cell office:value-type="float" office:value="781.837" calcext:value-type="float">
            <text:p>781.837</text:p>
          </table:table-cell>
          <table:table-cell office:value-type="float" office:value="1075.24" calcext:value-type="float">
            <text:p>1075.24</text:p>
          </table:table-cell>
          <table:table-cell office:value-type="float" office:value="487.454" calcext:value-type="float">
            <text:p>487.454</text:p>
          </table:table-cell>
          <table:table-cell office:value-type="float" office:value="628.678" calcext:value-type="float">
            <text:p>628.678</text:p>
          </table:table-cell>
          <table:table-cell office:value-type="string" calcext:value-type="string">
            <text:p>|</text:p>
          </table:table-cell>
          <table:table-cell office:value-type="float" office:value="0.0156367" calcext:value-type="float">
            <text:p>0.0156367</text:p>
          </table:table-cell>
          <table:table-cell office:value-type="float" office:value="0.0215049" calcext:value-type="float">
            <text:p>0.0215049</text:p>
          </table:table-cell>
          <table:table-cell office:value-type="float" office:value="0.00974908" calcext:value-type="float">
            <text:p>0.00974908</text:p>
          </table:table-cell>
          <table:table-cell office:value-type="float" office:value="0.0125736" calcext:value-type="float">
            <text:p>0.0125736</text:p>
          </table:table-cell>
          <table:table-cell office:value-type="string" calcext:value-type="string">
            <text:p>|</text:p>
          </table:table-cell>
          <table:table-cell office:value-type="float" office:value="0.441966" calcext:value-type="float">
            <text:p>0.441966</text:p>
          </table:table-cell>
          <table:table-cell office:value-type="float" office:value="0.607825" calcext:value-type="float">
            <text:p>0.607825</text:p>
          </table:table-cell>
          <table:table-cell office:value-type="float" office:value="0.275553" calcext:value-type="float">
            <text:p>0.275553</text:p>
          </table:table-cell>
          <table:table-cell office:value-type="float" office:value="0.355386" calcext:value-type="float">
            <text:p>0.355386</text:p>
          </table:table-cell>
        </table:table-row>
        <table:table-row table:style-name="ro1">
          <table:table-cell office:value-type="string" calcext:value-type="string">
            <text:p>Archaea;Aenigmarchaeota;Deep Sea Euryarchaeotic Group(DSEG)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|</text:p>
          </table:table-cell>
          <table:table-cell office:value-type="float" office:value="1176.49" calcext:value-type="float">
            <text:p>1176.49</text:p>
          </table:table-cell>
          <table:table-cell office:value-type="float" office:value="1574.77" calcext:value-type="float">
            <text:p>1574.77</text:p>
          </table:table-cell>
          <table:table-cell office:value-type="float" office:value="759.79" calcext:value-type="float">
            <text:p>759.79</text:p>
          </table:table-cell>
          <table:table-cell office:value-type="float" office:value="983.304" calcext:value-type="float">
            <text:p>983.304</text:p>
          </table:table-cell>
          <table:table-cell office:value-type="string" calcext:value-type="string">
            <text:p>|</text:p>
          </table:table-cell>
          <table:table-cell office:value-type="float" office:value="0.0235297" calcext:value-type="float">
            <text:p>0.0235297</text:p>
          </table:table-cell>
          <table:table-cell office:value-type="float" office:value="0.0314954" calcext:value-type="float">
            <text:p>0.0314954</text:p>
          </table:table-cell>
          <table:table-cell office:value-type="float" office:value="0.0151958" calcext:value-type="float">
            <text:p>0.0151958</text:p>
          </table:table-cell>
          <table:table-cell office:value-type="float" office:value="0.0196661" calcext:value-type="float">
            <text:p>0.0196661</text:p>
          </table:table-cell>
          <table:table-cell office:value-type="string" calcext:value-type="string">
            <text:p>|</text:p>
          </table:table-cell>
          <table:table-cell office:value-type="float" office:value="0.350876" calcext:value-type="float">
            <text:p>0.350876</text:p>
          </table:table-cell>
          <table:table-cell office:value-type="float" office:value="0.469661" calcext:value-type="float">
            <text:p>0.469661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93261" calcext:value-type="float">
            <text:p>0.293261</text:p>
          </table:table-cell>
        </table:table-row>
        <table:table-row table:style-name="ro1">
          <table:table-cell office:value-type="string" calcext:value-type="string">
            <text:p>Archaea;Aigarchaeota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|</text:p>
          </table:table-cell>
          <table:table-cell office:value-type="float" office:value="839.114" calcext:value-type="float">
            <text:p>839.114</text:p>
          </table:table-cell>
          <table:table-cell office:value-type="float" office:value="1196.36" calcext:value-type="float">
            <text:p>1196.36</text:p>
          </table:table-cell>
          <table:table-cell office:value-type="float" office:value="574.626" calcext:value-type="float">
            <text:p>574.626</text:p>
          </table:table-cell>
          <table:table-cell office:value-type="float" office:value="784.775" calcext:value-type="float">
            <text:p>784.775</text:p>
          </table:table-cell>
          <table:table-cell office:value-type="string" calcext:value-type="string">
            <text:p>|</text:p>
          </table:table-cell>
          <table:table-cell office:value-type="float" office:value="0.0167823" calcext:value-type="float">
            <text:p>0.0167823</text:p>
          </table:table-cell>
          <table:table-cell office:value-type="float" office:value="0.0239273" calcext:value-type="float">
            <text:p>0.0239273</text:p>
          </table:table-cell>
          <table:table-cell office:value-type="float" office:value="0.0114925" calcext:value-type="float">
            <text:p>0.0114925</text:p>
          </table:table-cell>
          <table:table-cell office:value-type="float" office:value="0.0156955" calcext:value-type="float">
            <text:p>0.0156955</text:p>
          </table:table-cell>
          <table:table-cell office:value-type="string" calcext:value-type="string">
            <text:p>|</text:p>
          </table:table-cell>
          <table:table-cell office:value-type="float" office:value="0.424653" calcext:value-type="float">
            <text:p>0.424653</text:p>
          </table:table-cell>
          <table:table-cell office:value-type="float" office:value="0.605448" calcext:value-type="float">
            <text:p>0.605448</text:p>
          </table:table-cell>
          <table:table-cell office:value-type="float" office:value="0.290803" calcext:value-type="float">
            <text:p>0.290803</text:p>
          </table:table-cell>
          <table:table-cell office:value-type="float" office:value="0.397153" calcext:value-type="float">
            <text:p>0.397153</text:p>
          </table:table-cell>
        </table:table-row>
        <table:table-row table:style-name="ro1">
          <table:table-cell office:value-type="string" calcext:value-type="string">
            <text:p>Archaea;Aigarchaeota;Aigarchaeota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|</text:p>
          </table:table-cell>
          <table:table-cell office:value-type="float" office:value="644.013" calcext:value-type="float">
            <text:p>644.013</text:p>
          </table:table-cell>
          <table:table-cell office:value-type="float" office:value="978.894" calcext:value-type="float">
            <text:p>978.894</text:p>
          </table:table-cell>
          <table:table-cell office:value-type="float" office:value="413.859" calcext:value-type="float">
            <text:p>413.859</text:p>
          </table:table-cell>
          <table:table-cell office:value-type="float" office:value="604.267" calcext:value-type="float">
            <text:p>604.267</text:p>
          </table:table-cell>
          <table:table-cell office:value-type="string" calcext:value-type="string">
            <text:p>|</text:p>
          </table:table-cell>
          <table:table-cell office:value-type="float" office:value="0.0128803" calcext:value-type="float">
            <text:p>0.0128803</text:p>
          </table:table-cell>
          <table:table-cell office:value-type="float" office:value="0.0195779" calcext:value-type="float">
            <text:p>0.0195779</text:p>
          </table:table-cell>
          <table:table-cell office:value-type="float" office:value="0.00827718" calcext:value-type="float">
            <text:p>0.00827718</text:p>
          </table:table-cell>
          <table:table-cell office:value-type="float" office:value="0.0120853" calcext:value-type="float">
            <text:p>0.0120853</text:p>
          </table:table-cell>
          <table:table-cell office:value-type="string" calcext:value-type="string">
            <text:p>|</text:p>
          </table:table-cell>
          <table:table-cell office:value-type="float" office:value="0.359182" calcext:value-type="float">
            <text:p>0.359182</text:p>
          </table:table-cell>
          <table:table-cell office:value-type="float" office:value="0.545953" calcext:value-type="float">
            <text:p>0.545953</text:p>
          </table:table-cell>
          <table:table-cell office:value-type="float" office:value="0.230819" calcext:value-type="float">
            <text:p>0.230819</text:p>
          </table:table-cell>
          <table:table-cell office:value-type="float" office:value="0.337014" calcext:value-type="float">
            <text:p>0.337014</text:p>
          </table:table-cell>
        </table:table-row>
        <table:table-row table:style-name="ro1">
          <table:table-cell office:value-type="string" calcext:value-type="string">
            <text:p>Archaea;Aigarchaeota;Aigarchaeota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|</text:p>
          </table:table-cell>
          <table:table-cell office:value-type="float" office:value="644.013" calcext:value-type="float">
            <text:p>644.013</text:p>
          </table:table-cell>
          <table:table-cell office:value-type="float" office:value="978.894" calcext:value-type="float">
            <text:p>978.894</text:p>
          </table:table-cell>
          <table:table-cell office:value-type="float" office:value="413.859" calcext:value-type="float">
            <text:p>413.859</text:p>
          </table:table-cell>
          <table:table-cell office:value-type="float" office:value="604.267" calcext:value-type="float">
            <text:p>604.267</text:p>
          </table:table-cell>
          <table:table-cell office:value-type="string" calcext:value-type="string">
            <text:p>|</text:p>
          </table:table-cell>
          <table:table-cell office:value-type="float" office:value="0.0128803" calcext:value-type="float">
            <text:p>0.0128803</text:p>
          </table:table-cell>
          <table:table-cell office:value-type="float" office:value="0.0195779" calcext:value-type="float">
            <text:p>0.0195779</text:p>
          </table:table-cell>
          <table:table-cell office:value-type="float" office:value="0.00827718" calcext:value-type="float">
            <text:p>0.00827718</text:p>
          </table:table-cell>
          <table:table-cell office:value-type="float" office:value="0.0120853" calcext:value-type="float">
            <text:p>0.0120853</text:p>
          </table:table-cell>
          <table:table-cell office:value-type="string" calcext:value-type="string">
            <text:p>|</text:p>
          </table:table-cell>
          <table:table-cell office:value-type="float" office:value="0.359182" calcext:value-type="float">
            <text:p>0.359182</text:p>
          </table:table-cell>
          <table:table-cell office:value-type="float" office:value="0.545953" calcext:value-type="float">
            <text:p>0.545953</text:p>
          </table:table-cell>
          <table:table-cell office:value-type="float" office:value="0.230819" calcext:value-type="float">
            <text:p>0.230819</text:p>
          </table:table-cell>
          <table:table-cell office:value-type="float" office:value="0.337014" calcext:value-type="float">
            <text:p>0.337014</text:p>
          </table:table-cell>
        </table:table-row>
        <table:table-row table:style-name="ro1">
          <table:table-cell office:value-type="string" calcext:value-type="string">
            <text:p>Archaea;Aigarchaeota;Aigarchaeota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|</text:p>
          </table:table-cell>
          <table:table-cell office:value-type="float" office:value="644.013" calcext:value-type="float">
            <text:p>644.013</text:p>
          </table:table-cell>
          <table:table-cell office:value-type="float" office:value="978.894" calcext:value-type="float">
            <text:p>978.894</text:p>
          </table:table-cell>
          <table:table-cell office:value-type="float" office:value="413.859" calcext:value-type="float">
            <text:p>413.859</text:p>
          </table:table-cell>
          <table:table-cell office:value-type="float" office:value="604.267" calcext:value-type="float">
            <text:p>604.267</text:p>
          </table:table-cell>
          <table:table-cell office:value-type="string" calcext:value-type="string">
            <text:p>|</text:p>
          </table:table-cell>
          <table:table-cell office:value-type="float" office:value="0.0128803" calcext:value-type="float">
            <text:p>0.0128803</text:p>
          </table:table-cell>
          <table:table-cell office:value-type="float" office:value="0.0195779" calcext:value-type="float">
            <text:p>0.0195779</text:p>
          </table:table-cell>
          <table:table-cell office:value-type="float" office:value="0.00827718" calcext:value-type="float">
            <text:p>0.00827718</text:p>
          </table:table-cell>
          <table:table-cell office:value-type="float" office:value="0.0120853" calcext:value-type="float">
            <text:p>0.0120853</text:p>
          </table:table-cell>
          <table:table-cell office:value-type="string" calcext:value-type="string">
            <text:p>|</text:p>
          </table:table-cell>
          <table:table-cell office:value-type="float" office:value="0.359182" calcext:value-type="float">
            <text:p>0.359182</text:p>
          </table:table-cell>
          <table:table-cell office:value-type="float" office:value="0.545953" calcext:value-type="float">
            <text:p>0.545953</text:p>
          </table:table-cell>
          <table:table-cell office:value-type="float" office:value="0.230819" calcext:value-type="float">
            <text:p>0.230819</text:p>
          </table:table-cell>
          <table:table-cell office:value-type="float" office:value="0.337014" calcext:value-type="float">
            <text:p>0.337014</text:p>
          </table:table-cell>
        </table:table-row>
        <table:table-row table:style-name="ro1">
          <table:table-cell office:value-type="string" calcext:value-type="string">
            <text:p>Archaea;Aigarchaeota;Aigarchaeota Incertae Sedis;Unknown Order;Unknown Family;Candidatus Caldiarchaeum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|</text:p>
          </table:table-cell>
          <table:table-cell office:value-type="float" office:value="644.013" calcext:value-type="float">
            <text:p>644.013</text:p>
          </table:table-cell>
          <table:table-cell office:value-type="float" office:value="978.894" calcext:value-type="float">
            <text:p>978.894</text:p>
          </table:table-cell>
          <table:table-cell office:value-type="float" office:value="413.859" calcext:value-type="float">
            <text:p>413.859</text:p>
          </table:table-cell>
          <table:table-cell office:value-type="float" office:value="604.267" calcext:value-type="float">
            <text:p>604.267</text:p>
          </table:table-cell>
          <table:table-cell office:value-type="string" calcext:value-type="string">
            <text:p>|</text:p>
          </table:table-cell>
          <table:table-cell office:value-type="float" office:value="0.0128803" calcext:value-type="float">
            <text:p>0.0128803</text:p>
          </table:table-cell>
          <table:table-cell office:value-type="float" office:value="0.0195779" calcext:value-type="float">
            <text:p>0.0195779</text:p>
          </table:table-cell>
          <table:table-cell office:value-type="float" office:value="0.00827718" calcext:value-type="float">
            <text:p>0.00827718</text:p>
          </table:table-cell>
          <table:table-cell office:value-type="float" office:value="0.0120853" calcext:value-type="float">
            <text:p>0.0120853</text:p>
          </table:table-cell>
          <table:table-cell office:value-type="string" calcext:value-type="string">
            <text:p>|</text:p>
          </table:table-cell>
          <table:table-cell office:value-type="float" office:value="0.359182" calcext:value-type="float">
            <text:p>0.359182</text:p>
          </table:table-cell>
          <table:table-cell office:value-type="float" office:value="0.545953" calcext:value-type="float">
            <text:p>0.545953</text:p>
          </table:table-cell>
          <table:table-cell office:value-type="float" office:value="0.230819" calcext:value-type="float">
            <text:p>0.230819</text:p>
          </table:table-cell>
          <table:table-cell office:value-type="float" office:value="0.337014" calcext:value-type="float">
            <text:p>0.337014</text:p>
          </table:table-cell>
        </table:table-row>
        <table:table-row table:style-name="ro1">
          <table:table-cell office:value-type="string" calcext:value-type="string">
            <text:p>Archaea;Aigarchaeota;Terrestrial Hot Spring Gp(THSCG)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|</text:p>
          </table:table-cell>
          <table:table-cell office:value-type="float" office:value="799.577" calcext:value-type="float">
            <text:p>799.577</text:p>
          </table:table-cell>
          <table:table-cell office:value-type="float" office:value="1160.57" calcext:value-type="float">
            <text:p>1160.57</text:p>
          </table:table-cell>
          <table:table-cell office:value-type="float" office:value="550.62" calcext:value-type="float">
            <text:p>550.62</text:p>
          </table:table-cell>
          <table:table-cell office:value-type="float" office:value="766.342" calcext:value-type="float">
            <text:p>766.342</text:p>
          </table:table-cell>
          <table:table-cell office:value-type="string" calcext:value-type="string">
            <text:p>|</text:p>
          </table:table-cell>
          <table:table-cell office:value-type="float" office:value="0.0159915" calcext:value-type="float">
            <text:p>0.0159915</text:p>
          </table:table-cell>
          <table:table-cell office:value-type="float" office:value="0.0232113" calcext:value-type="float">
            <text:p>0.0232113</text:p>
          </table:table-cell>
          <table:table-cell office:value-type="float" office:value="0.0110124" calcext:value-type="float">
            <text:p>0.0110124</text:p>
          </table:table-cell>
          <table:table-cell office:value-type="float" office:value="0.0153268" calcext:value-type="float">
            <text:p>0.0153268</text:p>
          </table:table-cell>
          <table:table-cell office:value-type="string" calcext:value-type="string">
            <text:p>|</text:p>
          </table:table-cell>
          <table:table-cell office:value-type="float" office:value="0.437406" calcext:value-type="float">
            <text:p>0.437406</text:p>
          </table:table-cell>
          <table:table-cell office:value-type="float" office:value="0.634883" calcext:value-type="float">
            <text:p>0.634883</text:p>
          </table:table-cell>
          <table:table-cell office:value-type="float" office:value="0.301214" calcext:value-type="float">
            <text:p>0.301214</text:p>
          </table:table-cell>
          <table:table-cell office:value-type="float" office:value="0.419224" calcext:value-type="float">
            <text:p>0.419224</text:p>
          </table:table-cell>
        </table:table-row>
        <table:table-row table:style-name="ro1">
          <table:table-cell office:value-type="string" calcext:value-type="string">
            <text:p>Archaea;Ancient Archaeal Group(AAG)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|</text:p>
          </table:table-cell>
          <table:table-cell office:value-type="float" office:value="227.778" calcext:value-type="float">
            <text:p>227.778</text:p>
          </table:table-cell>
          <table:table-cell office:value-type="float" office:value="282.62" calcext:value-type="float">
            <text:p>282.62</text:p>
          </table:table-cell>
          <table:table-cell office:value-type="float" office:value="198.087" calcext:value-type="float">
            <text:p>198.087</text:p>
          </table:table-cell>
          <table:table-cell office:value-type="float" office:value="238.931" calcext:value-type="float">
            <text:p>238.931</text:p>
          </table:table-cell>
          <table:table-cell office:value-type="string" calcext:value-type="string">
            <text:p>|</text:p>
          </table:table-cell>
          <table:table-cell office:value-type="float" office:value="0.00455555" calcext:value-type="float">
            <text:p>0.00455555</text:p>
          </table:table-cell>
          <table:table-cell office:value-type="float" office:value="0.00565239" calcext:value-type="float">
            <text:p>0.00565239</text:p>
          </table:table-cell>
          <table:table-cell office:value-type="float" office:value="0.00396175" calcext:value-type="float">
            <text:p>0.00396175</text:p>
          </table:table-cell>
          <table:table-cell office:value-type="float" office:value="0.00477861" calcext:value-type="float">
            <text:p>0.00477861</text:p>
          </table:table-cell>
          <table:table-cell office:value-type="string" calcext:value-type="string">
            <text:p>|</text:p>
          </table:table-cell>
          <table:table-cell office:value-type="float" office:value="0.151448" calcext:value-type="float">
            <text:p>0.151448</text:p>
          </table:table-cell>
          <table:table-cell office:value-type="float" office:value="0.187912" calcext:value-type="float">
            <text:p>0.187912</text:p>
          </table:table-cell>
          <table:table-cell office:value-type="float" office:value="0.131707" calcext:value-type="float">
            <text:p>0.131707</text:p>
          </table:table-cell>
          <table:table-cell office:value-type="float" office:value="0.158863" calcext:value-type="float">
            <text:p>0.158863</text:p>
          </table:table-cell>
        </table:table-row>
        <table:table-row table:style-name="ro1">
          <table:table-cell office:value-type="string" calcext:value-type="string">
            <text:p>Archaea;Crenarchaeota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|</text:p>
          </table:table-cell>
          <table:table-cell office:value-type="float" office:value="842.062" calcext:value-type="float">
            <text:p>842.062</text:p>
          </table:table-cell>
          <table:table-cell office:value-type="float" office:value="1232.43" calcext:value-type="float">
            <text:p>1232.43</text:p>
          </table:table-cell>
          <table:table-cell office:value-type="float" office:value="556.431" calcext:value-type="float">
            <text:p>556.431</text:p>
          </table:table-cell>
          <table:table-cell office:value-type="float" office:value="810.04" calcext:value-type="float">
            <text:p>810.04</text:p>
          </table:table-cell>
          <table:table-cell office:value-type="string" calcext:value-type="string">
            <text:p>|</text:p>
          </table:table-cell>
          <table:table-cell office:value-type="float" office:value="0.0168412" calcext:value-type="float">
            <text:p>0.0168412</text:p>
          </table:table-cell>
          <table:table-cell office:value-type="float" office:value="0.0246486" calcext:value-type="float">
            <text:p>0.0246486</text:p>
          </table:table-cell>
          <table:table-cell office:value-type="float" office:value="0.0111286" calcext:value-type="float">
            <text:p>0.0111286</text:p>
          </table:table-cell>
          <table:table-cell office:value-type="float" office:value="0.0162008" calcext:value-type="float">
            <text:p>0.0162008</text:p>
          </table:table-cell>
          <table:table-cell office:value-type="string" calcext:value-type="string">
            <text:p>|</text:p>
          </table:table-cell>
          <table:table-cell office:value-type="float" office:value="0.15002" calcext:value-type="float">
            <text:p>0.15002</text:p>
          </table:table-cell>
          <table:table-cell office:value-type="float" office:value="0.219567" calcext:value-type="float">
            <text:p>0.219567</text:p>
          </table:table-cell>
          <table:table-cell office:value-type="float" office:value="0.0991325" calcext:value-type="float">
            <text:p>0.0991325</text:p>
          </table:table-cell>
          <table:table-cell office:value-type="float" office:value="0.144315" calcext:value-type="float">
            <text:p>0.144315</text:p>
          </table:table-cell>
        </table:table-row>
        <table:table-row table:style-name="ro1">
          <table:table-cell office:value-type="string" calcext:value-type="string">
            <text:p>Archaea;Crenarchaeota;Thermoprotei</text:p>
          </table:table-cell>
          <table:table-cell office:value-type="float" office:value="2" calcext:value-type="float">
            <text:p>2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|</text:p>
          </table:table-cell>
          <table:table-cell office:value-type="float" office:value="842.062" calcext:value-type="float">
            <text:p>842.062</text:p>
          </table:table-cell>
          <table:table-cell office:value-type="float" office:value="1232.43" calcext:value-type="float">
            <text:p>1232.43</text:p>
          </table:table-cell>
          <table:table-cell office:value-type="float" office:value="556.431" calcext:value-type="float">
            <text:p>556.431</text:p>
          </table:table-cell>
          <table:table-cell office:value-type="float" office:value="810.04" calcext:value-type="float">
            <text:p>810.04</text:p>
          </table:table-cell>
          <table:table-cell office:value-type="string" calcext:value-type="string">
            <text:p>|</text:p>
          </table:table-cell>
          <table:table-cell office:value-type="float" office:value="0.0168412" calcext:value-type="float">
            <text:p>0.0168412</text:p>
          </table:table-cell>
          <table:table-cell office:value-type="float" office:value="0.0246486" calcext:value-type="float">
            <text:p>0.0246486</text:p>
          </table:table-cell>
          <table:table-cell office:value-type="float" office:value="0.0111286" calcext:value-type="float">
            <text:p>0.0111286</text:p>
          </table:table-cell>
          <table:table-cell office:value-type="float" office:value="0.0162008" calcext:value-type="float">
            <text:p>0.0162008</text:p>
          </table:table-cell>
          <table:table-cell office:value-type="string" calcext:value-type="string">
            <text:p>|</text:p>
          </table:table-cell>
          <table:table-cell office:value-type="float" office:value="0.15002" calcext:value-type="float">
            <text:p>0.15002</text:p>
          </table:table-cell>
          <table:table-cell office:value-type="float" office:value="0.219567" calcext:value-type="float">
            <text:p>0.219567</text:p>
          </table:table-cell>
          <table:table-cell office:value-type="float" office:value="0.0991325" calcext:value-type="float">
            <text:p>0.0991325</text:p>
          </table:table-cell>
          <table:table-cell office:value-type="float" office:value="0.144315" calcext:value-type="float">
            <text:p>0.144315</text:p>
          </table:table-cell>
        </table:table-row>
        <table:table-row table:style-name="ro1">
          <table:table-cell office:value-type="string" calcext:value-type="string">
            <text:p>Archaea;Crenarchaeota;Thermoprotei;1A-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22.5" calcext:value-type="float">
            <text:p>22.5</text:p>
          </table:table-cell>
          <table:table-cell office:value-type="float" office:value="26" calcext:value-type="float">
            <text:p>26</text:p>
          </table:table-cell>
          <table:table-cell office:value-type="float" office:value="20.75" calcext:value-type="float">
            <text:p>20.7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|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45" calcext:value-type="float">
            <text:p>0.00045</text:p>
          </table:table-cell>
          <table:table-cell office:value-type="string" calcext:value-type="string">
            <text:p>|</text:p>
          </table:table-cell>
          <table:table-cell office:value-type="float" office:value="0.0238854" calcext:value-type="float">
            <text:p>0.0238854</text:p>
          </table:table-cell>
          <table:table-cell office:value-type="float" office:value="0.0276008" calcext:value-type="float">
            <text:p>0.0276008</text:p>
          </table:table-cell>
          <table:table-cell office:value-type="float" office:value="0.0220276" calcext:value-type="float">
            <text:p>0.0220276</text:p>
          </table:table-cell>
          <table:table-cell office:value-type="float" office:value="0.0238854" calcext:value-type="float">
            <text:p>0.0238854</text:p>
          </table:table-cell>
        </table:table-row>
        <table:table-row table:style-name="ro1">
          <table:table-cell office:value-type="string" calcext:value-type="string">
            <text:p>Archaea;Crenarchaeota;Thermoprotei;4136-1-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19.5" calcext:value-type="float">
            <text:p>19.5</text:p>
          </table:table-cell>
          <table:table-cell office:value-type="float" office:value="30" calcext:value-type="float">
            <text:p>30</text:p>
          </table:table-cell>
          <table:table-cell office:value-type="float" office:value="14.25" calcext:value-type="float">
            <text:p>14.2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|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39" calcext:value-type="float">
            <text:p>0.00039</text:p>
          </table:table-cell>
          <table:table-cell office:value-type="string" calcext:value-type="string">
            <text:p>|</text:p>
          </table:table-cell>
          <table:table-cell office:value-type="float" office:value="0.0202914" calcext:value-type="float">
            <text:p>0.0202914</text:p>
          </table:table-cell>
          <table:table-cell office:value-type="float" office:value="0.0312175" calcext:value-type="float">
            <text:p>0.0312175</text:p>
          </table:table-cell>
          <table:table-cell office:value-type="float" office:value="0.0148283" calcext:value-type="float">
            <text:p>0.0148283</text:p>
          </table:table-cell>
          <table:table-cell office:value-type="float" office:value="0.0202914" calcext:value-type="float">
            <text:p>0.0202914</text:p>
          </table:table-cell>
        </table:table-row>
        <table:table-row table:style-name="ro1">
          <table:table-cell office:value-type="string" calcext:value-type="string">
            <text:p>Archaea;Crenarchaeota;Thermoprotei;a87Y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office:value-type="float" office:value="300.852" calcext:value-type="float">
            <text:p>300.852</text:p>
          </table:table-cell>
          <table:table-cell office:value-type="float" office:value="476.107" calcext:value-type="float">
            <text:p>476.107</text:p>
          </table:table-cell>
          <table:table-cell office:value-type="float" office:value="138.105" calcext:value-type="float">
            <text:p>138.105</text:p>
          </table:table-cell>
          <table:table-cell office:value-type="float" office:value="199.67" calcext:value-type="float">
            <text:p>199.67</text:p>
          </table:table-cell>
          <table:table-cell office:value-type="string" calcext:value-type="string">
            <text:p>|</text:p>
          </table:table-cell>
          <table:table-cell office:value-type="float" office:value="0.00601705" calcext:value-type="float">
            <text:p>0.00601705</text:p>
          </table:table-cell>
          <table:table-cell office:value-type="float" office:value="0.00952214" calcext:value-type="float">
            <text:p>0.00952214</text:p>
          </table:table-cell>
          <table:table-cell office:value-type="float" office:value="0.0027621" calcext:value-type="float">
            <text:p>0.0027621</text:p>
          </table:table-cell>
          <table:table-cell office:value-type="float" office:value="0.0039934" calcext:value-type="float">
            <text:p>0.0039934</text:p>
          </table:table-cell>
          <table:table-cell office:value-type="string" calcext:value-type="string">
            <text:p>|</text:p>
          </table:table-cell>
          <table:table-cell office:value-type="float" office:value="0.220405" calcext:value-type="float">
            <text:p>0.220405</text:p>
          </table:table-cell>
          <table:table-cell office:value-type="float" office:value="0.348796" calcext:value-type="float">
            <text:p>0.348796</text:p>
          </table:table-cell>
          <table:table-cell office:value-type="float" office:value="0.101176" calcext:value-type="float">
            <text:p>0.101176</text:p>
          </table:table-cell>
          <table:table-cell office:value-type="float" office:value="0.146278" calcext:value-type="float">
            <text:p>0.146278</text:p>
          </table:table-cell>
        </table:table-row>
        <table:table-row table:style-name="ro1">
          <table:table-cell office:value-type="string" calcext:value-type="string">
            <text:p>Archaea;Crenarchaeota;Thermoprotei;Acidilobales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office:value-type="float" office:value="373.754" calcext:value-type="float">
            <text:p>373.754</text:p>
          </table:table-cell>
          <table:table-cell office:value-type="float" office:value="592.135" calcext:value-type="float">
            <text:p>592.135</text:p>
          </table:table-cell>
          <table:table-cell office:value-type="float" office:value="295.923" calcext:value-type="float">
            <text:p>295.923</text:p>
          </table:table-cell>
          <table:table-cell office:value-type="float" office:value="466.028" calcext:value-type="float">
            <text:p>466.028</text:p>
          </table:table-cell>
          <table:table-cell office:value-type="string" calcext:value-type="string">
            <text:p>|</text:p>
          </table:table-cell>
          <table:table-cell office:value-type="float" office:value="0.00747508" calcext:value-type="float">
            <text:p>0.00747508</text:p>
          </table:table-cell>
          <table:table-cell office:value-type="float" office:value="0.0118427" calcext:value-type="float">
            <text:p>0.0118427</text:p>
          </table:table-cell>
          <table:table-cell office:value-type="float" office:value="0.00591845" calcext:value-type="float">
            <text:p>0.00591845</text:p>
          </table:table-cell>
          <table:table-cell office:value-type="float" office:value="0.00932056" calcext:value-type="float">
            <text:p>0.00932056</text:p>
          </table:table-cell>
          <table:table-cell office:value-type="string" calcext:value-type="string">
            <text:p>|</text:p>
          </table:table-cell>
          <table:table-cell office:value-type="float" office:value="0.246215" calcext:value-type="float">
            <text:p>0.246215</text:p>
          </table:table-cell>
          <table:table-cell office:value-type="float" office:value="0.390076" calcext:value-type="float">
            <text:p>0.390076</text:p>
          </table:table-cell>
          <table:table-cell office:value-type="float" office:value="0.194942" calcext:value-type="float">
            <text:p>0.194942</text:p>
          </table:table-cell>
          <table:table-cell office:value-type="float" office:value="0.307001" calcext:value-type="float">
            <text:p>0.307001</text:p>
          </table:table-cell>
        </table:table-row>
        <table:table-row table:style-name="ro1">
          <table:table-cell office:value-type="string" calcext:value-type="string">
            <text:p>Archaea;Crenarchaeota;Thermoprotei;Acidilobales;Acidilobacea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float" office:value="64.3263" calcext:value-type="float">
            <text:p>64.3263</text:p>
          </table:table-cell>
          <table:table-cell office:value-type="float" office:value="117.071" calcext:value-type="float">
            <text:p>117.071</text:p>
          </table:table-cell>
          <table:table-cell office:value-type="float" office:value="48.7846" calcext:value-type="float">
            <text:p>48.7846</text:p>
          </table:table-cell>
          <table:table-cell office:value-type="float" office:value="83.4709" calcext:value-type="float">
            <text:p>83.4709</text:p>
          </table:table-cell>
          <table:table-cell office:value-type="string" calcext:value-type="string">
            <text:p>|</text:p>
          </table:table-cell>
          <table:table-cell office:value-type="float" office:value="0.00128653" calcext:value-type="float">
            <text:p>0.00128653</text:p>
          </table:table-cell>
          <table:table-cell office:value-type="float" office:value="0.00234143" calcext:value-type="float">
            <text:p>0.00234143</text:p>
          </table:table-cell>
          <table:table-cell office:value-type="float" office:value="0.000975692" calcext:value-type="float">
            <text:p>0.000975692</text:p>
          </table:table-cell>
          <table:table-cell office:value-type="float" office:value="0.00166942" calcext:value-type="float">
            <text:p>0.00166942</text:p>
          </table:table-cell>
          <table:table-cell office:value-type="string" calcext:value-type="string">
            <text:p>|</text:p>
          </table:table-cell>
          <table:table-cell office:value-type="float" office:value="0.043201" calcext:value-type="float">
            <text:p>0.043201</text:p>
          </table:table-cell>
          <table:table-cell office:value-type="float" office:value="0.0786242" calcext:value-type="float">
            <text:p>0.0786242</text:p>
          </table:table-cell>
          <table:table-cell office:value-type="float" office:value="0.0327633" calcext:value-type="float">
            <text:p>0.0327633</text:p>
          </table:table-cell>
          <table:table-cell office:value-type="float" office:value="0.0560583" calcext:value-type="float">
            <text:p>0.0560583</text:p>
          </table:table-cell>
        </table:table-row>
        <table:table-row table:style-name="ro1">
          <table:table-cell office:value-type="string" calcext:value-type="string">
            <text:p>Archaea;Crenarchaeota;Thermoprotei;Acidilobales;Acidilobaceae;Acidilobu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float" office:value="64.3263" calcext:value-type="float">
            <text:p>64.3263</text:p>
          </table:table-cell>
          <table:table-cell office:value-type="float" office:value="117.071" calcext:value-type="float">
            <text:p>117.071</text:p>
          </table:table-cell>
          <table:table-cell office:value-type="float" office:value="48.7846" calcext:value-type="float">
            <text:p>48.7846</text:p>
          </table:table-cell>
          <table:table-cell office:value-type="float" office:value="83.4709" calcext:value-type="float">
            <text:p>83.4709</text:p>
          </table:table-cell>
          <table:table-cell office:value-type="string" calcext:value-type="string">
            <text:p>|</text:p>
          </table:table-cell>
          <table:table-cell office:value-type="float" office:value="0.00128653" calcext:value-type="float">
            <text:p>0.00128653</text:p>
          </table:table-cell>
          <table:table-cell office:value-type="float" office:value="0.00234143" calcext:value-type="float">
            <text:p>0.00234143</text:p>
          </table:table-cell>
          <table:table-cell office:value-type="float" office:value="0.000975692" calcext:value-type="float">
            <text:p>0.000975692</text:p>
          </table:table-cell>
          <table:table-cell office:value-type="float" office:value="0.00166942" calcext:value-type="float">
            <text:p>0.00166942</text:p>
          </table:table-cell>
          <table:table-cell office:value-type="string" calcext:value-type="string">
            <text:p>|</text:p>
          </table:table-cell>
          <table:table-cell office:value-type="float" office:value="0.043201" calcext:value-type="float">
            <text:p>0.043201</text:p>
          </table:table-cell>
          <table:table-cell office:value-type="float" office:value="0.0786242" calcext:value-type="float">
            <text:p>0.0786242</text:p>
          </table:table-cell>
          <table:table-cell office:value-type="float" office:value="0.0327633" calcext:value-type="float">
            <text:p>0.0327633</text:p>
          </table:table-cell>
          <table:table-cell office:value-type="float" office:value="0.0560583" calcext:value-type="float">
            <text:p>0.0560583</text:p>
          </table:table-cell>
        </table:table-row>
        <table:table-row table:style-name="ro1">
          <table:table-cell office:value-type="string" calcext:value-type="string">
            <text:p>Archaea;Crenarchaeota;Thermoprotei;Acidilobales;Caldisphaeracea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</text:p>
          </table:table-cell>
          <table:table-cell office:value-type="float" office:value="268.753" calcext:value-type="float">
            <text:p>268.753</text:p>
          </table:table-cell>
          <table:table-cell office:value-type="float" office:value="312.734" calcext:value-type="float">
            <text:p>312.734</text:p>
          </table:table-cell>
          <table:table-cell office:value-type="float" office:value="211.849" calcext:value-type="float">
            <text:p>211.849</text:p>
          </table:table-cell>
          <table:table-cell office:value-type="float" office:value="225.613" calcext:value-type="float">
            <text:p>225.613</text:p>
          </table:table-cell>
          <table:table-cell office:value-type="string" calcext:value-type="string">
            <text:p>|</text:p>
          </table:table-cell>
          <table:table-cell office:value-type="float" office:value="0.00537505" calcext:value-type="float">
            <text:p>0.00537505</text:p>
          </table:table-cell>
          <table:table-cell office:value-type="float" office:value="0.00625468" calcext:value-type="float">
            <text:p>0.00625468</text:p>
          </table:table-cell>
          <table:table-cell office:value-type="float" office:value="0.00423698" calcext:value-type="float">
            <text:p>0.00423698</text:p>
          </table:table-cell>
          <table:table-cell office:value-type="float" office:value="0.00451226" calcext:value-type="float">
            <text:p>0.00451226</text:p>
          </table:table-cell>
          <table:table-cell office:value-type="string" calcext:value-type="string">
            <text:p>|</text:p>
          </table:table-cell>
          <table:table-cell office:value-type="float" office:value="0.179168" calcext:value-type="float">
            <text:p>0.179168</text:p>
          </table:table-cell>
          <table:table-cell office:value-type="float" office:value="0.208489" calcext:value-type="float">
            <text:p>0.208489</text:p>
          </table:table-cell>
          <table:table-cell office:value-type="float" office:value="0.141233" calcext:value-type="float">
            <text:p>0.141233</text:p>
          </table:table-cell>
          <table:table-cell office:value-type="float" office:value="0.150409" calcext:value-type="float">
            <text:p>0.150409</text:p>
          </table:table-cell>
        </table:table-row>
        <table:table-row table:style-name="ro1">
          <table:table-cell office:value-type="string" calcext:value-type="string">
            <text:p>Archaea;Crenarchaeota;Thermoprotei;Acidilobales;Caldisphaeraceae;Caldisphaer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</text:p>
          </table:table-cell>
          <table:table-cell office:value-type="float" office:value="268.753" calcext:value-type="float">
            <text:p>268.753</text:p>
          </table:table-cell>
          <table:table-cell office:value-type="float" office:value="312.734" calcext:value-type="float">
            <text:p>312.734</text:p>
          </table:table-cell>
          <table:table-cell office:value-type="float" office:value="211.849" calcext:value-type="float">
            <text:p>211.849</text:p>
          </table:table-cell>
          <table:table-cell office:value-type="float" office:value="225.613" calcext:value-type="float">
            <text:p>225.613</text:p>
          </table:table-cell>
          <table:table-cell office:value-type="string" calcext:value-type="string">
            <text:p>|</text:p>
          </table:table-cell>
          <table:table-cell office:value-type="float" office:value="0.00537505" calcext:value-type="float">
            <text:p>0.00537505</text:p>
          </table:table-cell>
          <table:table-cell office:value-type="float" office:value="0.00625468" calcext:value-type="float">
            <text:p>0.00625468</text:p>
          </table:table-cell>
          <table:table-cell office:value-type="float" office:value="0.00423698" calcext:value-type="float">
            <text:p>0.00423698</text:p>
          </table:table-cell>
          <table:table-cell office:value-type="float" office:value="0.00451226" calcext:value-type="float">
            <text:p>0.00451226</text:p>
          </table:table-cell>
          <table:table-cell office:value-type="string" calcext:value-type="string">
            <text:p>|</text:p>
          </table:table-cell>
          <table:table-cell office:value-type="float" office:value="0.179168" calcext:value-type="float">
            <text:p>0.179168</text:p>
          </table:table-cell>
          <table:table-cell office:value-type="float" office:value="0.208489" calcext:value-type="float">
            <text:p>0.208489</text:p>
          </table:table-cell>
          <table:table-cell office:value-type="float" office:value="0.141233" calcext:value-type="float">
            <text:p>0.141233</text:p>
          </table:table-cell>
          <table:table-cell office:value-type="float" office:value="0.150409" calcext:value-type="float">
            <text:p>0.150409</text:p>
          </table:table-cell>
        </table:table-row>
        <table:table-row table:style-name="ro1">
          <table:table-cell office:value-type="string" calcext:value-type="string">
            <text:p>Archaea;Crenarchaeota;Thermoprotei;Acidilobales;SK1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office:value-type="float" office:value="231.48" calcext:value-type="float">
            <text:p>231.48</text:p>
          </table:table-cell>
          <table:table-cell office:value-type="float" office:value="442.541" calcext:value-type="float">
            <text:p>442.541</text:p>
          </table:table-cell>
          <table:table-cell office:value-type="float" office:value="155.079" calcext:value-type="float">
            <text:p>155.079</text:p>
          </table:table-cell>
          <table:table-cell office:value-type="float" office:value="307.728" calcext:value-type="float">
            <text:p>307.728</text:p>
          </table:table-cell>
          <table:table-cell office:value-type="string" calcext:value-type="string">
            <text:p>|</text:p>
          </table:table-cell>
          <table:table-cell office:value-type="float" office:value="0.00462961" calcext:value-type="float">
            <text:p>0.00462961</text:p>
          </table:table-cell>
          <table:table-cell office:value-type="float" office:value="0.00885082" calcext:value-type="float">
            <text:p>0.00885082</text:p>
          </table:table-cell>
          <table:table-cell office:value-type="float" office:value="0.00310159" calcext:value-type="float">
            <text:p>0.00310159</text:p>
          </table:table-cell>
          <table:table-cell office:value-type="float" office:value="0.00615456" calcext:value-type="float">
            <text:p>0.00615456</text:p>
          </table:table-cell>
          <table:table-cell office:value-type="string" calcext:value-type="string">
            <text:p>|</text:p>
          </table:table-cell>
          <table:table-cell office:value-type="float" office:value="0.154836" calcext:value-type="float">
            <text:p>0.154836</text:p>
          </table:table-cell>
          <table:table-cell office:value-type="float" office:value="0.296014" calcext:value-type="float">
            <text:p>0.296014</text:p>
          </table:table-cell>
          <table:table-cell office:value-type="float" office:value="0.103732" calcext:value-type="float">
            <text:p>0.103732</text:p>
          </table:table-cell>
          <table:table-cell office:value-type="float" office:value="0.205838" calcext:value-type="float">
            <text:p>0.205838</text:p>
          </table:table-cell>
        </table:table-row>
        <table:table-row table:style-name="ro1">
          <table:table-cell office:value-type="string" calcext:value-type="string">
            <text:p>Archaea;Crenarchaeota;Thermoprotei;Desulfurococcales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|</text:p>
          </table:table-cell>
          <table:table-cell office:value-type="float" office:value="596.675" calcext:value-type="float">
            <text:p>596.675</text:p>
          </table:table-cell>
          <table:table-cell office:value-type="float" office:value="962.983" calcext:value-type="float">
            <text:p>962.983</text:p>
          </table:table-cell>
          <table:table-cell office:value-type="float" office:value="352.681" calcext:value-type="float">
            <text:p>352.681</text:p>
          </table:table-cell>
          <table:table-cell office:value-type="float" office:value="565.756" calcext:value-type="float">
            <text:p>565.756</text:p>
          </table:table-cell>
          <table:table-cell office:value-type="string" calcext:value-type="string">
            <text:p>|</text:p>
          </table:table-cell>
          <table:table-cell office:value-type="float" office:value="0.0119335" calcext:value-type="float">
            <text:p>0.0119335</text:p>
          </table:table-cell>
          <table:table-cell office:value-type="float" office:value="0.0192597" calcext:value-type="float">
            <text:p>0.0192597</text:p>
          </table:table-cell>
          <table:table-cell office:value-type="float" office:value="0.00705361" calcext:value-type="float">
            <text:p>0.00705361</text:p>
          </table:table-cell>
          <table:table-cell office:value-type="float" office:value="0.0113151" calcext:value-type="float">
            <text:p>0.0113151</text:p>
          </table:table-cell>
          <table:table-cell office:value-type="string" calcext:value-type="string">
            <text:p>|</text:p>
          </table:table-cell>
          <table:table-cell office:value-type="float" office:value="0.305987" calcext:value-type="float">
            <text:p>0.305987</text:p>
          </table:table-cell>
          <table:table-cell office:value-type="float" office:value="0.493837" calcext:value-type="float">
            <text:p>0.493837</text:p>
          </table:table-cell>
          <table:table-cell office:value-type="float" office:value="0.180862" calcext:value-type="float">
            <text:p>0.180862</text:p>
          </table:table-cell>
          <table:table-cell office:value-type="float" office:value="0.290131" calcext:value-type="float">
            <text:p>0.290131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|</text:p>
          </table:table-cell>
          <table:table-cell office:value-type="float" office:value="601.921" calcext:value-type="float">
            <text:p>601.921</text:p>
          </table:table-cell>
          <table:table-cell office:value-type="float" office:value="980.971" calcext:value-type="float">
            <text:p>980.971</text:p>
          </table:table-cell>
          <table:table-cell office:value-type="float" office:value="359.312" calcext:value-type="float">
            <text:p>359.312</text:p>
          </table:table-cell>
          <table:table-cell office:value-type="float" office:value="583.195" calcext:value-type="float">
            <text:p>583.195</text:p>
          </table:table-cell>
          <table:table-cell office:value-type="string" calcext:value-type="string">
            <text:p>|</text:p>
          </table:table-cell>
          <table:table-cell office:value-type="float" office:value="0.0120384" calcext:value-type="float">
            <text:p>0.0120384</text:p>
          </table:table-cell>
          <table:table-cell office:value-type="float" office:value="0.0196194" calcext:value-type="float">
            <text:p>0.0196194</text:p>
          </table:table-cell>
          <table:table-cell office:value-type="float" office:value="0.00718625" calcext:value-type="float">
            <text:p>0.00718625</text:p>
          </table:table-cell>
          <table:table-cell office:value-type="float" office:value="0.0116639" calcext:value-type="float">
            <text:p>0.0116639</text:p>
          </table:table-cell>
          <table:table-cell office:value-type="string" calcext:value-type="string">
            <text:p>|</text:p>
          </table:table-cell>
          <table:table-cell office:value-type="float" office:value="0.315472" calcext:value-type="float">
            <text:p>0.315472</text:p>
          </table:table-cell>
          <table:table-cell office:value-type="float" office:value="0.514136" calcext:value-type="float">
            <text:p>0.514136</text:p>
          </table:table-cell>
          <table:table-cell office:value-type="float" office:value="0.188319" calcext:value-type="float">
            <text:p>0.188319</text:p>
          </table:table-cell>
          <table:table-cell office:value-type="float" office:value="0.305658" calcext:value-type="float">
            <text:p>0.305658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Aeropyrum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</text:p>
          </table:table-cell>
          <table:table-cell office:value-type="float" office:value="446.161" calcext:value-type="float">
            <text:p>446.161</text:p>
          </table:table-cell>
          <table:table-cell office:value-type="float" office:value="832.085" calcext:value-type="float">
            <text:p>832.085</text:p>
          </table:table-cell>
          <table:table-cell office:value-type="float" office:value="242.967" calcext:value-type="float">
            <text:p>242.967</text:p>
          </table:table-cell>
          <table:table-cell office:value-type="float" office:value="459.099" calcext:value-type="float">
            <text:p>459.099</text:p>
          </table:table-cell>
          <table:table-cell office:value-type="string" calcext:value-type="string">
            <text:p>|</text:p>
          </table:table-cell>
          <table:table-cell office:value-type="float" office:value="0.00892322" calcext:value-type="float">
            <text:p>0.00892322</text:p>
          </table:table-cell>
          <table:table-cell office:value-type="float" office:value="0.0166417" calcext:value-type="float">
            <text:p>0.0166417</text:p>
          </table:table-cell>
          <table:table-cell office:value-type="float" office:value="0.00485935" calcext:value-type="float">
            <text:p>0.00485935</text:p>
          </table:table-cell>
          <table:table-cell office:value-type="float" office:value="0.00918197" calcext:value-type="float">
            <text:p>0.00918197</text:p>
          </table:table-cell>
          <table:table-cell office:value-type="string" calcext:value-type="string">
            <text:p>|</text:p>
          </table:table-cell>
          <table:table-cell office:value-type="float" office:value="0.308335" calcext:value-type="float">
            <text:p>0.308335</text:p>
          </table:table-cell>
          <table:table-cell office:value-type="float" office:value="0.575041" calcext:value-type="float">
            <text:p>0.575041</text:p>
          </table:table-cell>
          <table:table-cell office:value-type="float" office:value="0.167911" calcext:value-type="float">
            <text:p>0.167911</text:p>
          </table:table-cell>
          <table:table-cell office:value-type="float" office:value="0.317276" calcext:value-type="float">
            <text:p>0.317276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Desulfurococcu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float" office:value="186.331" calcext:value-type="float">
            <text:p>186.331</text:p>
          </table:table-cell>
          <table:table-cell office:value-type="float" office:value="414.467" calcext:value-type="float">
            <text:p>414.467</text:p>
          </table:table-cell>
          <table:table-cell office:value-type="float" office:value="162.049" calcext:value-type="float">
            <text:p>162.049</text:p>
          </table:table-cell>
          <table:table-cell office:value-type="float" office:value="353.891" calcext:value-type="float">
            <text:p>353.891</text:p>
          </table:table-cell>
          <table:table-cell office:value-type="string" calcext:value-type="string">
            <text:p>|</text:p>
          </table:table-cell>
          <table:table-cell office:value-type="float" office:value="0.00372662" calcext:value-type="float">
            <text:p>0.00372662</text:p>
          </table:table-cell>
          <table:table-cell office:value-type="float" office:value="0.00828935" calcext:value-type="float">
            <text:p>0.00828935</text:p>
          </table:table-cell>
          <table:table-cell office:value-type="float" office:value="0.00324098" calcext:value-type="float">
            <text:p>0.00324098</text:p>
          </table:table-cell>
          <table:table-cell office:value-type="float" office:value="0.00707782" calcext:value-type="float">
            <text:p>0.00707782</text:p>
          </table:table-cell>
          <table:table-cell office:value-type="string" calcext:value-type="string">
            <text:p>|</text:p>
          </table:table-cell>
          <table:table-cell office:value-type="float" office:value="0.125307" calcext:value-type="float">
            <text:p>0.125307</text:p>
          </table:table-cell>
          <table:table-cell office:value-type="float" office:value="0.278727" calcext:value-type="float">
            <text:p>0.278727</text:p>
          </table:table-cell>
          <table:table-cell office:value-type="float" office:value="0.108977" calcext:value-type="float">
            <text:p>0.108977</text:p>
          </table:table-cell>
          <table:table-cell office:value-type="float" office:value="0.23799" calcext:value-type="float">
            <text:p>0.23799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Ignicoccu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</text:p>
          </table:table-cell>
          <table:table-cell office:value-type="float" office:value="480.851" calcext:value-type="float">
            <text:p>480.851</text:p>
          </table:table-cell>
          <table:table-cell office:value-type="float" office:value="916.924" calcext:value-type="float">
            <text:p>916.924</text:p>
          </table:table-cell>
          <table:table-cell office:value-type="float" office:value="291.335" calcext:value-type="float">
            <text:p>291.335</text:p>
          </table:table-cell>
          <table:table-cell office:value-type="float" office:value="561.772" calcext:value-type="float">
            <text:p>561.772</text:p>
          </table:table-cell>
          <table:table-cell office:value-type="string" calcext:value-type="string">
            <text:p>|</text:p>
          </table:table-cell>
          <table:table-cell office:value-type="float" office:value="0.00961702" calcext:value-type="float">
            <text:p>0.00961702</text:p>
          </table:table-cell>
          <table:table-cell office:value-type="float" office:value="0.0183385" calcext:value-type="float">
            <text:p>0.0183385</text:p>
          </table:table-cell>
          <table:table-cell office:value-type="float" office:value="0.00582671" calcext:value-type="float">
            <text:p>0.00582671</text:p>
          </table:table-cell>
          <table:table-cell office:value-type="float" office:value="0.0112354" calcext:value-type="float">
            <text:p>0.0112354</text:p>
          </table:table-cell>
          <table:table-cell office:value-type="string" calcext:value-type="string">
            <text:p>|</text:p>
          </table:table-cell>
          <table:table-cell office:value-type="float" office:value="0.300908" calcext:value-type="float">
            <text:p>0.300908</text:p>
          </table:table-cell>
          <table:table-cell office:value-type="float" office:value="0.573795" calcext:value-type="float">
            <text:p>0.573795</text:p>
          </table:table-cell>
          <table:table-cell office:value-type="float" office:value="0.182312" calcext:value-type="float">
            <text:p>0.182312</text:p>
          </table:table-cell>
          <table:table-cell office:value-type="float" office:value="0.351547" calcext:value-type="float">
            <text:p>0.351547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Ignisphaera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</text:p>
          </table:table-cell>
          <table:table-cell office:value-type="float" office:value="528.394" calcext:value-type="float">
            <text:p>528.394</text:p>
          </table:table-cell>
          <table:table-cell office:value-type="float" office:value="801.974" calcext:value-type="float">
            <text:p>801.974</text:p>
          </table:table-cell>
          <table:table-cell office:value-type="float" office:value="282.733" calcext:value-type="float">
            <text:p>282.733</text:p>
          </table:table-cell>
          <table:table-cell office:value-type="float" office:value="402.781" calcext:value-type="float">
            <text:p>402.781</text:p>
          </table:table-cell>
          <table:table-cell office:value-type="string" calcext:value-type="string">
            <text:p>|</text:p>
          </table:table-cell>
          <table:table-cell office:value-type="float" office:value="0.0105679" calcext:value-type="float">
            <text:p>0.0105679</text:p>
          </table:table-cell>
          <table:table-cell office:value-type="float" office:value="0.0160395" calcext:value-type="float">
            <text:p>0.0160395</text:p>
          </table:table-cell>
          <table:table-cell office:value-type="float" office:value="0.00565467" calcext:value-type="float">
            <text:p>0.00565467</text:p>
          </table:table-cell>
          <table:table-cell office:value-type="float" office:value="0.00805562" calcext:value-type="float">
            <text:p>0.00805562</text:p>
          </table:table-cell>
          <table:table-cell office:value-type="string" calcext:value-type="string">
            <text:p>|</text:p>
          </table:table-cell>
          <table:table-cell office:value-type="float" office:value="0.319464" calcext:value-type="float">
            <text:p>0.319464</text:p>
          </table:table-cell>
          <table:table-cell office:value-type="float" office:value="0.484869" calcext:value-type="float">
            <text:p>0.484869</text:p>
          </table:table-cell>
          <table:table-cell office:value-type="float" office:value="0.170939" calcext:value-type="float">
            <text:p>0.170939</text:p>
          </table:table-cell>
          <table:table-cell office:value-type="float" office:value="0.243519" calcext:value-type="float">
            <text:p>0.243519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Staphylothermu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</text:p>
          </table:table-cell>
          <table:table-cell office:value-type="float" office:value="450.969" calcext:value-type="float">
            <text:p>450.969</text:p>
          </table:table-cell>
          <table:table-cell office:value-type="float" office:value="895.621" calcext:value-type="float">
            <text:p>895.621</text:p>
          </table:table-cell>
          <table:table-cell office:value-type="float" office:value="276.165" calcext:value-type="float">
            <text:p>276.165</text:p>
          </table:table-cell>
          <table:table-cell office:value-type="float" office:value="565.932" calcext:value-type="float">
            <text:p>565.932</text:p>
          </table:table-cell>
          <table:table-cell office:value-type="string" calcext:value-type="string">
            <text:p>|</text:p>
          </table:table-cell>
          <table:table-cell office:value-type="float" office:value="0.00901938" calcext:value-type="float">
            <text:p>0.00901938</text:p>
          </table:table-cell>
          <table:table-cell office:value-type="float" office:value="0.0179124" calcext:value-type="float">
            <text:p>0.0179124</text:p>
          </table:table-cell>
          <table:table-cell office:value-type="float" office:value="0.00552331" calcext:value-type="float">
            <text:p>0.00552331</text:p>
          </table:table-cell>
          <table:table-cell office:value-type="float" office:value="0.0113186" calcext:value-type="float">
            <text:p>0.0113186</text:p>
          </table:table-cell>
          <table:table-cell office:value-type="string" calcext:value-type="string">
            <text:p>|</text:p>
          </table:table-cell>
          <table:table-cell office:value-type="float" office:value="0.285785" calcext:value-type="float">
            <text:p>0.285785</text:p>
          </table:table-cell>
          <table:table-cell office:value-type="float" office:value="0.567567" calcext:value-type="float">
            <text:p>0.567567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0.358639" calcext:value-type="float">
            <text:p>0.358639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Stetteri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float" office:value="268.204" calcext:value-type="float">
            <text:p>268.204</text:p>
          </table:table-cell>
          <table:table-cell office:value-type="float" office:value="514.344" calcext:value-type="float">
            <text:p>514.344</text:p>
          </table:table-cell>
          <table:table-cell office:value-type="float" office:value="145.77" calcext:value-type="float">
            <text:p>145.77</text:p>
          </table:table-cell>
          <table:table-cell office:value-type="float" office:value="274.18" calcext:value-type="float">
            <text:p>274.18</text:p>
          </table:table-cell>
          <table:table-cell office:value-type="string" calcext:value-type="string">
            <text:p>|</text:p>
          </table:table-cell>
          <table:table-cell office:value-type="float" office:value="0.00536408" calcext:value-type="float">
            <text:p>0.00536408</text:p>
          </table:table-cell>
          <table:table-cell office:value-type="float" office:value="0.0102869" calcext:value-type="float">
            <text:p>0.0102869</text:p>
          </table:table-cell>
          <table:table-cell office:value-type="float" office:value="0.00291541" calcext:value-type="float">
            <text:p>0.00291541</text:p>
          </table:table-cell>
          <table:table-cell office:value-type="float" office:value="0.00548361" calcext:value-type="float">
            <text:p>0.00548361</text:p>
          </table:table-cell>
          <table:table-cell office:value-type="string" calcext:value-type="string">
            <text:p>|</text:p>
          </table:table-cell>
          <table:table-cell office:value-type="float" office:value="0.196919" calcext:value-type="float">
            <text:p>0.196919</text:p>
          </table:table-cell>
          <table:table-cell office:value-type="float" office:value="0.377638" calcext:value-type="float">
            <text:p>0.377638</text:p>
          </table:table-cell>
          <table:table-cell office:value-type="float" office:value="0.107027" calcext:value-type="float">
            <text:p>0.107027</text:p>
          </table:table-cell>
          <table:table-cell office:value-type="float" office:value="0.201307" calcext:value-type="float">
            <text:p>0.201307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Sulfophobococc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Thermodiscu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|</text:p>
          </table:table-cell>
          <table:table-cell office:value-type="float" office:value="365.184" calcext:value-type="float">
            <text:p>365.184</text:p>
          </table:table-cell>
          <table:table-cell office:value-type="float" office:value="662.489" calcext:value-type="float">
            <text:p>662.489</text:p>
          </table:table-cell>
          <table:table-cell office:value-type="float" office:value="189.77" calcext:value-type="float">
            <text:p>189.77</text:p>
          </table:table-cell>
          <table:table-cell office:value-type="float" office:value="363.235" calcext:value-type="float">
            <text:p>363.235</text:p>
          </table:table-cell>
          <table:table-cell office:value-type="string" calcext:value-type="string">
            <text:p>|</text:p>
          </table:table-cell>
          <table:table-cell office:value-type="float" office:value="0.00730368" calcext:value-type="float">
            <text:p>0.00730368</text:p>
          </table:table-cell>
          <table:table-cell office:value-type="float" office:value="0.0132498" calcext:value-type="float">
            <text:p>0.0132498</text:p>
          </table:table-cell>
          <table:table-cell office:value-type="float" office:value="0.00379539" calcext:value-type="float">
            <text:p>0.00379539</text:p>
          </table:table-cell>
          <table:table-cell office:value-type="float" office:value="0.00726469" calcext:value-type="float">
            <text:p>0.00726469</text:p>
          </table:table-cell>
          <table:table-cell office:value-type="string" calcext:value-type="string">
            <text:p>|</text:p>
          </table:table-cell>
          <table:table-cell office:value-type="float" office:value="0.250469" calcext:value-type="float">
            <text:p>0.250469</text:p>
          </table:table-cell>
          <table:table-cell office:value-type="float" office:value="0.454382" calcext:value-type="float">
            <text:p>0.454382</text:p>
          </table:table-cell>
          <table:table-cell office:value-type="float" office:value="0.130158" calcext:value-type="float">
            <text:p>0.130158</text:p>
          </table:table-cell>
          <table:table-cell office:value-type="float" office:value="0.249132" calcext:value-type="float">
            <text:p>0.249132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Thermogladi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313.954" calcext:value-type="float">
            <text:p>313.954</text:p>
          </table:table-cell>
          <table:table-cell office:value-type="float" office:value="603.916" calcext:value-type="float">
            <text:p>603.916</text:p>
          </table:table-cell>
          <table:table-cell office:value-type="float" office:value="204.723" calcext:value-type="float">
            <text:p>204.723</text:p>
          </table:table-cell>
          <table:table-cell office:value-type="float" office:value="403.233" calcext:value-type="float">
            <text:p>403.233</text:p>
          </table:table-cell>
          <table:table-cell office:value-type="string" calcext:value-type="string">
            <text:p>|</text:p>
          </table:table-cell>
          <table:table-cell office:value-type="float" office:value="0.00627909" calcext:value-type="float">
            <text:p>0.00627909</text:p>
          </table:table-cell>
          <table:table-cell office:value-type="float" office:value="0.0120783" calcext:value-type="float">
            <text:p>0.0120783</text:p>
          </table:table-cell>
          <table:table-cell office:value-type="float" office:value="0.00409446" calcext:value-type="float">
            <text:p>0.00409446</text:p>
          </table:table-cell>
          <table:table-cell office:value-type="float" office:value="0.00806465" calcext:value-type="float">
            <text:p>0.00806465</text:p>
          </table:table-cell>
          <table:table-cell office:value-type="string" calcext:value-type="string">
            <text:p>|</text:p>
          </table:table-cell>
          <table:table-cell office:value-type="float" office:value="0.205467" calcext:value-type="float">
            <text:p>0.205467</text:p>
          </table:table-cell>
          <table:table-cell office:value-type="float" office:value="0.395233" calcext:value-type="float">
            <text:p>0.395233</text:p>
          </table:table-cell>
          <table:table-cell office:value-type="float" office:value="0.133981" calcext:value-type="float">
            <text:p>0.133981</text:p>
          </table:table-cell>
          <table:table-cell office:value-type="float" office:value="0.263896" calcext:value-type="float">
            <text:p>0.263896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Thermosphaer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float" office:value="348.866" calcext:value-type="float">
            <text:p>348.866</text:p>
          </table:table-cell>
          <table:table-cell office:value-type="float" office:value="630.451" calcext:value-type="float">
            <text:p>630.451</text:p>
          </table:table-cell>
          <table:table-cell office:value-type="float" office:value="204.35" calcext:value-type="float">
            <text:p>204.35</text:p>
          </table:table-cell>
          <table:table-cell office:value-type="float" office:value="353.916" calcext:value-type="float">
            <text:p>353.916</text:p>
          </table:table-cell>
          <table:table-cell office:value-type="string" calcext:value-type="string">
            <text:p>|</text:p>
          </table:table-cell>
          <table:table-cell office:value-type="float" office:value="0.00697731" calcext:value-type="float">
            <text:p>0.00697731</text:p>
          </table:table-cell>
          <table:table-cell office:value-type="float" office:value="0.012609" calcext:value-type="float">
            <text:p>0.012609</text:p>
          </table:table-cell>
          <table:table-cell office:value-type="float" office:value="0.004087" calcext:value-type="float">
            <text:p>0.004087</text:p>
          </table:table-cell>
          <table:table-cell office:value-type="float" office:value="0.00707832" calcext:value-type="float">
            <text:p>0.00707832</text:p>
          </table:table-cell>
          <table:table-cell office:value-type="string" calcext:value-type="string">
            <text:p>|</text:p>
          </table:table-cell>
          <table:table-cell office:value-type="float" office:value="0.232888" calcext:value-type="float">
            <text:p>0.232888</text:p>
          </table:table-cell>
          <table:table-cell office:value-type="float" office:value="0.420862" calcext:value-type="float">
            <text:p>0.420862</text:p>
          </table:table-cell>
          <table:table-cell office:value-type="float" office:value="0.136415" calcext:value-type="float">
            <text:p>0.136415</text:p>
          </table:table-cell>
          <table:table-cell office:value-type="float" office:value="0.236259" calcext:value-type="float">
            <text:p>0.236259</text:p>
          </table:table-cell>
        </table:table-row>
        <table:table-row table:style-name="ro1">
          <table:table-cell office:value-type="string" calcext:value-type="string">
            <text:p>Archaea;Crenarchaeota;Thermoprotei;Desulfurococcales;Desulfurococcaceae;uncultured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|</text:p>
          </table:table-cell>
          <table:table-cell office:value-type="float" office:value="428.44" calcext:value-type="float">
            <text:p>428.44</text:p>
          </table:table-cell>
          <table:table-cell office:value-type="float" office:value="685.976" calcext:value-type="float">
            <text:p>685.976</text:p>
          </table:table-cell>
          <table:table-cell office:value-type="float" office:value="236.2" calcext:value-type="float">
            <text:p>236.2</text:p>
          </table:table-cell>
          <table:table-cell office:value-type="float" office:value="372.159" calcext:value-type="float">
            <text:p>372.159</text:p>
          </table:table-cell>
          <table:table-cell office:value-type="string" calcext:value-type="string">
            <text:p>|</text:p>
          </table:table-cell>
          <table:table-cell office:value-type="float" office:value="0.00856881" calcext:value-type="float">
            <text:p>0.00856881</text:p>
          </table:table-cell>
          <table:table-cell office:value-type="float" office:value="0.0137195" calcext:value-type="float">
            <text:p>0.0137195</text:p>
          </table:table-cell>
          <table:table-cell office:value-type="float" office:value="0.00472401" calcext:value-type="float">
            <text:p>0.00472401</text:p>
          </table:table-cell>
          <table:table-cell office:value-type="float" office:value="0.00744318" calcext:value-type="float">
            <text:p>0.00744318</text:p>
          </table:table-cell>
          <table:table-cell office:value-type="string" calcext:value-type="string">
            <text:p>|</text:p>
          </table:table-cell>
          <table:table-cell office:value-type="float" office:value="0.281683" calcext:value-type="float">
            <text:p>0.281683</text:p>
          </table:table-cell>
          <table:table-cell office:value-type="float" office:value="0.451004" calcext:value-type="float">
            <text:p>0.451004</text:p>
          </table:table-cell>
          <table:table-cell office:value-type="float" office:value="0.155293" calcext:value-type="float">
            <text:p>0.155293</text:p>
          </table:table-cell>
          <table:table-cell office:value-type="float" office:value="0.244681" calcext:value-type="float">
            <text:p>0.244681</text:p>
          </table:table-cell>
        </table:table-row>
        <table:table-row table:style-name="ro1">
          <table:table-cell office:value-type="string" calcext:value-type="string">
            <text:p>Archaea;Crenarchaeota;Thermoprotei;Desulfurococcales;Pyrodictiaceae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</text:p>
          </table:table-cell>
          <table:table-cell office:value-type="float" office:value="427.982" calcext:value-type="float">
            <text:p>427.982</text:p>
          </table:table-cell>
          <table:table-cell office:value-type="float" office:value="720.952" calcext:value-type="float">
            <text:p>720.952</text:p>
          </table:table-cell>
          <table:table-cell office:value-type="float" office:value="230.735" calcext:value-type="float">
            <text:p>230.735</text:p>
          </table:table-cell>
          <table:table-cell office:value-type="float" office:value="391.375" calcext:value-type="float">
            <text:p>391.375</text:p>
          </table:table-cell>
          <table:table-cell office:value-type="string" calcext:value-type="string">
            <text:p>|</text:p>
          </table:table-cell>
          <table:table-cell office:value-type="float" office:value="0.00855964" calcext:value-type="float">
            <text:p>0.00855964</text:p>
          </table:table-cell>
          <table:table-cell office:value-type="float" office:value="0.014419" calcext:value-type="float">
            <text:p>0.014419</text:p>
          </table:table-cell>
          <table:table-cell office:value-type="float" office:value="0.0046147" calcext:value-type="float">
            <text:p>0.0046147</text:p>
          </table:table-cell>
          <table:table-cell office:value-type="float" office:value="0.00782751" calcext:value-type="float">
            <text:p>0.00782751</text:p>
          </table:table-cell>
          <table:table-cell office:value-type="string" calcext:value-type="string">
            <text:p>|</text:p>
          </table:table-cell>
          <table:table-cell office:value-type="float" office:value="0.274876" calcext:value-type="float">
            <text:p>0.274876</text:p>
          </table:table-cell>
          <table:table-cell office:value-type="float" office:value="0.463039" calcext:value-type="float">
            <text:p>0.463039</text:p>
          </table:table-cell>
          <table:table-cell office:value-type="float" office:value="0.148192" calcext:value-type="float">
            <text:p>0.148192</text:p>
          </table:table-cell>
          <table:table-cell office:value-type="float" office:value="0.251365" calcext:value-type="float">
            <text:p>0.251365</text:p>
          </table:table-cell>
        </table:table-row>
        <table:table-row table:style-name="ro1">
          <table:table-cell office:value-type="string" calcext:value-type="string">
            <text:p>Archaea;Crenarchaeota;Thermoprotei;Desulfurococcales;Pyrodictiaceae;Hyperthermu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215" calcext:value-type="float">
            <text:p>215</text:p>
          </table:table-cell>
          <table:table-cell office:value-type="float" office:value="421" calcext:value-type="float">
            <text:p>421</text:p>
          </table:table-cell>
          <table:table-cell office:value-type="float" office:value="112" calcext:value-type="float">
            <text:p>11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|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43" calcext:value-type="float">
            <text:p>0.0043</text:p>
          </table:table-cell>
          <table:table-cell office:value-type="string" calcext:value-type="string">
            <text:p>|</text:p>
          </table:table-cell>
          <table:table-cell office:value-type="float" office:value="0.16129" calcext:value-type="float">
            <text:p>0.16129</text:p>
          </table:table-cell>
          <table:table-cell office:value-type="float" office:value="0.315829" calcext:value-type="float">
            <text:p>0.315829</text:p>
          </table:table-cell>
          <table:table-cell office:value-type="float" office:value="0.084021" calcext:value-type="float">
            <text:p>0.084021</text:p>
          </table:table-cell>
          <table:table-cell office:value-type="float" office:value="0.16129" calcext:value-type="float">
            <text:p>0.16129</text:p>
          </table:table-cell>
        </table:table-row>
        <table:table-row table:style-name="ro1">
          <table:table-cell office:value-type="string" calcext:value-type="string">
            <text:p>Archaea;Crenarchaeota;Thermoprotei;Desulfurococcales;Pyrodictiaceae;Pyrodictiu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float" office:value="286.743" calcext:value-type="float">
            <text:p>286.743</text:p>
          </table:table-cell>
          <table:table-cell office:value-type="float" office:value="529.015" calcext:value-type="float">
            <text:p>529.015</text:p>
          </table:table-cell>
          <table:table-cell office:value-type="float" office:value="156.502" calcext:value-type="float">
            <text:p>156.502</text:p>
          </table:table-cell>
          <table:table-cell office:value-type="float" office:value="297.273" calcext:value-type="float">
            <text:p>297.273</text:p>
          </table:table-cell>
          <table:table-cell office:value-type="string" calcext:value-type="string">
            <text:p>|</text:p>
          </table:table-cell>
          <table:table-cell office:value-type="float" office:value="0.00573486" calcext:value-type="float">
            <text:p>0.00573486</text:p>
          </table:table-cell>
          <table:table-cell office:value-type="float" office:value="0.0105803" calcext:value-type="float">
            <text:p>0.0105803</text:p>
          </table:table-cell>
          <table:table-cell office:value-type="float" office:value="0.00313005" calcext:value-type="float">
            <text:p>0.00313005</text:p>
          </table:table-cell>
          <table:table-cell office:value-type="float" office:value="0.00594547" calcext:value-type="float">
            <text:p>0.00594547</text:p>
          </table:table-cell>
          <table:table-cell office:value-type="string" calcext:value-type="string">
            <text:p>|</text:p>
          </table:table-cell>
          <table:table-cell office:value-type="float" office:value="0.186803" calcext:value-type="float">
            <text:p>0.186803</text:p>
          </table:table-cell>
          <table:table-cell office:value-type="float" office:value="0.344635" calcext:value-type="float">
            <text:p>0.344635</text:p>
          </table:table-cell>
          <table:table-cell office:value-type="float" office:value="0.101956" calcext:value-type="float">
            <text:p>0.101956</text:p>
          </table:table-cell>
          <table:table-cell office:value-type="float" office:value="0.193663" calcext:value-type="float">
            <text:p>0.193663</text:p>
          </table:table-cell>
        </table:table-row>
        <table:table-row table:style-name="ro1">
          <table:table-cell office:value-type="string" calcext:value-type="string">
            <text:p>Archaea;Crenarchaeota;Thermoprotei;Desulfurococcales;Pyrodictiaceae;uncultur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office:value-type="float" office:value="331.383" calcext:value-type="float">
            <text:p>331.383</text:p>
          </table:table-cell>
          <table:table-cell office:value-type="float" office:value="488.253" calcext:value-type="float">
            <text:p>488.253</text:p>
          </table:table-cell>
          <table:table-cell office:value-type="float" office:value="160.912" calcext:value-type="float">
            <text:p>160.912</text:p>
          </table:table-cell>
          <table:table-cell office:value-type="float" office:value="220.896" calcext:value-type="float">
            <text:p>220.896</text:p>
          </table:table-cell>
          <table:table-cell office:value-type="string" calcext:value-type="string">
            <text:p>|</text:p>
          </table:table-cell>
          <table:table-cell office:value-type="float" office:value="0.00662766" calcext:value-type="float">
            <text:p>0.00662766</text:p>
          </table:table-cell>
          <table:table-cell office:value-type="float" office:value="0.00976505" calcext:value-type="float">
            <text:p>0.00976505</text:p>
          </table:table-cell>
          <table:table-cell office:value-type="float" office:value="0.00321824" calcext:value-type="float">
            <text:p>0.00321824</text:p>
          </table:table-cell>
          <table:table-cell office:value-type="float" office:value="0.00441793" calcext:value-type="float">
            <text:p>0.00441793</text:p>
          </table:table-cell>
          <table:table-cell office:value-type="string" calcext:value-type="string">
            <text:p>|</text:p>
          </table:table-cell>
          <table:table-cell office:value-type="float" office:value="0.240133" calcext:value-type="float">
            <text:p>0.240133</text:p>
          </table:table-cell>
          <table:table-cell office:value-type="float" office:value="0.353806" calcext:value-type="float">
            <text:p>0.353806</text:p>
          </table:table-cell>
          <table:table-cell office:value-type="float" office:value="0.116603" calcext:value-type="float">
            <text:p>0.116603</text:p>
          </table:table-cell>
          <table:table-cell office:value-type="float" office:value="0.16007" calcext:value-type="float">
            <text:p>0.16007</text:p>
          </table:table-cell>
        </table:table-row>
        <table:table-row table:style-name="ro1">
          <table:table-cell office:value-type="string" calcext:value-type="string">
            <text:p>Archaea;Crenarchaeota;Thermoprotei;Fervidicoccales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|</text:p>
          </table:table-cell>
          <table:table-cell office:value-type="float" office:value="745.242" calcext:value-type="float">
            <text:p>745.242</text:p>
          </table:table-cell>
          <table:table-cell office:value-type="float" office:value="1072.68" calcext:value-type="float">
            <text:p>1072.68</text:p>
          </table:table-cell>
          <table:table-cell office:value-type="float" office:value="452.08" calcext:value-type="float">
            <text:p>452.08</text:p>
          </table:table-cell>
          <table:table-cell office:value-type="float" office:value="622.538" calcext:value-type="float">
            <text:p>622.538</text:p>
          </table:table-cell>
          <table:table-cell office:value-type="string" calcext:value-type="string">
            <text:p>|</text:p>
          </table:table-cell>
          <table:table-cell office:value-type="float" office:value="0.0149048" calcext:value-type="float">
            <text:p>0.0149048</text:p>
          </table:table-cell>
          <table:table-cell office:value-type="float" office:value="0.0214535" calcext:value-type="float">
            <text:p>0.0214535</text:p>
          </table:table-cell>
          <table:table-cell office:value-type="float" office:value="0.0090416" calcext:value-type="float">
            <text:p>0.0090416</text:p>
          </table:table-cell>
          <table:table-cell office:value-type="float" office:value="0.0124508" calcext:value-type="float">
            <text:p>0.0124508</text:p>
          </table:table-cell>
          <table:table-cell office:value-type="string" calcext:value-type="string">
            <text:p>|</text:p>
          </table:table-cell>
          <table:table-cell office:value-type="float" office:value="0.341228" calcext:value-type="float">
            <text:p>0.341228</text:p>
          </table:table-cell>
          <table:table-cell office:value-type="float" office:value="0.491152" calcext:value-type="float">
            <text:p>0.491152</text:p>
          </table:table-cell>
          <table:table-cell office:value-type="float" office:value="0.206996" calcext:value-type="float">
            <text:p>0.206996</text:p>
          </table:table-cell>
          <table:table-cell office:value-type="float" office:value="0.285045" calcext:value-type="float">
            <text:p>0.285045</text:p>
          </table:table-cell>
        </table:table-row>
        <table:table-row table:style-name="ro1">
          <table:table-cell office:value-type="string" calcext:value-type="string">
            <text:p>Archaea;Crenarchaeota;Thermoprotei;Fervidicoccales;Fervidicoccaceae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|</text:p>
          </table:table-cell>
          <table:table-cell office:value-type="float" office:value="745.242" calcext:value-type="float">
            <text:p>745.242</text:p>
          </table:table-cell>
          <table:table-cell office:value-type="float" office:value="1072.68" calcext:value-type="float">
            <text:p>1072.68</text:p>
          </table:table-cell>
          <table:table-cell office:value-type="float" office:value="452.08" calcext:value-type="float">
            <text:p>452.08</text:p>
          </table:table-cell>
          <table:table-cell office:value-type="float" office:value="622.538" calcext:value-type="float">
            <text:p>622.538</text:p>
          </table:table-cell>
          <table:table-cell office:value-type="string" calcext:value-type="string">
            <text:p>|</text:p>
          </table:table-cell>
          <table:table-cell office:value-type="float" office:value="0.0149048" calcext:value-type="float">
            <text:p>0.0149048</text:p>
          </table:table-cell>
          <table:table-cell office:value-type="float" office:value="0.0214535" calcext:value-type="float">
            <text:p>0.0214535</text:p>
          </table:table-cell>
          <table:table-cell office:value-type="float" office:value="0.0090416" calcext:value-type="float">
            <text:p>0.0090416</text:p>
          </table:table-cell>
          <table:table-cell office:value-type="float" office:value="0.0124508" calcext:value-type="float">
            <text:p>0.0124508</text:p>
          </table:table-cell>
          <table:table-cell office:value-type="string" calcext:value-type="string">
            <text:p>|</text:p>
          </table:table-cell>
          <table:table-cell office:value-type="float" office:value="0.341228" calcext:value-type="float">
            <text:p>0.341228</text:p>
          </table:table-cell>
          <table:table-cell office:value-type="float" office:value="0.491152" calcext:value-type="float">
            <text:p>0.491152</text:p>
          </table:table-cell>
          <table:table-cell office:value-type="float" office:value="0.206996" calcext:value-type="float">
            <text:p>0.206996</text:p>
          </table:table-cell>
          <table:table-cell office:value-type="float" office:value="0.285045" calcext:value-type="float">
            <text:p>0.285045</text:p>
          </table:table-cell>
        </table:table-row>
        <table:table-row table:style-name="ro1">
          <table:table-cell office:value-type="string" calcext:value-type="string">
            <text:p>Archaea;Crenarchaeota;Thermoprotei;Fervidicoccales;Fervidicoccaceae;Fervidicoccu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|</text:p>
          </table:table-cell>
          <table:table-cell office:value-type="float" office:value="423.77" calcext:value-type="float">
            <text:p>423.77</text:p>
          </table:table-cell>
          <table:table-cell office:value-type="float" office:value="701.378" calcext:value-type="float">
            <text:p>701.378</text:p>
          </table:table-cell>
          <table:table-cell office:value-type="float" office:value="249.929" calcext:value-type="float">
            <text:p>249.929</text:p>
          </table:table-cell>
          <table:table-cell office:value-type="float" office:value="400.787" calcext:value-type="float">
            <text:p>400.787</text:p>
          </table:table-cell>
          <table:table-cell office:value-type="string" calcext:value-type="string">
            <text:p>|</text:p>
          </table:table-cell>
          <table:table-cell office:value-type="float" office:value="0.00847541" calcext:value-type="float">
            <text:p>0.00847541</text:p>
          </table:table-cell>
          <table:table-cell office:value-type="float" office:value="0.0140276" calcext:value-type="float">
            <text:p>0.0140276</text:p>
          </table:table-cell>
          <table:table-cell office:value-type="float" office:value="0.00499859" calcext:value-type="float">
            <text:p>0.00499859</text:p>
          </table:table-cell>
          <table:table-cell office:value-type="float" office:value="0.00801575" calcext:value-type="float">
            <text:p>0.00801575</text:p>
          </table:table-cell>
          <table:table-cell office:value-type="string" calcext:value-type="string">
            <text:p>|</text:p>
          </table:table-cell>
          <table:table-cell office:value-type="float" office:value="0.261103" calcext:value-type="float">
            <text:p>0.261103</text:p>
          </table:table-cell>
          <table:table-cell office:value-type="float" office:value="0.432149" calcext:value-type="float">
            <text:p>0.432149</text:p>
          </table:table-cell>
          <table:table-cell office:value-type="float" office:value="0.153992" calcext:value-type="float">
            <text:p>0.153992</text:p>
          </table:table-cell>
          <table:table-cell office:value-type="float" office:value="0.246942" calcext:value-type="float">
            <text:p>0.246942</text:p>
          </table:table-cell>
        </table:table-row>
        <table:table-row table:style-name="ro1">
          <table:table-cell office:value-type="string" calcext:value-type="string">
            <text:p>Archaea;Crenarchaeota;Thermoprotei;Fervidicoccales;Fervidicoccaceae;uncultured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|</text:p>
          </table:table-cell>
          <table:table-cell office:value-type="float" office:value="729.52" calcext:value-type="float">
            <text:p>729.52</text:p>
          </table:table-cell>
          <table:table-cell office:value-type="float" office:value="1066.7" calcext:value-type="float">
            <text:p>1066.7</text:p>
          </table:table-cell>
          <table:table-cell office:value-type="float" office:value="441.294" calcext:value-type="float">
            <text:p>441.294</text:p>
          </table:table-cell>
          <table:table-cell office:value-type="float" office:value="616.212" calcext:value-type="float">
            <text:p>616.212</text:p>
          </table:table-cell>
          <table:table-cell office:value-type="string" calcext:value-type="string">
            <text:p>|</text:p>
          </table:table-cell>
          <table:table-cell office:value-type="float" office:value="0.0145904" calcext:value-type="float">
            <text:p>0.0145904</text:p>
          </table:table-cell>
          <table:table-cell office:value-type="float" office:value="0.0213341" calcext:value-type="float">
            <text:p>0.0213341</text:p>
          </table:table-cell>
          <table:table-cell office:value-type="float" office:value="0.00882587" calcext:value-type="float">
            <text:p>0.00882587</text:p>
          </table:table-cell>
          <table:table-cell office:value-type="float" office:value="0.0123242" calcext:value-type="float">
            <text:p>0.0123242</text:p>
          </table:table-cell>
          <table:table-cell office:value-type="string" calcext:value-type="string">
            <text:p>|</text:p>
          </table:table-cell>
          <table:table-cell office:value-type="float" office:value="0.360079" calcext:value-type="float">
            <text:p>0.360079</text:p>
          </table:table-cell>
          <table:table-cell office:value-type="float" office:value="0.526508" calcext:value-type="float">
            <text:p>0.526508</text:p>
          </table:table-cell>
          <table:table-cell office:value-type="float" office:value="0.217815" calcext:value-type="float">
            <text:p>0.217815</text:p>
          </table:table-cell>
          <table:table-cell office:value-type="float" office:value="0.304152" calcext:value-type="float">
            <text:p>0.304152</text:p>
          </table:table-cell>
        </table:table-row>
        <table:table-row table:style-name="ro1">
          <table:table-cell office:value-type="string" calcext:value-type="string">
            <text:p>Archaea;Crenarchaeota;Thermoprotei;HTM1036S-A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float" office:value="153.738" calcext:value-type="float">
            <text:p>153.738</text:p>
          </table:table-cell>
          <table:table-cell office:value-type="float" office:value="179.596" calcext:value-type="float">
            <text:p>179.596</text:p>
          </table:table-cell>
          <table:table-cell office:value-type="float" office:value="144.626" calcext:value-type="float">
            <text:p>144.626</text:p>
          </table:table-cell>
          <table:table-cell office:value-type="float" office:value="161.59" calcext:value-type="float">
            <text:p>161.59</text:p>
          </table:table-cell>
          <table:table-cell office:value-type="string" calcext:value-type="string">
            <text:p>|</text:p>
          </table:table-cell>
          <table:table-cell office:value-type="float" office:value="0.00307477" calcext:value-type="float">
            <text:p>0.00307477</text:p>
          </table:table-cell>
          <table:table-cell office:value-type="float" office:value="0.00359192" calcext:value-type="float">
            <text:p>0.00359192</text:p>
          </table:table-cell>
          <table:table-cell office:value-type="float" office:value="0.00289251" calcext:value-type="float">
            <text:p>0.00289251</text:p>
          </table:table-cell>
          <table:table-cell office:value-type="float" office:value="0.0032318" calcext:value-type="float">
            <text:p>0.0032318</text:p>
          </table:table-cell>
          <table:table-cell office:value-type="string" calcext:value-type="string">
            <text:p>|</text:p>
          </table:table-cell>
          <table:table-cell office:value-type="float" office:value="0.160478" calcext:value-type="float">
            <text:p>0.160478</text:p>
          </table:table-cell>
          <table:table-cell office:value-type="float" office:value="0.18747" calcext:value-type="float">
            <text:p>0.18747</text:p>
          </table:table-cell>
          <table:table-cell office:value-type="float" office:value="0.150966" calcext:value-type="float">
            <text:p>0.150966</text:p>
          </table:table-cell>
          <table:table-cell office:value-type="float" office:value="0.168674" calcext:value-type="float">
            <text:p>0.168674</text:p>
          </table:table-cell>
        </table:table-row>
        <table:table-row table:style-name="ro1">
          <table:table-cell office:value-type="string" calcext:value-type="string">
            <text:p>Archaea;Crenarchaeota;Thermoprotei;Sulfolobales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|</text:p>
          </table:table-cell>
          <table:table-cell office:value-type="float" office:value="520.467" calcext:value-type="float">
            <text:p>520.467</text:p>
          </table:table-cell>
          <table:table-cell office:value-type="float" office:value="836.977" calcext:value-type="float">
            <text:p>836.977</text:p>
          </table:table-cell>
          <table:table-cell office:value-type="float" office:value="424.701" calcext:value-type="float">
            <text:p>424.701</text:p>
          </table:table-cell>
          <table:table-cell office:value-type="float" office:value="675.059" calcext:value-type="float">
            <text:p>675.059</text:p>
          </table:table-cell>
          <table:table-cell office:value-type="string" calcext:value-type="string">
            <text:p>|</text:p>
          </table:table-cell>
          <table:table-cell office:value-type="float" office:value="0.0104093" calcext:value-type="float">
            <text:p>0.0104093</text:p>
          </table:table-cell>
          <table:table-cell office:value-type="float" office:value="0.0167395" calcext:value-type="float">
            <text:p>0.0167395</text:p>
          </table:table-cell>
          <table:table-cell office:value-type="float" office:value="0.00849403" calcext:value-type="float">
            <text:p>0.00849403</text:p>
          </table:table-cell>
          <table:table-cell office:value-type="float" office:value="0.0135012" calcext:value-type="float">
            <text:p>0.0135012</text:p>
          </table:table-cell>
          <table:table-cell office:value-type="string" calcext:value-type="string">
            <text:p>|</text:p>
          </table:table-cell>
          <table:table-cell office:value-type="float" office:value="0.313157" calcext:value-type="float">
            <text:p>0.313157</text:p>
          </table:table-cell>
          <table:table-cell office:value-type="float" office:value="0.503597" calcext:value-type="float">
            <text:p>0.503597</text:p>
          </table:table-cell>
          <table:table-cell office:value-type="float" office:value="0.255536" calcext:value-type="float">
            <text:p>0.255536</text:p>
          </table:table-cell>
          <table:table-cell office:value-type="float" office:value="0.406173" calcext:value-type="float">
            <text:p>0.406173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|</text:p>
          </table:table-cell>
          <table:table-cell office:value-type="float" office:value="520.467" calcext:value-type="float">
            <text:p>520.467</text:p>
          </table:table-cell>
          <table:table-cell office:value-type="float" office:value="836.977" calcext:value-type="float">
            <text:p>836.977</text:p>
          </table:table-cell>
          <table:table-cell office:value-type="float" office:value="424.701" calcext:value-type="float">
            <text:p>424.701</text:p>
          </table:table-cell>
          <table:table-cell office:value-type="float" office:value="675.059" calcext:value-type="float">
            <text:p>675.059</text:p>
          </table:table-cell>
          <table:table-cell office:value-type="string" calcext:value-type="string">
            <text:p>|</text:p>
          </table:table-cell>
          <table:table-cell office:value-type="float" office:value="0.0104093" calcext:value-type="float">
            <text:p>0.0104093</text:p>
          </table:table-cell>
          <table:table-cell office:value-type="float" office:value="0.0167395" calcext:value-type="float">
            <text:p>0.0167395</text:p>
          </table:table-cell>
          <table:table-cell office:value-type="float" office:value="0.00849403" calcext:value-type="float">
            <text:p>0.00849403</text:p>
          </table:table-cell>
          <table:table-cell office:value-type="float" office:value="0.0135012" calcext:value-type="float">
            <text:p>0.0135012</text:p>
          </table:table-cell>
          <table:table-cell office:value-type="string" calcext:value-type="string">
            <text:p>|</text:p>
          </table:table-cell>
          <table:table-cell office:value-type="float" office:value="0.313157" calcext:value-type="float">
            <text:p>0.313157</text:p>
          </table:table-cell>
          <table:table-cell office:value-type="float" office:value="0.503597" calcext:value-type="float">
            <text:p>0.503597</text:p>
          </table:table-cell>
          <table:table-cell office:value-type="float" office:value="0.255536" calcext:value-type="float">
            <text:p>0.255536</text:p>
          </table:table-cell>
          <table:table-cell office:value-type="float" office:value="0.406173" calcext:value-type="float">
            <text:p>0.406173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;Acidianus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office:value-type="float" office:value="438.3" calcext:value-type="float">
            <text:p>438.3</text:p>
          </table:table-cell>
          <table:table-cell office:value-type="float" office:value="779.458" calcext:value-type="float">
            <text:p>779.458</text:p>
          </table:table-cell>
          <table:table-cell office:value-type="float" office:value="348.805" calcext:value-type="float">
            <text:p>348.805</text:p>
          </table:table-cell>
          <table:table-cell office:value-type="float" office:value="607.524" calcext:value-type="float">
            <text:p>607.524</text:p>
          </table:table-cell>
          <table:table-cell office:value-type="string" calcext:value-type="string">
            <text:p>|</text:p>
          </table:table-cell>
          <table:table-cell office:value-type="float" office:value="0.008766" calcext:value-type="float">
            <text:p>0.008766</text:p>
          </table:table-cell>
          <table:table-cell office:value-type="float" office:value="0.0155892" calcext:value-type="float">
            <text:p>0.0155892</text:p>
          </table:table-cell>
          <table:table-cell office:value-type="float" office:value="0.00697611" calcext:value-type="float">
            <text:p>0.00697611</text:p>
          </table:table-cell>
          <table:table-cell office:value-type="float" office:value="0.0121505" calcext:value-type="float">
            <text:p>0.0121505</text:p>
          </table:table-cell>
          <table:table-cell office:value-type="string" calcext:value-type="string">
            <text:p>|</text:p>
          </table:table-cell>
          <table:table-cell office:value-type="float" office:value="0.289307" calcext:value-type="float">
            <text:p>0.289307</text:p>
          </table:table-cell>
          <table:table-cell office:value-type="float" office:value="0.514494" calcext:value-type="float">
            <text:p>0.514494</text:p>
          </table:table-cell>
          <table:table-cell office:value-type="float" office:value="0.230235" calcext:value-type="float">
            <text:p>0.230235</text:p>
          </table:table-cell>
          <table:table-cell office:value-type="float" office:value="0.401006" calcext:value-type="float">
            <text:p>0.401006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;Metallosphaera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|</text:p>
          </table:table-cell>
          <table:table-cell office:value-type="float" office:value="400.243" calcext:value-type="float">
            <text:p>400.243</text:p>
          </table:table-cell>
          <table:table-cell office:value-type="float" office:value="724.043" calcext:value-type="float">
            <text:p>724.043</text:p>
          </table:table-cell>
          <table:table-cell office:value-type="float" office:value="303.862" calcext:value-type="float">
            <text:p>303.862</text:p>
          </table:table-cell>
          <table:table-cell office:value-type="float" office:value="556.958" calcext:value-type="float">
            <text:p>556.958</text:p>
          </table:table-cell>
          <table:table-cell office:value-type="string" calcext:value-type="string">
            <text:p>|</text:p>
          </table:table-cell>
          <table:table-cell office:value-type="float" office:value="0.00800486" calcext:value-type="float">
            <text:p>0.00800486</text:p>
          </table:table-cell>
          <table:table-cell office:value-type="float" office:value="0.0144809" calcext:value-type="float">
            <text:p>0.0144809</text:p>
          </table:table-cell>
          <table:table-cell office:value-type="float" office:value="0.00607725" calcext:value-type="float">
            <text:p>0.00607725</text:p>
          </table:table-cell>
          <table:table-cell office:value-type="float" office:value="0.0111392" calcext:value-type="float">
            <text:p>0.0111392</text:p>
          </table:table-cell>
          <table:table-cell office:value-type="string" calcext:value-type="string">
            <text:p>|</text:p>
          </table:table-cell>
          <table:table-cell office:value-type="float" office:value="0.261255" calcext:value-type="float">
            <text:p>0.261255</text:p>
          </table:table-cell>
          <table:table-cell office:value-type="float" office:value="0.472613" calcext:value-type="float">
            <text:p>0.472613</text:p>
          </table:table-cell>
          <table:table-cell office:value-type="float" office:value="0.198344" calcext:value-type="float">
            <text:p>0.198344</text:p>
          </table:table-cell>
          <table:table-cell office:value-type="float" office:value="0.36355" calcext:value-type="float">
            <text:p>0.36355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;Stygiolobu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</text:p>
          </table:table-cell>
          <table:table-cell office:value-type="float" office:value="198.874" calcext:value-type="float">
            <text:p>198.874</text:p>
          </table:table-cell>
          <table:table-cell office:value-type="float" office:value="311.001" calcext:value-type="float">
            <text:p>311.001</text:p>
          </table:table-cell>
          <table:table-cell office:value-type="float" office:value="140.816" calcext:value-type="float">
            <text:p>140.816</text:p>
          </table:table-cell>
          <table:table-cell office:value-type="float" office:value="219.696" calcext:value-type="float">
            <text:p>219.696</text:p>
          </table:table-cell>
          <table:table-cell office:value-type="string" calcext:value-type="string">
            <text:p>|</text:p>
          </table:table-cell>
          <table:table-cell office:value-type="float" office:value="0.00397747" calcext:value-type="float">
            <text:p>0.00397747</text:p>
          </table:table-cell>
          <table:table-cell office:value-type="float" office:value="0.00622001" calcext:value-type="float">
            <text:p>0.00622001</text:p>
          </table:table-cell>
          <table:table-cell office:value-type="float" office:value="0.00281632" calcext:value-type="float">
            <text:p>0.00281632</text:p>
          </table:table-cell>
          <table:table-cell office:value-type="float" office:value="0.00439391" calcext:value-type="float">
            <text:p>0.00439391</text:p>
          </table:table-cell>
          <table:table-cell office:value-type="string" calcext:value-type="string">
            <text:p>|</text:p>
          </table:table-cell>
          <table:table-cell office:value-type="float" office:value="0.133472" calcext:value-type="float">
            <text:p>0.133472</text:p>
          </table:table-cell>
          <table:table-cell office:value-type="float" office:value="0.208725" calcext:value-type="float">
            <text:p>0.208725</text:p>
          </table:table-cell>
          <table:table-cell office:value-type="float" office:value="0.0945073" calcext:value-type="float">
            <text:p>0.0945073</text:p>
          </table:table-cell>
          <table:table-cell office:value-type="float" office:value="0.147447" calcext:value-type="float">
            <text:p>0.147447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;Sulfolobus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|</text:p>
          </table:table-cell>
          <table:table-cell office:value-type="float" office:value="405.45" calcext:value-type="float">
            <text:p>405.45</text:p>
          </table:table-cell>
          <table:table-cell office:value-type="float" office:value="697.536" calcext:value-type="float">
            <text:p>697.536</text:p>
          </table:table-cell>
          <table:table-cell office:value-type="float" office:value="341.047" calcext:value-type="float">
            <text:p>341.047</text:p>
          </table:table-cell>
          <table:table-cell office:value-type="float" office:value="580.679" calcext:value-type="float">
            <text:p>580.679</text:p>
          </table:table-cell>
          <table:table-cell office:value-type="string" calcext:value-type="string">
            <text:p>|</text:p>
          </table:table-cell>
          <table:table-cell office:value-type="float" office:value="0.008109" calcext:value-type="float">
            <text:p>0.008109</text:p>
          </table:table-cell>
          <table:table-cell office:value-type="float" office:value="0.0139507" calcext:value-type="float">
            <text:p>0.0139507</text:p>
          </table:table-cell>
          <table:table-cell office:value-type="float" office:value="0.00682093" calcext:value-type="float">
            <text:p>0.00682093</text:p>
          </table:table-cell>
          <table:table-cell office:value-type="float" office:value="0.0116136" calcext:value-type="float">
            <text:p>0.0116136</text:p>
          </table:table-cell>
          <table:table-cell office:value-type="string" calcext:value-type="string">
            <text:p>|</text:p>
          </table:table-cell>
          <table:table-cell office:value-type="float" office:value="0.258084" calcext:value-type="float">
            <text:p>0.258084</text:p>
          </table:table-cell>
          <table:table-cell office:value-type="float" office:value="0.444008" calcext:value-type="float">
            <text:p>0.444008</text:p>
          </table:table-cell>
          <table:table-cell office:value-type="float" office:value="0.217089" calcext:value-type="float">
            <text:p>0.217089</text:p>
          </table:table-cell>
          <table:table-cell office:value-type="float" office:value="0.369624" calcext:value-type="float">
            <text:p>0.369624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;Sulfurisphaer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119.955" calcext:value-type="float">
            <text:p>119.955</text:p>
          </table:table-cell>
          <table:table-cell office:value-type="float" office:value="182.489" calcext:value-type="float">
            <text:p>182.489</text:p>
          </table:table-cell>
          <table:table-cell office:value-type="float" office:value="63.8229" calcext:value-type="float">
            <text:p>63.8229</text:p>
          </table:table-cell>
          <table:table-cell office:value-type="float" office:value="84.8438" calcext:value-type="float">
            <text:p>84.8438</text:p>
          </table:table-cell>
          <table:table-cell office:value-type="string" calcext:value-type="string">
            <text:p>|</text:p>
          </table:table-cell>
          <table:table-cell office:value-type="float" office:value="0.0023991" calcext:value-type="float">
            <text:p>0.0023991</text:p>
          </table:table-cell>
          <table:table-cell office:value-type="float" office:value="0.00364978" calcext:value-type="float">
            <text:p>0.00364978</text:p>
          </table:table-cell>
          <table:table-cell office:value-type="float" office:value="0.00127646" calcext:value-type="float">
            <text:p>0.00127646</text:p>
          </table:table-cell>
          <table:table-cell office:value-type="float" office:value="0.00169688" calcext:value-type="float">
            <text:p>0.00169688</text:p>
          </table:table-cell>
          <table:table-cell office:value-type="string" calcext:value-type="string">
            <text:p>|</text:p>
          </table:table-cell>
          <table:table-cell office:value-type="float" office:value="0.0807777" calcext:value-type="float">
            <text:p>0.0807777</text:p>
          </table:table-cell>
          <table:table-cell office:value-type="float" office:value="0.122888" calcext:value-type="float">
            <text:p>0.122888</text:p>
          </table:table-cell>
          <table:table-cell office:value-type="float" office:value="0.0429784" calcext:value-type="float">
            <text:p>0.0429784</text:p>
          </table:table-cell>
          <table:table-cell office:value-type="float" office:value="0.0571339" calcext:value-type="float">
            <text:p>0.0571339</text:p>
          </table:table-cell>
        </table:table-row>
        <table:table-row table:style-name="ro1">
          <table:table-cell office:value-type="string" calcext:value-type="string">
            <text:p>Archaea;Crenarchaeota;Thermoprotei;Sulfolobales;Sulfolobaceae;uncultured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|</text:p>
          </table:table-cell>
          <table:table-cell office:value-type="float" office:value="447.506" calcext:value-type="float">
            <text:p>447.506</text:p>
          </table:table-cell>
          <table:table-cell office:value-type="float" office:value="715.636" calcext:value-type="float">
            <text:p>715.636</text:p>
          </table:table-cell>
          <table:table-cell office:value-type="float" office:value="334.729" calcext:value-type="float">
            <text:p>334.729</text:p>
          </table:table-cell>
          <table:table-cell office:value-type="float" office:value="514.198" calcext:value-type="float">
            <text:p>514.198</text:p>
          </table:table-cell>
          <table:table-cell office:value-type="string" calcext:value-type="string">
            <text:p>|</text:p>
          </table:table-cell>
          <table:table-cell office:value-type="float" office:value="0.00895012" calcext:value-type="float">
            <text:p>0.00895012</text:p>
          </table:table-cell>
          <table:table-cell office:value-type="float" office:value="0.0143127" calcext:value-type="float">
            <text:p>0.0143127</text:p>
          </table:table-cell>
          <table:table-cell office:value-type="float" office:value="0.00669458" calcext:value-type="float">
            <text:p>0.00669458</text:p>
          </table:table-cell>
          <table:table-cell office:value-type="float" office:value="0.010284" calcext:value-type="float">
            <text:p>0.010284</text:p>
          </table:table-cell>
          <table:table-cell office:value-type="string" calcext:value-type="string">
            <text:p>|</text:p>
          </table:table-cell>
          <table:table-cell office:value-type="float" office:value="0.295384" calcext:value-type="float">
            <text:p>0.295384</text:p>
          </table:table-cell>
          <table:table-cell office:value-type="float" office:value="0.472367" calcext:value-type="float">
            <text:p>0.472367</text:p>
          </table:table-cell>
          <table:table-cell office:value-type="float" office:value="0.220943" calcext:value-type="float">
            <text:p>0.220943</text:p>
          </table:table-cell>
          <table:table-cell office:value-type="float" office:value="0.339404" calcext:value-type="float">
            <text:p>0.339404</text:p>
          </table:table-cell>
        </table:table-row>
        <table:table-row table:style-name="ro1">
          <table:table-cell office:value-type="string" calcext:value-type="string">
            <text:p>Archaea;Crenarchaeota;Thermoprotei;Terrestrial Miscellaneous Gp(TMCG)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|</text:p>
          </table:table-cell>
          <table:table-cell office:value-type="float" office:value="767.654" calcext:value-type="float">
            <text:p>767.654</text:p>
          </table:table-cell>
          <table:table-cell office:value-type="float" office:value="1105.88" calcext:value-type="float">
            <text:p>1105.88</text:p>
          </table:table-cell>
          <table:table-cell office:value-type="float" office:value="541.081" calcext:value-type="float">
            <text:p>541.081</text:p>
          </table:table-cell>
          <table:table-cell office:value-type="float" office:value="747.454" calcext:value-type="float">
            <text:p>747.454</text:p>
          </table:table-cell>
          <table:table-cell office:value-type="string" calcext:value-type="string">
            <text:p>|</text:p>
          </table:table-cell>
          <table:table-cell office:value-type="float" office:value="0.0153531" calcext:value-type="float">
            <text:p>0.0153531</text:p>
          </table:table-cell>
          <table:table-cell office:value-type="float" office:value="0.0221176" calcext:value-type="float">
            <text:p>0.0221176</text:p>
          </table:table-cell>
          <table:table-cell office:value-type="float" office:value="0.0108216" calcext:value-type="float">
            <text:p>0.0108216</text:p>
          </table:table-cell>
          <table:table-cell office:value-type="float" office:value="0.0149491" calcext:value-type="float">
            <text:p>0.0149491</text:p>
          </table:table-cell>
          <table:table-cell office:value-type="string" calcext:value-type="string">
            <text:p>|</text:p>
          </table:table-cell>
          <table:table-cell office:value-type="float" office:value="0.404668" calcext:value-type="float">
            <text:p>0.404668</text:p>
          </table:table-cell>
          <table:table-cell office:value-type="float" office:value="0.582962" calcext:value-type="float">
            <text:p>0.582962</text:p>
          </table:table-cell>
          <table:table-cell office:value-type="float" office:value="0.28523" calcext:value-type="float">
            <text:p>0.28523</text:p>
          </table:table-cell>
          <table:table-cell office:value-type="float" office:value="0.394019" calcext:value-type="float">
            <text:p>0.394019</text:p>
          </table:table-cell>
        </table:table-row>
        <table:table-row table:style-name="ro1">
          <table:table-cell office:value-type="string" calcext:value-type="string">
            <text:p>Archaea;Crenarchaeota;Thermoprotei;Thermoproteales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|</text:p>
          </table:table-cell>
          <table:table-cell office:value-type="float" office:value="813.369" calcext:value-type="float">
            <text:p>813.369</text:p>
          </table:table-cell>
          <table:table-cell office:value-type="float" office:value="1207.73" calcext:value-type="float">
            <text:p>1207.73</text:p>
          </table:table-cell>
          <table:table-cell office:value-type="float" office:value="440.066" calcext:value-type="float">
            <text:p>440.066</text:p>
          </table:table-cell>
          <table:table-cell office:value-type="float" office:value="677.721" calcext:value-type="float">
            <text:p>677.721</text:p>
          </table:table-cell>
          <table:table-cell office:value-type="string" calcext:value-type="string">
            <text:p>|</text:p>
          </table:table-cell>
          <table:table-cell office:value-type="float" office:value="0.0162674" calcext:value-type="float">
            <text:p>0.0162674</text:p>
          </table:table-cell>
          <table:table-cell office:value-type="float" office:value="0.0241547" calcext:value-type="float">
            <text:p>0.0241547</text:p>
          </table:table-cell>
          <table:table-cell office:value-type="float" office:value="0.00880133" calcext:value-type="float">
            <text:p>0.00880133</text:p>
          </table:table-cell>
          <table:table-cell office:value-type="float" office:value="0.0135544" calcext:value-type="float">
            <text:p>0.0135544</text:p>
          </table:table-cell>
          <table:table-cell office:value-type="string" calcext:value-type="string">
            <text:p>|</text:p>
          </table:table-cell>
          <table:table-cell office:value-type="float" office:value="0.182656" calcext:value-type="float">
            <text:p>0.182656</text:p>
          </table:table-cell>
          <table:table-cell office:value-type="float" office:value="0.271218" calcext:value-type="float">
            <text:p>0.271218</text:p>
          </table:table-cell>
          <table:table-cell office:value-type="float" office:value="0.0988247" calcext:value-type="float">
            <text:p>0.0988247</text:p>
          </table:table-cell>
          <table:table-cell office:value-type="float" office:value="0.152194" calcext:value-type="float">
            <text:p>0.152194</text:p>
          </table:table-cell>
        </table:table-row>
        <table:table-row table:style-name="ro1">
          <table:table-cell office:value-type="string" calcext:value-type="string">
            <text:p>Archaea;Crenarchaeota;Thermoprotei;Thermoproteales;Thermofilaceae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|</text:p>
          </table:table-cell>
          <table:table-cell office:value-type="float" office:value="548.34" calcext:value-type="float">
            <text:p>548.34</text:p>
          </table:table-cell>
          <table:table-cell office:value-type="float" office:value="805.312" calcext:value-type="float">
            <text:p>805.312</text:p>
          </table:table-cell>
          <table:table-cell office:value-type="float" office:value="341.39" calcext:value-type="float">
            <text:p>341.39</text:p>
          </table:table-cell>
          <table:table-cell office:value-type="float" office:value="463.937" calcext:value-type="float">
            <text:p>463.937</text:p>
          </table:table-cell>
          <table:table-cell office:value-type="string" calcext:value-type="string">
            <text:p>|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161062" calcext:value-type="float">
            <text:p>0.0161062</text:p>
          </table:table-cell>
          <table:table-cell office:value-type="float" office:value="0.0068278" calcext:value-type="float">
            <text:p>0.0068278</text:p>
          </table:table-cell>
          <table:table-cell office:value-type="float" office:value="0.00927873" calcext:value-type="float">
            <text:p>0.00927873</text:p>
          </table:table-cell>
          <table:table-cell office:value-type="string" calcext:value-type="string">
            <text:p>|</text:p>
          </table:table-cell>
          <table:table-cell office:value-type="float" office:value="0.347711" calcext:value-type="float">
            <text:p>0.347711</text:p>
          </table:table-cell>
          <table:table-cell office:value-type="float" office:value="0.510661" calcext:value-type="float">
            <text:p>0.510661</text:p>
          </table:table-cell>
          <table:table-cell office:value-type="float" office:value="0.216481" calcext:value-type="float">
            <text:p>0.216481</text:p>
          </table:table-cell>
          <table:table-cell office:value-type="float" office:value="0.294189" calcext:value-type="float">
            <text:p>0.294189</text:p>
          </table:table-cell>
        </table:table-row>
        <table:table-row table:style-name="ro1">
          <table:table-cell office:value-type="string" calcext:value-type="string">
            <text:p>Archaea;Crenarchaeota;Thermoprotei;Thermoproteales;Thermofilaceae;Thermofilum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|</text:p>
          </table:table-cell>
          <table:table-cell office:value-type="float" office:value="548.34" calcext:value-type="float">
            <text:p>548.34</text:p>
          </table:table-cell>
          <table:table-cell office:value-type="float" office:value="805.312" calcext:value-type="float">
            <text:p>805.312</text:p>
          </table:table-cell>
          <table:table-cell office:value-type="float" office:value="341.39" calcext:value-type="float">
            <text:p>341.39</text:p>
          </table:table-cell>
          <table:table-cell office:value-type="float" office:value="463.937" calcext:value-type="float">
            <text:p>463.937</text:p>
          </table:table-cell>
          <table:table-cell office:value-type="string" calcext:value-type="string">
            <text:p>|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161062" calcext:value-type="float">
            <text:p>0.0161062</text:p>
          </table:table-cell>
          <table:table-cell office:value-type="float" office:value="0.0068278" calcext:value-type="float">
            <text:p>0.0068278</text:p>
          </table:table-cell>
          <table:table-cell office:value-type="float" office:value="0.00927873" calcext:value-type="float">
            <text:p>0.00927873</text:p>
          </table:table-cell>
          <table:table-cell office:value-type="string" calcext:value-type="string">
            <text:p>|</text:p>
          </table:table-cell>
          <table:table-cell office:value-type="float" office:value="0.347711" calcext:value-type="float">
            <text:p>0.347711</text:p>
          </table:table-cell>
          <table:table-cell office:value-type="float" office:value="0.510661" calcext:value-type="float">
            <text:p>0.510661</text:p>
          </table:table-cell>
          <table:table-cell office:value-type="float" office:value="0.216481" calcext:value-type="float">
            <text:p>0.216481</text:p>
          </table:table-cell>
          <table:table-cell office:value-type="float" office:value="0.294189" calcext:value-type="float">
            <text:p>0.294189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|</text:p>
          </table:table-cell>
          <table:table-cell office:value-type="float" office:value="772.798" calcext:value-type="float">
            <text:p>772.798</text:p>
          </table:table-cell>
          <table:table-cell office:value-type="float" office:value="1167.52" calcext:value-type="float">
            <text:p>1167.52</text:p>
          </table:table-cell>
          <table:table-cell office:value-type="float" office:value="373.224" calcext:value-type="float">
            <text:p>373.224</text:p>
          </table:table-cell>
          <table:table-cell office:value-type="float" office:value="619.623" calcext:value-type="float">
            <text:p>619.623</text:p>
          </table:table-cell>
          <table:table-cell office:value-type="string" calcext:value-type="string">
            <text:p>|</text:p>
          </table:table-cell>
          <table:table-cell office:value-type="float" office:value="0.015456" calcext:value-type="float">
            <text:p>0.015456</text:p>
          </table:table-cell>
          <table:table-cell office:value-type="float" office:value="0.0233505" calcext:value-type="float">
            <text:p>0.0233505</text:p>
          </table:table-cell>
          <table:table-cell office:value-type="float" office:value="0.00746447" calcext:value-type="float">
            <text:p>0.00746447</text:p>
          </table:table-cell>
          <table:table-cell office:value-type="float" office:value="0.0123925" calcext:value-type="float">
            <text:p>0.0123925</text:p>
          </table:table-cell>
          <table:table-cell office:value-type="string" calcext:value-type="string">
            <text:p>|</text:p>
          </table:table-cell>
          <table:table-cell office:value-type="float" office:value="0.176317" calcext:value-type="float">
            <text:p>0.176317</text:p>
          </table:table-cell>
          <table:table-cell office:value-type="float" office:value="0.266376" calcext:value-type="float">
            <text:p>0.266376</text:p>
          </table:table-cell>
          <table:table-cell office:value-type="float" office:value="0.0851526" calcext:value-type="float">
            <text:p>0.0851526</text:p>
          </table:table-cell>
          <table:table-cell office:value-type="float" office:value="0.14137" calcext:value-type="float">
            <text:p>0.14137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;Caldivirg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375.507" calcext:value-type="float">
            <text:p>375.507</text:p>
          </table:table-cell>
          <table:table-cell office:value-type="float" office:value="701.613" calcext:value-type="float">
            <text:p>701.613</text:p>
          </table:table-cell>
          <table:table-cell office:value-type="float" office:value="230.069" calcext:value-type="float">
            <text:p>230.069</text:p>
          </table:table-cell>
          <table:table-cell office:value-type="float" office:value="442.152" calcext:value-type="float">
            <text:p>442.152</text:p>
          </table:table-cell>
          <table:table-cell office:value-type="string" calcext:value-type="string">
            <text:p>|</text:p>
          </table:table-cell>
          <table:table-cell office:value-type="float" office:value="0.00751014" calcext:value-type="float">
            <text:p>0.00751014</text:p>
          </table:table-cell>
          <table:table-cell office:value-type="float" office:value="0.0140323" calcext:value-type="float">
            <text:p>0.0140323</text:p>
          </table:table-cell>
          <table:table-cell office:value-type="float" office:value="0.00460138" calcext:value-type="float">
            <text:p>0.00460138</text:p>
          </table:table-cell>
          <table:table-cell office:value-type="float" office:value="0.00884304" calcext:value-type="float">
            <text:p>0.00884304</text:p>
          </table:table-cell>
          <table:table-cell office:value-type="string" calcext:value-type="string">
            <text:p>|</text:p>
          </table:table-cell>
          <table:table-cell office:value-type="float" office:value="0.225665" calcext:value-type="float">
            <text:p>0.225665</text:p>
          </table:table-cell>
          <table:table-cell office:value-type="float" office:value="0.421642" calcext:value-type="float">
            <text:p>0.421642</text:p>
          </table:table-cell>
          <table:table-cell office:value-type="float" office:value="0.138263" calcext:value-type="float">
            <text:p>0.138263</text:p>
          </table:table-cell>
          <table:table-cell office:value-type="float" office:value="0.265716" calcext:value-type="float">
            <text:p>0.265716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;Pyrobaculum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|</text:p>
          </table:table-cell>
          <table:table-cell office:value-type="float" office:value="879.546" calcext:value-type="float">
            <text:p>879.546</text:p>
          </table:table-cell>
          <table:table-cell office:value-type="float" office:value="1383.72" calcext:value-type="float">
            <text:p>1383.72</text:p>
          </table:table-cell>
          <table:table-cell office:value-type="float" office:value="273.594" calcext:value-type="float">
            <text:p>273.594</text:p>
          </table:table-cell>
          <table:table-cell office:value-type="float" office:value="493.355" calcext:value-type="float">
            <text:p>493.355</text:p>
          </table:table-cell>
          <table:table-cell office:value-type="string" calcext:value-type="string">
            <text:p>|</text:p>
          </table:table-cell>
          <table:table-cell office:value-type="float" office:value="0.0175909" calcext:value-type="float">
            <text:p>0.0175909</text:p>
          </table:table-cell>
          <table:table-cell office:value-type="float" office:value="0.0276745" calcext:value-type="float">
            <text:p>0.0276745</text:p>
          </table:table-cell>
          <table:table-cell office:value-type="float" office:value="0.00547188" calcext:value-type="float">
            <text:p>0.00547188</text:p>
          </table:table-cell>
          <table:table-cell office:value-type="float" office:value="0.00986711" calcext:value-type="float">
            <text:p>0.00986711</text:p>
          </table:table-cell>
          <table:table-cell office:value-type="string" calcext:value-type="string">
            <text:p>|</text:p>
          </table:table-cell>
          <table:table-cell office:value-type="float" office:value="0.254498" calcext:value-type="float">
            <text:p>0.254498</text:p>
          </table:table-cell>
          <table:table-cell office:value-type="float" office:value="0.400383" calcext:value-type="float">
            <text:p>0.400383</text:p>
          </table:table-cell>
          <table:table-cell office:value-type="float" office:value="0.0791649" calcext:value-type="float">
            <text:p>0.0791649</text:p>
          </table:table-cell>
          <table:table-cell office:value-type="float" office:value="0.142753" calcext:value-type="float">
            <text:p>0.142753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;Thermocladium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float" office:value="365.331" calcext:value-type="float">
            <text:p>365.331</text:p>
          </table:table-cell>
          <table:table-cell office:value-type="float" office:value="578.828" calcext:value-type="float">
            <text:p>578.828</text:p>
          </table:table-cell>
          <table:table-cell office:value-type="float" office:value="280.702" calcext:value-type="float">
            <text:p>280.702</text:p>
          </table:table-cell>
          <table:table-cell office:value-type="float" office:value="435.206" calcext:value-type="float">
            <text:p>435.206</text:p>
          </table:table-cell>
          <table:table-cell office:value-type="string" calcext:value-type="string">
            <text:p>|</text:p>
          </table:table-cell>
          <table:table-cell office:value-type="float" office:value="0.00730662" calcext:value-type="float">
            <text:p>0.00730662</text:p>
          </table:table-cell>
          <table:table-cell office:value-type="float" office:value="0.0115766" calcext:value-type="float">
            <text:p>0.0115766</text:p>
          </table:table-cell>
          <table:table-cell office:value-type="float" office:value="0.00561403" calcext:value-type="float">
            <text:p>0.00561403</text:p>
          </table:table-cell>
          <table:table-cell office:value-type="float" office:value="0.00870412" calcext:value-type="float">
            <text:p>0.00870412</text:p>
          </table:table-cell>
          <table:table-cell office:value-type="string" calcext:value-type="string">
            <text:p>|</text:p>
          </table:table-cell>
          <table:table-cell office:value-type="float" office:value="0.241941" calcext:value-type="float">
            <text:p>0.241941</text:p>
          </table:table-cell>
          <table:table-cell office:value-type="float" office:value="0.38333" calcext:value-type="float">
            <text:p>0.38333</text:p>
          </table:table-cell>
          <table:table-cell office:value-type="float" office:value="0.185895" calcext:value-type="float">
            <text:p>0.185895</text:p>
          </table:table-cell>
          <table:table-cell office:value-type="float" office:value="0.288216" calcext:value-type="float">
            <text:p>0.288216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;Thermoproteu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float" office:value="415.773" calcext:value-type="float">
            <text:p>415.773</text:p>
          </table:table-cell>
          <table:table-cell office:value-type="float" office:value="761.452" calcext:value-type="float">
            <text:p>761.452</text:p>
          </table:table-cell>
          <table:table-cell office:value-type="float" office:value="168.835" calcext:value-type="float">
            <text:p>168.835</text:p>
          </table:table-cell>
          <table:table-cell office:value-type="float" office:value="378.449" calcext:value-type="float">
            <text:p>378.449</text:p>
          </table:table-cell>
          <table:table-cell office:value-type="string" calcext:value-type="string">
            <text:p>|</text:p>
          </table:table-cell>
          <table:table-cell office:value-type="float" office:value="0.00831546" calcext:value-type="float">
            <text:p>0.00831546</text:p>
          </table:table-cell>
          <table:table-cell office:value-type="float" office:value="0.015229" calcext:value-type="float">
            <text:p>0.015229</text:p>
          </table:table-cell>
          <table:table-cell office:value-type="float" office:value="0.0033767" calcext:value-type="float">
            <text:p>0.0033767</text:p>
          </table:table-cell>
          <table:table-cell office:value-type="float" office:value="0.00756898" calcext:value-type="float">
            <text:p>0.00756898</text:p>
          </table:table-cell>
          <table:table-cell office:value-type="string" calcext:value-type="string">
            <text:p>|</text:p>
          </table:table-cell>
          <table:table-cell office:value-type="float" office:value="0.190547" calcext:value-type="float">
            <text:p>0.190547</text:p>
          </table:table-cell>
          <table:table-cell office:value-type="float" office:value="0.34897" calcext:value-type="float">
            <text:p>0.34897</text:p>
          </table:table-cell>
          <table:table-cell office:value-type="float" office:value="0.0773763" calcext:value-type="float">
            <text:p>0.0773763</text:p>
          </table:table-cell>
          <table:table-cell office:value-type="float" office:value="0.173441" calcext:value-type="float">
            <text:p>0.173441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;uncultured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|</text:p>
          </table:table-cell>
          <table:table-cell office:value-type="float" office:value="413.339" calcext:value-type="float">
            <text:p>413.339</text:p>
          </table:table-cell>
          <table:table-cell office:value-type="float" office:value="742.732" calcext:value-type="float">
            <text:p>742.732</text:p>
          </table:table-cell>
          <table:table-cell office:value-type="float" office:value="308.468" calcext:value-type="float">
            <text:p>308.468</text:p>
          </table:table-cell>
          <table:table-cell office:value-type="float" office:value="568.23" calcext:value-type="float">
            <text:p>568.23</text:p>
          </table:table-cell>
          <table:table-cell office:value-type="string" calcext:value-type="string">
            <text:p>|</text:p>
          </table:table-cell>
          <table:table-cell office:value-type="float" office:value="0.00826677" calcext:value-type="float">
            <text:p>0.00826677</text:p>
          </table:table-cell>
          <table:table-cell office:value-type="float" office:value="0.0148546" calcext:value-type="float">
            <text:p>0.0148546</text:p>
          </table:table-cell>
          <table:table-cell office:value-type="float" office:value="0.00616935" calcext:value-type="float">
            <text:p>0.00616935</text:p>
          </table:table-cell>
          <table:table-cell office:value-type="float" office:value="0.0113646" calcext:value-type="float">
            <text:p>0.0113646</text:p>
          </table:table-cell>
          <table:table-cell office:value-type="string" calcext:value-type="string">
            <text:p>|</text:p>
          </table:table-cell>
          <table:table-cell office:value-type="float" office:value="0.25499" calcext:value-type="float">
            <text:p>0.25499</text:p>
          </table:table-cell>
          <table:table-cell office:value-type="float" office:value="0.458193" calcext:value-type="float">
            <text:p>0.458193</text:p>
          </table:table-cell>
          <table:table-cell office:value-type="float" office:value="0.190295" calcext:value-type="float">
            <text:p>0.190295</text:p>
          </table:table-cell>
          <table:table-cell office:value-type="float" office:value="0.350543" calcext:value-type="float">
            <text:p>0.350543</text:p>
          </table:table-cell>
        </table:table-row>
        <table:table-row table:style-name="ro1">
          <table:table-cell office:value-type="string" calcext:value-type="string">
            <text:p>Archaea;Crenarchaeota;Thermoprotei;Thermoproteales;Thermoproteaceae;Vulcanisaeta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</text:p>
          </table:table-cell>
          <table:table-cell office:value-type="float" office:value="287.373" calcext:value-type="float">
            <text:p>287.373</text:p>
          </table:table-cell>
          <table:table-cell office:value-type="float" office:value="503.604" calcext:value-type="float">
            <text:p>503.604</text:p>
          </table:table-cell>
          <table:table-cell office:value-type="float" office:value="186.627" calcext:value-type="float">
            <text:p>186.627</text:p>
          </table:table-cell>
          <table:table-cell office:value-type="float" office:value="340.677" calcext:value-type="float">
            <text:p>340.677</text:p>
          </table:table-cell>
          <table:table-cell office:value-type="string" calcext:value-type="string">
            <text:p>|</text:p>
          </table:table-cell>
          <table:table-cell office:value-type="float" office:value="0.00574745" calcext:value-type="float">
            <text:p>0.00574745</text:p>
          </table:table-cell>
          <table:table-cell office:value-type="float" office:value="0.0100721" calcext:value-type="float">
            <text:p>0.0100721</text:p>
          </table:table-cell>
          <table:table-cell office:value-type="float" office:value="0.00373253" calcext:value-type="float">
            <text:p>0.00373253</text:p>
          </table:table-cell>
          <table:table-cell office:value-type="float" office:value="0.00681353" calcext:value-type="float">
            <text:p>0.00681353</text:p>
          </table:table-cell>
          <table:table-cell office:value-type="string" calcext:value-type="string">
            <text:p>|</text:p>
          </table:table-cell>
          <table:table-cell office:value-type="float" office:value="0.173534" calcext:value-type="float">
            <text:p>0.173534</text:p>
          </table:table-cell>
          <table:table-cell office:value-type="float" office:value="0.304109" calcext:value-type="float">
            <text:p>0.304109</text:p>
          </table:table-cell>
          <table:table-cell office:value-type="float" office:value="0.112697" calcext:value-type="float">
            <text:p>0.112697</text:p>
          </table:table-cell>
          <table:table-cell office:value-type="float" office:value="0.205723" calcext:value-type="float">
            <text:p>0.205723</text:p>
          </table:table-cell>
        </table:table-row>
        <table:table-row table:style-name="ro1">
          <table:table-cell office:value-type="string" calcext:value-type="string">
            <text:p>Archaea;Diapherotrites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|</text:p>
          </table:table-cell>
          <table:table-cell office:value-type="float" office:value="1056.22" calcext:value-type="float">
            <text:p>1056.22</text:p>
          </table:table-cell>
          <table:table-cell office:value-type="float" office:value="1567.17" calcext:value-type="float">
            <text:p>1567.17</text:p>
          </table:table-cell>
          <table:table-cell office:value-type="float" office:value="726.02" calcext:value-type="float">
            <text:p>726.02</text:p>
          </table:table-cell>
          <table:table-cell office:value-type="float" office:value="1056.05" calcext:value-type="float">
            <text:p>1056.05</text:p>
          </table:table-cell>
          <table:table-cell office:value-type="string" calcext:value-type="string">
            <text:p>|</text:p>
          </table:table-cell>
          <table:table-cell office:value-type="float" office:value="0.0211244" calcext:value-type="float">
            <text:p>0.0211244</text:p>
          </table:table-cell>
          <table:table-cell office:value-type="float" office:value="0.0313433" calcext:value-type="float">
            <text:p>0.0313433</text:p>
          </table:table-cell>
          <table:table-cell office:value-type="float" office:value="0.0145204" calcext:value-type="float">
            <text:p>0.0145204</text:p>
          </table:table-cell>
          <table:table-cell office:value-type="float" office:value="0.021121" calcext:value-type="float">
            <text:p>0.021121</text:p>
          </table:table-cell>
          <table:table-cell office:value-type="string" calcext:value-type="string">
            <text:p>|</text:p>
          </table:table-cell>
          <table:table-cell office:value-type="float" office:value="0.583548" calcext:value-type="float">
            <text:p>0.583548</text:p>
          </table:table-cell>
          <table:table-cell office:value-type="float" office:value="0.865837" calcext:value-type="float">
            <text:p>0.865837</text:p>
          </table:table-cell>
          <table:table-cell office:value-type="float" office:value="0.401116" calcext:value-type="float">
            <text:p>0.401116</text:p>
          </table:table-cell>
          <table:table-cell office:value-type="float" office:value="0.583453" calcext:value-type="float">
            <text:p>0.583453</text:p>
          </table:table-cell>
        </table:table-row>
        <table:table-row table:style-name="ro1">
          <table:table-cell office:value-type="string" calcext:value-type="string">
            <text:p>Archaea;Diapherotrites;Diapherotrites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office:value-type="float" office:value="916.934" calcext:value-type="float">
            <text:p>916.934</text:p>
          </table:table-cell>
          <table:table-cell office:value-type="float" office:value="1360.62" calcext:value-type="float">
            <text:p>1360.62</text:p>
          </table:table-cell>
          <table:table-cell office:value-type="float" office:value="640.983" calcext:value-type="float">
            <text:p>640.983</text:p>
          </table:table-cell>
          <table:table-cell office:value-type="float" office:value="916.279" calcext:value-type="float">
            <text:p>916.279</text:p>
          </table:table-cell>
          <table:table-cell office:value-type="string" calcext:value-type="string">
            <text:p>|</text:p>
          </table:table-cell>
          <table:table-cell office:value-type="float" office:value="0.0183387" calcext:value-type="float">
            <text:p>0.0183387</text:p>
          </table:table-cell>
          <table:table-cell office:value-type="float" office:value="0.0272124" calcext:value-type="float">
            <text:p>0.0272124</text:p>
          </table:table-cell>
          <table:table-cell office:value-type="float" office:value="0.0128197" calcext:value-type="float">
            <text:p>0.0128197</text:p>
          </table:table-cell>
          <table:table-cell office:value-type="float" office:value="0.0183256" calcext:value-type="float">
            <text:p>0.0183256</text:p>
          </table:table-cell>
          <table:table-cell office:value-type="string" calcext:value-type="string">
            <text:p>|</text:p>
          </table:table-cell>
          <table:table-cell office:value-type="float" office:value="0.570233" calcext:value-type="float">
            <text:p>0.570233</text:p>
          </table:table-cell>
          <table:table-cell office:value-type="float" office:value="0.846157" calcext:value-type="float">
            <text:p>0.846157</text:p>
          </table:table-cell>
          <table:table-cell office:value-type="float" office:value="0.398621" calcext:value-type="float">
            <text:p>0.398621</text:p>
          </table:table-cell>
          <table:table-cell office:value-type="float" office:value="0.569825" calcext:value-type="float">
            <text:p>0.569825</text:p>
          </table:table-cell>
        </table:table-row>
        <table:table-row table:style-name="ro1">
          <table:table-cell office:value-type="string" calcext:value-type="string">
            <text:p>Archaea;Diapherotrites;Diapherotrites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office:value-type="float" office:value="916.934" calcext:value-type="float">
            <text:p>916.934</text:p>
          </table:table-cell>
          <table:table-cell office:value-type="float" office:value="1360.62" calcext:value-type="float">
            <text:p>1360.62</text:p>
          </table:table-cell>
          <table:table-cell office:value-type="float" office:value="640.983" calcext:value-type="float">
            <text:p>640.983</text:p>
          </table:table-cell>
          <table:table-cell office:value-type="float" office:value="916.279" calcext:value-type="float">
            <text:p>916.279</text:p>
          </table:table-cell>
          <table:table-cell office:value-type="string" calcext:value-type="string">
            <text:p>|</text:p>
          </table:table-cell>
          <table:table-cell office:value-type="float" office:value="0.0183387" calcext:value-type="float">
            <text:p>0.0183387</text:p>
          </table:table-cell>
          <table:table-cell office:value-type="float" office:value="0.0272124" calcext:value-type="float">
            <text:p>0.0272124</text:p>
          </table:table-cell>
          <table:table-cell office:value-type="float" office:value="0.0128197" calcext:value-type="float">
            <text:p>0.0128197</text:p>
          </table:table-cell>
          <table:table-cell office:value-type="float" office:value="0.0183256" calcext:value-type="float">
            <text:p>0.0183256</text:p>
          </table:table-cell>
          <table:table-cell office:value-type="string" calcext:value-type="string">
            <text:p>|</text:p>
          </table:table-cell>
          <table:table-cell office:value-type="float" office:value="0.570233" calcext:value-type="float">
            <text:p>0.570233</text:p>
          </table:table-cell>
          <table:table-cell office:value-type="float" office:value="0.846157" calcext:value-type="float">
            <text:p>0.846157</text:p>
          </table:table-cell>
          <table:table-cell office:value-type="float" office:value="0.398621" calcext:value-type="float">
            <text:p>0.398621</text:p>
          </table:table-cell>
          <table:table-cell office:value-type="float" office:value="0.569825" calcext:value-type="float">
            <text:p>0.569825</text:p>
          </table:table-cell>
        </table:table-row>
        <table:table-row table:style-name="ro1">
          <table:table-cell office:value-type="string" calcext:value-type="string">
            <text:p>Archaea;Diapherotrites;Diapherotrites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office:value-type="float" office:value="916.934" calcext:value-type="float">
            <text:p>916.934</text:p>
          </table:table-cell>
          <table:table-cell office:value-type="float" office:value="1360.62" calcext:value-type="float">
            <text:p>1360.62</text:p>
          </table:table-cell>
          <table:table-cell office:value-type="float" office:value="640.983" calcext:value-type="float">
            <text:p>640.983</text:p>
          </table:table-cell>
          <table:table-cell office:value-type="float" office:value="916.279" calcext:value-type="float">
            <text:p>916.279</text:p>
          </table:table-cell>
          <table:table-cell office:value-type="string" calcext:value-type="string">
            <text:p>|</text:p>
          </table:table-cell>
          <table:table-cell office:value-type="float" office:value="0.0183387" calcext:value-type="float">
            <text:p>0.0183387</text:p>
          </table:table-cell>
          <table:table-cell office:value-type="float" office:value="0.0272124" calcext:value-type="float">
            <text:p>0.0272124</text:p>
          </table:table-cell>
          <table:table-cell office:value-type="float" office:value="0.0128197" calcext:value-type="float">
            <text:p>0.0128197</text:p>
          </table:table-cell>
          <table:table-cell office:value-type="float" office:value="0.0183256" calcext:value-type="float">
            <text:p>0.0183256</text:p>
          </table:table-cell>
          <table:table-cell office:value-type="string" calcext:value-type="string">
            <text:p>|</text:p>
          </table:table-cell>
          <table:table-cell office:value-type="float" office:value="0.570233" calcext:value-type="float">
            <text:p>0.570233</text:p>
          </table:table-cell>
          <table:table-cell office:value-type="float" office:value="0.846157" calcext:value-type="float">
            <text:p>0.846157</text:p>
          </table:table-cell>
          <table:table-cell office:value-type="float" office:value="0.398621" calcext:value-type="float">
            <text:p>0.398621</text:p>
          </table:table-cell>
          <table:table-cell office:value-type="float" office:value="0.569825" calcext:value-type="float">
            <text:p>0.569825</text:p>
          </table:table-cell>
        </table:table-row>
        <table:table-row table:style-name="ro1">
          <table:table-cell office:value-type="string" calcext:value-type="string">
            <text:p>Archaea;Diapherotrites;Diapherotrites Incertae Sedis;Unknown Order;Unknown Family;Candidatus Iainarchaeum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office:value-type="float" office:value="916.934" calcext:value-type="float">
            <text:p>916.934</text:p>
          </table:table-cell>
          <table:table-cell office:value-type="float" office:value="1360.62" calcext:value-type="float">
            <text:p>1360.62</text:p>
          </table:table-cell>
          <table:table-cell office:value-type="float" office:value="640.983" calcext:value-type="float">
            <text:p>640.983</text:p>
          </table:table-cell>
          <table:table-cell office:value-type="float" office:value="916.279" calcext:value-type="float">
            <text:p>916.279</text:p>
          </table:table-cell>
          <table:table-cell office:value-type="string" calcext:value-type="string">
            <text:p>|</text:p>
          </table:table-cell>
          <table:table-cell office:value-type="float" office:value="0.0183387" calcext:value-type="float">
            <text:p>0.0183387</text:p>
          </table:table-cell>
          <table:table-cell office:value-type="float" office:value="0.0272124" calcext:value-type="float">
            <text:p>0.0272124</text:p>
          </table:table-cell>
          <table:table-cell office:value-type="float" office:value="0.0128197" calcext:value-type="float">
            <text:p>0.0128197</text:p>
          </table:table-cell>
          <table:table-cell office:value-type="float" office:value="0.0183256" calcext:value-type="float">
            <text:p>0.0183256</text:p>
          </table:table-cell>
          <table:table-cell office:value-type="string" calcext:value-type="string">
            <text:p>|</text:p>
          </table:table-cell>
          <table:table-cell office:value-type="float" office:value="0.570233" calcext:value-type="float">
            <text:p>0.570233</text:p>
          </table:table-cell>
          <table:table-cell office:value-type="float" office:value="0.846157" calcext:value-type="float">
            <text:p>0.846157</text:p>
          </table:table-cell>
          <table:table-cell office:value-type="float" office:value="0.398621" calcext:value-type="float">
            <text:p>0.398621</text:p>
          </table:table-cell>
          <table:table-cell office:value-type="float" office:value="0.569825" calcext:value-type="float">
            <text:p>0.569825</text:p>
          </table:table-cell>
        </table:table-row>
        <table:table-row table:style-name="ro1">
          <table:table-cell office:value-type="string" calcext:value-type="string">
            <text:p>Archaea;Euryarchaeota</text:p>
          </table:table-cell>
          <table:table-cell office:value-type="float" office:value="1" calcext:value-type="float">
            <text:p>1</text:p>
          </table:table-cell>
          <table:table-cell office:value-type="float" office:value="12268" calcext:value-type="float">
            <text:p>12268</text:p>
          </table:table-cell>
          <table:table-cell office:value-type="string" calcext:value-type="string">
            <text:p>|</text:p>
          </table:table-cell>
          <table:table-cell office:value-type="float" office:value="999.191" calcext:value-type="float">
            <text:p>999.191</text:p>
          </table:table-cell>
          <table:table-cell office:value-type="float" office:value="1400.95" calcext:value-type="float">
            <text:p>1400.95</text:p>
          </table:table-cell>
          <table:table-cell office:value-type="float" office:value="778.744" calcext:value-type="float">
            <text:p>778.744</text:p>
          </table:table-cell>
          <table:table-cell office:value-type="float" office:value="1064.22" calcext:value-type="float">
            <text:p>1064.22</text:p>
          </table:table-cell>
          <table:table-cell office:value-type="string" calcext:value-type="string">
            <text:p>|</text:p>
          </table:table-cell>
          <table:table-cell office:value-type="float" office:value="0.0199838" calcext:value-type="float">
            <text:p>0.0199838</text:p>
          </table:table-cell>
          <table:table-cell office:value-type="float" office:value="0.028019" calcext:value-type="float">
            <text:p>0.028019</text:p>
          </table:table-cell>
          <table:table-cell office:value-type="float" office:value="0.0155749" calcext:value-type="float">
            <text:p>0.0155749</text:p>
          </table:table-cell>
          <table:table-cell office:value-type="float" office:value="0.0212845" calcext:value-type="float">
            <text:p>0.0212845</text:p>
          </table:table-cell>
          <table:table-cell office:value-type="string" calcext:value-type="string">
            <text:p>|</text:p>
          </table:table-cell>
          <table:table-cell office:value-type="float" office:value="0.15627" calcext:value-type="float">
            <text:p>0.15627</text:p>
          </table:table-cell>
          <table:table-cell office:value-type="float" office:value="0.219104" calcext:value-type="float">
            <text:p>0.219104</text:p>
          </table:table-cell>
          <table:table-cell office:value-type="float" office:value="0.121793" calcext:value-type="float">
            <text:p>0.121793</text:p>
          </table:table-cell>
          <table:table-cell office:value-type="float" office:value="0.166441" calcext:value-type="float">
            <text:p>0.166441</text:p>
          </table:table-cell>
        </table:table-row>
        <table:table-row table:style-name="ro1">
          <table:table-cell office:value-type="string" calcext:value-type="string">
            <text:p>Archaea;Euryarchaeota;Archaeoglobi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|</text:p>
          </table:table-cell>
          <table:table-cell office:value-type="float" office:value="496.525" calcext:value-type="float">
            <text:p>496.525</text:p>
          </table:table-cell>
          <table:table-cell office:value-type="float" office:value="871.588" calcext:value-type="float">
            <text:p>871.588</text:p>
          </table:table-cell>
          <table:table-cell office:value-type="float" office:value="376.225" calcext:value-type="float">
            <text:p>376.225</text:p>
          </table:table-cell>
          <table:table-cell office:value-type="float" office:value="653.362" calcext:value-type="float">
            <text:p>653.362</text:p>
          </table:table-cell>
          <table:table-cell office:value-type="string" calcext:value-type="string">
            <text:p>|</text:p>
          </table:table-cell>
          <table:table-cell office:value-type="float" office:value="0.00993051" calcext:value-type="float">
            <text:p>0.00993051</text:p>
          </table:table-cell>
          <table:table-cell office:value-type="float" office:value="0.0174318" calcext:value-type="float">
            <text:p>0.0174318</text:p>
          </table:table-cell>
          <table:table-cell office:value-type="float" office:value="0.0075245" calcext:value-type="float">
            <text:p>0.0075245</text:p>
          </table:table-cell>
          <table:table-cell office:value-type="float" office:value="0.0130672" calcext:value-type="float">
            <text:p>0.0130672</text:p>
          </table:table-cell>
          <table:table-cell office:value-type="string" calcext:value-type="string">
            <text:p>|</text:p>
          </table:table-cell>
          <table:table-cell office:value-type="float" office:value="0.304804" calcext:value-type="float">
            <text:p>0.304804</text:p>
          </table:table-cell>
          <table:table-cell office:value-type="float" office:value="0.535045" calcext:value-type="float">
            <text:p>0.535045</text:p>
          </table:table-cell>
          <table:table-cell office:value-type="float" office:value="0.230954" calcext:value-type="float">
            <text:p>0.230954</text:p>
          </table:table-cell>
          <table:table-cell office:value-type="float" office:value="0.401081" calcext:value-type="float">
            <text:p>0.401081</text:p>
          </table:table-cell>
        </table:table-row>
        <table:table-row table:style-name="ro1">
          <table:table-cell office:value-type="string" calcext:value-type="string">
            <text:p>Archaea;Euryarchaeota;Archaeoglobi;Archaeoglobales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|</text:p>
          </table:table-cell>
          <table:table-cell office:value-type="float" office:value="496.525" calcext:value-type="float">
            <text:p>496.525</text:p>
          </table:table-cell>
          <table:table-cell office:value-type="float" office:value="871.588" calcext:value-type="float">
            <text:p>871.588</text:p>
          </table:table-cell>
          <table:table-cell office:value-type="float" office:value="376.225" calcext:value-type="float">
            <text:p>376.225</text:p>
          </table:table-cell>
          <table:table-cell office:value-type="float" office:value="653.362" calcext:value-type="float">
            <text:p>653.362</text:p>
          </table:table-cell>
          <table:table-cell office:value-type="string" calcext:value-type="string">
            <text:p>|</text:p>
          </table:table-cell>
          <table:table-cell office:value-type="float" office:value="0.00993051" calcext:value-type="float">
            <text:p>0.00993051</text:p>
          </table:table-cell>
          <table:table-cell office:value-type="float" office:value="0.0174318" calcext:value-type="float">
            <text:p>0.0174318</text:p>
          </table:table-cell>
          <table:table-cell office:value-type="float" office:value="0.0075245" calcext:value-type="float">
            <text:p>0.0075245</text:p>
          </table:table-cell>
          <table:table-cell office:value-type="float" office:value="0.0130672" calcext:value-type="float">
            <text:p>0.0130672</text:p>
          </table:table-cell>
          <table:table-cell office:value-type="string" calcext:value-type="string">
            <text:p>|</text:p>
          </table:table-cell>
          <table:table-cell office:value-type="float" office:value="0.304804" calcext:value-type="float">
            <text:p>0.304804</text:p>
          </table:table-cell>
          <table:table-cell office:value-type="float" office:value="0.535045" calcext:value-type="float">
            <text:p>0.535045</text:p>
          </table:table-cell>
          <table:table-cell office:value-type="float" office:value="0.230954" calcext:value-type="float">
            <text:p>0.230954</text:p>
          </table:table-cell>
          <table:table-cell office:value-type="float" office:value="0.401081" calcext:value-type="float">
            <text:p>0.401081</text:p>
          </table:table-cell>
        </table:table-row>
        <table:table-row table:style-name="ro1">
          <table:table-cell office:value-type="string" calcext:value-type="string">
            <text:p>Archaea;Euryarchaeota;Archaeoglobi;Archaeoglobales;Archaeoglobaceae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|</text:p>
          </table:table-cell>
          <table:table-cell office:value-type="float" office:value="496.525" calcext:value-type="float">
            <text:p>496.525</text:p>
          </table:table-cell>
          <table:table-cell office:value-type="float" office:value="871.588" calcext:value-type="float">
            <text:p>871.588</text:p>
          </table:table-cell>
          <table:table-cell office:value-type="float" office:value="376.225" calcext:value-type="float">
            <text:p>376.225</text:p>
          </table:table-cell>
          <table:table-cell office:value-type="float" office:value="653.362" calcext:value-type="float">
            <text:p>653.362</text:p>
          </table:table-cell>
          <table:table-cell office:value-type="string" calcext:value-type="string">
            <text:p>|</text:p>
          </table:table-cell>
          <table:table-cell office:value-type="float" office:value="0.00993051" calcext:value-type="float">
            <text:p>0.00993051</text:p>
          </table:table-cell>
          <table:table-cell office:value-type="float" office:value="0.0174318" calcext:value-type="float">
            <text:p>0.0174318</text:p>
          </table:table-cell>
          <table:table-cell office:value-type="float" office:value="0.0075245" calcext:value-type="float">
            <text:p>0.0075245</text:p>
          </table:table-cell>
          <table:table-cell office:value-type="float" office:value="0.0130672" calcext:value-type="float">
            <text:p>0.0130672</text:p>
          </table:table-cell>
          <table:table-cell office:value-type="string" calcext:value-type="string">
            <text:p>|</text:p>
          </table:table-cell>
          <table:table-cell office:value-type="float" office:value="0.304804" calcext:value-type="float">
            <text:p>0.304804</text:p>
          </table:table-cell>
          <table:table-cell office:value-type="float" office:value="0.535045" calcext:value-type="float">
            <text:p>0.535045</text:p>
          </table:table-cell>
          <table:table-cell office:value-type="float" office:value="0.230954" calcext:value-type="float">
            <text:p>0.230954</text:p>
          </table:table-cell>
          <table:table-cell office:value-type="float" office:value="0.401081" calcext:value-type="float">
            <text:p>0.401081</text:p>
          </table:table-cell>
        </table:table-row>
        <table:table-row table:style-name="ro2">
          <table:table-cell office:value-type="string" calcext:value-type="string">
            <text:p>Archaea;Euryarchaeota;Archaeoglobi;Archaeoglobales;Archaeoglobaceae;Archaeoglobus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|</text:p>
          </table:table-cell>
          <table:table-cell office:value-type="float" office:value="358.152" calcext:value-type="float">
            <text:p>358.152</text:p>
          </table:table-cell>
          <table:table-cell office:value-type="float" office:value="677.582" calcext:value-type="float">
            <text:p>677.582</text:p>
          </table:table-cell>
          <table:table-cell office:value-type="float" office:value="284.869" calcext:value-type="float">
            <text:p>284.869</text:p>
          </table:table-cell>
          <table:table-cell office:value-type="float" office:value="536.041" calcext:value-type="float">
            <text:p>536.041</text:p>
          </table:table-cell>
          <table:table-cell office:value-type="string" calcext:value-type="string">
            <text:p>|</text:p>
          </table:table-cell>
          <table:table-cell office:value-type="float" office:value="0.00716305" calcext:value-type="float">
            <text:p>0.00716305</text:p>
          </table:table-cell>
          <table:table-cell office:value-type="float" office:value="0.0135516" calcext:value-type="float">
            <text:p>0.0135516</text:p>
          </table:table-cell>
          <table:table-cell office:value-type="float" office:value="0.00569738" calcext:value-type="float">
            <text:p>0.00569738</text:p>
          </table:table-cell>
          <table:table-cell office:value-type="float" office:value="0.0107208" calcext:value-type="float">
            <text:p>0.0107208</text:p>
          </table:table-cell>
          <table:table-cell office:value-type="string" calcext:value-type="string">
            <text:p>|</text:p>
          </table:table-cell>
          <table:table-cell office:value-type="float" office:value="0.23424" calcext:value-type="float">
            <text:p>0.23424</text:p>
          </table:table-cell>
          <table:table-cell office:value-type="float" office:value="0.443154" calcext:value-type="float">
            <text:p>0.443154</text:p>
          </table:table-cell>
          <table:table-cell office:value-type="float" office:value="0.186311" calcext:value-type="float">
            <text:p>0.186311</text:p>
          </table:table-cell>
          <table:table-cell office:value-type="float" office:value="0.350583" calcext:value-type="float">
            <text:p>0.350583</text:p>
          </table:table-cell>
        </table:table-row>
        <table:table-row table:style-name="ro2">
          <table:table-cell office:value-type="string" calcext:value-type="string">
            <text:p>Archaea;Euryarchaeota;Archaeoglobi;Archaeoglobales;Archaeoglobaceae;Ferroglobu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75.7033" calcext:value-type="float">
            <text:p>75.7033</text:p>
          </table:table-cell>
          <table:table-cell office:value-type="float" office:value="110.611" calcext:value-type="float">
            <text:p>110.611</text:p>
          </table:table-cell>
          <table:table-cell office:value-type="float" office:value="62.8261" calcext:value-type="float">
            <text:p>62.8261</text:p>
          </table:table-cell>
          <table:table-cell office:value-type="float" office:value="84.1477" calcext:value-type="float">
            <text:p>84.1477</text:p>
          </table:table-cell>
          <table:table-cell office:value-type="string" calcext:value-type="string">
            <text:p>|</text:p>
          </table:table-cell>
          <table:table-cell office:value-type="float" office:value="0.00151407" calcext:value-type="float">
            <text:p>0.00151407</text:p>
          </table:table-cell>
          <table:table-cell office:value-type="float" office:value="0.00221221" calcext:value-type="float">
            <text:p>0.00221221</text:p>
          </table:table-cell>
          <table:table-cell office:value-type="float" office:value="0.00125652" calcext:value-type="float">
            <text:p>0.00125652</text:p>
          </table:table-cell>
          <table:table-cell office:value-type="float" office:value="0.00168295" calcext:value-type="float">
            <text:p>0.00168295</text:p>
          </table:table-cell>
          <table:table-cell office:value-type="string" calcext:value-type="string">
            <text:p>|</text:p>
          </table:table-cell>
          <table:table-cell office:value-type="float" office:value="0.0504016" calcext:value-type="float">
            <text:p>0.0504016</text:p>
          </table:table-cell>
          <table:table-cell office:value-type="float" office:value="0.0736422" calcext:value-type="float">
            <text:p>0.0736422</text:p>
          </table:table-cell>
          <table:table-cell office:value-type="float" office:value="0.0418283" calcext:value-type="float">
            <text:p>0.0418283</text:p>
          </table:table-cell>
          <table:table-cell office:value-type="float" office:value="0.0560238" calcext:value-type="float">
            <text:p>0.0560238</text:p>
          </table:table-cell>
        </table:table-row>
        <table:table-row table:style-name="ro2">
          <table:table-cell office:value-type="string" calcext:value-type="string">
            <text:p>Archaea;Euryarchaeota;Archaeoglobi;Archaeoglobales;Archaeoglobaceae;Geoglobu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float" office:value="381.426" calcext:value-type="float">
            <text:p>381.426</text:p>
          </table:table-cell>
          <table:table-cell office:value-type="float" office:value="684.38" calcext:value-type="float">
            <text:p>684.38</text:p>
          </table:table-cell>
          <table:table-cell office:value-type="float" office:value="221.514" calcext:value-type="float">
            <text:p>221.514</text:p>
          </table:table-cell>
          <table:table-cell office:value-type="float" office:value="386.057" calcext:value-type="float">
            <text:p>386.057</text:p>
          </table:table-cell>
          <table:table-cell office:value-type="string" calcext:value-type="string">
            <text:p>|</text:p>
          </table:table-cell>
          <table:table-cell office:value-type="float" office:value="0.00762851" calcext:value-type="float">
            <text:p>0.00762851</text:p>
          </table:table-cell>
          <table:table-cell office:value-type="float" office:value="0.0136876" calcext:value-type="float">
            <text:p>0.0136876</text:p>
          </table:table-cell>
          <table:table-cell office:value-type="float" office:value="0.00443028" calcext:value-type="float">
            <text:p>0.00443028</text:p>
          </table:table-cell>
          <table:table-cell office:value-type="float" office:value="0.00772113" calcext:value-type="float">
            <text:p>0.00772113</text:p>
          </table:table-cell>
          <table:table-cell office:value-type="string" calcext:value-type="string">
            <text:p>|</text:p>
          </table:table-cell>
          <table:table-cell office:value-type="float" office:value="0.250773" calcext:value-type="float">
            <text:p>0.250773</text:p>
          </table:table-cell>
          <table:table-cell office:value-type="float" office:value="0.449954" calcext:value-type="float">
            <text:p>0.449954</text:p>
          </table:table-cell>
          <table:table-cell office:value-type="float" office:value="0.145637" calcext:value-type="float">
            <text:p>0.145637</text:p>
          </table:table-cell>
          <table:table-cell office:value-type="float" office:value="0.253818" calcext:value-type="float">
            <text:p>0.253818</text:p>
          </table:table-cell>
        </table:table-row>
        <table:table-row table:style-name="ro2">
          <table:table-cell office:value-type="string" calcext:value-type="string">
            <text:p>Archaea;Euryarchaeota;Archaeoglobi;Archaeoglobales;Archaeoglobaceae;uncultured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|</text:p>
          </table:table-cell>
          <table:table-cell office:value-type="float" office:value="478.799" calcext:value-type="float">
            <text:p>478.799</text:p>
          </table:table-cell>
          <table:table-cell office:value-type="float" office:value="875.158" calcext:value-type="float">
            <text:p>875.158</text:p>
          </table:table-cell>
          <table:table-cell office:value-type="float" office:value="354.585" calcext:value-type="float">
            <text:p>354.585</text:p>
          </table:table-cell>
          <table:table-cell office:value-type="float" office:value="645.184" calcext:value-type="float">
            <text:p>645.184</text:p>
          </table:table-cell>
          <table:table-cell office:value-type="string" calcext:value-type="string">
            <text:p>|</text:p>
          </table:table-cell>
          <table:table-cell office:value-type="float" office:value="0.00957597" calcext:value-type="float">
            <text:p>0.00957597</text:p>
          </table:table-cell>
          <table:table-cell office:value-type="float" office:value="0.0175032" calcext:value-type="float">
            <text:p>0.0175032</text:p>
          </table:table-cell>
          <table:table-cell office:value-type="float" office:value="0.0070917" calcext:value-type="float">
            <text:p>0.0070917</text:p>
          </table:table-cell>
          <table:table-cell office:value-type="float" office:value="0.0129037" calcext:value-type="float">
            <text:p>0.0129037</text:p>
          </table:table-cell>
          <table:table-cell office:value-type="string" calcext:value-type="string">
            <text:p>|</text:p>
          </table:table-cell>
          <table:table-cell office:value-type="float" office:value="0.313966" calcext:value-type="float">
            <text:p>0.313966</text:p>
          </table:table-cell>
          <table:table-cell office:value-type="float" office:value="0.573874" calcext:value-type="float">
            <text:p>0.573874</text:p>
          </table:table-cell>
          <table:table-cell office:value-type="float" office:value="0.232515" calcext:value-type="float">
            <text:p>0.232515</text:p>
          </table:table-cell>
          <table:table-cell office:value-type="float" office:value="0.423071" calcext:value-type="float">
            <text:p>0.423071</text:p>
          </table:table-cell>
        </table:table-row>
        <table:table-row table:style-name="ro2">
          <table:table-cell office:value-type="string" calcext:value-type="string">
            <text:p>Archaea;Euryarchaeota;Halobacteria</text:p>
          </table:table-cell>
          <table:table-cell office:value-type="float" office:value="2" calcext:value-type="float">
            <text:p>2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|</text:p>
          </table:table-cell>
          <table:table-cell office:value-type="float" office:value="634.479" calcext:value-type="float">
            <text:p>634.479</text:p>
          </table:table-cell>
          <table:table-cell office:value-type="float" office:value="1003.51" calcext:value-type="float">
            <text:p>1003.51</text:p>
          </table:table-cell>
          <table:table-cell office:value-type="float" office:value="520.367" calcext:value-type="float">
            <text:p>520.367</text:p>
          </table:table-cell>
          <table:table-cell office:value-type="float" office:value="814.026" calcext:value-type="float">
            <text:p>814.026</text:p>
          </table:table-cell>
          <table:table-cell office:value-type="string" calcext:value-type="string">
            <text:p>|</text:p>
          </table:table-cell>
          <table:table-cell office:value-type="float" office:value="0.0126896" calcext:value-type="float">
            <text:p>0.0126896</text:p>
          </table:table-cell>
          <table:table-cell office:value-type="float" office:value="0.0200702" calcext:value-type="float">
            <text:p>0.0200702</text:p>
          </table:table-cell>
          <table:table-cell office:value-type="float" office:value="0.0104073" calcext:value-type="float">
            <text:p>0.0104073</text:p>
          </table:table-cell>
          <table:table-cell office:value-type="float" office:value="0.0162805" calcext:value-type="float">
            <text:p>0.0162805</text:p>
          </table:table-cell>
          <table:table-cell office:value-type="string" calcext:value-type="string">
            <text:p>|</text:p>
          </table:table-cell>
          <table:table-cell office:value-type="float" office:value="0.150457" calcext:value-type="float">
            <text:p>0.150457</text:p>
          </table:table-cell>
          <table:table-cell office:value-type="float" office:value="0.237968" calcext:value-type="float">
            <text:p>0.237968</text:p>
          </table:table-cell>
          <table:table-cell office:value-type="float" office:value="0.123397" calcext:value-type="float">
            <text:p>0.123397</text:p>
          </table:table-cell>
          <table:table-cell office:value-type="float" office:value="0.193034" calcext:value-type="float">
            <text:p>0.193034</text:p>
          </table:table-cell>
        </table:table-row>
        <table:table-row table:style-name="ro2">
          <table:table-cell office:value-type="string" calcext:value-type="string">
            <text:p>Archaea;Euryarchaeota;Halobacteria;Halobacteriales</text:p>
          </table:table-cell>
          <table:table-cell office:value-type="float" office:value="3" calcext:value-type="float">
            <text:p>3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|</text:p>
          </table:table-cell>
          <table:table-cell office:value-type="float" office:value="634.479" calcext:value-type="float">
            <text:p>634.479</text:p>
          </table:table-cell>
          <table:table-cell office:value-type="float" office:value="1003.51" calcext:value-type="float">
            <text:p>1003.51</text:p>
          </table:table-cell>
          <table:table-cell office:value-type="float" office:value="520.367" calcext:value-type="float">
            <text:p>520.367</text:p>
          </table:table-cell>
          <table:table-cell office:value-type="float" office:value="814.026" calcext:value-type="float">
            <text:p>814.026</text:p>
          </table:table-cell>
          <table:table-cell office:value-type="string" calcext:value-type="string">
            <text:p>|</text:p>
          </table:table-cell>
          <table:table-cell office:value-type="float" office:value="0.0126896" calcext:value-type="float">
            <text:p>0.0126896</text:p>
          </table:table-cell>
          <table:table-cell office:value-type="float" office:value="0.0200702" calcext:value-type="float">
            <text:p>0.0200702</text:p>
          </table:table-cell>
          <table:table-cell office:value-type="float" office:value="0.0104073" calcext:value-type="float">
            <text:p>0.0104073</text:p>
          </table:table-cell>
          <table:table-cell office:value-type="float" office:value="0.0162805" calcext:value-type="float">
            <text:p>0.0162805</text:p>
          </table:table-cell>
          <table:table-cell office:value-type="string" calcext:value-type="string">
            <text:p>|</text:p>
          </table:table-cell>
          <table:table-cell office:value-type="float" office:value="0.150457" calcext:value-type="float">
            <text:p>0.150457</text:p>
          </table:table-cell>
          <table:table-cell office:value-type="float" office:value="0.237968" calcext:value-type="float">
            <text:p>0.237968</text:p>
          </table:table-cell>
          <table:table-cell office:value-type="float" office:value="0.123397" calcext:value-type="float">
            <text:p>0.123397</text:p>
          </table:table-cell>
          <table:table-cell office:value-type="float" office:value="0.193034" calcext:value-type="float">
            <text:p>0.193034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</text:p>
          </table:table-cell>
          <table:table-cell office:value-type="float" office:value="4" calcext:value-type="float">
            <text:p>4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|</text:p>
          </table:table-cell>
          <table:table-cell office:value-type="float" office:value="634.479" calcext:value-type="float">
            <text:p>634.479</text:p>
          </table:table-cell>
          <table:table-cell office:value-type="float" office:value="1003.51" calcext:value-type="float">
            <text:p>1003.51</text:p>
          </table:table-cell>
          <table:table-cell office:value-type="float" office:value="520.367" calcext:value-type="float">
            <text:p>520.367</text:p>
          </table:table-cell>
          <table:table-cell office:value-type="float" office:value="814.026" calcext:value-type="float">
            <text:p>814.026</text:p>
          </table:table-cell>
          <table:table-cell office:value-type="string" calcext:value-type="string">
            <text:p>|</text:p>
          </table:table-cell>
          <table:table-cell office:value-type="float" office:value="0.0126896" calcext:value-type="float">
            <text:p>0.0126896</text:p>
          </table:table-cell>
          <table:table-cell office:value-type="float" office:value="0.0200702" calcext:value-type="float">
            <text:p>0.0200702</text:p>
          </table:table-cell>
          <table:table-cell office:value-type="float" office:value="0.0104073" calcext:value-type="float">
            <text:p>0.0104073</text:p>
          </table:table-cell>
          <table:table-cell office:value-type="float" office:value="0.0162805" calcext:value-type="float">
            <text:p>0.0162805</text:p>
          </table:table-cell>
          <table:table-cell office:value-type="string" calcext:value-type="string">
            <text:p>|</text:p>
          </table:table-cell>
          <table:table-cell office:value-type="float" office:value="0.150457" calcext:value-type="float">
            <text:p>0.150457</text:p>
          </table:table-cell>
          <table:table-cell office:value-type="float" office:value="0.237968" calcext:value-type="float">
            <text:p>0.237968</text:p>
          </table:table-cell>
          <table:table-cell office:value-type="float" office:value="0.123397" calcext:value-type="float">
            <text:p>0.123397</text:p>
          </table:table-cell>
          <table:table-cell office:value-type="float" office:value="0.193034" calcext:value-type="float">
            <text:p>0.193034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Candidatus Halobonum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|</text:p>
          </table:table-cell>
          <table:table-cell office:value-type="float" office:value="515.243" calcext:value-type="float">
            <text:p>515.243</text:p>
          </table:table-cell>
          <table:table-cell office:value-type="float" office:value="805.291" calcext:value-type="float">
            <text:p>805.291</text:p>
          </table:table-cell>
          <table:table-cell office:value-type="float" office:value="281.615" calcext:value-type="float">
            <text:p>281.615</text:p>
          </table:table-cell>
          <table:table-cell office:value-type="float" office:value="433.397" calcext:value-type="float">
            <text:p>433.397</text:p>
          </table:table-cell>
          <table:table-cell office:value-type="string" calcext:value-type="string">
            <text:p>|</text:p>
          </table:table-cell>
          <table:table-cell office:value-type="float" office:value="0.0103049" calcext:value-type="float">
            <text:p>0.0103049</text:p>
          </table:table-cell>
          <table:table-cell office:value-type="float" office:value="0.0161058" calcext:value-type="float">
            <text:p>0.0161058</text:p>
          </table:table-cell>
          <table:table-cell office:value-type="float" office:value="0.0056323" calcext:value-type="float">
            <text:p>0.0056323</text:p>
          </table:table-cell>
          <table:table-cell office:value-type="float" office:value="0.00866794" calcext:value-type="float">
            <text:p>0.00866794</text:p>
          </table:table-cell>
          <table:table-cell office:value-type="string" calcext:value-type="string">
            <text:p>|</text:p>
          </table:table-cell>
          <table:table-cell office:value-type="float" office:value="0.347667" calcext:value-type="float">
            <text:p>0.347667</text:p>
          </table:table-cell>
          <table:table-cell office:value-type="float" office:value="0.543381" calcext:value-type="float">
            <text:p>0.543381</text:p>
          </table:table-cell>
          <table:table-cell office:value-type="float" office:value="0.190024" calcext:value-type="float">
            <text:p>0.190024</text:p>
          </table:table-cell>
          <table:table-cell office:value-type="float" office:value="0.292441" calcext:value-type="float">
            <text:p>0.292441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adaptatu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</text:p>
          </table:table-cell>
          <table:table-cell office:value-type="float" office:value="265.093" calcext:value-type="float">
            <text:p>265.093</text:p>
          </table:table-cell>
          <table:table-cell office:value-type="float" office:value="515.041" calcext:value-type="float">
            <text:p>515.041</text:p>
          </table:table-cell>
          <table:table-cell office:value-type="float" office:value="223.559" calcext:value-type="float">
            <text:p>223.559</text:p>
          </table:table-cell>
          <table:table-cell office:value-type="float" office:value="421.818" calcext:value-type="float">
            <text:p>421.818</text:p>
          </table:table-cell>
          <table:table-cell office:value-type="string" calcext:value-type="string">
            <text:p>|</text:p>
          </table:table-cell>
          <table:table-cell office:value-type="float" office:value="0.00530187" calcext:value-type="float">
            <text:p>0.00530187</text:p>
          </table:table-cell>
          <table:table-cell office:value-type="float" office:value="0.0103008" calcext:value-type="float">
            <text:p>0.0103008</text:p>
          </table:table-cell>
          <table:table-cell office:value-type="float" office:value="0.00447118" calcext:value-type="float">
            <text:p>0.00447118</text:p>
          </table:table-cell>
          <table:table-cell office:value-type="float" office:value="0.00843636" calcext:value-type="float">
            <text:p>0.00843636</text:p>
          </table:table-cell>
          <table:table-cell office:value-type="string" calcext:value-type="string">
            <text:p>|</text:p>
          </table:table-cell>
          <table:table-cell office:value-type="float" office:value="0.180213" calcext:value-type="float">
            <text:p>0.180213</text:p>
          </table:table-cell>
          <table:table-cell office:value-type="float" office:value="0.35013" calcext:value-type="float">
            <text:p>0.35013</text:p>
          </table:table-cell>
          <table:table-cell office:value-type="float" office:value="0.151978" calcext:value-type="float">
            <text:p>0.151978</text:p>
          </table:table-cell>
          <table:table-cell office:value-type="float" office:value="0.286756" calcext:value-type="float">
            <text:p>0.286756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alkalicoccu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float" office:value="46.1398" calcext:value-type="float">
            <text:p>46.1398</text:p>
          </table:table-cell>
          <table:table-cell office:value-type="float" office:value="97.2674" calcext:value-type="float">
            <text:p>97.2674</text:p>
          </table:table-cell>
          <table:table-cell office:value-type="float" office:value="40.4254" calcext:value-type="float">
            <text:p>40.4254</text:p>
          </table:table-cell>
          <table:table-cell office:value-type="float" office:value="82.7126" calcext:value-type="float">
            <text:p>82.7126</text:p>
          </table:table-cell>
          <table:table-cell office:value-type="string" calcext:value-type="string">
            <text:p>|</text:p>
          </table:table-cell>
          <table:table-cell office:value-type="float" office:value="0.000922795" calcext:value-type="float">
            <text:p>0.000922795</text:p>
          </table:table-cell>
          <table:table-cell office:value-type="float" office:value="0.00194535" calcext:value-type="float">
            <text:p>0.00194535</text:p>
          </table:table-cell>
          <table:table-cell office:value-type="float" office:value="0.000808508" calcext:value-type="float">
            <text:p>0.000808508</text:p>
          </table:table-cell>
          <table:table-cell office:value-type="float" office:value="0.00165425" calcext:value-type="float">
            <text:p>0.00165425</text:p>
          </table:table-cell>
          <table:table-cell office:value-type="string" calcext:value-type="string">
            <text:p>|</text:p>
          </table:table-cell>
          <table:table-cell office:value-type="float" office:value="0.0314947" calcext:value-type="float">
            <text:p>0.0314947</text:p>
          </table:table-cell>
          <table:table-cell office:value-type="float" office:value="0.0663941" calcext:value-type="float">
            <text:p>0.0663941</text:p>
          </table:table-cell>
          <table:table-cell office:value-type="float" office:value="0.0275941" calcext:value-type="float">
            <text:p>0.0275941</text:p>
          </table:table-cell>
          <table:table-cell office:value-type="float" office:value="0.0564591" calcext:value-type="float">
            <text:p>0.0564591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apricum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|</text:p>
          </table:table-cell>
          <table:table-cell office:value-type="float" office:value="444.421" calcext:value-type="float">
            <text:p>444.421</text:p>
          </table:table-cell>
          <table:table-cell office:value-type="float" office:value="830.42" calcext:value-type="float">
            <text:p>830.42</text:p>
          </table:table-cell>
          <table:table-cell office:value-type="float" office:value="324.343" calcext:value-type="float">
            <text:p>324.343</text:p>
          </table:table-cell>
          <table:table-cell office:value-type="float" office:value="598.015" calcext:value-type="float">
            <text:p>598.015</text:p>
          </table:table-cell>
          <table:table-cell office:value-type="string" calcext:value-type="string">
            <text:p>|</text:p>
          </table:table-cell>
          <table:table-cell office:value-type="float" office:value="0.00888841" calcext:value-type="float">
            <text:p>0.00888841</text:p>
          </table:table-cell>
          <table:table-cell office:value-type="float" office:value="0.0166084" calcext:value-type="float">
            <text:p>0.0166084</text:p>
          </table:table-cell>
          <table:table-cell office:value-type="float" office:value="0.00648686" calcext:value-type="float">
            <text:p>0.00648686</text:p>
          </table:table-cell>
          <table:table-cell office:value-type="float" office:value="0.0119603" calcext:value-type="float">
            <text:p>0.0119603</text:p>
          </table:table-cell>
          <table:table-cell office:value-type="string" calcext:value-type="string">
            <text:p>|</text:p>
          </table:table-cell>
          <table:table-cell office:value-type="float" office:value="0.29867" calcext:value-type="float">
            <text:p>0.29867</text:p>
          </table:table-cell>
          <table:table-cell office:value-type="float" office:value="0.558078" calcext:value-type="float">
            <text:p>0.558078</text:p>
          </table:table-cell>
          <table:table-cell office:value-type="float" office:value="0.217972" calcext:value-type="float">
            <text:p>0.217972</text:p>
          </table:table-cell>
          <table:table-cell office:value-type="float" office:value="0.401892" calcext:value-type="float">
            <text:p>0.401892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archaeum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|</text:p>
          </table:table-cell>
          <table:table-cell office:value-type="float" office:value="337.33" calcext:value-type="float">
            <text:p>337.33</text:p>
          </table:table-cell>
          <table:table-cell office:value-type="float" office:value="678.392" calcext:value-type="float">
            <text:p>678.392</text:p>
          </table:table-cell>
          <table:table-cell office:value-type="float" office:value="286.404" calcext:value-type="float">
            <text:p>286.404</text:p>
          </table:table-cell>
          <table:table-cell office:value-type="float" office:value="575.305" calcext:value-type="float">
            <text:p>575.305</text:p>
          </table:table-cell>
          <table:table-cell office:value-type="string" calcext:value-type="string">
            <text:p>|</text:p>
          </table:table-cell>
          <table:table-cell office:value-type="float" office:value="0.00674659" calcext:value-type="float">
            <text:p>0.00674659</text:p>
          </table:table-cell>
          <table:table-cell office:value-type="float" office:value="0.0135678" calcext:value-type="float">
            <text:p>0.0135678</text:p>
          </table:table-cell>
          <table:table-cell office:value-type="float" office:value="0.00572808" calcext:value-type="float">
            <text:p>0.00572808</text:p>
          </table:table-cell>
          <table:table-cell office:value-type="float" office:value="0.0115061" calcext:value-type="float">
            <text:p>0.0115061</text:p>
          </table:table-cell>
          <table:table-cell office:value-type="string" calcext:value-type="string">
            <text:p>|</text:p>
          </table:table-cell>
          <table:table-cell office:value-type="float" office:value="0.220621" calcext:value-type="float">
            <text:p>0.220621</text:p>
          </table:table-cell>
          <table:table-cell office:value-type="float" office:value="0.443683" calcext:value-type="float">
            <text:p>0.443683</text:p>
          </table:table-cell>
          <table:table-cell office:value-type="float" office:value="0.187315" calcext:value-type="float">
            <text:p>0.187315</text:p>
          </table:table-cell>
          <table:table-cell office:value-type="float" office:value="0.376263" calcext:value-type="float">
            <text:p>0.376263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archaeobius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office:value-type="float" office:value="348.849" calcext:value-type="float">
            <text:p>348.849</text:p>
          </table:table-cell>
          <table:table-cell office:value-type="float" office:value="723.325" calcext:value-type="float">
            <text:p>723.325</text:p>
          </table:table-cell>
          <table:table-cell office:value-type="float" office:value="281.506" calcext:value-type="float">
            <text:p>281.506</text:p>
          </table:table-cell>
          <table:table-cell office:value-type="float" office:value="573.384" calcext:value-type="float">
            <text:p>573.384</text:p>
          </table:table-cell>
          <table:table-cell office:value-type="string" calcext:value-type="string">
            <text:p>|</text:p>
          </table:table-cell>
          <table:table-cell office:value-type="float" office:value="0.00697698" calcext:value-type="float">
            <text:p>0.00697698</text:p>
          </table:table-cell>
          <table:table-cell office:value-type="float" office:value="0.0144665" calcext:value-type="float">
            <text:p>0.0144665</text:p>
          </table:table-cell>
          <table:table-cell office:value-type="float" office:value="0.00563011" calcext:value-type="float">
            <text:p>0.00563011</text:p>
          </table:table-cell>
          <table:table-cell office:value-type="float" office:value="0.0114677" calcext:value-type="float">
            <text:p>0.0114677</text:p>
          </table:table-cell>
          <table:table-cell office:value-type="string" calcext:value-type="string">
            <text:p>|</text:p>
          </table:table-cell>
          <table:table-cell office:value-type="float" office:value="0.235391" calcext:value-type="float">
            <text:p>0.235391</text:p>
          </table:table-cell>
          <table:table-cell office:value-type="float" office:value="0.488073" calcext:value-type="float">
            <text:p>0.488073</text:p>
          </table:table-cell>
          <table:table-cell office:value-type="float" office:value="0.18995" calcext:value-type="float">
            <text:p>0.18995</text:p>
          </table:table-cell>
          <table:table-cell office:value-type="float" office:value="0.386898" calcext:value-type="float">
            <text:p>0.386898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arcula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|</text:p>
          </table:table-cell>
          <table:table-cell office:value-type="float" office:value="324.679" calcext:value-type="float">
            <text:p>324.679</text:p>
          </table:table-cell>
          <table:table-cell office:value-type="float" office:value="644.449" calcext:value-type="float">
            <text:p>644.449</text:p>
          </table:table-cell>
          <table:table-cell office:value-type="float" office:value="261.413" calcext:value-type="float">
            <text:p>261.413</text:p>
          </table:table-cell>
          <table:table-cell office:value-type="float" office:value="532.176" calcext:value-type="float">
            <text:p>532.176</text:p>
          </table:table-cell>
          <table:table-cell office:value-type="string" calcext:value-type="string">
            <text:p>|</text:p>
          </table:table-cell>
          <table:table-cell office:value-type="float" office:value="0.00649359" calcext:value-type="float">
            <text:p>0.00649359</text:p>
          </table:table-cell>
          <table:table-cell office:value-type="float" office:value="0.012889" calcext:value-type="float">
            <text:p>0.012889</text:p>
          </table:table-cell>
          <table:table-cell office:value-type="float" office:value="0.00522827" calcext:value-type="float">
            <text:p>0.00522827</text:p>
          </table:table-cell>
          <table:table-cell office:value-type="float" office:value="0.0106435" calcext:value-type="float">
            <text:p>0.0106435</text:p>
          </table:table-cell>
          <table:table-cell office:value-type="string" calcext:value-type="string">
            <text:p>|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337231" calcext:value-type="float">
            <text:p>0.337231</text:p>
          </table:table-cell>
          <table:table-cell office:value-type="float" office:value="0.136794" calcext:value-type="float">
            <text:p>0.136794</text:p>
          </table:table-cell>
          <table:table-cell office:value-type="float" office:value="0.27848" calcext:value-type="float">
            <text:p>0.27848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bacterium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</text:p>
          </table:table-cell>
          <table:table-cell office:value-type="float" office:value="297.128" calcext:value-type="float">
            <text:p>297.128</text:p>
          </table:table-cell>
          <table:table-cell office:value-type="float" office:value="590.181" calcext:value-type="float">
            <text:p>590.181</text:p>
          </table:table-cell>
          <table:table-cell office:value-type="float" office:value="225.237" calcext:value-type="float">
            <text:p>225.237</text:p>
          </table:table-cell>
          <table:table-cell office:value-type="float" office:value="445.139" calcext:value-type="float">
            <text:p>445.139</text:p>
          </table:table-cell>
          <table:table-cell office:value-type="string" calcext:value-type="string">
            <text:p>|</text:p>
          </table:table-cell>
          <table:table-cell office:value-type="float" office:value="0.00594257" calcext:value-type="float">
            <text:p>0.00594257</text:p>
          </table:table-cell>
          <table:table-cell office:value-type="float" office:value="0.0118036" calcext:value-type="float">
            <text:p>0.0118036</text:p>
          </table:table-cell>
          <table:table-cell office:value-type="float" office:value="0.00450474" calcext:value-type="float">
            <text:p>0.00450474</text:p>
          </table:table-cell>
          <table:table-cell office:value-type="float" office:value="0.00890277" calcext:value-type="float">
            <text:p>0.00890277</text:p>
          </table:table-cell>
          <table:table-cell office:value-type="string" calcext:value-type="string">
            <text:p>|</text:p>
          </table:table-cell>
          <table:table-cell office:value-type="float" office:value="0.18398" calcext:value-type="float">
            <text:p>0.18398</text:p>
          </table:table-cell>
          <table:table-cell office:value-type="float" office:value="0.365437" calcext:value-type="float">
            <text:p>0.365437</text:p>
          </table:table-cell>
          <table:table-cell office:value-type="float" office:value="0.139466" calcext:value-type="float">
            <text:p>0.139466</text:p>
          </table:table-cell>
          <table:table-cell office:value-type="float" office:value="0.275628" calcext:value-type="float">
            <text:p>0.275628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baculum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office:value-type="float" office:value="371.755" calcext:value-type="float">
            <text:p>371.755</text:p>
          </table:table-cell>
          <table:table-cell office:value-type="float" office:value="779.714" calcext:value-type="float">
            <text:p>779.714</text:p>
          </table:table-cell>
          <table:table-cell office:value-type="float" office:value="259.008" calcext:value-type="float">
            <text:p>259.008</text:p>
          </table:table-cell>
          <table:table-cell office:value-type="float" office:value="540.946" calcext:value-type="float">
            <text:p>540.946</text:p>
          </table:table-cell>
          <table:table-cell office:value-type="string" calcext:value-type="string">
            <text:p>|</text:p>
          </table:table-cell>
          <table:table-cell office:value-type="float" office:value="0.0074351" calcext:value-type="float">
            <text:p>0.0074351</text:p>
          </table:table-cell>
          <table:table-cell office:value-type="float" office:value="0.0155943" calcext:value-type="float">
            <text:p>0.0155943</text:p>
          </table:table-cell>
          <table:table-cell office:value-type="float" office:value="0.00518015" calcext:value-type="float">
            <text:p>0.00518015</text:p>
          </table:table-cell>
          <table:table-cell office:value-type="float" office:value="0.0108189" calcext:value-type="float">
            <text:p>0.0108189</text:p>
          </table:table-cell>
          <table:table-cell office:value-type="string" calcext:value-type="string">
            <text:p>|</text:p>
          </table:table-cell>
          <table:table-cell office:value-type="float" office:value="0.253931" calcext:value-type="float">
            <text:p>0.253931</text:p>
          </table:table-cell>
          <table:table-cell office:value-type="float" office:value="0.532592" calcext:value-type="float">
            <text:p>0.532592</text:p>
          </table:table-cell>
          <table:table-cell office:value-type="float" office:value="0.176918" calcext:value-type="float">
            <text:p>0.176918</text:p>
          </table:table-cell>
          <table:table-cell office:value-type="float" office:value="0.369499" calcext:value-type="float">
            <text:p>0.369499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bellus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|</text:p>
          </table:table-cell>
          <table:table-cell office:value-type="float" office:value="391.145" calcext:value-type="float">
            <text:p>391.145</text:p>
          </table:table-cell>
          <table:table-cell office:value-type="float" office:value="742.409" calcext:value-type="float">
            <text:p>742.409</text:p>
          </table:table-cell>
          <table:table-cell office:value-type="float" office:value="324.709" calcext:value-type="float">
            <text:p>324.709</text:p>
          </table:table-cell>
          <table:table-cell office:value-type="float" office:value="608.127" calcext:value-type="float">
            <text:p>608.127</text:p>
          </table:table-cell>
          <table:table-cell office:value-type="string" calcext:value-type="string">
            <text:p>|</text:p>
          </table:table-cell>
          <table:table-cell office:value-type="float" office:value="0.0078229" calcext:value-type="float">
            <text:p>0.0078229</text:p>
          </table:table-cell>
          <table:table-cell office:value-type="float" office:value="0.0148482" calcext:value-type="float">
            <text:p>0.0148482</text:p>
          </table:table-cell>
          <table:table-cell office:value-type="float" office:value="0.00649417" calcext:value-type="float">
            <text:p>0.00649417</text:p>
          </table:table-cell>
          <table:table-cell office:value-type="float" office:value="0.0121625" calcext:value-type="float">
            <text:p>0.0121625</text:p>
          </table:table-cell>
          <table:table-cell office:value-type="string" calcext:value-type="string">
            <text:p>|</text:p>
          </table:table-cell>
          <table:table-cell office:value-type="float" office:value="0.264109" calcext:value-type="float">
            <text:p>0.264109</text:p>
          </table:table-cell>
          <table:table-cell office:value-type="float" office:value="0.501289" calcext:value-type="float">
            <text:p>0.501289</text:p>
          </table:table-cell>
          <table:table-cell office:value-type="float" office:value="0.21925" calcext:value-type="float">
            <text:p>0.21925</text:p>
          </table:table-cell>
          <table:table-cell office:value-type="float" office:value="0.410619" calcext:value-type="float">
            <text:p>0.410619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biform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</text:p>
          </table:table-cell>
          <table:table-cell office:value-type="float" office:value="250.796" calcext:value-type="float">
            <text:p>250.796</text:p>
          </table:table-cell>
          <table:table-cell office:value-type="float" office:value="566.864" calcext:value-type="float">
            <text:p>566.864</text:p>
          </table:table-cell>
          <table:table-cell office:value-type="float" office:value="214.073" calcext:value-type="float">
            <text:p>214.073</text:p>
          </table:table-cell>
          <table:table-cell office:value-type="float" office:value="481.819" calcext:value-type="float">
            <text:p>481.819</text:p>
          </table:table-cell>
          <table:table-cell office:value-type="string" calcext:value-type="string">
            <text:p>|</text:p>
          </table:table-cell>
          <table:table-cell office:value-type="float" office:value="0.00501592" calcext:value-type="float">
            <text:p>0.00501592</text:p>
          </table:table-cell>
          <table:table-cell office:value-type="float" office:value="0.0113373" calcext:value-type="float">
            <text:p>0.0113373</text:p>
          </table:table-cell>
          <table:table-cell office:value-type="float" office:value="0.00428146" calcext:value-type="float">
            <text:p>0.00428146</text:p>
          </table:table-cell>
          <table:table-cell office:value-type="float" office:value="0.00963638" calcext:value-type="float">
            <text:p>0.00963638</text:p>
          </table:table-cell>
          <table:table-cell office:value-type="string" calcext:value-type="string">
            <text:p>|</text:p>
          </table:table-cell>
          <table:table-cell office:value-type="float" office:value="0.171192" calcext:value-type="float">
            <text:p>0.171192</text:p>
          </table:table-cell>
          <table:table-cell office:value-type="float" office:value="0.386938" calcext:value-type="float">
            <text:p>0.386938</text:p>
          </table:table-cell>
          <table:table-cell office:value-type="float" office:value="0.146125" calcext:value-type="float">
            <text:p>0.146125</text:p>
          </table:table-cell>
          <table:table-cell office:value-type="float" office:value="0.328887" calcext:value-type="float">
            <text:p>0.328887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coccus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|</text:p>
          </table:table-cell>
          <table:table-cell office:value-type="float" office:value="419.425" calcext:value-type="float">
            <text:p>419.425</text:p>
          </table:table-cell>
          <table:table-cell office:value-type="float" office:value="754.855" calcext:value-type="float">
            <text:p>754.855</text:p>
          </table:table-cell>
          <table:table-cell office:value-type="float" office:value="345.182" calcext:value-type="float">
            <text:p>345.182</text:p>
          </table:table-cell>
          <table:table-cell office:value-type="float" office:value="618.909" calcext:value-type="float">
            <text:p>618.909</text:p>
          </table:table-cell>
          <table:table-cell office:value-type="string" calcext:value-type="string">
            <text:p>|</text:p>
          </table:table-cell>
          <table:table-cell office:value-type="float" office:value="0.0083885" calcext:value-type="float">
            <text:p>0.0083885</text:p>
          </table:table-cell>
          <table:table-cell office:value-type="float" office:value="0.0150971" calcext:value-type="float">
            <text:p>0.0150971</text:p>
          </table:table-cell>
          <table:table-cell office:value-type="float" office:value="0.00690364" calcext:value-type="float">
            <text:p>0.00690364</text:p>
          </table:table-cell>
          <table:table-cell office:value-type="float" office:value="0.0123782" calcext:value-type="float">
            <text:p>0.0123782</text:p>
          </table:table-cell>
          <table:table-cell office:value-type="string" calcext:value-type="string">
            <text:p>|</text:p>
          </table:table-cell>
          <table:table-cell office:value-type="float" office:value="0.251605" calcext:value-type="float">
            <text:p>0.251605</text:p>
          </table:table-cell>
          <table:table-cell office:value-type="float" office:value="0.452823" calcext:value-type="float">
            <text:p>0.452823</text:p>
          </table:table-cell>
          <table:table-cell office:value-type="float" office:value="0.207068" calcext:value-type="float">
            <text:p>0.207068</text:p>
          </table:table-cell>
          <table:table-cell office:value-type="float" office:value="0.371271" calcext:value-type="float">
            <text:p>0.371271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ferax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|</text:p>
          </table:table-cell>
          <table:table-cell office:value-type="float" office:value="291.412" calcext:value-type="float">
            <text:p>291.412</text:p>
          </table:table-cell>
          <table:table-cell office:value-type="float" office:value="630.154" calcext:value-type="float">
            <text:p>630.154</text:p>
          </table:table-cell>
          <table:table-cell office:value-type="float" office:value="231.994" calcext:value-type="float">
            <text:p>231.994</text:p>
          </table:table-cell>
          <table:table-cell office:value-type="float" office:value="523.982" calcext:value-type="float">
            <text:p>523.982</text:p>
          </table:table-cell>
          <table:table-cell office:value-type="string" calcext:value-type="string">
            <text:p>|</text:p>
          </table:table-cell>
          <table:table-cell office:value-type="float" office:value="0.00582824" calcext:value-type="float">
            <text:p>0.00582824</text:p>
          </table:table-cell>
          <table:table-cell office:value-type="float" office:value="0.0126031" calcext:value-type="float">
            <text:p>0.0126031</text:p>
          </table:table-cell>
          <table:table-cell office:value-type="float" office:value="0.00463988" calcext:value-type="float">
            <text:p>0.00463988</text:p>
          </table:table-cell>
          <table:table-cell office:value-type="float" office:value="0.0104796" calcext:value-type="float">
            <text:p>0.0104796</text:p>
          </table:table-cell>
          <table:table-cell office:value-type="string" calcext:value-type="string">
            <text:p>|</text:p>
          </table:table-cell>
          <table:table-cell office:value-type="float" office:value="0.162437" calcext:value-type="float">
            <text:p>0.162437</text:p>
          </table:table-cell>
          <table:table-cell office:value-type="float" office:value="0.351256" calcext:value-type="float">
            <text:p>0.351256</text:p>
          </table:table-cell>
          <table:table-cell office:value-type="float" office:value="0.129316" calcext:value-type="float">
            <text:p>0.129316</text:p>
          </table:table-cell>
          <table:table-cell office:value-type="float" office:value="0.292075" calcext:value-type="float">
            <text:p>0.292075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geometricum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|</text:p>
          </table:table-cell>
          <table:table-cell office:value-type="float" office:value="265.26" calcext:value-type="float">
            <text:p>265.26</text:p>
          </table:table-cell>
          <table:table-cell office:value-type="float" office:value="540.26" calcext:value-type="float">
            <text:p>540.26</text:p>
          </table:table-cell>
          <table:table-cell office:value-type="float" office:value="208.433" calcext:value-type="float">
            <text:p>208.433</text:p>
          </table:table-cell>
          <table:table-cell office:value-type="float" office:value="419.256" calcext:value-type="float">
            <text:p>419.256</text:p>
          </table:table-cell>
          <table:table-cell office:value-type="string" calcext:value-type="string">
            <text:p>|</text:p>
          </table:table-cell>
          <table:table-cell office:value-type="float" office:value="0.00530519" calcext:value-type="float">
            <text:p>0.00530519</text:p>
          </table:table-cell>
          <table:table-cell office:value-type="float" office:value="0.0108052" calcext:value-type="float">
            <text:p>0.0108052</text:p>
          </table:table-cell>
          <table:table-cell office:value-type="float" office:value="0.00416867" calcext:value-type="float">
            <text:p>0.00416867</text:p>
          </table:table-cell>
          <table:table-cell office:value-type="float" office:value="0.00838513" calcext:value-type="float">
            <text:p>0.00838513</text:p>
          </table:table-cell>
          <table:table-cell office:value-type="string" calcext:value-type="string">
            <text:p>|</text:p>
          </table:table-cell>
          <table:table-cell office:value-type="float" office:value="0.176369" calcext:value-type="float">
            <text:p>0.176369</text:p>
          </table:table-cell>
          <table:table-cell office:value-type="float" office:value="0.359216" calcext:value-type="float">
            <text:p>0.359216</text:p>
          </table:table-cell>
          <table:table-cell office:value-type="float" office:value="0.138586" calcext:value-type="float">
            <text:p>0.138586</text:p>
          </table:table-cell>
          <table:table-cell office:value-type="float" office:value="0.278761" calcext:value-type="float">
            <text:p>0.278761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granum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|</text:p>
          </table:table-cell>
          <table:table-cell office:value-type="float" office:value="389.11" calcext:value-type="float">
            <text:p>389.11</text:p>
          </table:table-cell>
          <table:table-cell office:value-type="float" office:value="769.847" calcext:value-type="float">
            <text:p>769.847</text:p>
          </table:table-cell>
          <table:table-cell office:value-type="float" office:value="305.459" calcext:value-type="float">
            <text:p>305.459</text:p>
          </table:table-cell>
          <table:table-cell office:value-type="float" office:value="598.907" calcext:value-type="float">
            <text:p>598.907</text:p>
          </table:table-cell>
          <table:table-cell office:value-type="string" calcext:value-type="string">
            <text:p>|</text:p>
          </table:table-cell>
          <table:table-cell office:value-type="float" office:value="0.00778221" calcext:value-type="float">
            <text:p>0.00778221</text:p>
          </table:table-cell>
          <table:table-cell office:value-type="float" office:value="0.0153969" calcext:value-type="float">
            <text:p>0.0153969</text:p>
          </table:table-cell>
          <table:table-cell office:value-type="float" office:value="0.00610918" calcext:value-type="float">
            <text:p>0.00610918</text:p>
          </table:table-cell>
          <table:table-cell office:value-type="float" office:value="0.0119781" calcext:value-type="float">
            <text:p>0.0119781</text:p>
          </table:table-cell>
          <table:table-cell office:value-type="string" calcext:value-type="string">
            <text:p>|</text:p>
          </table:table-cell>
          <table:table-cell office:value-type="float" office:value="0.263983" calcext:value-type="float">
            <text:p>0.263983</text:p>
          </table:table-cell>
          <table:table-cell office:value-type="float" office:value="0.522284" calcext:value-type="float">
            <text:p>0.522284</text:p>
          </table:table-cell>
          <table:table-cell office:value-type="float" office:value="0.207231" calcext:value-type="float">
            <text:p>0.207231</text:p>
          </table:table-cell>
          <table:table-cell office:value-type="float" office:value="0.406314" calcext:value-type="float">
            <text:p>0.406314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hasta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</text:p>
          </table:table-cell>
          <table:table-cell office:value-type="float" office:value="480.442" calcext:value-type="float">
            <text:p>480.442</text:p>
          </table:table-cell>
          <table:table-cell office:value-type="float" office:value="959.788" calcext:value-type="float">
            <text:p>959.788</text:p>
          </table:table-cell>
          <table:table-cell office:value-type="float" office:value="337.966" calcext:value-type="float">
            <text:p>337.966</text:p>
          </table:table-cell>
          <table:table-cell office:value-type="float" office:value="677.292" calcext:value-type="float">
            <text:p>677.292</text:p>
          </table:table-cell>
          <table:table-cell office:value-type="string" calcext:value-type="string">
            <text:p>|</text:p>
          </table:table-cell>
          <table:table-cell office:value-type="float" office:value="0.00960884" calcext:value-type="float">
            <text:p>0.00960884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0675931" calcext:value-type="float">
            <text:p>0.00675931</text:p>
          </table:table-cell>
          <table:table-cell office:value-type="float" office:value="0.0135458" calcext:value-type="float">
            <text:p>0.0135458</text:p>
          </table:table-cell>
          <table:table-cell office:value-type="string" calcext:value-type="string">
            <text:p>|</text:p>
          </table:table-cell>
          <table:table-cell office:value-type="float" office:value="0.324404" calcext:value-type="float">
            <text:p>0.324404</text:p>
          </table:table-cell>
          <table:table-cell office:value-type="float" office:value="0.648068" calcext:value-type="float">
            <text:p>0.648068</text:p>
          </table:table-cell>
          <table:table-cell office:value-type="float" office:value="0.228201" calcext:value-type="float">
            <text:p>0.228201</text:p>
          </table:table-cell>
          <table:table-cell office:value-type="float" office:value="0.457321" calcext:value-type="float">
            <text:p>0.457321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lamina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|</text:p>
          </table:table-cell>
          <table:table-cell office:value-type="float" office:value="506.603" calcext:value-type="float">
            <text:p>506.603</text:p>
          </table:table-cell>
          <table:table-cell office:value-type="float" office:value="946.362" calcext:value-type="float">
            <text:p>946.362</text:p>
          </table:table-cell>
          <table:table-cell office:value-type="float" office:value="369.468" calcext:value-type="float">
            <text:p>369.468</text:p>
          </table:table-cell>
          <table:table-cell office:value-type="float" office:value="686.128" calcext:value-type="float">
            <text:p>686.128</text:p>
          </table:table-cell>
          <table:table-cell office:value-type="string" calcext:value-type="string">
            <text:p>|</text:p>
          </table:table-cell>
          <table:table-cell office:value-type="float" office:value="0.0101321" calcext:value-type="float">
            <text:p>0.0101321</text:p>
          </table:table-cell>
          <table:table-cell office:value-type="float" office:value="0.0189272" calcext:value-type="float">
            <text:p>0.0189272</text:p>
          </table:table-cell>
          <table:table-cell office:value-type="float" office:value="0.00738936" calcext:value-type="float">
            <text:p>0.00738936</text:p>
          </table:table-cell>
          <table:table-cell office:value-type="float" office:value="0.0137226" calcext:value-type="float">
            <text:p>0.0137226</text:p>
          </table:table-cell>
          <table:table-cell office:value-type="string" calcext:value-type="string">
            <text:p>|</text:p>
          </table:table-cell>
          <table:table-cell office:value-type="float" office:value="0.321449" calcext:value-type="float">
            <text:p>0.321449</text:p>
          </table:table-cell>
          <table:table-cell office:value-type="float" office:value="0.600484" calcext:value-type="float">
            <text:p>0.600484</text:p>
          </table:table-cell>
          <table:table-cell office:value-type="float" office:value="0.234434" calcext:value-type="float">
            <text:p>0.234434</text:p>
          </table:table-cell>
          <table:table-cell office:value-type="float" office:value="0.43536" calcext:value-type="float">
            <text:p>0.43536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marina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</text:p>
          </table:table-cell>
          <table:table-cell office:value-type="float" office:value="489.832" calcext:value-type="float">
            <text:p>489.832</text:p>
          </table:table-cell>
          <table:table-cell office:value-type="float" office:value="753.681" calcext:value-type="float">
            <text:p>753.681</text:p>
          </table:table-cell>
          <table:table-cell office:value-type="float" office:value="300.42" calcext:value-type="float">
            <text:p>300.42</text:p>
          </table:table-cell>
          <table:table-cell office:value-type="float" office:value="419.957" calcext:value-type="float">
            <text:p>419.957</text:p>
          </table:table-cell>
          <table:table-cell office:value-type="string" calcext:value-type="string">
            <text:p>|</text:p>
          </table:table-cell>
          <table:table-cell office:value-type="float" office:value="0.00979664" calcext:value-type="float">
            <text:p>0.00979664</text:p>
          </table:table-cell>
          <table:table-cell office:value-type="float" office:value="0.0150736" calcext:value-type="float">
            <text:p>0.0150736</text:p>
          </table:table-cell>
          <table:table-cell office:value-type="float" office:value="0.0060084" calcext:value-type="float">
            <text:p>0.0060084</text:p>
          </table:table-cell>
          <table:table-cell office:value-type="float" office:value="0.00839914" calcext:value-type="float">
            <text:p>0.00839914</text:p>
          </table:table-cell>
          <table:table-cell office:value-type="string" calcext:value-type="string">
            <text:p>|</text:p>
          </table:table-cell>
          <table:table-cell office:value-type="float" office:value="0.33209" calcext:value-type="float">
            <text:p>0.33209</text:p>
          </table:table-cell>
          <table:table-cell office:value-type="float" office:value="0.51097" calcext:value-type="float">
            <text:p>0.51097</text:p>
          </table:table-cell>
          <table:table-cell office:value-type="float" office:value="0.203675" calcext:value-type="float">
            <text:p>0.203675</text:p>
          </table:table-cell>
          <table:table-cell office:value-type="float" office:value="0.284717" calcext:value-type="float">
            <text:p>0.284717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microarcula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|</text:p>
          </table:table-cell>
          <table:table-cell office:value-type="float" office:value="433.002" calcext:value-type="float">
            <text:p>433.002</text:p>
          </table:table-cell>
          <table:table-cell office:value-type="float" office:value="826.979" calcext:value-type="float">
            <text:p>826.979</text:p>
          </table:table-cell>
          <table:table-cell office:value-type="float" office:value="349.246" calcext:value-type="float">
            <text:p>349.246</text:p>
          </table:table-cell>
          <table:table-cell office:value-type="float" office:value="657.898" calcext:value-type="float">
            <text:p>657.898</text:p>
          </table:table-cell>
          <table:table-cell office:value-type="string" calcext:value-type="string">
            <text:p>|</text:p>
          </table:table-cell>
          <table:table-cell office:value-type="float" office:value="0.00866005" calcext:value-type="float">
            <text:p>0.00866005</text:p>
          </table:table-cell>
          <table:table-cell office:value-type="float" office:value="0.0165396" calcext:value-type="float">
            <text:p>0.0165396</text:p>
          </table:table-cell>
          <table:table-cell office:value-type="float" office:value="0.00698492" calcext:value-type="float">
            <text:p>0.00698492</text:p>
          </table:table-cell>
          <table:table-cell office:value-type="float" office:value="0.013158" calcext:value-type="float">
            <text:p>0.013158</text:p>
          </table:table-cell>
          <table:table-cell office:value-type="string" calcext:value-type="string">
            <text:p>|</text:p>
          </table:table-cell>
          <table:table-cell office:value-type="float" office:value="0.294961" calcext:value-type="float">
            <text:p>0.294961</text:p>
          </table:table-cell>
          <table:table-cell office:value-type="float" office:value="0.563337" calcext:value-type="float">
            <text:p>0.563337</text:p>
          </table:table-cell>
          <table:table-cell office:value-type="float" office:value="0.237906" calcext:value-type="float">
            <text:p>0.237906</text:p>
          </table:table-cell>
          <table:table-cell office:value-type="float" office:value="0.44816" calcext:value-type="float">
            <text:p>0.44816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microbium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|</text:p>
          </table:table-cell>
          <table:table-cell office:value-type="float" office:value="473.383" calcext:value-type="float">
            <text:p>473.383</text:p>
          </table:table-cell>
          <table:table-cell office:value-type="float" office:value="872.657" calcext:value-type="float">
            <text:p>872.657</text:p>
          </table:table-cell>
          <table:table-cell office:value-type="float" office:value="399.56" calcext:value-type="float">
            <text:p>399.56</text:p>
          </table:table-cell>
          <table:table-cell office:value-type="float" office:value="723.999" calcext:value-type="float">
            <text:p>723.999</text:p>
          </table:table-cell>
          <table:table-cell office:value-type="string" calcext:value-type="string">
            <text:p>|</text:p>
          </table:table-cell>
          <table:table-cell office:value-type="float" office:value="0.00946766" calcext:value-type="float">
            <text:p>0.00946766</text:p>
          </table:table-cell>
          <table:table-cell office:value-type="float" office:value="0.0174531" calcext:value-type="float">
            <text:p>0.0174531</text:p>
          </table:table-cell>
          <table:table-cell office:value-type="float" office:value="0.0079912" calcext:value-type="float">
            <text:p>0.0079912</text:p>
          </table:table-cell>
          <table:table-cell office:value-type="float" office:value="0.01448" calcext:value-type="float">
            <text:p>0.01448</text:p>
          </table:table-cell>
          <table:table-cell office:value-type="string" calcext:value-type="string">
            <text:p>|</text:p>
          </table:table-cell>
          <table:table-cell office:value-type="float" office:value="0.317068" calcext:value-type="float">
            <text:p>0.317068</text:p>
          </table:table-cell>
          <table:table-cell office:value-type="float" office:value="0.584499" calcext:value-type="float">
            <text:p>0.584499</text:p>
          </table:table-cell>
          <table:table-cell office:value-type="float" office:value="0.267622" calcext:value-type="float">
            <text:p>0.267622</text:p>
          </table:table-cell>
          <table:table-cell office:value-type="float" office:value="0.484929" calcext:value-type="float">
            <text:p>0.484929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notius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|</text:p>
          </table:table-cell>
          <table:table-cell office:value-type="float" office:value="388.453" calcext:value-type="float">
            <text:p>388.453</text:p>
          </table:table-cell>
          <table:table-cell office:value-type="float" office:value="641.879" calcext:value-type="float">
            <text:p>641.879</text:p>
          </table:table-cell>
          <table:table-cell office:value-type="float" office:value="316.032" calcext:value-type="float">
            <text:p>316.032</text:p>
          </table:table-cell>
          <table:table-cell office:value-type="float" office:value="522.035" calcext:value-type="float">
            <text:p>522.035</text:p>
          </table:table-cell>
          <table:table-cell office:value-type="string" calcext:value-type="string">
            <text:p>|</text:p>
          </table:table-cell>
          <table:table-cell office:value-type="float" office:value="0.00776906" calcext:value-type="float">
            <text:p>0.00776906</text:p>
          </table:table-cell>
          <table:table-cell office:value-type="float" office:value="0.0128376" calcext:value-type="float">
            <text:p>0.0128376</text:p>
          </table:table-cell>
          <table:table-cell office:value-type="float" office:value="0.00632064" calcext:value-type="float">
            <text:p>0.00632064</text:p>
          </table:table-cell>
          <table:table-cell office:value-type="float" office:value="0.0104407" calcext:value-type="float">
            <text:p>0.0104407</text:p>
          </table:table-cell>
          <table:table-cell office:value-type="string" calcext:value-type="string">
            <text:p>|</text:p>
          </table:table-cell>
          <table:table-cell office:value-type="float" office:value="0.258796" calcext:value-type="float">
            <text:p>0.258796</text:p>
          </table:table-cell>
          <table:table-cell office:value-type="float" office:value="0.427634" calcext:value-type="float">
            <text:p>0.427634</text:p>
          </table:table-cell>
          <table:table-cell office:value-type="float" office:value="0.210548" calcext:value-type="float">
            <text:p>0.210548</text:p>
          </table:table-cell>
          <table:table-cell office:value-type="float" office:value="0.347792" calcext:value-type="float">
            <text:p>0.347792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pelagiu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float" office:value="129.808" calcext:value-type="float">
            <text:p>129.808</text:p>
          </table:table-cell>
          <table:table-cell office:value-type="float" office:value="333.477" calcext:value-type="float">
            <text:p>333.477</text:p>
          </table:table-cell>
          <table:table-cell office:value-type="float" office:value="116.739" calcext:value-type="float">
            <text:p>116.739</text:p>
          </table:table-cell>
          <table:table-cell office:value-type="float" office:value="294.698" calcext:value-type="float">
            <text:p>294.698</text:p>
          </table:table-cell>
          <table:table-cell office:value-type="string" calcext:value-type="string">
            <text:p>|</text:p>
          </table:table-cell>
          <table:table-cell office:value-type="float" office:value="0.00259616" calcext:value-type="float">
            <text:p>0.00259616</text:p>
          </table:table-cell>
          <table:table-cell office:value-type="float" office:value="0.00666953" calcext:value-type="float">
            <text:p>0.00666953</text:p>
          </table:table-cell>
          <table:table-cell office:value-type="float" office:value="0.00233478" calcext:value-type="float">
            <text:p>0.00233478</text:p>
          </table:table-cell>
          <table:table-cell office:value-type="float" office:value="0.00589396" calcext:value-type="float">
            <text:p>0.00589396</text:p>
          </table:table-cell>
          <table:table-cell office:value-type="string" calcext:value-type="string">
            <text:p>|</text:p>
          </table:table-cell>
          <table:table-cell office:value-type="float" office:value="0.0889096" calcext:value-type="float">
            <text:p>0.0889096</text:p>
          </table:table-cell>
          <table:table-cell office:value-type="float" office:value="0.228409" calcext:value-type="float">
            <text:p>0.228409</text:p>
          </table:table-cell>
          <table:table-cell office:value-type="float" office:value="0.0799584" calcext:value-type="float">
            <text:p>0.0799584</text:p>
          </table:table-cell>
          <table:table-cell office:value-type="float" office:value="0.201848" calcext:value-type="float">
            <text:p>0.201848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penitus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office:value-type="float" office:value="96.3399" calcext:value-type="float">
            <text:p>96.3399</text:p>
          </table:table-cell>
          <table:table-cell office:value-type="float" office:value="125.823" calcext:value-type="float">
            <text:p>125.823</text:p>
          </table:table-cell>
          <table:table-cell office:value-type="float" office:value="87.8622" calcext:value-type="float">
            <text:p>87.8622</text:p>
          </table:table-cell>
          <table:table-cell office:value-type="float" office:value="111.294" calcext:value-type="float">
            <text:p>111.294</text:p>
          </table:table-cell>
          <table:table-cell office:value-type="string" calcext:value-type="string">
            <text:p>|</text:p>
          </table:table-cell>
          <table:table-cell office:value-type="float" office:value="0.0019268" calcext:value-type="float">
            <text:p>0.0019268</text:p>
          </table:table-cell>
          <table:table-cell office:value-type="float" office:value="0.00251647" calcext:value-type="float">
            <text:p>0.00251647</text:p>
          </table:table-cell>
          <table:table-cell office:value-type="float" office:value="0.00175724" calcext:value-type="float">
            <text:p>0.00175724</text:p>
          </table:table-cell>
          <table:table-cell office:value-type="float" office:value="0.00222588" calcext:value-type="float">
            <text:p>0.00222588</text:p>
          </table:table-cell>
          <table:table-cell office:value-type="string" calcext:value-type="string">
            <text:p>|</text:p>
          </table:table-cell>
          <table:table-cell office:value-type="float" office:value="0.0658509" calcext:value-type="float">
            <text:p>0.0658509</text:p>
          </table:table-cell>
          <table:table-cell office:value-type="float" office:value="0.0860037" calcext:value-type="float">
            <text:p>0.0860037</text:p>
          </table:table-cell>
          <table:table-cell office:value-type="float" office:value="0.0600562" calcext:value-type="float">
            <text:p>0.0600562</text:p>
          </table:table-cell>
          <table:table-cell office:value-type="float" office:value="0.0760726" calcext:value-type="float">
            <text:p>0.0760726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piger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|</text:p>
          </table:table-cell>
          <table:table-cell office:value-type="float" office:value="251.5" calcext:value-type="float">
            <text:p>251.5</text:p>
          </table:table-cell>
          <table:table-cell office:value-type="float" office:value="548.334" calcext:value-type="float">
            <text:p>548.334</text:p>
          </table:table-cell>
          <table:table-cell office:value-type="float" office:value="223.699" calcext:value-type="float">
            <text:p>223.699</text:p>
          </table:table-cell>
          <table:table-cell office:value-type="float" office:value="487.653" calcext:value-type="float">
            <text:p>487.653</text:p>
          </table:table-cell>
          <table:table-cell office:value-type="string" calcext:value-type="string">
            <text:p>|</text:p>
          </table:table-cell>
          <table:table-cell office:value-type="float" office:value="0.00502999" calcext:value-type="float">
            <text:p>0.00502999</text:p>
          </table:table-cell>
          <table:table-cell office:value-type="float" office:value="0.0109667" calcext:value-type="float">
            <text:p>0.0109667</text:p>
          </table:table-cell>
          <table:table-cell office:value-type="float" office:value="0.00447398" calcext:value-type="float">
            <text:p>0.00447398</text:p>
          </table:table-cell>
          <table:table-cell office:value-type="float" office:value="0.00975306" calcext:value-type="float">
            <text:p>0.00975306</text:p>
          </table:table-cell>
          <table:table-cell office:value-type="string" calcext:value-type="string">
            <text:p>|</text:p>
          </table:table-cell>
          <table:table-cell office:value-type="float" office:value="0.171088" calcext:value-type="float">
            <text:p>0.171088</text:p>
          </table:table-cell>
          <table:table-cell office:value-type="float" office:value="0.373016" calcext:value-type="float">
            <text:p>0.373016</text:p>
          </table:table-cell>
          <table:table-cell office:value-type="float" office:value="0.152176" calcext:value-type="float">
            <text:p>0.152176</text:p>
          </table:table-cell>
          <table:table-cell office:value-type="float" office:value="0.331737" calcext:value-type="float">
            <text:p>0.331737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planus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|</text:p>
          </table:table-cell>
          <table:table-cell office:value-type="float" office:value="426.596" calcext:value-type="float">
            <text:p>426.596</text:p>
          </table:table-cell>
          <table:table-cell office:value-type="float" office:value="858.078" calcext:value-type="float">
            <text:p>858.078</text:p>
          </table:table-cell>
          <table:table-cell office:value-type="float" office:value="324.637" calcext:value-type="float">
            <text:p>324.637</text:p>
          </table:table-cell>
          <table:table-cell office:value-type="float" office:value="644.547" calcext:value-type="float">
            <text:p>644.547</text:p>
          </table:table-cell>
          <table:table-cell office:value-type="string" calcext:value-type="string">
            <text:p>|</text:p>
          </table:table-cell>
          <table:table-cell office:value-type="float" office:value="0.00853191" calcext:value-type="float">
            <text:p>0.00853191</text:p>
          </table:table-cell>
          <table:table-cell office:value-type="float" office:value="0.0171616" calcext:value-type="float">
            <text:p>0.0171616</text:p>
          </table:table-cell>
          <table:table-cell office:value-type="float" office:value="0.00649273" calcext:value-type="float">
            <text:p>0.00649273</text:p>
          </table:table-cell>
          <table:table-cell office:value-type="float" office:value="0.0128909" calcext:value-type="float">
            <text:p>0.0128909</text:p>
          </table:table-cell>
          <table:table-cell office:value-type="string" calcext:value-type="string">
            <text:p>|</text:p>
          </table:table-cell>
          <table:table-cell office:value-type="float" office:value="0.285922" calcext:value-type="float">
            <text:p>0.285922</text:p>
          </table:table-cell>
          <table:table-cell office:value-type="float" office:value="0.575119" calcext:value-type="float">
            <text:p>0.575119</text:p>
          </table:table-cell>
          <table:table-cell office:value-type="float" office:value="0.217585" calcext:value-type="float">
            <text:p>0.217585</text:p>
          </table:table-cell>
          <table:table-cell office:value-type="float" office:value="0.432002" calcext:value-type="float">
            <text:p>0.432002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quadratum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|</text:p>
          </table:table-cell>
          <table:table-cell office:value-type="float" office:value="387.352" calcext:value-type="float">
            <text:p>387.352</text:p>
          </table:table-cell>
          <table:table-cell office:value-type="float" office:value="659.787" calcext:value-type="float">
            <text:p>659.787</text:p>
          </table:table-cell>
          <table:table-cell office:value-type="float" office:value="290.507" calcext:value-type="float">
            <text:p>290.507</text:p>
          </table:table-cell>
          <table:table-cell office:value-type="float" office:value="473.885" calcext:value-type="float">
            <text:p>473.885</text:p>
          </table:table-cell>
          <table:table-cell office:value-type="string" calcext:value-type="string">
            <text:p>|</text:p>
          </table:table-cell>
          <table:table-cell office:value-type="float" office:value="0.00774703" calcext:value-type="float">
            <text:p>0.00774703</text:p>
          </table:table-cell>
          <table:table-cell office:value-type="float" office:value="0.0131957" calcext:value-type="float">
            <text:p>0.0131957</text:p>
          </table:table-cell>
          <table:table-cell office:value-type="float" office:value="0.00581014" calcext:value-type="float">
            <text:p>0.00581014</text:p>
          </table:table-cell>
          <table:table-cell office:value-type="float" office:value="0.00947771" calcext:value-type="float">
            <text:p>0.00947771</text:p>
          </table:table-cell>
          <table:table-cell office:value-type="string" calcext:value-type="string">
            <text:p>|</text:p>
          </table:table-cell>
          <table:table-cell office:value-type="float" office:value="0.262256" calcext:value-type="float">
            <text:p>0.262256</text:p>
          </table:table-cell>
          <table:table-cell office:value-type="float" office:value="0.446708" calcext:value-type="float">
            <text:p>0.446708</text:p>
          </table:table-cell>
          <table:table-cell office:value-type="float" office:value="0.196687" calcext:value-type="float">
            <text:p>0.196687</text:p>
          </table:table-cell>
          <table:table-cell office:value-type="float" office:value="0.320843" calcext:value-type="float">
            <text:p>0.320843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rhabdus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</text:p>
          </table:table-cell>
          <table:table-cell office:value-type="float" office:value="298.433" calcext:value-type="float">
            <text:p>298.433</text:p>
          </table:table-cell>
          <table:table-cell office:value-type="float" office:value="610.633" calcext:value-type="float">
            <text:p>610.633</text:p>
          </table:table-cell>
          <table:table-cell office:value-type="float" office:value="231.913" calcext:value-type="float">
            <text:p>231.913</text:p>
          </table:table-cell>
          <table:table-cell office:value-type="float" office:value="469.351" calcext:value-type="float">
            <text:p>469.351</text:p>
          </table:table-cell>
          <table:table-cell office:value-type="string" calcext:value-type="string">
            <text:p>|</text:p>
          </table:table-cell>
          <table:table-cell office:value-type="float" office:value="0.00596867" calcext:value-type="float">
            <text:p>0.00596867</text:p>
          </table:table-cell>
          <table:table-cell office:value-type="float" office:value="0.0122127" calcext:value-type="float">
            <text:p>0.0122127</text:p>
          </table:table-cell>
          <table:table-cell office:value-type="float" office:value="0.00463826" calcext:value-type="float">
            <text:p>0.00463826</text:p>
          </table:table-cell>
          <table:table-cell office:value-type="float" office:value="0.00938701" calcext:value-type="float">
            <text:p>0.00938701</text:p>
          </table:table-cell>
          <table:table-cell office:value-type="string" calcext:value-type="string">
            <text:p>|</text:p>
          </table:table-cell>
          <table:table-cell office:value-type="float" office:value="0.203431" calcext:value-type="float">
            <text:p>0.203431</text:p>
          </table:table-cell>
          <table:table-cell office:value-type="float" office:value="0.416246" calcext:value-type="float">
            <text:p>0.416246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319939" calcext:value-type="float">
            <text:p>0.319939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rientalis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</text:p>
          </table:table-cell>
          <table:table-cell office:value-type="float" office:value="374.098" calcext:value-type="float">
            <text:p>374.098</text:p>
          </table:table-cell>
          <table:table-cell office:value-type="float" office:value="677.653" calcext:value-type="float">
            <text:p>677.653</text:p>
          </table:table-cell>
          <table:table-cell office:value-type="float" office:value="277.937" calcext:value-type="float">
            <text:p>277.937</text:p>
          </table:table-cell>
          <table:table-cell office:value-type="float" office:value="477.718" calcext:value-type="float">
            <text:p>477.718</text:p>
          </table:table-cell>
          <table:table-cell office:value-type="string" calcext:value-type="string">
            <text:p>|</text:p>
          </table:table-cell>
          <table:table-cell office:value-type="float" office:value="0.00748197" calcext:value-type="float">
            <text:p>0.00748197</text:p>
          </table:table-cell>
          <table:table-cell office:value-type="float" office:value="0.0135531" calcext:value-type="float">
            <text:p>0.0135531</text:p>
          </table:table-cell>
          <table:table-cell office:value-type="float" office:value="0.00555874" calcext:value-type="float">
            <text:p>0.00555874</text:p>
          </table:table-cell>
          <table:table-cell office:value-type="float" office:value="0.00955437" calcext:value-type="float">
            <text:p>0.00955437</text:p>
          </table:table-cell>
          <table:table-cell office:value-type="string" calcext:value-type="string">
            <text:p>|</text:p>
          </table:table-cell>
          <table:table-cell office:value-type="float" office:value="0.253454" calcext:value-type="float">
            <text:p>0.253454</text:p>
          </table:table-cell>
          <table:table-cell office:value-type="float" office:value="0.459114" calcext:value-type="float">
            <text:p>0.459114</text:p>
          </table:table-cell>
          <table:table-cell office:value-type="float" office:value="0.188304" calcext:value-type="float">
            <text:p>0.188304</text:p>
          </table:table-cell>
          <table:table-cell office:value-type="float" office:value="0.323658" calcext:value-type="float">
            <text:p>0.323658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rubellus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office:value-type="float" office:value="436.965" calcext:value-type="float">
            <text:p>436.965</text:p>
          </table:table-cell>
          <table:table-cell office:value-type="float" office:value="781.239" calcext:value-type="float">
            <text:p>781.239</text:p>
          </table:table-cell>
          <table:table-cell office:value-type="float" office:value="286.931" calcext:value-type="float">
            <text:p>286.931</text:p>
          </table:table-cell>
          <table:table-cell office:value-type="float" office:value="496.547" calcext:value-type="float">
            <text:p>496.547</text:p>
          </table:table-cell>
          <table:table-cell office:value-type="string" calcext:value-type="string">
            <text:p>|</text:p>
          </table:table-cell>
          <table:table-cell office:value-type="float" office:value="0.00873931" calcext:value-type="float">
            <text:p>0.00873931</text:p>
          </table:table-cell>
          <table:table-cell office:value-type="float" office:value="0.0156248" calcext:value-type="float">
            <text:p>0.0156248</text:p>
          </table:table-cell>
          <table:table-cell office:value-type="float" office:value="0.00573861" calcext:value-type="float">
            <text:p>0.00573861</text:p>
          </table:table-cell>
          <table:table-cell office:value-type="float" office:value="0.00993094" calcext:value-type="float">
            <text:p>0.00993094</text:p>
          </table:table-cell>
          <table:table-cell office:value-type="string" calcext:value-type="string">
            <text:p>|</text:p>
          </table:table-cell>
          <table:table-cell office:value-type="float" office:value="0.290729" calcext:value-type="float">
            <text:p>0.290729</text:p>
          </table:table-cell>
          <table:table-cell office:value-type="float" office:value="0.519787" calcext:value-type="float">
            <text:p>0.519787</text:p>
          </table:table-cell>
          <table:table-cell office:value-type="float" office:value="0.190905" calcext:value-type="float">
            <text:p>0.190905</text:p>
          </table:table-cell>
          <table:table-cell office:value-type="float" office:value="0.330371" calcext:value-type="float">
            <text:p>0.330371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rubrum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|</text:p>
          </table:table-cell>
          <table:table-cell office:value-type="float" office:value="377.467" calcext:value-type="float">
            <text:p>377.467</text:p>
          </table:table-cell>
          <table:table-cell office:value-type="float" office:value="698.037" calcext:value-type="float">
            <text:p>698.037</text:p>
          </table:table-cell>
          <table:table-cell office:value-type="float" office:value="292.464" calcext:value-type="float">
            <text:p>292.464</text:p>
          </table:table-cell>
          <table:table-cell office:value-type="float" office:value="553.749" calcext:value-type="float">
            <text:p>553.749</text:p>
          </table:table-cell>
          <table:table-cell office:value-type="string" calcext:value-type="string">
            <text:p>|</text:p>
          </table:table-cell>
          <table:table-cell office:value-type="float" office:value="0.00754935" calcext:value-type="float">
            <text:p>0.00754935</text:p>
          </table:table-cell>
          <table:table-cell office:value-type="float" office:value="0.0139607" calcext:value-type="float">
            <text:p>0.0139607</text:p>
          </table:table-cell>
          <table:table-cell office:value-type="float" office:value="0.00584927" calcext:value-type="float">
            <text:p>0.00584927</text:p>
          </table:table-cell>
          <table:table-cell office:value-type="float" office:value="0.011075" calcext:value-type="float">
            <text:p>0.011075</text:p>
          </table:table-cell>
          <table:table-cell office:value-type="string" calcext:value-type="string">
            <text:p>|</text:p>
          </table:table-cell>
          <table:table-cell office:value-type="float" office:value="0.146192" calcext:value-type="float">
            <text:p>0.146192</text:p>
          </table:table-cell>
          <table:table-cell office:value-type="float" office:value="0.270347" calcext:value-type="float">
            <text:p>0.270347</text:p>
          </table:table-cell>
          <table:table-cell office:value-type="float" office:value="0.11327" calcext:value-type="float">
            <text:p>0.11327</text:p>
          </table:table-cell>
          <table:table-cell office:value-type="float" office:value="0.214465" calcext:value-type="float">
            <text:p>0.214465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rus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float" office:value="463.101" calcext:value-type="float">
            <text:p>463.101</text:p>
          </table:table-cell>
          <table:table-cell office:value-type="float" office:value="897.871" calcext:value-type="float">
            <text:p>897.871</text:p>
          </table:table-cell>
          <table:table-cell office:value-type="float" office:value="359.186" calcext:value-type="float">
            <text:p>359.186</text:p>
          </table:table-cell>
          <table:table-cell office:value-type="float" office:value="683.03" calcext:value-type="float">
            <text:p>683.03</text:p>
          </table:table-cell>
          <table:table-cell office:value-type="string" calcext:value-type="string">
            <text:p>|</text:p>
          </table:table-cell>
          <table:table-cell office:value-type="float" office:value="0.00926202" calcext:value-type="float">
            <text:p>0.00926202</text:p>
          </table:table-cell>
          <table:table-cell office:value-type="float" office:value="0.0179574" calcext:value-type="float">
            <text:p>0.0179574</text:p>
          </table:table-cell>
          <table:table-cell office:value-type="float" office:value="0.00718372" calcext:value-type="float">
            <text:p>0.00718372</text:p>
          </table:table-cell>
          <table:table-cell office:value-type="float" office:value="0.0136606" calcext:value-type="float">
            <text:p>0.0136606</text:p>
          </table:table-cell>
          <table:table-cell office:value-type="string" calcext:value-type="string">
            <text:p>|</text:p>
          </table:table-cell>
          <table:table-cell office:value-type="float" office:value="0.315679" calcext:value-type="float">
            <text:p>0.315679</text:p>
          </table:table-cell>
          <table:table-cell office:value-type="float" office:value="0.612046" calcext:value-type="float">
            <text:p>0.612046</text:p>
          </table:table-cell>
          <table:table-cell office:value-type="float" office:value="0.244844" calcext:value-type="float">
            <text:p>0.244844</text:p>
          </table:table-cell>
          <table:table-cell office:value-type="float" office:value="0.465597" calcext:value-type="float">
            <text:p>0.465597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simplex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|</text:p>
          </table:table-cell>
          <table:table-cell office:value-type="float" office:value="229.034" calcext:value-type="float">
            <text:p>229.034</text:p>
          </table:table-cell>
          <table:table-cell office:value-type="float" office:value="313.087" calcext:value-type="float">
            <text:p>313.087</text:p>
          </table:table-cell>
          <table:table-cell office:value-type="float" office:value="154.817" calcext:value-type="float">
            <text:p>154.817</text:p>
          </table:table-cell>
          <table:table-cell office:value-type="float" office:value="212.932" calcext:value-type="float">
            <text:p>212.932</text:p>
          </table:table-cell>
          <table:table-cell office:value-type="string" calcext:value-type="string">
            <text:p>|</text:p>
          </table:table-cell>
          <table:table-cell office:value-type="float" office:value="0.00458068" calcext:value-type="float">
            <text:p>0.00458068</text:p>
          </table:table-cell>
          <table:table-cell office:value-type="float" office:value="0.00626175" calcext:value-type="float">
            <text:p>0.00626175</text:p>
          </table:table-cell>
          <table:table-cell office:value-type="float" office:value="0.00309635" calcext:value-type="float">
            <text:p>0.00309635</text:p>
          </table:table-cell>
          <table:table-cell office:value-type="float" office:value="0.00425864" calcext:value-type="float">
            <text:p>0.00425864</text:p>
          </table:table-cell>
          <table:table-cell office:value-type="string" calcext:value-type="string">
            <text:p>|</text:p>
          </table:table-cell>
          <table:table-cell office:value-type="float" office:value="0.124272" calcext:value-type="float">
            <text:p>0.124272</text:p>
          </table:table-cell>
          <table:table-cell office:value-type="float" office:value="0.169879" calcext:value-type="float">
            <text:p>0.169879</text:p>
          </table:table-cell>
          <table:table-cell office:value-type="float" office:value="0.0840029" calcext:value-type="float">
            <text:p>0.0840029</text:p>
          </table:table-cell>
          <table:table-cell office:value-type="float" office:value="0.115536" calcext:value-type="float">
            <text:p>0.115536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stagnicol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</text:p>
          </table:table-cell>
          <table:table-cell office:value-type="float" office:value="95.0566" calcext:value-type="float">
            <text:p>95.0566</text:p>
          </table:table-cell>
          <table:table-cell office:value-type="float" office:value="154.755" calcext:value-type="float">
            <text:p>154.755</text:p>
          </table:table-cell>
          <table:table-cell office:value-type="float" office:value="71.7206" calcext:value-type="float">
            <text:p>71.7206</text:p>
          </table:table-cell>
          <table:table-cell office:value-type="float" office:value="111.69" calcext:value-type="float">
            <text:p>111.69</text:p>
          </table:table-cell>
          <table:table-cell office:value-type="string" calcext:value-type="string">
            <text:p>|</text:p>
          </table:table-cell>
          <table:table-cell office:value-type="float" office:value="0.00190113" calcext:value-type="float">
            <text:p>0.00190113</text:p>
          </table:table-cell>
          <table:table-cell office:value-type="float" office:value="0.00309511" calcext:value-type="float">
            <text:p>0.00309511</text:p>
          </table:table-cell>
          <table:table-cell office:value-type="float" office:value="0.00143441" calcext:value-type="float">
            <text:p>0.00143441</text:p>
          </table:table-cell>
          <table:table-cell office:value-type="float" office:value="0.00223381" calcext:value-type="float">
            <text:p>0.00223381</text:p>
          </table:table-cell>
          <table:table-cell office:value-type="string" calcext:value-type="string">
            <text:p>|</text:p>
          </table:table-cell>
          <table:table-cell office:value-type="float" office:value="0.0636682" calcext:value-type="float">
            <text:p>0.0636682</text:p>
          </table:table-cell>
          <table:table-cell office:value-type="float" office:value="0.103654" calcext:value-type="float">
            <text:p>0.103654</text:p>
          </table:table-cell>
          <table:table-cell office:value-type="float" office:value="0.0480379" calcext:value-type="float">
            <text:p>0.0480379</text:p>
          </table:table-cell>
          <table:table-cell office:value-type="float" office:value="0.0748094" calcext:value-type="float">
            <text:p>0.0748094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terrigena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|</text:p>
          </table:table-cell>
          <table:table-cell office:value-type="float" office:value="270.936" calcext:value-type="float">
            <text:p>270.936</text:p>
          </table:table-cell>
          <table:table-cell office:value-type="float" office:value="465.436" calcext:value-type="float">
            <text:p>465.436</text:p>
          </table:table-cell>
          <table:table-cell office:value-type="float" office:value="228.521" calcext:value-type="float">
            <text:p>228.521</text:p>
          </table:table-cell>
          <table:table-cell office:value-type="float" office:value="391.004" calcext:value-type="float">
            <text:p>391.004</text:p>
          </table:table-cell>
          <table:table-cell office:value-type="string" calcext:value-type="string">
            <text:p>|</text:p>
          </table:table-cell>
          <table:table-cell office:value-type="float" office:value="0.00541872" calcext:value-type="float">
            <text:p>0.00541872</text:p>
          </table:table-cell>
          <table:table-cell office:value-type="float" office:value="0.00930872" calcext:value-type="float">
            <text:p>0.00930872</text:p>
          </table:table-cell>
          <table:table-cell office:value-type="float" office:value="0.00457042" calcext:value-type="float">
            <text:p>0.00457042</text:p>
          </table:table-cell>
          <table:table-cell office:value-type="float" office:value="0.00782008" calcext:value-type="float">
            <text:p>0.00782008</text:p>
          </table:table-cell>
          <table:table-cell office:value-type="string" calcext:value-type="string">
            <text:p>|</text:p>
          </table:table-cell>
          <table:table-cell office:value-type="float" office:value="0.164403" calcext:value-type="float">
            <text:p>0.164403</text:p>
          </table:table-cell>
          <table:table-cell office:value-type="float" office:value="0.282425" calcext:value-type="float">
            <text:p>0.282425</text:p>
          </table:table-cell>
          <table:table-cell office:value-type="float" office:value="0.138666" calcext:value-type="float">
            <text:p>0.138666</text:p>
          </table:table-cell>
          <table:table-cell office:value-type="float" office:value="0.23726" calcext:value-type="float">
            <text:p>0.23726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venus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|</text:p>
          </table:table-cell>
          <table:table-cell office:value-type="float" office:value="441.401" calcext:value-type="float">
            <text:p>441.401</text:p>
          </table:table-cell>
          <table:table-cell office:value-type="float" office:value="671.439" calcext:value-type="float">
            <text:p>671.439</text:p>
          </table:table-cell>
          <table:table-cell office:value-type="float" office:value="386.018" calcext:value-type="float">
            <text:p>386.018</text:p>
          </table:table-cell>
          <table:table-cell office:value-type="float" office:value="569.711" calcext:value-type="float">
            <text:p>569.711</text:p>
          </table:table-cell>
          <table:table-cell office:value-type="string" calcext:value-type="string">
            <text:p>|</text:p>
          </table:table-cell>
          <table:table-cell office:value-type="float" office:value="0.00882803" calcext:value-type="float">
            <text:p>0.00882803</text:p>
          </table:table-cell>
          <table:table-cell office:value-type="float" office:value="0.0134288" calcext:value-type="float">
            <text:p>0.0134288</text:p>
          </table:table-cell>
          <table:table-cell office:value-type="float" office:value="0.00772035" calcext:value-type="float">
            <text:p>0.00772035</text:p>
          </table:table-cell>
          <table:table-cell office:value-type="float" office:value="0.0113942" calcext:value-type="float">
            <text:p>0.0113942</text:p>
          </table:table-cell>
          <table:table-cell office:value-type="string" calcext:value-type="string">
            <text:p>|</text:p>
          </table:table-cell>
          <table:table-cell office:value-type="float" office:value="0.297842" calcext:value-type="float">
            <text:p>0.297842</text:p>
          </table:table-cell>
          <table:table-cell office:value-type="float" office:value="0.453062" calcext:value-type="float">
            <text:p>0.453062</text:p>
          </table:table-cell>
          <table:table-cell office:value-type="float" office:value="0.260471" calcext:value-type="float">
            <text:p>0.260471</text:p>
          </table:table-cell>
          <table:table-cell office:value-type="float" office:value="0.38442" calcext:value-type="float">
            <text:p>0.38442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Halovivax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</text:p>
          </table:table-cell>
          <table:table-cell office:value-type="float" office:value="178.96" calcext:value-type="float">
            <text:p>178.96</text:p>
          </table:table-cell>
          <table:table-cell office:value-type="float" office:value="250.737" calcext:value-type="float">
            <text:p>250.737</text:p>
          </table:table-cell>
          <table:table-cell office:value-type="float" office:value="151.717" calcext:value-type="float">
            <text:p>151.717</text:p>
          </table:table-cell>
          <table:table-cell office:value-type="float" office:value="201.164" calcext:value-type="float">
            <text:p>201.164</text:p>
          </table:table-cell>
          <table:table-cell office:value-type="string" calcext:value-type="string">
            <text:p>|</text:p>
          </table:table-cell>
          <table:table-cell office:value-type="float" office:value="0.0035792" calcext:value-type="float">
            <text:p>0.0035792</text:p>
          </table:table-cell>
          <table:table-cell office:value-type="float" office:value="0.00501474" calcext:value-type="float">
            <text:p>0.00501474</text:p>
          </table:table-cell>
          <table:table-cell office:value-type="float" office:value="0.00303435" calcext:value-type="float">
            <text:p>0.00303435</text:p>
          </table:table-cell>
          <table:table-cell office:value-type="float" office:value="0.00402328" calcext:value-type="float">
            <text:p>0.00402328</text:p>
          </table:table-cell>
          <table:table-cell office:value-type="string" calcext:value-type="string">
            <text:p>|</text:p>
          </table:table-cell>
          <table:table-cell office:value-type="float" office:value="0.121907" calcext:value-type="float">
            <text:p>0.121907</text:p>
          </table:table-cell>
          <table:table-cell office:value-type="float" office:value="0.170802" calcext:value-type="float">
            <text:p>0.170802</text:p>
          </table:table-cell>
          <table:table-cell office:value-type="float" office:value="0.10335" calcext:value-type="float">
            <text:p>0.10335</text:p>
          </table:table-cell>
          <table:table-cell office:value-type="float" office:value="0.137033" calcext:value-type="float">
            <text:p>0.137033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Natrialba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|</text:p>
          </table:table-cell>
          <table:table-cell office:value-type="float" office:value="318.54" calcext:value-type="float">
            <text:p>318.54</text:p>
          </table:table-cell>
          <table:table-cell office:value-type="float" office:value="547.076" calcext:value-type="float">
            <text:p>547.076</text:p>
          </table:table-cell>
          <table:table-cell office:value-type="float" office:value="238.654" calcext:value-type="float">
            <text:p>238.654</text:p>
          </table:table-cell>
          <table:table-cell office:value-type="float" office:value="408.917" calcext:value-type="float">
            <text:p>408.917</text:p>
          </table:table-cell>
          <table:table-cell office:value-type="string" calcext:value-type="string">
            <text:p>|</text:p>
          </table:table-cell>
          <table:table-cell office:value-type="float" office:value="0.0063708" calcext:value-type="float">
            <text:p>0.0063708</text:p>
          </table:table-cell>
          <table:table-cell office:value-type="float" office:value="0.0109415" calcext:value-type="float">
            <text:p>0.0109415</text:p>
          </table:table-cell>
          <table:table-cell office:value-type="float" office:value="0.00477308" calcext:value-type="float">
            <text:p>0.00477308</text:p>
          </table:table-cell>
          <table:table-cell office:value-type="float" office:value="0.00817834" calcext:value-type="float">
            <text:p>0.00817834</text:p>
          </table:table-cell>
          <table:table-cell office:value-type="string" calcext:value-type="string">
            <text:p>|</text:p>
          </table:table-cell>
          <table:table-cell office:value-type="float" office:value="0.186063" calcext:value-type="float">
            <text:p>0.186063</text:p>
          </table:table-cell>
          <table:table-cell office:value-type="float" office:value="0.319554" calcext:value-type="float">
            <text:p>0.319554</text:p>
          </table:table-cell>
          <table:table-cell office:value-type="float" office:value="0.139401" calcext:value-type="float">
            <text:p>0.139401</text:p>
          </table:table-cell>
          <table:table-cell office:value-type="float" office:value="0.238853" calcext:value-type="float">
            <text:p>0.238853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Natrinema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|</text:p>
          </table:table-cell>
          <table:table-cell office:value-type="float" office:value="135.069" calcext:value-type="float">
            <text:p>135.069</text:p>
          </table:table-cell>
          <table:table-cell office:value-type="float" office:value="280.873" calcext:value-type="float">
            <text:p>280.873</text:p>
          </table:table-cell>
          <table:table-cell office:value-type="float" office:value="123.18" calcext:value-type="float">
            <text:p>123.18</text:p>
          </table:table-cell>
          <table:table-cell office:value-type="float" office:value="253.829" calcext:value-type="float">
            <text:p>253.829</text:p>
          </table:table-cell>
          <table:table-cell office:value-type="string" calcext:value-type="string">
            <text:p>|</text:p>
          </table:table-cell>
          <table:table-cell office:value-type="float" office:value="0.00270138" calcext:value-type="float">
            <text:p>0.00270138</text:p>
          </table:table-cell>
          <table:table-cell office:value-type="float" office:value="0.00561745" calcext:value-type="float">
            <text:p>0.00561745</text:p>
          </table:table-cell>
          <table:table-cell office:value-type="float" office:value="0.0024636" calcext:value-type="float">
            <text:p>0.0024636</text:p>
          </table:table-cell>
          <table:table-cell office:value-type="float" office:value="0.00507657" calcext:value-type="float">
            <text:p>0.00507657</text:p>
          </table:table-cell>
          <table:table-cell office:value-type="string" calcext:value-type="string">
            <text:p>|</text:p>
          </table:table-cell>
          <table:table-cell office:value-type="float" office:value="0.0915101" calcext:value-type="float">
            <text:p>0.0915101</text:p>
          </table:table-cell>
          <table:table-cell office:value-type="float" office:value="0.190293" calcext:value-type="float">
            <text:p>0.190293</text:p>
          </table:table-cell>
          <table:table-cell office:value-type="float" office:value="0.0834552" calcext:value-type="float">
            <text:p>0.0834552</text:p>
          </table:table-cell>
          <table:table-cell office:value-type="float" office:value="0.171971" calcext:value-type="float">
            <text:p>0.171971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Natronoarchaeum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office:value-type="float" office:value="249.097" calcext:value-type="float">
            <text:p>249.097</text:p>
          </table:table-cell>
          <table:table-cell office:value-type="float" office:value="513.764" calcext:value-type="float">
            <text:p>513.764</text:p>
          </table:table-cell>
          <table:table-cell office:value-type="float" office:value="213.618" calcext:value-type="float">
            <text:p>213.618</text:p>
          </table:table-cell>
          <table:table-cell office:value-type="float" office:value="424.817" calcext:value-type="float">
            <text:p>424.817</text:p>
          </table:table-cell>
          <table:table-cell office:value-type="string" calcext:value-type="string">
            <text:p>|</text:p>
          </table:table-cell>
          <table:table-cell office:value-type="float" office:value="0.00498194" calcext:value-type="float">
            <text:p>0.00498194</text:p>
          </table:table-cell>
          <table:table-cell office:value-type="float" office:value="0.0102753" calcext:value-type="float">
            <text:p>0.0102753</text:p>
          </table:table-cell>
          <table:table-cell office:value-type="float" office:value="0.00427235" calcext:value-type="float">
            <text:p>0.00427235</text:p>
          </table:table-cell>
          <table:table-cell office:value-type="float" office:value="0.00849635" calcext:value-type="float">
            <text:p>0.00849635</text:p>
          </table:table-cell>
          <table:table-cell office:value-type="string" calcext:value-type="string">
            <text:p>|</text:p>
          </table:table-cell>
          <table:table-cell office:value-type="float" office:value="0.170148" calcext:value-type="float">
            <text:p>0.170148</text:p>
          </table:table-cell>
          <table:table-cell office:value-type="float" office:value="0.350932" calcext:value-type="float">
            <text:p>0.350932</text:p>
          </table:table-cell>
          <table:table-cell office:value-type="float" office:value="0.145914" calcext:value-type="float">
            <text:p>0.145914</text:p>
          </table:table-cell>
          <table:table-cell office:value-type="float" office:value="0.290176" calcext:value-type="float">
            <text:p>0.290176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Natronobacteriu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float" office:value="241.4" calcext:value-type="float">
            <text:p>241.4</text:p>
          </table:table-cell>
          <table:table-cell office:value-type="float" office:value="515.493" calcext:value-type="float">
            <text:p>515.493</text:p>
          </table:table-cell>
          <table:table-cell office:value-type="float" office:value="186.935" calcext:value-type="float">
            <text:p>186.935</text:p>
          </table:table-cell>
          <table:table-cell office:value-type="float" office:value="391.498" calcext:value-type="float">
            <text:p>391.498</text:p>
          </table:table-cell>
          <table:table-cell office:value-type="string" calcext:value-type="string">
            <text:p>|</text:p>
          </table:table-cell>
          <table:table-cell office:value-type="float" office:value="0.00482801" calcext:value-type="float">
            <text:p>0.00482801</text:p>
          </table:table-cell>
          <table:table-cell office:value-type="float" office:value="0.0103099" calcext:value-type="float">
            <text:p>0.0103099</text:p>
          </table:table-cell>
          <table:table-cell office:value-type="float" office:value="0.0037387" calcext:value-type="float">
            <text:p>0.0037387</text:p>
          </table:table-cell>
          <table:table-cell office:value-type="float" office:value="0.00782996" calcext:value-type="float">
            <text:p>0.00782996</text:p>
          </table:table-cell>
          <table:table-cell office:value-type="string" calcext:value-type="string">
            <text:p>|</text:p>
          </table:table-cell>
          <table:table-cell office:value-type="float" office:value="0.165117" calcext:value-type="float">
            <text:p>0.165117</text:p>
          </table:table-cell>
          <table:table-cell office:value-type="float" office:value="0.352595" calcext:value-type="float">
            <text:p>0.352595</text:p>
          </table:table-cell>
          <table:table-cell office:value-type="float" office:value="0.127862" calcext:value-type="float">
            <text:p>0.127862</text:p>
          </table:table-cell>
          <table:table-cell office:value-type="float" office:value="0.267783" calcext:value-type="float">
            <text:p>0.267783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Natronococcus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</text:p>
          </table:table-cell>
          <table:table-cell office:value-type="float" office:value="267.092" calcext:value-type="float">
            <text:p>267.092</text:p>
          </table:table-cell>
          <table:table-cell office:value-type="float" office:value="581.318" calcext:value-type="float">
            <text:p>581.318</text:p>
          </table:table-cell>
          <table:table-cell office:value-type="float" office:value="210.354" calcext:value-type="float">
            <text:p>210.354</text:p>
          </table:table-cell>
          <table:table-cell office:value-type="float" office:value="471.722" calcext:value-type="float">
            <text:p>471.722</text:p>
          </table:table-cell>
          <table:table-cell office:value-type="string" calcext:value-type="string">
            <text:p>|</text:p>
          </table:table-cell>
          <table:table-cell office:value-type="float" office:value="0.00534184" calcext:value-type="float">
            <text:p>0.00534184</text:p>
          </table:table-cell>
          <table:table-cell office:value-type="float" office:value="0.0116264" calcext:value-type="float">
            <text:p>0.0116264</text:p>
          </table:table-cell>
          <table:table-cell office:value-type="float" office:value="0.00420709" calcext:value-type="float">
            <text:p>0.00420709</text:p>
          </table:table-cell>
          <table:table-cell office:value-type="float" office:value="0.00943444" calcext:value-type="float">
            <text:p>0.00943444</text:p>
          </table:table-cell>
          <table:table-cell office:value-type="string" calcext:value-type="string">
            <text:p>|</text:p>
          </table:table-cell>
          <table:table-cell office:value-type="float" office:value="0.176298" calcext:value-type="float">
            <text:p>0.176298</text:p>
          </table:table-cell>
          <table:table-cell office:value-type="float" office:value="0.383709" calcext:value-type="float">
            <text:p>0.383709</text:p>
          </table:table-cell>
          <table:table-cell office:value-type="float" office:value="0.138848" calcext:value-type="float">
            <text:p>0.138848</text:p>
          </table:table-cell>
          <table:table-cell office:value-type="float" office:value="0.311368" calcext:value-type="float">
            <text:p>0.311368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Natronolimnobiu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</text:p>
          </table:table-cell>
          <table:table-cell office:value-type="float" office:value="310.95" calcext:value-type="float">
            <text:p>310.95</text:p>
          </table:table-cell>
          <table:table-cell office:value-type="float" office:value="579.6" calcext:value-type="float">
            <text:p>579.6</text:p>
          </table:table-cell>
          <table:table-cell office:value-type="float" office:value="257.543" calcext:value-type="float">
            <text:p>257.543</text:p>
          </table:table-cell>
          <table:table-cell office:value-type="float" office:value="470.887" calcext:value-type="float">
            <text:p>470.887</text:p>
          </table:table-cell>
          <table:table-cell office:value-type="string" calcext:value-type="string">
            <text:p>|</text:p>
          </table:table-cell>
          <table:table-cell office:value-type="float" office:value="0.006219" calcext:value-type="float">
            <text:p>0.006219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0.00515086" calcext:value-type="float">
            <text:p>0.00515086</text:p>
          </table:table-cell>
          <table:table-cell office:value-type="float" office:value="0.00941773" calcext:value-type="float">
            <text:p>0.00941773</text:p>
          </table:table-cell>
          <table:table-cell office:value-type="string" calcext:value-type="string">
            <text:p>|</text:p>
          </table:table-cell>
          <table:table-cell office:value-type="float" office:value="0.209535" calcext:value-type="float">
            <text:p>0.209535</text:p>
          </table:table-cell>
          <table:table-cell office:value-type="float" office:value="0.390566" calcext:value-type="float">
            <text:p>0.390566</text:p>
          </table:table-cell>
          <table:table-cell office:value-type="float" office:value="0.173546" calcext:value-type="float">
            <text:p>0.173546</text:p>
          </table:table-cell>
          <table:table-cell office:value-type="float" office:value="0.317309" calcext:value-type="float">
            <text:p>0.317309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Natronomona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|</text:p>
          </table:table-cell>
          <table:table-cell office:value-type="float" office:value="492.578" calcext:value-type="float">
            <text:p>492.578</text:p>
          </table:table-cell>
          <table:table-cell office:value-type="float" office:value="864.481" calcext:value-type="float">
            <text:p>864.481</text:p>
          </table:table-cell>
          <table:table-cell office:value-type="float" office:value="335.205" calcext:value-type="float">
            <text:p>335.205</text:p>
          </table:table-cell>
          <table:table-cell office:value-type="float" office:value="574.335" calcext:value-type="float">
            <text:p>574.335</text:p>
          </table:table-cell>
          <table:table-cell office:value-type="string" calcext:value-type="string">
            <text:p>|</text:p>
          </table:table-cell>
          <table:table-cell office:value-type="float" office:value="0.00985156" calcext:value-type="float">
            <text:p>0.00985156</text:p>
          </table:table-cell>
          <table:table-cell office:value-type="float" office:value="0.0172896" calcext:value-type="float">
            <text:p>0.0172896</text:p>
          </table:table-cell>
          <table:table-cell office:value-type="float" office:value="0.0067041" calcext:value-type="float">
            <text:p>0.0067041</text:p>
          </table:table-cell>
          <table:table-cell office:value-type="float" office:value="0.0114867" calcext:value-type="float">
            <text:p>0.0114867</text:p>
          </table:table-cell>
          <table:table-cell office:value-type="string" calcext:value-type="string">
            <text:p>|</text:p>
          </table:table-cell>
          <table:table-cell office:value-type="float" office:value="0.319027" calcext:value-type="float">
            <text:p>0.319027</text:p>
          </table:table-cell>
          <table:table-cell office:value-type="float" office:value="0.559897" calcext:value-type="float">
            <text:p>0.559897</text:p>
          </table:table-cell>
          <table:table-cell office:value-type="float" office:value="0.217102" calcext:value-type="float">
            <text:p>0.217102</text:p>
          </table:table-cell>
          <table:table-cell office:value-type="float" office:value="0.371979" calcext:value-type="float">
            <text:p>0.371979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Natronorubrum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|</text:p>
          </table:table-cell>
          <table:table-cell office:value-type="float" office:value="309.64" calcext:value-type="float">
            <text:p>309.64</text:p>
          </table:table-cell>
          <table:table-cell office:value-type="float" office:value="617.424" calcext:value-type="float">
            <text:p>617.424</text:p>
          </table:table-cell>
          <table:table-cell office:value-type="float" office:value="264.908" calcext:value-type="float">
            <text:p>264.908</text:p>
          </table:table-cell>
          <table:table-cell office:value-type="float" office:value="522.07" calcext:value-type="float">
            <text:p>522.07</text:p>
          </table:table-cell>
          <table:table-cell office:value-type="string" calcext:value-type="string">
            <text:p>|</text:p>
          </table:table-cell>
          <table:table-cell office:value-type="float" office:value="0.0061928" calcext:value-type="float">
            <text:p>0.0061928</text:p>
          </table:table-cell>
          <table:table-cell office:value-type="float" office:value="0.0123485" calcext:value-type="float">
            <text:p>0.0123485</text:p>
          </table:table-cell>
          <table:table-cell office:value-type="float" office:value="0.00529817" calcext:value-type="float">
            <text:p>0.00529817</text:p>
          </table:table-cell>
          <table:table-cell office:value-type="float" office:value="0.0104414" calcext:value-type="float">
            <text:p>0.0104414</text:p>
          </table:table-cell>
          <table:table-cell office:value-type="string" calcext:value-type="string">
            <text:p>|</text:p>
          </table:table-cell>
          <table:table-cell office:value-type="float" office:value="0.209216" calcext:value-type="float">
            <text:p>0.209216</text:p>
          </table:table-cell>
          <table:table-cell office:value-type="float" office:value="0.417178" calcext:value-type="float">
            <text:p>0.417178</text:p>
          </table:table-cell>
          <table:table-cell office:value-type="float" office:value="0.178992" calcext:value-type="float">
            <text:p>0.178992</text:p>
          </table:table-cell>
          <table:table-cell office:value-type="float" office:value="0.35275" calcext:value-type="float">
            <text:p>0.35275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RDI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|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28" calcext:value-type="float">
            <text:p>0.0028</text:p>
          </table:table-cell>
          <table:table-cell office:value-type="string" calcext:value-type="string">
            <text:p>|</text:p>
          </table:table-cell>
          <table:table-cell office:value-type="float" office:value="0.0983146" calcext:value-type="float">
            <text:p>0.0983146</text:p>
          </table:table-cell>
          <table:table-cell office:value-type="float" office:value="0.123596" calcext:value-type="float">
            <text:p>0.123596</text:p>
          </table:table-cell>
          <table:table-cell office:value-type="float" office:value="0.0856742" calcext:value-type="float">
            <text:p>0.0856742</text:p>
          </table:table-cell>
          <table:table-cell office:value-type="float" office:value="0.0983146" calcext:value-type="float">
            <text:p>0.0983146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Salarchaeu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239.884" calcext:value-type="float">
            <text:p>239.884</text:p>
          </table:table-cell>
          <table:table-cell office:value-type="float" office:value="540.121" calcext:value-type="float">
            <text:p>540.121</text:p>
          </table:table-cell>
          <table:table-cell office:value-type="float" office:value="160.732" calcext:value-type="float">
            <text:p>160.732</text:p>
          </table:table-cell>
          <table:table-cell office:value-type="float" office:value="358.55" calcext:value-type="float">
            <text:p>358.55</text:p>
          </table:table-cell>
          <table:table-cell office:value-type="string" calcext:value-type="string">
            <text:p>|</text:p>
          </table:table-cell>
          <table:table-cell office:value-type="float" office:value="0.00479767" calcext:value-type="float">
            <text:p>0.00479767</text:p>
          </table:table-cell>
          <table:table-cell office:value-type="float" office:value="0.0108024" calcext:value-type="float">
            <text:p>0.0108024</text:p>
          </table:table-cell>
          <table:table-cell office:value-type="float" office:value="0.00321464" calcext:value-type="float">
            <text:p>0.00321464</text:p>
          </table:table-cell>
          <table:table-cell office:value-type="float" office:value="0.00717101" calcext:value-type="float">
            <text:p>0.00717101</text:p>
          </table:table-cell>
          <table:table-cell office:value-type="string" calcext:value-type="string">
            <text:p>|</text:p>
          </table:table-cell>
          <table:table-cell office:value-type="float" office:value="0.163967" calcext:value-type="float">
            <text:p>0.163967</text:p>
          </table:table-cell>
          <table:table-cell office:value-type="float" office:value="0.369188" calcext:value-type="float">
            <text:p>0.369188</text:p>
          </table:table-cell>
          <table:table-cell office:value-type="float" office:value="0.109865" calcext:value-type="float">
            <text:p>0.109865</text:p>
          </table:table-cell>
          <table:table-cell office:value-type="float" office:value="0.245079" calcext:value-type="float">
            <text:p>0.245079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Salinarchaeu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</text:p>
          </table:table-cell>
          <table:table-cell office:value-type="float" office:value="383.314" calcext:value-type="float">
            <text:p>383.314</text:p>
          </table:table-cell>
          <table:table-cell office:value-type="float" office:value="658.225" calcext:value-type="float">
            <text:p>658.225</text:p>
          </table:table-cell>
          <table:table-cell office:value-type="float" office:value="343.755" calcext:value-type="float">
            <text:p>343.755</text:p>
          </table:table-cell>
          <table:table-cell office:value-type="float" office:value="584.472" calcext:value-type="float">
            <text:p>584.472</text:p>
          </table:table-cell>
          <table:table-cell office:value-type="string" calcext:value-type="string">
            <text:p>|</text:p>
          </table:table-cell>
          <table:table-cell office:value-type="float" office:value="0.00766629" calcext:value-type="float">
            <text:p>0.00766629</text:p>
          </table:table-cell>
          <table:table-cell office:value-type="float" office:value="0.0131645" calcext:value-type="float">
            <text:p>0.0131645</text:p>
          </table:table-cell>
          <table:table-cell office:value-type="float" office:value="0.0068751" calcext:value-type="float">
            <text:p>0.0068751</text:p>
          </table:table-cell>
          <table:table-cell office:value-type="float" office:value="0.0116894" calcext:value-type="float">
            <text:p>0.0116894</text:p>
          </table:table-cell>
          <table:table-cell office:value-type="string" calcext:value-type="string">
            <text:p>|</text:p>
          </table:table-cell>
          <table:table-cell office:value-type="float" office:value="0.26005" calcext:value-type="float">
            <text:p>0.26005</text:p>
          </table:table-cell>
          <table:table-cell office:value-type="float" office:value="0.446557" calcext:value-type="float">
            <text:p>0.446557</text:p>
          </table:table-cell>
          <table:table-cell office:value-type="float" office:value="0.233212" calcext:value-type="float">
            <text:p>0.233212</text:p>
          </table:table-cell>
          <table:table-cell office:value-type="float" office:value="0.396521" calcext:value-type="float">
            <text:p>0.396521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SFH1C0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124.5" calcext:value-type="float">
            <text:p>124.5</text:p>
          </table:table-cell>
          <table:table-cell office:value-type="float" office:value="138" calcext:value-type="float">
            <text:p>138</text:p>
          </table:table-cell>
          <table:table-cell office:value-type="float" office:value="117.75" calcext:value-type="float">
            <text:p>117.7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|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00249" calcext:value-type="float">
            <text:p>0.00249</text:p>
          </table:table-cell>
          <table:table-cell office:value-type="string" calcext:value-type="string">
            <text:p>|</text:p>
          </table:table-cell>
          <table:table-cell office:value-type="float" office:value="0.0916789" calcext:value-type="float">
            <text:p>0.0916789</text:p>
          </table:table-cell>
          <table:table-cell office:value-type="float" office:value="0.10162" calcext:value-type="float">
            <text:p>0.10162</text:p>
          </table:table-cell>
          <table:table-cell office:value-type="float" office:value="0.0867084" calcext:value-type="float">
            <text:p>0.0867084</text:p>
          </table:table-cell>
          <table:table-cell office:value-type="float" office:value="0.0916789" calcext:value-type="float">
            <text:p>0.0916789</text:p>
          </table:table-cell>
        </table:table-row>
        <table:table-row table:style-name="ro2">
          <table:table-cell office:value-type="string" calcext:value-type="string">
            <text:p>Archaea;Euryarchaeota;Halobacteria;Halobacteriales;Halobacteriaceae;uncultured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|</text:p>
          </table:table-cell>
          <table:table-cell office:value-type="float" office:value="669.911" calcext:value-type="float">
            <text:p>669.911</text:p>
          </table:table-cell>
          <table:table-cell office:value-type="float" office:value="1068.36" calcext:value-type="float">
            <text:p>1068.36</text:p>
          </table:table-cell>
          <table:table-cell office:value-type="float" office:value="494.656" calcext:value-type="float">
            <text:p>494.656</text:p>
          </table:table-cell>
          <table:table-cell office:value-type="float" office:value="769.235" calcext:value-type="float">
            <text:p>769.235</text:p>
          </table:table-cell>
          <table:table-cell office:value-type="string" calcext:value-type="string">
            <text:p>|</text:p>
          </table:table-cell>
          <table:table-cell office:value-type="float" office:value="0.0133982" calcext:value-type="float">
            <text:p>0.0133982</text:p>
          </table:table-cell>
          <table:table-cell office:value-type="float" office:value="0.0213672" calcext:value-type="float">
            <text:p>0.0213672</text:p>
          </table:table-cell>
          <table:table-cell office:value-type="float" office:value="0.00989312" calcext:value-type="float">
            <text:p>0.00989312</text:p>
          </table:table-cell>
          <table:table-cell office:value-type="float" office:value="0.0153847" calcext:value-type="float">
            <text:p>0.0153847</text:p>
          </table:table-cell>
          <table:table-cell office:value-type="string" calcext:value-type="string">
            <text:p>|</text:p>
          </table:table-cell>
          <table:table-cell office:value-type="float" office:value="0.384344" calcext:value-type="float">
            <text:p>0.384344</text:p>
          </table:table-cell>
          <table:table-cell office:value-type="float" office:value="0.612943" calcext:value-type="float">
            <text:p>0.612943</text:p>
          </table:table-cell>
          <table:table-cell office:value-type="float" office:value="0.283796" calcext:value-type="float">
            <text:p>0.283796</text:p>
          </table:table-cell>
          <table:table-cell office:value-type="float" office:value="0.441328" calcext:value-type="float">
            <text:p>0.441328</text:p>
          </table:table-cell>
        </table:table-row>
        <table:table-row table:style-name="ro2">
          <table:table-cell office:value-type="string" calcext:value-type="string">
            <text:p>Archaea;Euryarchaeota;Methanobacteria</text:p>
          </table:table-cell>
          <table:table-cell office:value-type="float" office:value="2" calcext:value-type="float">
            <text:p>2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|</text:p>
          </table:table-cell>
          <table:table-cell office:value-type="float" office:value="390.973" calcext:value-type="float">
            <text:p>390.973</text:p>
          </table:table-cell>
          <table:table-cell office:value-type="float" office:value="649.304" calcext:value-type="float">
            <text:p>649.304</text:p>
          </table:table-cell>
          <table:table-cell office:value-type="float" office:value="291.047" calcext:value-type="float">
            <text:p>291.047</text:p>
          </table:table-cell>
          <table:table-cell office:value-type="float" office:value="497.649" calcext:value-type="float">
            <text:p>497.649</text:p>
          </table:table-cell>
          <table:table-cell office:value-type="string" calcext:value-type="string">
            <text:p>|</text:p>
          </table:table-cell>
          <table:table-cell office:value-type="float" office:value="0.00781947" calcext:value-type="float">
            <text:p>0.00781947</text:p>
          </table:table-cell>
          <table:table-cell office:value-type="float" office:value="0.0129861" calcext:value-type="float">
            <text:p>0.0129861</text:p>
          </table:table-cell>
          <table:table-cell office:value-type="float" office:value="0.00582095" calcext:value-type="float">
            <text:p>0.00582095</text:p>
          </table:table-cell>
          <table:table-cell office:value-type="float" office:value="0.00995299" calcext:value-type="float">
            <text:p>0.00995299</text:p>
          </table:table-cell>
          <table:table-cell office:value-type="string" calcext:value-type="string">
            <text:p>|</text:p>
          </table:table-cell>
          <table:table-cell office:value-type="float" office:value="0.172235" calcext:value-type="float">
            <text:p>0.172235</text:p>
          </table:table-cell>
          <table:table-cell office:value-type="float" office:value="0.286037" calcext:value-type="float">
            <text:p>0.286037</text:p>
          </table:table-cell>
          <table:table-cell office:value-type="float" office:value="0.128215" calcext:value-type="float">
            <text:p>0.128215</text:p>
          </table:table-cell>
          <table:table-cell office:value-type="float" office:value="0.219229" calcext:value-type="float">
            <text:p>0.219229</text:p>
          </table:table-cell>
        </table:table-row>
        <table:table-row table:style-name="ro2">
          <table:table-cell office:value-type="string" calcext:value-type="string">
            <text:p>Archaea;Euryarchaeota;Methanobacteria;Methanobacteriales</text:p>
          </table:table-cell>
          <table:table-cell office:value-type="float" office:value="3" calcext:value-type="float">
            <text:p>3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|</text:p>
          </table:table-cell>
          <table:table-cell office:value-type="float" office:value="390.973" calcext:value-type="float">
            <text:p>390.973</text:p>
          </table:table-cell>
          <table:table-cell office:value-type="float" office:value="649.304" calcext:value-type="float">
            <text:p>649.304</text:p>
          </table:table-cell>
          <table:table-cell office:value-type="float" office:value="291.047" calcext:value-type="float">
            <text:p>291.047</text:p>
          </table:table-cell>
          <table:table-cell office:value-type="float" office:value="497.649" calcext:value-type="float">
            <text:p>497.649</text:p>
          </table:table-cell>
          <table:table-cell office:value-type="string" calcext:value-type="string">
            <text:p>|</text:p>
          </table:table-cell>
          <table:table-cell office:value-type="float" office:value="0.00781947" calcext:value-type="float">
            <text:p>0.00781947</text:p>
          </table:table-cell>
          <table:table-cell office:value-type="float" office:value="0.0129861" calcext:value-type="float">
            <text:p>0.0129861</text:p>
          </table:table-cell>
          <table:table-cell office:value-type="float" office:value="0.00582095" calcext:value-type="float">
            <text:p>0.00582095</text:p>
          </table:table-cell>
          <table:table-cell office:value-type="float" office:value="0.00995299" calcext:value-type="float">
            <text:p>0.00995299</text:p>
          </table:table-cell>
          <table:table-cell office:value-type="string" calcext:value-type="string">
            <text:p>|</text:p>
          </table:table-cell>
          <table:table-cell office:value-type="float" office:value="0.172235" calcext:value-type="float">
            <text:p>0.172235</text:p>
          </table:table-cell>
          <table:table-cell office:value-type="float" office:value="0.286037" calcext:value-type="float">
            <text:p>0.286037</text:p>
          </table:table-cell>
          <table:table-cell office:value-type="float" office:value="0.128215" calcext:value-type="float">
            <text:p>0.128215</text:p>
          </table:table-cell>
          <table:table-cell office:value-type="float" office:value="0.219229" calcext:value-type="float">
            <text:p>0.219229</text:p>
          </table:table-cell>
        </table:table-row>
        <table:table-row table:style-name="ro2">
          <table:table-cell office:value-type="string" calcext:value-type="string">
            <text:p>Archaea;Euryarchaeota;Methanobacteria;Methanobacteriales;Methanobacteriaceae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|</text:p>
          </table:table-cell>
          <table:table-cell office:value-type="float" office:value="389.574" calcext:value-type="float">
            <text:p>389.574</text:p>
          </table:table-cell>
          <table:table-cell office:value-type="float" office:value="647.745" calcext:value-type="float">
            <text:p>647.745</text:p>
          </table:table-cell>
          <table:table-cell office:value-type="float" office:value="290.236" calcext:value-type="float">
            <text:p>290.236</text:p>
          </table:table-cell>
          <table:table-cell office:value-type="float" office:value="496.877" calcext:value-type="float">
            <text:p>496.877</text:p>
          </table:table-cell>
          <table:table-cell office:value-type="string" calcext:value-type="string">
            <text:p>|</text:p>
          </table:table-cell>
          <table:table-cell office:value-type="float" office:value="0.00779148" calcext:value-type="float">
            <text:p>0.00779148</text:p>
          </table:table-cell>
          <table:table-cell office:value-type="float" office:value="0.0129549" calcext:value-type="float">
            <text:p>0.0129549</text:p>
          </table:table-cell>
          <table:table-cell office:value-type="float" office:value="0.00580472" calcext:value-type="float">
            <text:p>0.00580472</text:p>
          </table:table-cell>
          <table:table-cell office:value-type="float" office:value="0.00993753" calcext:value-type="float">
            <text:p>0.00993753</text:p>
          </table:table-cell>
          <table:table-cell office:value-type="string" calcext:value-type="string">
            <text:p>|</text:p>
          </table:table-cell>
          <table:table-cell office:value-type="float" office:value="0.17177" calcext:value-type="float">
            <text:p>0.17177</text:p>
          </table:table-cell>
          <table:table-cell office:value-type="float" office:value="0.285602" calcext:value-type="float">
            <text:p>0.285602</text:p>
          </table:table-cell>
          <table:table-cell office:value-type="float" office:value="0.12797" calcext:value-type="float">
            <text:p>0.12797</text:p>
          </table:table-cell>
          <table:table-cell office:value-type="float" office:value="0.219081" calcext:value-type="float">
            <text:p>0.219081</text:p>
          </table:table-cell>
        </table:table-row>
        <table:table-row table:style-name="ro2">
          <table:table-cell office:value-type="string" calcext:value-type="string">
            <text:p>Archaea;Euryarchaeota;Methanobacteria;Methanobacteriales;Methanobacteriaceae;Methanobacterium</text:p>
          </table:table-cell>
          <table:table-cell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|</text:p>
          </table:table-cell>
          <table:table-cell office:value-type="float" office:value="509.697" calcext:value-type="float">
            <text:p>509.697</text:p>
          </table:table-cell>
          <table:table-cell office:value-type="float" office:value="938.278" calcext:value-type="float">
            <text:p>938.278</text:p>
          </table:table-cell>
          <table:table-cell office:value-type="float" office:value="338.523" calcext:value-type="float">
            <text:p>338.523</text:p>
          </table:table-cell>
          <table:table-cell office:value-type="float" office:value="629.803" calcext:value-type="float">
            <text:p>629.803</text:p>
          </table:table-cell>
          <table:table-cell office:value-type="string" calcext:value-type="string">
            <text:p>|</text:p>
          </table:table-cell>
          <table:table-cell office:value-type="float" office:value="0.0101939" calcext:value-type="float">
            <text:p>0.0101939</text:p>
          </table:table-cell>
          <table:table-cell office:value-type="float" office:value="0.0187656" calcext:value-type="float">
            <text:p>0.0187656</text:p>
          </table:table-cell>
          <table:table-cell office:value-type="float" office:value="0.00677046" calcext:value-type="float">
            <text:p>0.00677046</text:p>
          </table:table-cell>
          <table:table-cell office:value-type="float" office:value="0.0125961" calcext:value-type="float">
            <text:p>0.0125961</text:p>
          </table:table-cell>
          <table:table-cell office:value-type="string" calcext:value-type="string">
            <text:p>|</text:p>
          </table:table-cell>
          <table:table-cell office:value-type="float" office:value="0.294793" calcext:value-type="float">
            <text:p>0.294793</text:p>
          </table:table-cell>
          <table:table-cell office:value-type="float" office:value="0.542671" calcext:value-type="float">
            <text:p>0.542671</text:p>
          </table:table-cell>
          <table:table-cell office:value-type="float" office:value="0.195791" calcext:value-type="float">
            <text:p>0.195791</text:p>
          </table:table-cell>
          <table:table-cell office:value-type="float" office:value="0.364259" calcext:value-type="float">
            <text:p>0.364259</text:p>
          </table:table-cell>
        </table:table-row>
        <table:table-row table:style-name="ro2">
          <table:table-cell office:value-type="string" calcext:value-type="string">
            <text:p>Archaea;Euryarchaeota;Methanobacteria;Methanobacteriales;Methanobacteriaceae;Methanobrevibacter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|</text:p>
          </table:table-cell>
          <table:table-cell office:value-type="float" office:value="263.121" calcext:value-type="float">
            <text:p>263.121</text:p>
          </table:table-cell>
          <table:table-cell office:value-type="float" office:value="456.664" calcext:value-type="float">
            <text:p>456.664</text:p>
          </table:table-cell>
          <table:table-cell office:value-type="float" office:value="210.128" calcext:value-type="float">
            <text:p>210.128</text:p>
          </table:table-cell>
          <table:table-cell office:value-type="float" office:value="374.906" calcext:value-type="float">
            <text:p>374.906</text:p>
          </table:table-cell>
          <table:table-cell office:value-type="string" calcext:value-type="string">
            <text:p>|</text:p>
          </table:table-cell>
          <table:table-cell office:value-type="float" office:value="0.00526243" calcext:value-type="float">
            <text:p>0.00526243</text:p>
          </table:table-cell>
          <table:table-cell office:value-type="float" office:value="0.00913328" calcext:value-type="float">
            <text:p>0.00913328</text:p>
          </table:table-cell>
          <table:table-cell office:value-type="float" office:value="0.00420256" calcext:value-type="float">
            <text:p>0.00420256</text:p>
          </table:table-cell>
          <table:table-cell office:value-type="float" office:value="0.00749812" calcext:value-type="float">
            <text:p>0.00749812</text:p>
          </table:table-cell>
          <table:table-cell office:value-type="string" calcext:value-type="string">
            <text:p>|</text:p>
          </table:table-cell>
          <table:table-cell office:value-type="float" office:value="0.138631" calcext:value-type="float">
            <text:p>0.138631</text:p>
          </table:table-cell>
          <table:table-cell office:value-type="float" office:value="0.240603" calcext:value-type="float">
            <text:p>0.240603</text:p>
          </table:table-cell>
          <table:table-cell office:value-type="float" office:value="0.11071" calcext:value-type="float">
            <text:p>0.11071</text:p>
          </table:table-cell>
          <table:table-cell office:value-type="float" office:value="0.197527" calcext:value-type="float">
            <text:p>0.197527</text:p>
          </table:table-cell>
        </table:table-row>
        <table:table-row table:style-name="ro2">
          <table:table-cell office:value-type="string" calcext:value-type="string">
            <text:p>Archaea;Euryarchaeota;Methanobacteria;Methanobacteriales;Methanobacteriaceae;Methanosphaera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|</text:p>
          </table:table-cell>
          <table:table-cell office:value-type="float" office:value="473.129" calcext:value-type="float">
            <text:p>473.129</text:p>
          </table:table-cell>
          <table:table-cell office:value-type="float" office:value="794.397" calcext:value-type="float">
            <text:p>794.397</text:p>
          </table:table-cell>
          <table:table-cell office:value-type="float" office:value="318.088" calcext:value-type="float">
            <text:p>318.088</text:p>
          </table:table-cell>
          <table:table-cell office:value-type="float" office:value="544.592" calcext:value-type="float">
            <text:p>544.592</text:p>
          </table:table-cell>
          <table:table-cell office:value-type="string" calcext:value-type="string">
            <text:p>|</text:p>
          </table:table-cell>
          <table:table-cell office:value-type="float" office:value="0.00946259" calcext:value-type="float">
            <text:p>0.00946259</text:p>
          </table:table-cell>
          <table:table-cell office:value-type="float" office:value="0.0158879" calcext:value-type="float">
            <text:p>0.0158879</text:p>
          </table:table-cell>
          <table:table-cell office:value-type="float" office:value="0.00636176" calcext:value-type="float">
            <text:p>0.00636176</text:p>
          </table:table-cell>
          <table:table-cell office:value-type="float" office:value="0.0108918" calcext:value-type="float">
            <text:p>0.0108918</text:p>
          </table:table-cell>
          <table:table-cell office:value-type="string" calcext:value-type="string">
            <text:p>|</text:p>
          </table:table-cell>
          <table:table-cell office:value-type="float" office:value="0.251799" calcext:value-type="float">
            <text:p>0.251799</text:p>
          </table:table-cell>
          <table:table-cell office:value-type="float" office:value="0.422777" calcext:value-type="float">
            <text:p>0.422777</text:p>
          </table:table-cell>
          <table:table-cell office:value-type="float" office:value="0.169286" calcext:value-type="float">
            <text:p>0.169286</text:p>
          </table:table-cell>
          <table:table-cell office:value-type="float" office:value="0.289831" calcext:value-type="float">
            <text:p>0.289831</text:p>
          </table:table-cell>
        </table:table-row>
        <table:table-row table:style-name="ro2">
          <table:table-cell office:value-type="string" calcext:value-type="string">
            <text:p>Archaea;Euryarchaeota;Methanobacteria;Methanobacteriales;Methanobacteriaceae;Methanothermobacter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|</text:p>
          </table:table-cell>
          <table:table-cell office:value-type="float" office:value="409.076" calcext:value-type="float">
            <text:p>409.076</text:p>
          </table:table-cell>
          <table:table-cell office:value-type="float" office:value="790.771" calcext:value-type="float">
            <text:p>790.771</text:p>
          </table:table-cell>
          <table:table-cell office:value-type="float" office:value="273.209" calcext:value-type="float">
            <text:p>273.209</text:p>
          </table:table-cell>
          <table:table-cell office:value-type="float" office:value="529.12" calcext:value-type="float">
            <text:p>529.12</text:p>
          </table:table-cell>
          <table:table-cell office:value-type="string" calcext:value-type="string">
            <text:p>|</text:p>
          </table:table-cell>
          <table:table-cell office:value-type="float" office:value="0.00818153" calcext:value-type="float">
            <text:p>0.00818153</text:p>
          </table:table-cell>
          <table:table-cell office:value-type="float" office:value="0.0158154" calcext:value-type="float">
            <text:p>0.0158154</text:p>
          </table:table-cell>
          <table:table-cell office:value-type="float" office:value="0.00546419" calcext:value-type="float">
            <text:p>0.00546419</text:p>
          </table:table-cell>
          <table:table-cell office:value-type="float" office:value="0.0105824" calcext:value-type="float">
            <text:p>0.0105824</text:p>
          </table:table-cell>
          <table:table-cell office:value-type="string" calcext:value-type="string">
            <text:p>|</text:p>
          </table:table-cell>
          <table:table-cell office:value-type="float" office:value="0.265807" calcext:value-type="float">
            <text:p>0.265807</text:p>
          </table:table-cell>
          <table:table-cell office:value-type="float" office:value="0.513821" calcext:value-type="float">
            <text:p>0.513821</text:p>
          </table:table-cell>
          <table:table-cell office:value-type="float" office:value="0.177524" calcext:value-type="float">
            <text:p>0.177524</text:p>
          </table:table-cell>
          <table:table-cell office:value-type="float" office:value="0.343808" calcext:value-type="float">
            <text:p>0.343808</text:p>
          </table:table-cell>
        </table:table-row>
        <table:table-row table:style-name="ro2">
          <table:table-cell office:value-type="string" calcext:value-type="string">
            <text:p>Archaea;Euryarchaeota;Methanobacteria;Methanobacteriales;Methanobacteriaceae;uncultured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</text:p>
          </table:table-cell>
          <table:table-cell office:value-type="float" office:value="549.636" calcext:value-type="float">
            <text:p>549.636</text:p>
          </table:table-cell>
          <table:table-cell office:value-type="float" office:value="978.014" calcext:value-type="float">
            <text:p>978.014</text:p>
          </table:table-cell>
          <table:table-cell office:value-type="float" office:value="398.436" calcext:value-type="float">
            <text:p>398.436</text:p>
          </table:table-cell>
          <table:table-cell office:value-type="float" office:value="698.376" calcext:value-type="float">
            <text:p>698.376</text:p>
          </table:table-cell>
          <table:table-cell office:value-type="string" calcext:value-type="string">
            <text:p>|</text:p>
          </table:table-cell>
          <table:table-cell office:value-type="float" office:value="0.0109927" calcext:value-type="float">
            <text:p>0.0109927</text:p>
          </table:table-cell>
          <table:table-cell office:value-type="float" office:value="0.0195603" calcext:value-type="float">
            <text:p>0.0195603</text:p>
          </table:table-cell>
          <table:table-cell office:value-type="float" office:value="0.00796873" calcext:value-type="float">
            <text:p>0.00796873</text:p>
          </table:table-cell>
          <table:table-cell office:value-type="float" office:value="0.0139675" calcext:value-type="float">
            <text:p>0.0139675</text:p>
          </table:table-cell>
          <table:table-cell office:value-type="string" calcext:value-type="string">
            <text:p>|</text:p>
          </table:table-cell>
          <table:table-cell office:value-type="float" office:value="0.373394" calcext:value-type="float">
            <text:p>0.373394</text:p>
          </table:table-cell>
          <table:table-cell office:value-type="float" office:value="0.664411" calcext:value-type="float">
            <text:p>0.664411</text:p>
          </table:table-cell>
          <table:table-cell office:value-type="float" office:value="0.270677" calcext:value-type="float">
            <text:p>0.270677</text:p>
          </table:table-cell>
          <table:table-cell office:value-type="float" office:value="0.47444" calcext:value-type="float">
            <text:p>0.47444</text:p>
          </table:table-cell>
        </table:table-row>
        <table:table-row table:style-name="ro2">
          <table:table-cell office:value-type="string" calcext:value-type="string">
            <text:p>Archaea;Euryarchaeota;Methanobacteria;Methanobacteriales;Methanothermacea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9.1579" calcext:value-type="float">
            <text:p>9.1579</text:p>
          </table:table-cell>
          <table:table-cell office:value-type="float" office:value="14.6927" calcext:value-type="float">
            <text:p>14.6927</text:p>
          </table:table-cell>
          <table:table-cell office:value-type="float" office:value="7.28354" calcext:value-type="float">
            <text:p>7.28354</text:p>
          </table:table-cell>
          <table:table-cell office:value-type="float" office:value="10.7135" calcext:value-type="float">
            <text:p>10.7135</text:p>
          </table:table-cell>
          <table:table-cell office:value-type="string" calcext:value-type="string">
            <text:p>|</text:p>
          </table:table-cell>
          <table:table-cell office:value-type="float" office:value="0.000183158" calcext:value-type="float">
            <text:p>0.000183158</text:p>
          </table:table-cell>
          <table:table-cell office:value-type="float" office:value="0.000293855" calcext:value-type="float">
            <text:p>0.000293855</text:p>
          </table:table-cell>
          <table:table-cell office:value-type="float" office:value="0.000145671" calcext:value-type="float">
            <text:p>0.000145671</text:p>
          </table:table-cell>
          <table:table-cell office:value-type="float" office:value="0.000214269" calcext:value-type="float">
            <text:p>0.000214269</text:p>
          </table:table-cell>
          <table:table-cell office:value-type="string" calcext:value-type="string">
            <text:p>|</text:p>
          </table:table-cell>
          <table:table-cell office:value-type="float" office:value="0.0062341" calcext:value-type="float">
            <text:p>0.0062341</text:p>
          </table:table-cell>
          <table:table-cell office:value-type="float" office:value="0.0100019" calcext:value-type="float">
            <text:p>0.0100019</text:p>
          </table:table-cell>
          <table:table-cell office:value-type="float" office:value="0.00495816" calcext:value-type="float">
            <text:p>0.00495816</text:p>
          </table:table-cell>
          <table:table-cell office:value-type="float" office:value="0.00729302" calcext:value-type="float">
            <text:p>0.00729302</text:p>
          </table:table-cell>
        </table:table-row>
        <table:table-row table:style-name="ro2">
          <table:table-cell office:value-type="string" calcext:value-type="string">
            <text:p>Archaea;Euryarchaeota;Methanobacteria;Methanobacteriales;Methanothermaceae;Methanothermu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9.1579" calcext:value-type="float">
            <text:p>9.1579</text:p>
          </table:table-cell>
          <table:table-cell office:value-type="float" office:value="14.6927" calcext:value-type="float">
            <text:p>14.6927</text:p>
          </table:table-cell>
          <table:table-cell office:value-type="float" office:value="7.28354" calcext:value-type="float">
            <text:p>7.28354</text:p>
          </table:table-cell>
          <table:table-cell office:value-type="float" office:value="10.7135" calcext:value-type="float">
            <text:p>10.7135</text:p>
          </table:table-cell>
          <table:table-cell office:value-type="string" calcext:value-type="string">
            <text:p>|</text:p>
          </table:table-cell>
          <table:table-cell office:value-type="float" office:value="0.000183158" calcext:value-type="float">
            <text:p>0.000183158</text:p>
          </table:table-cell>
          <table:table-cell office:value-type="float" office:value="0.000293855" calcext:value-type="float">
            <text:p>0.000293855</text:p>
          </table:table-cell>
          <table:table-cell office:value-type="float" office:value="0.000145671" calcext:value-type="float">
            <text:p>0.000145671</text:p>
          </table:table-cell>
          <table:table-cell office:value-type="float" office:value="0.000214269" calcext:value-type="float">
            <text:p>0.000214269</text:p>
          </table:table-cell>
          <table:table-cell office:value-type="string" calcext:value-type="string">
            <text:p>|</text:p>
          </table:table-cell>
          <table:table-cell office:value-type="float" office:value="0.0062341" calcext:value-type="float">
            <text:p>0.0062341</text:p>
          </table:table-cell>
          <table:table-cell office:value-type="float" office:value="0.0100019" calcext:value-type="float">
            <text:p>0.0100019</text:p>
          </table:table-cell>
          <table:table-cell office:value-type="float" office:value="0.00495816" calcext:value-type="float">
            <text:p>0.00495816</text:p>
          </table:table-cell>
          <table:table-cell office:value-type="float" office:value="0.00729302" calcext:value-type="float">
            <text:p>0.00729302</text:p>
          </table:table-cell>
        </table:table-row>
        <table:table-row table:style-name="ro2">
          <table:table-cell office:value-type="string" calcext:value-type="string">
            <text:p>Archaea;Euryarchaeota;Methanococci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|</text:p>
          </table:table-cell>
          <table:table-cell office:value-type="float" office:value="497.984" calcext:value-type="float">
            <text:p>497.984</text:p>
          </table:table-cell>
          <table:table-cell office:value-type="float" office:value="838.312" calcext:value-type="float">
            <text:p>838.312</text:p>
          </table:table-cell>
          <table:table-cell office:value-type="float" office:value="410.369" calcext:value-type="float">
            <text:p>410.369</text:p>
          </table:table-cell>
          <table:table-cell office:value-type="float" office:value="675.802" calcext:value-type="float">
            <text:p>675.802</text:p>
          </table:table-cell>
          <table:table-cell office:value-type="string" calcext:value-type="string">
            <text:p>|</text:p>
          </table:table-cell>
          <table:table-cell office:value-type="float" office:value="0.00995968" calcext:value-type="float">
            <text:p>0.00995968</text:p>
          </table:table-cell>
          <table:table-cell office:value-type="float" office:value="0.0167662" calcext:value-type="float">
            <text:p>0.0167662</text:p>
          </table:table-cell>
          <table:table-cell office:value-type="float" office:value="0.00820738" calcext:value-type="float">
            <text:p>0.00820738</text:p>
          </table:table-cell>
          <table:table-cell office:value-type="float" office:value="0.013516" calcext:value-type="float">
            <text:p>0.013516</text:p>
          </table:table-cell>
          <table:table-cell office:value-type="string" calcext:value-type="string">
            <text:p>|</text:p>
          </table:table-cell>
          <table:table-cell office:value-type="float" office:value="0.318812" calcext:value-type="float">
            <text:p>0.318812</text:p>
          </table:table-cell>
          <table:table-cell office:value-type="float" office:value="0.536691" calcext:value-type="float">
            <text:p>0.536691</text:p>
          </table:table-cell>
          <table:table-cell office:value-type="float" office:value="0.26272" calcext:value-type="float">
            <text:p>0.26272</text:p>
          </table:table-cell>
          <table:table-cell office:value-type="float" office:value="0.432652" calcext:value-type="float">
            <text:p>0.432652</text:p>
          </table:table-cell>
        </table:table-row>
        <table:table-row table:style-name="ro2">
          <table:table-cell office:value-type="string" calcext:value-type="string">
            <text:p>Archaea;Euryarchaeota;Methanococci;Methanococcales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|</text:p>
          </table:table-cell>
          <table:table-cell office:value-type="float" office:value="497.984" calcext:value-type="float">
            <text:p>497.984</text:p>
          </table:table-cell>
          <table:table-cell office:value-type="float" office:value="838.312" calcext:value-type="float">
            <text:p>838.312</text:p>
          </table:table-cell>
          <table:table-cell office:value-type="float" office:value="410.369" calcext:value-type="float">
            <text:p>410.369</text:p>
          </table:table-cell>
          <table:table-cell office:value-type="float" office:value="675.802" calcext:value-type="float">
            <text:p>675.802</text:p>
          </table:table-cell>
          <table:table-cell office:value-type="string" calcext:value-type="string">
            <text:p>|</text:p>
          </table:table-cell>
          <table:table-cell office:value-type="float" office:value="0.00995968" calcext:value-type="float">
            <text:p>0.00995968</text:p>
          </table:table-cell>
          <table:table-cell office:value-type="float" office:value="0.0167662" calcext:value-type="float">
            <text:p>0.0167662</text:p>
          </table:table-cell>
          <table:table-cell office:value-type="float" office:value="0.00820738" calcext:value-type="float">
            <text:p>0.00820738</text:p>
          </table:table-cell>
          <table:table-cell office:value-type="float" office:value="0.013516" calcext:value-type="float">
            <text:p>0.013516</text:p>
          </table:table-cell>
          <table:table-cell office:value-type="string" calcext:value-type="string">
            <text:p>|</text:p>
          </table:table-cell>
          <table:table-cell office:value-type="float" office:value="0.318812" calcext:value-type="float">
            <text:p>0.318812</text:p>
          </table:table-cell>
          <table:table-cell office:value-type="float" office:value="0.536691" calcext:value-type="float">
            <text:p>0.536691</text:p>
          </table:table-cell>
          <table:table-cell office:value-type="float" office:value="0.26272" calcext:value-type="float">
            <text:p>0.26272</text:p>
          </table:table-cell>
          <table:table-cell office:value-type="float" office:value="0.432652" calcext:value-type="float">
            <text:p>0.432652</text:p>
          </table:table-cell>
        </table:table-row>
        <table:table-row table:style-name="ro2">
          <table:table-cell office:value-type="string" calcext:value-type="string">
            <text:p>Archaea;Euryarchaeota;Methanococci;Methanococcales;Methanocaldococcaceae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|</text:p>
          </table:table-cell>
          <table:table-cell office:value-type="float" office:value="379.961" calcext:value-type="float">
            <text:p>379.961</text:p>
          </table:table-cell>
          <table:table-cell office:value-type="float" office:value="702.957" calcext:value-type="float">
            <text:p>702.957</text:p>
          </table:table-cell>
          <table:table-cell office:value-type="float" office:value="308.361" calcext:value-type="float">
            <text:p>308.361</text:p>
          </table:table-cell>
          <table:table-cell office:value-type="float" office:value="564.533" calcext:value-type="float">
            <text:p>564.533</text:p>
          </table:table-cell>
          <table:table-cell office:value-type="string" calcext:value-type="string">
            <text:p>|</text:p>
          </table:table-cell>
          <table:table-cell office:value-type="float" office:value="0.00759923" calcext:value-type="float">
            <text:p>0.00759923</text:p>
          </table:table-cell>
          <table:table-cell office:value-type="float" office:value="0.0140591" calcext:value-type="float">
            <text:p>0.0140591</text:p>
          </table:table-cell>
          <table:table-cell office:value-type="float" office:value="0.00616722" calcext:value-type="float">
            <text:p>0.00616722</text:p>
          </table:table-cell>
          <table:table-cell office:value-type="float" office:value="0.0112907" calcext:value-type="float">
            <text:p>0.0112907</text:p>
          </table:table-cell>
          <table:table-cell office:value-type="string" calcext:value-type="string">
            <text:p>|</text:p>
          </table:table-cell>
          <table:table-cell office:value-type="float" office:value="0.250304" calcext:value-type="float">
            <text:p>0.250304</text:p>
          </table:table-cell>
          <table:table-cell office:value-type="float" office:value="0.463081" calcext:value-type="float">
            <text:p>0.463081</text:p>
          </table:table-cell>
          <table:table-cell office:value-type="float" office:value="0.203136" calcext:value-type="float">
            <text:p>0.203136</text:p>
          </table:table-cell>
          <table:table-cell office:value-type="float" office:value="0.371892" calcext:value-type="float">
            <text:p>0.371892</text:p>
          </table:table-cell>
        </table:table-row>
        <table:table-row table:style-name="ro2">
          <table:table-cell office:value-type="string" calcext:value-type="string">
            <text:p>Archaea;Euryarchaeota;Methanococci;Methanococcales;Methanocaldococcaceae;Methanocaldococcus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</text:p>
          </table:table-cell>
          <table:table-cell office:value-type="float" office:value="310.272" calcext:value-type="float">
            <text:p>310.272</text:p>
          </table:table-cell>
          <table:table-cell office:value-type="float" office:value="599.776" calcext:value-type="float">
            <text:p>599.776</text:p>
          </table:table-cell>
          <table:table-cell office:value-type="float" office:value="246.663" calcext:value-type="float">
            <text:p>246.663</text:p>
          </table:table-cell>
          <table:table-cell office:value-type="float" office:value="467.811" calcext:value-type="float">
            <text:p>467.811</text:p>
          </table:table-cell>
          <table:table-cell office:value-type="string" calcext:value-type="string">
            <text:p>|</text:p>
          </table:table-cell>
          <table:table-cell office:value-type="float" office:value="0.00620544" calcext:value-type="float">
            <text:p>0.00620544</text:p>
          </table:table-cell>
          <table:table-cell office:value-type="float" office:value="0.0119955" calcext:value-type="float">
            <text:p>0.0119955</text:p>
          </table:table-cell>
          <table:table-cell office:value-type="float" office:value="0.00493326" calcext:value-type="float">
            <text:p>0.00493326</text:p>
          </table:table-cell>
          <table:table-cell office:value-type="float" office:value="0.00935623" calcext:value-type="float">
            <text:p>0.00935623</text:p>
          </table:table-cell>
          <table:table-cell office:value-type="string" calcext:value-type="string">
            <text:p>|</text:p>
          </table:table-cell>
          <table:table-cell office:value-type="float" office:value="0.206573" calcext:value-type="float">
            <text:p>0.206573</text:p>
          </table:table-cell>
          <table:table-cell office:value-type="float" office:value="0.399318" calcext:value-type="float">
            <text:p>0.399318</text:p>
          </table:table-cell>
          <table:table-cell office:value-type="float" office:value="0.164223" calcext:value-type="float">
            <text:p>0.164223</text:p>
          </table:table-cell>
          <table:table-cell office:value-type="float" office:value="0.311459" calcext:value-type="float">
            <text:p>0.311459</text:p>
          </table:table-cell>
        </table:table-row>
        <table:table-row table:style-name="ro2">
          <table:table-cell office:value-type="string" calcext:value-type="string">
            <text:p>Archaea;Euryarchaeota;Methanococci;Methanococcales;Methanocaldococcaceae;Methanotorris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</text:p>
          </table:table-cell>
          <table:table-cell office:value-type="float" office:value="273.904" calcext:value-type="float">
            <text:p>273.904</text:p>
          </table:table-cell>
          <table:table-cell office:value-type="float" office:value="540.572" calcext:value-type="float">
            <text:p>540.572</text:p>
          </table:table-cell>
          <table:table-cell office:value-type="float" office:value="202.888" calcext:value-type="float">
            <text:p>202.888</text:p>
          </table:table-cell>
          <table:table-cell office:value-type="float" office:value="405.848" calcext:value-type="float">
            <text:p>405.848</text:p>
          </table:table-cell>
          <table:table-cell office:value-type="string" calcext:value-type="string">
            <text:p>|</text:p>
          </table:table-cell>
          <table:table-cell office:value-type="float" office:value="0.00547808" calcext:value-type="float">
            <text:p>0.00547808</text:p>
          </table:table-cell>
          <table:table-cell office:value-type="float" office:value="0.0108114" calcext:value-type="float">
            <text:p>0.0108114</text:p>
          </table:table-cell>
          <table:table-cell office:value-type="float" office:value="0.00405776" calcext:value-type="float">
            <text:p>0.00405776</text:p>
          </table:table-cell>
          <table:table-cell office:value-type="float" office:value="0.00811696" calcext:value-type="float">
            <text:p>0.00811696</text:p>
          </table:table-cell>
          <table:table-cell office:value-type="string" calcext:value-type="string">
            <text:p>|</text:p>
          </table:table-cell>
          <table:table-cell office:value-type="float" office:value="0.184323" calcext:value-type="float">
            <text:p>0.184323</text:p>
          </table:table-cell>
          <table:table-cell office:value-type="float" office:value="0.363776" calcext:value-type="float">
            <text:p>0.363776</text:p>
          </table:table-cell>
          <table:table-cell office:value-type="float" office:value="0.136533" calcext:value-type="float">
            <text:p>0.136533</text:p>
          </table:table-cell>
          <table:table-cell office:value-type="float" office:value="0.273115" calcext:value-type="float">
            <text:p>0.273115</text:p>
          </table:table-cell>
        </table:table-row>
        <table:table-row table:style-name="ro2">
          <table:table-cell office:value-type="string" calcext:value-type="string">
            <text:p>Archaea;Euryarchaeota;Methanococci;Methanococcales;Methanococcaceae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|</text:p>
          </table:table-cell>
          <table:table-cell office:value-type="float" office:value="403.678" calcext:value-type="float">
            <text:p>403.678</text:p>
          </table:table-cell>
          <table:table-cell office:value-type="float" office:value="734.52" calcext:value-type="float">
            <text:p>734.52</text:p>
          </table:table-cell>
          <table:table-cell office:value-type="float" office:value="327.079" calcext:value-type="float">
            <text:p>327.079</text:p>
          </table:table-cell>
          <table:table-cell office:value-type="float" office:value="577.205" calcext:value-type="float">
            <text:p>577.205</text:p>
          </table:table-cell>
          <table:table-cell office:value-type="string" calcext:value-type="string">
            <text:p>|</text:p>
          </table:table-cell>
          <table:table-cell office:value-type="float" office:value="0.00807356" calcext:value-type="float">
            <text:p>0.00807356</text:p>
          </table:table-cell>
          <table:table-cell office:value-type="float" office:value="0.0146904" calcext:value-type="float">
            <text:p>0.0146904</text:p>
          </table:table-cell>
          <table:table-cell office:value-type="float" office:value="0.00654158" calcext:value-type="float">
            <text:p>0.00654158</text:p>
          </table:table-cell>
          <table:table-cell office:value-type="float" office:value="0.0115441" calcext:value-type="float">
            <text:p>0.0115441</text:p>
          </table:table-cell>
          <table:table-cell office:value-type="string" calcext:value-type="string">
            <text:p>|</text:p>
          </table:table-cell>
          <table:table-cell office:value-type="float" office:value="0.265229" calcext:value-type="float">
            <text:p>0.265229</text:p>
          </table:table-cell>
          <table:table-cell office:value-type="float" office:value="0.482602" calcext:value-type="float">
            <text:p>0.482602</text:p>
          </table:table-cell>
          <table:table-cell office:value-type="float" office:value="0.214901" calcext:value-type="float">
            <text:p>0.214901</text:p>
          </table:table-cell>
          <table:table-cell office:value-type="float" office:value="0.379241" calcext:value-type="float">
            <text:p>0.379241</text:p>
          </table:table-cell>
        </table:table-row>
        <table:table-row table:style-name="ro2">
          <table:table-cell office:value-type="string" calcext:value-type="string">
            <text:p>Archaea;Euryarchaeota;Methanococci;Methanococcales;Methanococcaceae;Methanococcus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|</text:p>
          </table:table-cell>
          <table:table-cell office:value-type="float" office:value="334.607" calcext:value-type="float">
            <text:p>334.607</text:p>
          </table:table-cell>
          <table:table-cell office:value-type="float" office:value="657.22" calcext:value-type="float">
            <text:p>657.22</text:p>
          </table:table-cell>
          <table:table-cell office:value-type="float" office:value="279.103" calcext:value-type="float">
            <text:p>279.103</text:p>
          </table:table-cell>
          <table:table-cell office:value-type="float" office:value="535.52" calcext:value-type="float">
            <text:p>535.52</text:p>
          </table:table-cell>
          <table:table-cell office:value-type="string" calcext:value-type="string">
            <text:p>|</text:p>
          </table:table-cell>
          <table:table-cell office:value-type="float" office:value="0.00669214" calcext:value-type="float">
            <text:p>0.00669214</text:p>
          </table:table-cell>
          <table:table-cell office:value-type="float" office:value="0.0131444" calcext:value-type="float">
            <text:p>0.0131444</text:p>
          </table:table-cell>
          <table:table-cell office:value-type="float" office:value="0.00558206" calcext:value-type="float">
            <text:p>0.00558206</text:p>
          </table:table-cell>
          <table:table-cell office:value-type="float" office:value="0.0107104" calcext:value-type="float">
            <text:p>0.0107104</text:p>
          </table:table-cell>
          <table:table-cell office:value-type="string" calcext:value-type="string">
            <text:p>|</text:p>
          </table:table-cell>
          <table:table-cell office:value-type="float" office:value="0.225476" calcext:value-type="float">
            <text:p>0.225476</text:p>
          </table:table-cell>
          <table:table-cell office:value-type="float" office:value="0.442871" calcext:value-type="float">
            <text:p>0.442871</text:p>
          </table:table-cell>
          <table:table-cell office:value-type="float" office:value="0.188075" calcext:value-type="float">
            <text:p>0.188075</text:p>
          </table:table-cell>
          <table:table-cell office:value-type="float" office:value="0.360863" calcext:value-type="float">
            <text:p>0.360863</text:p>
          </table:table-cell>
        </table:table-row>
        <table:table-row table:style-name="ro2">
          <table:table-cell office:value-type="string" calcext:value-type="string">
            <text:p>Archaea;Euryarchaeota;Methanococci;Methanococcales;Methanococcaceae;Methanothermococcus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office:value-type="float" office:value="311.366" calcext:value-type="float">
            <text:p>311.366</text:p>
          </table:table-cell>
          <table:table-cell office:value-type="float" office:value="597.96" calcext:value-type="float">
            <text:p>597.96</text:p>
          </table:table-cell>
          <table:table-cell office:value-type="float" office:value="240.956" calcext:value-type="float">
            <text:p>240.956</text:p>
          </table:table-cell>
          <table:table-cell office:value-type="float" office:value="443.15" calcext:value-type="float">
            <text:p>443.15</text:p>
          </table:table-cell>
          <table:table-cell office:value-type="string" calcext:value-type="string">
            <text:p>|</text:p>
          </table:table-cell>
          <table:table-cell office:value-type="float" office:value="0.00622732" calcext:value-type="float">
            <text:p>0.00622732</text:p>
          </table:table-cell>
          <table:table-cell office:value-type="float" office:value="0.0119592" calcext:value-type="float">
            <text:p>0.0119592</text:p>
          </table:table-cell>
          <table:table-cell office:value-type="float" office:value="0.00481912" calcext:value-type="float">
            <text:p>0.00481912</text:p>
          </table:table-cell>
          <table:table-cell office:value-type="float" office:value="0.00886299" calcext:value-type="float">
            <text:p>0.00886299</text:p>
          </table:table-cell>
          <table:table-cell office:value-type="string" calcext:value-type="string">
            <text:p>|</text:p>
          </table:table-cell>
          <table:table-cell office:value-type="float" office:value="0.211239" calcext:value-type="float">
            <text:p>0.211239</text:p>
          </table:table-cell>
          <table:table-cell office:value-type="float" office:value="0.405671" calcext:value-type="float">
            <text:p>0.405671</text:p>
          </table:table-cell>
          <table:table-cell office:value-type="float" office:value="0.163471" calcext:value-type="float">
            <text:p>0.163471</text:p>
          </table:table-cell>
          <table:table-cell office:value-type="float" office:value="0.300644" calcext:value-type="float">
            <text:p>0.300644</text:p>
          </table:table-cell>
        </table:table-row>
        <table:table-row table:style-name="ro2">
          <table:table-cell office:value-type="string" calcext:value-type="string">
            <text:p>Archaea;Euryarchaeota;Methanococci;Methanococcales;Methanococcaceae;unculture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float" office:value="388.057" calcext:value-type="float">
            <text:p>388.057</text:p>
          </table:table-cell>
          <table:table-cell office:value-type="float" office:value="603.492" calcext:value-type="float">
            <text:p>603.492</text:p>
          </table:table-cell>
          <table:table-cell office:value-type="float" office:value="209.974" calcext:value-type="float">
            <text:p>209.974</text:p>
          </table:table-cell>
          <table:table-cell office:value-type="float" office:value="303.457" calcext:value-type="float">
            <text:p>303.457</text:p>
          </table:table-cell>
          <table:table-cell office:value-type="string" calcext:value-type="string">
            <text:p>|</text:p>
          </table:table-cell>
          <table:table-cell office:value-type="float" office:value="0.00776114" calcext:value-type="float">
            <text:p>0.00776114</text:p>
          </table:table-cell>
          <table:table-cell office:value-type="float" office:value="0.0120698" calcext:value-type="float">
            <text:p>0.0120698</text:p>
          </table:table-cell>
          <table:table-cell office:value-type="float" office:value="0.00419947" calcext:value-type="float">
            <text:p>0.00419947</text:p>
          </table:table-cell>
          <table:table-cell office:value-type="float" office:value="0.00606915" calcext:value-type="float">
            <text:p>0.00606915</text:p>
          </table:table-cell>
          <table:table-cell office:value-type="string" calcext:value-type="string">
            <text:p>|</text:p>
          </table:table-cell>
          <table:table-cell office:value-type="float" office:value="0.263805" calcext:value-type="float">
            <text:p>0.263805</text:p>
          </table:table-cell>
          <table:table-cell office:value-type="float" office:value="0.41026" calcext:value-type="float">
            <text:p>0.41026</text:p>
          </table:table-cell>
          <table:table-cell office:value-type="float" office:value="0.142742" calcext:value-type="float">
            <text:p>0.142742</text:p>
          </table:table-cell>
          <table:table-cell office:value-type="float" office:value="0.206293" calcext:value-type="float">
            <text:p>0.206293</text:p>
          </table:table-cell>
        </table:table-row>
        <table:table-row table:style-name="ro2">
          <table:table-cell office:value-type="string" calcext:value-type="string">
            <text:p>Archaea;Euryarchaeota;Methanomicrobia</text:p>
          </table:table-cell>
          <table:table-cell office:value-type="float" office:value="2" calcext:value-type="float">
            <text:p>2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|</text:p>
          </table:table-cell>
          <table:table-cell office:value-type="float" office:value="798.716" calcext:value-type="float">
            <text:p>798.716</text:p>
          </table:table-cell>
          <table:table-cell office:value-type="float" office:value="1211.64" calcext:value-type="float">
            <text:p>1211.64</text:p>
          </table:table-cell>
          <table:table-cell office:value-type="float" office:value="598.281" calcext:value-type="float">
            <text:p>598.281</text:p>
          </table:table-cell>
          <table:table-cell office:value-type="float" office:value="885.636" calcext:value-type="float">
            <text:p>885.636</text:p>
          </table:table-cell>
          <table:table-cell office:value-type="string" calcext:value-type="string">
            <text:p>|</text:p>
          </table:table-cell>
          <table:table-cell office:value-type="float" office:value="0.0159743" calcext:value-type="float">
            <text:p>0.0159743</text:p>
          </table:table-cell>
          <table:table-cell office:value-type="float" office:value="0.0242327" calcext:value-type="float">
            <text:p>0.0242327</text:p>
          </table:table-cell>
          <table:table-cell office:value-type="float" office:value="0.0119656" calcext:value-type="float">
            <text:p>0.0119656</text:p>
          </table:table-cell>
          <table:table-cell office:value-type="float" office:value="0.0177127" calcext:value-type="float">
            <text:p>0.0177127</text:p>
          </table:table-cell>
          <table:table-cell office:value-type="string" calcext:value-type="string">
            <text:p>|</text:p>
          </table:table-cell>
          <table:table-cell office:value-type="float" office:value="0.251248" calcext:value-type="float">
            <text:p>0.251248</text:p>
          </table:table-cell>
          <table:table-cell office:value-type="float" office:value="0.381137" calcext:value-type="float">
            <text:p>0.381137</text:p>
          </table:table-cell>
          <table:table-cell office:value-type="float" office:value="0.188198" calcext:value-type="float">
            <text:p>0.188198</text:p>
          </table:table-cell>
          <table:table-cell office:value-type="float" office:value="0.278589" calcext:value-type="float">
            <text:p>0.278589</text:p>
          </table:table-cell>
        </table:table-row>
        <table:table-row table:style-name="ro2">
          <table:table-cell office:value-type="string" calcext:value-type="string">
            <text:p>Archaea;Euryarchaeota;Methanomicrobia;AK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388.359" calcext:value-type="float">
            <text:p>388.359</text:p>
          </table:table-cell>
          <table:table-cell office:value-type="float" office:value="606.298" calcext:value-type="float">
            <text:p>606.298</text:p>
          </table:table-cell>
          <table:table-cell office:value-type="float" office:value="313.979" calcext:value-type="float">
            <text:p>313.979</text:p>
          </table:table-cell>
          <table:table-cell office:value-type="float" office:value="462.478" calcext:value-type="float">
            <text:p>462.478</text:p>
          </table:table-cell>
          <table:table-cell office:value-type="string" calcext:value-type="string">
            <text:p>|</text:p>
          </table:table-cell>
          <table:table-cell office:value-type="float" office:value="0.00776719" calcext:value-type="float">
            <text:p>0.00776719</text:p>
          </table:table-cell>
          <table:table-cell office:value-type="float" office:value="0.012126" calcext:value-type="float">
            <text:p>0.012126</text:p>
          </table:table-cell>
          <table:table-cell office:value-type="float" office:value="0.00627959" calcext:value-type="float">
            <text:p>0.00627959</text:p>
          </table:table-cell>
          <table:table-cell office:value-type="float" office:value="0.00924955" calcext:value-type="float">
            <text:p>0.00924955</text:p>
          </table:table-cell>
          <table:table-cell office:value-type="string" calcext:value-type="string">
            <text:p>|</text:p>
          </table:table-cell>
          <table:table-cell office:value-type="float" office:value="0.272724" calcext:value-type="float">
            <text:p>0.272724</text:p>
          </table:table-cell>
          <table:table-cell office:value-type="float" office:value="0.425771" calcext:value-type="float">
            <text:p>0.425771</text:p>
          </table:table-cell>
          <table:table-cell office:value-type="float" office:value="0.220491" calcext:value-type="float">
            <text:p>0.220491</text:p>
          </table:table-cell>
          <table:table-cell office:value-type="float" office:value="0.324774" calcext:value-type="float">
            <text:p>0.324774</text:p>
          </table:table-cell>
        </table:table-row>
        <table:table-row table:style-name="ro2">
          <table:table-cell office:value-type="string" calcext:value-type="string">
            <text:p>Archaea;Euryarchaeota;Methanomicrobia;ANME-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|</text:p>
          </table:table-cell>
          <table:table-cell office:value-type="float" office:value="463.649" calcext:value-type="float">
            <text:p>463.649</text:p>
          </table:table-cell>
          <table:table-cell office:value-type="float" office:value="834.672" calcext:value-type="float">
            <text:p>834.672</text:p>
          </table:table-cell>
          <table:table-cell office:value-type="float" office:value="352.668" calcext:value-type="float">
            <text:p>352.668</text:p>
          </table:table-cell>
          <table:table-cell office:value-type="float" office:value="632.898" calcext:value-type="float">
            <text:p>632.898</text:p>
          </table:table-cell>
          <table:table-cell office:value-type="string" calcext:value-type="string">
            <text:p>|</text:p>
          </table:table-cell>
          <table:table-cell office:value-type="float" office:value="0.00927299" calcext:value-type="float">
            <text:p>0.00927299</text:p>
          </table:table-cell>
          <table:table-cell office:value-type="float" office:value="0.0166934" calcext:value-type="float">
            <text:p>0.0166934</text:p>
          </table:table-cell>
          <table:table-cell office:value-type="float" office:value="0.00705337" calcext:value-type="float">
            <text:p>0.00705337</text:p>
          </table:table-cell>
          <table:table-cell office:value-type="float" office:value="0.012658" calcext:value-type="float">
            <text:p>0.012658</text:p>
          </table:table-cell>
          <table:table-cell office:value-type="string" calcext:value-type="string">
            <text:p>|</text:p>
          </table:table-cell>
          <table:table-cell office:value-type="float" office:value="0.279475" calcext:value-type="float">
            <text:p>0.279475</text:p>
          </table:table-cell>
          <table:table-cell office:value-type="float" office:value="0.503117" calcext:value-type="float">
            <text:p>0.503117</text:p>
          </table:table-cell>
          <table:table-cell office:value-type="float" office:value="0.212579" calcext:value-type="float">
            <text:p>0.212579</text:p>
          </table:table-cell>
          <table:table-cell office:value-type="float" office:value="0.381494" calcext:value-type="float">
            <text:p>0.381494</text:p>
          </table:table-cell>
        </table:table-row>
        <table:table-row table:style-name="ro2">
          <table:table-cell office:value-type="string" calcext:value-type="string">
            <text:p>Archaea;Euryarchaeota;Methanomicrobia;ANME-1;ANME-1a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|</text:p>
          </table:table-cell>
          <table:table-cell office:value-type="float" office:value="454.86" calcext:value-type="float">
            <text:p>454.86</text:p>
          </table:table-cell>
          <table:table-cell office:value-type="float" office:value="877.307" calcext:value-type="float">
            <text:p>877.307</text:p>
          </table:table-cell>
          <table:table-cell office:value-type="float" office:value="334.648" calcext:value-type="float">
            <text:p>334.648</text:p>
          </table:table-cell>
          <table:table-cell office:value-type="float" office:value="645.854" calcext:value-type="float">
            <text:p>645.854</text:p>
          </table:table-cell>
          <table:table-cell office:value-type="string" calcext:value-type="string">
            <text:p>|</text:p>
          </table:table-cell>
          <table:table-cell office:value-type="float" office:value="0.0090972" calcext:value-type="float">
            <text:p>0.0090972</text:p>
          </table:table-cell>
          <table:table-cell office:value-type="float" office:value="0.0175461" calcext:value-type="float">
            <text:p>0.0175461</text:p>
          </table:table-cell>
          <table:table-cell office:value-type="float" office:value="0.00669296" calcext:value-type="float">
            <text:p>0.00669296</text:p>
          </table:table-cell>
          <table:table-cell office:value-type="float" office:value="0.0129171" calcext:value-type="float">
            <text:p>0.0129171</text:p>
          </table:table-cell>
          <table:table-cell office:value-type="string" calcext:value-type="string">
            <text:p>|</text:p>
          </table:table-cell>
          <table:table-cell office:value-type="float" office:value="0.304254" calcext:value-type="float">
            <text:p>0.304254</text:p>
          </table:table-cell>
          <table:table-cell office:value-type="float" office:value="0.586827" calcext:value-type="float">
            <text:p>0.586827</text:p>
          </table:table-cell>
          <table:table-cell office:value-type="float" office:value="0.223845" calcext:value-type="float">
            <text:p>0.223845</text:p>
          </table:table-cell>
          <table:table-cell office:value-type="float" office:value="0.432009" calcext:value-type="float">
            <text:p>0.432009</text:p>
          </table:table-cell>
        </table:table-row>
        <table:table-row table:style-name="ro2">
          <table:table-cell office:value-type="string" calcext:value-type="string">
            <text:p>Archaea;Euryarchaeota;Methanomicrobia;ANME-1;ANME-1b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|</text:p>
          </table:table-cell>
          <table:table-cell office:value-type="float" office:value="396.77" calcext:value-type="float">
            <text:p>396.77</text:p>
          </table:table-cell>
          <table:table-cell office:value-type="float" office:value="723.787" calcext:value-type="float">
            <text:p>723.787</text:p>
          </table:table-cell>
          <table:table-cell office:value-type="float" office:value="295.213" calcext:value-type="float">
            <text:p>295.213</text:p>
          </table:table-cell>
          <table:table-cell office:value-type="float" office:value="533.905" calcext:value-type="float">
            <text:p>533.905</text:p>
          </table:table-cell>
          <table:table-cell office:value-type="string" calcext:value-type="string">
            <text:p>|</text:p>
          </table:table-cell>
          <table:table-cell office:value-type="float" office:value="0.0079354" calcext:value-type="float">
            <text:p>0.0079354</text:p>
          </table:table-cell>
          <table:table-cell office:value-type="float" office:value="0.0144757" calcext:value-type="float">
            <text:p>0.0144757</text:p>
          </table:table-cell>
          <table:table-cell office:value-type="float" office:value="0.00590426" calcext:value-type="float">
            <text:p>0.00590426</text:p>
          </table:table-cell>
          <table:table-cell office:value-type="float" office:value="0.0106781" calcext:value-type="float">
            <text:p>0.0106781</text:p>
          </table:table-cell>
          <table:table-cell office:value-type="string" calcext:value-type="string">
            <text:p>|</text:p>
          </table:table-cell>
          <table:table-cell office:value-type="float" office:value="0.244467" calcext:value-type="float">
            <text:p>0.244467</text:p>
          </table:table-cell>
          <table:table-cell office:value-type="float" office:value="0.445957" calcext:value-type="float">
            <text:p>0.445957</text:p>
          </table:table-cell>
          <table:table-cell office:value-type="float" office:value="0.181893" calcext:value-type="float">
            <text:p>0.181893</text:p>
          </table:table-cell>
          <table:table-cell office:value-type="float" office:value="0.328962" calcext:value-type="float">
            <text:p>0.328962</text:p>
          </table:table-cell>
        </table:table-row>
        <table:table-row table:style-name="ro2">
          <table:table-cell office:value-type="string" calcext:value-type="string">
            <text:p>Archaea;Euryarchaeota;Methanomicrobia;D-C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float" office:value="644.066" calcext:value-type="float">
            <text:p>644.066</text:p>
          </table:table-cell>
          <table:table-cell office:value-type="float" office:value="1023.4" calcext:value-type="float">
            <text:p>1023.4</text:p>
          </table:table-cell>
          <table:table-cell office:value-type="float" office:value="497.989" calcext:value-type="float">
            <text:p>497.989</text:p>
          </table:table-cell>
          <table:table-cell office:value-type="float" office:value="764.897" calcext:value-type="float">
            <text:p>764.897</text:p>
          </table:table-cell>
          <table:table-cell office:value-type="string" calcext:value-type="string">
            <text:p>|</text:p>
          </table:table-cell>
          <table:table-cell office:value-type="float" office:value="0.0128813" calcext:value-type="float">
            <text:p>0.0128813</text:p>
          </table:table-cell>
          <table:table-cell office:value-type="float" office:value="0.020468" calcext:value-type="float">
            <text:p>0.020468</text:p>
          </table:table-cell>
          <table:table-cell office:value-type="float" office:value="0.00995978" calcext:value-type="float">
            <text:p>0.00995978</text:p>
          </table:table-cell>
          <table:table-cell office:value-type="float" office:value="0.0152979" calcext:value-type="float">
            <text:p>0.0152979</text:p>
          </table:table-cell>
          <table:table-cell office:value-type="string" calcext:value-type="string">
            <text:p>|</text:p>
          </table:table-cell>
          <table:table-cell office:value-type="float" office:value="0.431391" calcext:value-type="float">
            <text:p>0.431391</text:p>
          </table:table-cell>
          <table:table-cell office:value-type="float" office:value="0.685467" calcext:value-type="float">
            <text:p>0.685467</text:p>
          </table:table-cell>
          <table:table-cell office:value-type="float" office:value="0.333549" calcext:value-type="float">
            <text:p>0.333549</text:p>
          </table:table-cell>
          <table:table-cell office:value-type="float" office:value="0.512322" calcext:value-type="float">
            <text:p>0.512322</text:p>
          </table:table-cell>
        </table:table-row>
        <table:table-row table:style-name="ro2">
          <table:table-cell office:value-type="string" calcext:value-type="string">
            <text:p>Archaea;Euryarchaeota;Methanomicrobia;Methanocellales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|</text:p>
          </table:table-cell>
          <table:table-cell office:value-type="float" office:value="557.513" calcext:value-type="float">
            <text:p>557.513</text:p>
          </table:table-cell>
          <table:table-cell office:value-type="float" office:value="905.771" calcext:value-type="float">
            <text:p>905.771</text:p>
          </table:table-cell>
          <table:table-cell office:value-type="float" office:value="374.002" calcext:value-type="float">
            <text:p>374.002</text:p>
          </table:table-cell>
          <table:table-cell office:value-type="float" office:value="590.118" calcext:value-type="float">
            <text:p>590.118</text:p>
          </table:table-cell>
          <table:table-cell office:value-type="string" calcext:value-type="string">
            <text:p>|</text:p>
          </table:table-cell>
          <table:table-cell office:value-type="float" office:value="0.0111503" calcext:value-type="float">
            <text:p>0.0111503</text:p>
          </table:table-cell>
          <table:table-cell office:value-type="float" office:value="0.0181154" calcext:value-type="float">
            <text:p>0.0181154</text:p>
          </table:table-cell>
          <table:table-cell office:value-type="float" office:value="0.00748005" calcext:value-type="float">
            <text:p>0.00748005</text:p>
          </table:table-cell>
          <table:table-cell office:value-type="float" office:value="0.0118024" calcext:value-type="float">
            <text:p>0.0118024</text:p>
          </table:table-cell>
          <table:table-cell office:value-type="string" calcext:value-type="string">
            <text:p>|</text:p>
          </table:table-cell>
          <table:table-cell office:value-type="float" office:value="0.361552" calcext:value-type="float">
            <text:p>0.361552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242544" calcext:value-type="float">
            <text:p>0.242544</text:p>
          </table:table-cell>
          <table:table-cell office:value-type="float" office:value="0.382697" calcext:value-type="float">
            <text:p>0.382697</text:p>
          </table:table-cell>
        </table:table-row>
        <table:table-row table:style-name="ro2">
          <table:table-cell office:value-type="string" calcext:value-type="string">
            <text:p>Archaea;Euryarchaeota;Methanomicrobia;Methanocellales;BS-K-E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float" office:value="293.791" calcext:value-type="float">
            <text:p>293.791</text:p>
          </table:table-cell>
          <table:table-cell office:value-type="float" office:value="557.231" calcext:value-type="float">
            <text:p>557.231</text:p>
          </table:table-cell>
          <table:table-cell office:value-type="float" office:value="230.301" calcext:value-type="float">
            <text:p>230.301</text:p>
          </table:table-cell>
          <table:table-cell office:value-type="float" office:value="431.14" calcext:value-type="float">
            <text:p>431.14</text:p>
          </table:table-cell>
          <table:table-cell office:value-type="string" calcext:value-type="string">
            <text:p>|</text:p>
          </table:table-cell>
          <table:table-cell office:value-type="float" office:value="0.00587582" calcext:value-type="float">
            <text:p>0.00587582</text:p>
          </table:table-cell>
          <table:table-cell office:value-type="float" office:value="0.0111446" calcext:value-type="float">
            <text:p>0.0111446</text:p>
          </table:table-cell>
          <table:table-cell office:value-type="float" office:value="0.00460602" calcext:value-type="float">
            <text:p>0.00460602</text:p>
          </table:table-cell>
          <table:table-cell office:value-type="float" office:value="0.0086228" calcext:value-type="float">
            <text:p>0.0086228</text:p>
          </table:table-cell>
          <table:table-cell office:value-type="string" calcext:value-type="string">
            <text:p>|</text:p>
          </table:table-cell>
          <table:table-cell office:value-type="float" office:value="0.201227" calcext:value-type="float">
            <text:p>0.201227</text:p>
          </table:table-cell>
          <table:table-cell office:value-type="float" office:value="0.381665" calcext:value-type="float">
            <text:p>0.381665</text:p>
          </table:table-cell>
          <table:table-cell office:value-type="float" office:value="0.15774" calcext:value-type="float">
            <text:p>0.15774</text:p>
          </table:table-cell>
          <table:table-cell office:value-type="float" office:value="0.295301" calcext:value-type="float">
            <text:p>0.295301</text:p>
          </table:table-cell>
        </table:table-row>
        <table:table-row table:style-name="ro2">
          <table:table-cell office:value-type="string" calcext:value-type="string">
            <text:p>Archaea;Euryarchaeota;Methanomicrobia;Methanocellales;Methanocellaceae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|</text:p>
          </table:table-cell>
          <table:table-cell office:value-type="float" office:value="491.963" calcext:value-type="float">
            <text:p>491.963</text:p>
          </table:table-cell>
          <table:table-cell office:value-type="float" office:value="836.643" calcext:value-type="float">
            <text:p>836.643</text:p>
          </table:table-cell>
          <table:table-cell office:value-type="float" office:value="311.499" calcext:value-type="float">
            <text:p>311.499</text:p>
          </table:table-cell>
          <table:table-cell office:value-type="float" office:value="522.544" calcext:value-type="float">
            <text:p>522.544</text:p>
          </table:table-cell>
          <table:table-cell office:value-type="string" calcext:value-type="string">
            <text:p>|</text:p>
          </table:table-cell>
          <table:table-cell office:value-type="float" office:value="0.00983926" calcext:value-type="float">
            <text:p>0.00983926</text:p>
          </table:table-cell>
          <table:table-cell office:value-type="float" office:value="0.0167329" calcext:value-type="float">
            <text:p>0.0167329</text:p>
          </table:table-cell>
          <table:table-cell office:value-type="float" office:value="0.00622998" calcext:value-type="float">
            <text:p>0.00622998</text:p>
          </table:table-cell>
          <table:table-cell office:value-type="float" office:value="0.0104509" calcext:value-type="float">
            <text:p>0.0104509</text:p>
          </table:table-cell>
          <table:table-cell office:value-type="string" calcext:value-type="string">
            <text:p>|</text:p>
          </table:table-cell>
          <table:table-cell office:value-type="float" office:value="0.322599" calcext:value-type="float">
            <text:p>0.322599</text:p>
          </table:table-cell>
          <table:table-cell office:value-type="float" office:value="0.548619" calcext:value-type="float">
            <text:p>0.548619</text:p>
          </table:table-cell>
          <table:table-cell office:value-type="float" office:value="0.204262" calcext:value-type="float">
            <text:p>0.204262</text:p>
          </table:table-cell>
          <table:table-cell office:value-type="float" office:value="0.342652" calcext:value-type="float">
            <text:p>0.342652</text:p>
          </table:table-cell>
        </table:table-row>
        <table:table-row table:style-name="ro2">
          <table:table-cell office:value-type="string" calcext:value-type="string">
            <text:p>Archaea;Euryarchaeota;Methanomicrobia;Methanocellales;Methanocellaceae;Methanocella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|</text:p>
          </table:table-cell>
          <table:table-cell office:value-type="float" office:value="470.063" calcext:value-type="float">
            <text:p>470.063</text:p>
          </table:table-cell>
          <table:table-cell office:value-type="float" office:value="849.324" calcext:value-type="float">
            <text:p>849.324</text:p>
          </table:table-cell>
          <table:table-cell office:value-type="float" office:value="319.474" calcext:value-type="float">
            <text:p>319.474</text:p>
          </table:table-cell>
          <table:table-cell office:value-type="float" office:value="572.678" calcext:value-type="float">
            <text:p>572.678</text:p>
          </table:table-cell>
          <table:table-cell office:value-type="string" calcext:value-type="string">
            <text:p>|</text:p>
          </table:table-cell>
          <table:table-cell office:value-type="float" office:value="0.00940126" calcext:value-type="float">
            <text:p>0.00940126</text:p>
          </table:table-cell>
          <table:table-cell office:value-type="float" office:value="0.0169865" calcext:value-type="float">
            <text:p>0.0169865</text:p>
          </table:table-cell>
          <table:table-cell office:value-type="float" office:value="0.00638948" calcext:value-type="float">
            <text:p>0.00638948</text:p>
          </table:table-cell>
          <table:table-cell office:value-type="float" office:value="0.0114536" calcext:value-type="float">
            <text:p>0.0114536</text:p>
          </table:table-cell>
          <table:table-cell office:value-type="string" calcext:value-type="string">
            <text:p>|</text:p>
          </table:table-cell>
          <table:table-cell office:value-type="float" office:value="0.311506" calcext:value-type="float">
            <text:p>0.311506</text:p>
          </table:table-cell>
          <table:table-cell office:value-type="float" office:value="0.562839" calcext:value-type="float">
            <text:p>0.562839</text:p>
          </table:table-cell>
          <table:table-cell office:value-type="float" office:value="0.211712" calcext:value-type="float">
            <text:p>0.211712</text:p>
          </table:table-cell>
          <table:table-cell office:value-type="float" office:value="0.379508" calcext:value-type="float">
            <text:p>0.379508</text:p>
          </table:table-cell>
        </table:table-row>
        <table:table-row table:style-name="ro2">
          <table:table-cell office:value-type="string" calcext:value-type="string">
            <text:p>Archaea;Euryarchaeota;Methanomicrobia;Methanocellales;Methanocellaceae;Rice Cluster I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|</text:p>
          </table:table-cell>
          <table:table-cell office:value-type="float" office:value="394.52" calcext:value-type="float">
            <text:p>394.52</text:p>
          </table:table-cell>
          <table:table-cell office:value-type="float" office:value="655.395" calcext:value-type="float">
            <text:p>655.395</text:p>
          </table:table-cell>
          <table:table-cell office:value-type="float" office:value="207.931" calcext:value-type="float">
            <text:p>207.931</text:p>
          </table:table-cell>
          <table:table-cell office:value-type="float" office:value="348.774" calcext:value-type="float">
            <text:p>348.774</text:p>
          </table:table-cell>
          <table:table-cell office:value-type="string" calcext:value-type="string">
            <text:p>|</text:p>
          </table:table-cell>
          <table:table-cell office:value-type="float" office:value="0.00789039" calcext:value-type="float">
            <text:p>0.00789039</text:p>
          </table:table-cell>
          <table:table-cell office:value-type="float" office:value="0.0131079" calcext:value-type="float">
            <text:p>0.0131079</text:p>
          </table:table-cell>
          <table:table-cell office:value-type="float" office:value="0.00415862" calcext:value-type="float">
            <text:p>0.00415862</text:p>
          </table:table-cell>
          <table:table-cell office:value-type="float" office:value="0.00697548" calcext:value-type="float">
            <text:p>0.00697548</text:p>
          </table:table-cell>
          <table:table-cell office:value-type="string" calcext:value-type="string">
            <text:p>|</text:p>
          </table:table-cell>
          <table:table-cell office:value-type="float" office:value="0.264423" calcext:value-type="float">
            <text:p>0.264423</text:p>
          </table:table-cell>
          <table:table-cell office:value-type="float" office:value="0.439273" calcext:value-type="float">
            <text:p>0.439273</text:p>
          </table:table-cell>
          <table:table-cell office:value-type="float" office:value="0.139364" calcext:value-type="float">
            <text:p>0.139364</text:p>
          </table:table-cell>
          <table:table-cell office:value-type="float" office:value="0.233763" calcext:value-type="float">
            <text:p>0.233763</text:p>
          </table:table-cell>
        </table:table-row>
        <table:table-row table:style-name="ro2">
          <table:table-cell office:value-type="string" calcext:value-type="string">
            <text:p>Archaea;Euryarchaeota;Methanomicrobia;Methanocellales;MidArch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float" office:value="253.651" calcext:value-type="float">
            <text:p>253.651</text:p>
          </table:table-cell>
          <table:table-cell office:value-type="float" office:value="505.448" calcext:value-type="float">
            <text:p>505.448</text:p>
          </table:table-cell>
          <table:table-cell office:value-type="float" office:value="169.676" calcext:value-type="float">
            <text:p>169.676</text:p>
          </table:table-cell>
          <table:table-cell office:value-type="float" office:value="337.126" calcext:value-type="float">
            <text:p>337.126</text:p>
          </table:table-cell>
          <table:table-cell office:value-type="string" calcext:value-type="string">
            <text:p>|</text:p>
          </table:table-cell>
          <table:table-cell office:value-type="float" office:value="0.00507302" calcext:value-type="float">
            <text:p>0.00507302</text:p>
          </table:table-cell>
          <table:table-cell office:value-type="float" office:value="0.010109" calcext:value-type="float">
            <text:p>0.010109</text:p>
          </table:table-cell>
          <table:table-cell office:value-type="float" office:value="0.00339353" calcext:value-type="float">
            <text:p>0.00339353</text:p>
          </table:table-cell>
          <table:table-cell office:value-type="float" office:value="0.00674251" calcext:value-type="float">
            <text:p>0.00674251</text:p>
          </table:table-cell>
          <table:table-cell office:value-type="string" calcext:value-type="string">
            <text:p>|</text:p>
          </table:table-cell>
          <table:table-cell office:value-type="float" office:value="0.18209" calcext:value-type="float">
            <text:p>0.18209</text:p>
          </table:table-cell>
          <table:table-cell office:value-type="float" office:value="0.362849" calcext:value-type="float">
            <text:p>0.362849</text:p>
          </table:table-cell>
          <table:table-cell office:value-type="float" office:value="0.121807" calcext:value-type="float">
            <text:p>0.121807</text:p>
          </table:table-cell>
          <table:table-cell office:value-type="float" office:value="0.242014" calcext:value-type="float">
            <text:p>0.242014</text:p>
          </table:table-cell>
        </table:table-row>
        <table:table-row table:style-name="ro2">
          <table:table-cell office:value-type="string" calcext:value-type="string">
            <text:p>Archaea;Euryarchaeota;Methanomicrobia;Methanomicrobiales</text:p>
          </table:table-cell>
          <table:table-cell office:value-type="float" office:value="3" calcext:value-type="float">
            <text:p>3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|</text:p>
          </table:table-cell>
          <table:table-cell office:value-type="float" office:value="635.878" calcext:value-type="float">
            <text:p>635.878</text:p>
          </table:table-cell>
          <table:table-cell office:value-type="float" office:value="1056.61" calcext:value-type="float">
            <text:p>1056.61</text:p>
          </table:table-cell>
          <table:table-cell office:value-type="float" office:value="468.519" calcext:value-type="float">
            <text:p>468.519</text:p>
          </table:table-cell>
          <table:table-cell office:value-type="float" office:value="766.815" calcext:value-type="float">
            <text:p>766.815</text:p>
          </table:table-cell>
          <table:table-cell office:value-type="string" calcext:value-type="string">
            <text:p>|</text:p>
          </table:table-cell>
          <table:table-cell office:value-type="float" office:value="0.0127176" calcext:value-type="float">
            <text:p>0.0127176</text:p>
          </table:table-cell>
          <table:table-cell office:value-type="float" office:value="0.0211321" calcext:value-type="float">
            <text:p>0.0211321</text:p>
          </table:table-cell>
          <table:table-cell office:value-type="float" office:value="0.00937038" calcext:value-type="float">
            <text:p>0.00937038</text:p>
          </table:table-cell>
          <table:table-cell office:value-type="float" office:value="0.0153363" calcext:value-type="float">
            <text:p>0.0153363</text:p>
          </table:table-cell>
          <table:table-cell office:value-type="string" calcext:value-type="string">
            <text:p>|</text:p>
          </table:table-cell>
          <table:table-cell office:value-type="float" office:value="0.279016" calcext:value-type="float">
            <text:p>0.279016</text:p>
          </table:table-cell>
          <table:table-cell office:value-type="float" office:value="0.463627" calcext:value-type="float">
            <text:p>0.463627</text:p>
          </table:table-cell>
          <table:table-cell office:value-type="float" office:value="0.205581" calcext:value-type="float">
            <text:p>0.205581</text:p>
          </table:table-cell>
          <table:table-cell office:value-type="float" office:value="0.33647" calcext:value-type="float">
            <text:p>0.33647</text:p>
          </table:table-cell>
        </table:table-row>
        <table:table-row table:style-name="ro2">
          <table:table-cell office:value-type="string" calcext:value-type="string">
            <text:p>Archaea;Euryarchaeota;Methanomicrobia;Methanomicrobiales;02-02-5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101.614" calcext:value-type="float">
            <text:p>101.614</text:p>
          </table:table-cell>
          <table:table-cell office:value-type="float" office:value="157.891" calcext:value-type="float">
            <text:p>157.891</text:p>
          </table:table-cell>
          <table:table-cell office:value-type="float" office:value="61.3138" calcext:value-type="float">
            <text:p>61.3138</text:p>
          </table:table-cell>
          <table:table-cell office:value-type="float" office:value="87.962" calcext:value-type="float">
            <text:p>87.962</text:p>
          </table:table-cell>
          <table:table-cell office:value-type="string" calcext:value-type="string">
            <text:p>|</text:p>
          </table:table-cell>
          <table:table-cell office:value-type="float" office:value="0.00203228" calcext:value-type="float">
            <text:p>0.00203228</text:p>
          </table:table-cell>
          <table:table-cell office:value-type="float" office:value="0.00315782" calcext:value-type="float">
            <text:p>0.00315782</text:p>
          </table:table-cell>
          <table:table-cell office:value-type="float" office:value="0.00122628" calcext:value-type="float">
            <text:p>0.00122628</text:p>
          </table:table-cell>
          <table:table-cell office:value-type="float" office:value="0.00175924" calcext:value-type="float">
            <text:p>0.00175924</text:p>
          </table:table-cell>
          <table:table-cell office:value-type="string" calcext:value-type="string">
            <text:p>|</text:p>
          </table:table-cell>
          <table:table-cell office:value-type="float" office:value="0.0962254" calcext:value-type="float">
            <text:p>0.0962254</text:p>
          </table:table-cell>
          <table:table-cell office:value-type="float" office:value="0.149518" calcext:value-type="float">
            <text:p>0.149518</text:p>
          </table:table-cell>
          <table:table-cell office:value-type="float" office:value="0.0580623" calcext:value-type="float">
            <text:p>0.0580623</text:p>
          </table:table-cell>
          <table:table-cell office:value-type="float" office:value="0.0832973" calcext:value-type="float">
            <text:p>0.0832973</text:p>
          </table:table-cell>
        </table:table-row>
        <table:table-row table:style-name="ro2">
          <table:table-cell office:value-type="string" calcext:value-type="string">
            <text:p>Archaea;Euryarchaeota;Methanomicrobia;Methanomicrobiales;C19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452.613" calcext:value-type="float">
            <text:p>452.613</text:p>
          </table:table-cell>
          <table:table-cell office:value-type="float" office:value="793.097" calcext:value-type="float">
            <text:p>793.097</text:p>
          </table:table-cell>
          <table:table-cell office:value-type="float" office:value="249.567" calcext:value-type="float">
            <text:p>249.567</text:p>
          </table:table-cell>
          <table:table-cell office:value-type="float" office:value="434.528" calcext:value-type="float">
            <text:p>434.528</text:p>
          </table:table-cell>
          <table:table-cell office:value-type="string" calcext:value-type="string">
            <text:p>|</text:p>
          </table:table-cell>
          <table:table-cell office:value-type="float" office:value="0.00905225" calcext:value-type="float">
            <text:p>0.00905225</text:p>
          </table:table-cell>
          <table:table-cell office:value-type="float" office:value="0.0158619" calcext:value-type="float">
            <text:p>0.0158619</text:p>
          </table:table-cell>
          <table:table-cell office:value-type="float" office:value="0.00499133" calcext:value-type="float">
            <text:p>0.00499133</text:p>
          </table:table-cell>
          <table:table-cell office:value-type="float" office:value="0.00869055" calcext:value-type="float">
            <text:p>0.00869055</text:p>
          </table:table-cell>
          <table:table-cell office:value-type="string" calcext:value-type="string">
            <text:p>|</text:p>
          </table:table-cell>
          <table:table-cell office:value-type="float" office:value="0.30769" calcext:value-type="float">
            <text:p>0.30769</text:p>
          </table:table-cell>
          <table:table-cell office:value-type="float" office:value="0.539155" calcext:value-type="float">
            <text:p>0.539155</text:p>
          </table:table-cell>
          <table:table-cell office:value-type="float" office:value="0.169658" calcext:value-type="float">
            <text:p>0.169658</text:p>
          </table:table-cell>
          <table:table-cell office:value-type="float" office:value="0.295396" calcext:value-type="float">
            <text:p>0.295396</text:p>
          </table:table-cell>
        </table:table-row>
        <table:table-row table:style-name="ro2">
          <table:table-cell office:value-type="string" calcext:value-type="string">
            <text:p>Archaea;Euryarchaeota;Methanomicrobia;Methanomicrobiales;EJ-E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103.894" calcext:value-type="float">
            <text:p>103.894</text:p>
          </table:table-cell>
          <table:table-cell office:value-type="float" office:value="130.813" calcext:value-type="float">
            <text:p>130.813</text:p>
          </table:table-cell>
          <table:table-cell office:value-type="float" office:value="96.0231" calcext:value-type="float">
            <text:p>96.0231</text:p>
          </table:table-cell>
          <table:table-cell office:value-type="float" office:value="113.449" calcext:value-type="float">
            <text:p>113.449</text:p>
          </table:table-cell>
          <table:table-cell office:value-type="string" calcext:value-type="string">
            <text:p>|</text:p>
          </table:table-cell>
          <table:table-cell office:value-type="float" office:value="0.00207787" calcext:value-type="float">
            <text:p>0.00207787</text:p>
          </table:table-cell>
          <table:table-cell office:value-type="float" office:value="0.00261626" calcext:value-type="float">
            <text:p>0.00261626</text:p>
          </table:table-cell>
          <table:table-cell office:value-type="float" office:value="0.00192046" calcext:value-type="float">
            <text:p>0.00192046</text:p>
          </table:table-cell>
          <table:table-cell office:value-type="float" office:value="0.00226899" calcext:value-type="float">
            <text:p>0.00226899</text:p>
          </table:table-cell>
          <table:table-cell office:value-type="string" calcext:value-type="string">
            <text:p>|</text:p>
          </table:table-cell>
          <table:table-cell office:value-type="float" office:value="0.0981982" calcext:value-type="float">
            <text:p>0.0981982</text:p>
          </table:table-cell>
          <table:table-cell office:value-type="float" office:value="0.123642" calcext:value-type="float">
            <text:p>0.123642</text:p>
          </table:table-cell>
          <table:table-cell office:value-type="float" office:value="0.090759" calcext:value-type="float">
            <text:p>0.090759</text:p>
          </table:table-cell>
          <table:table-cell office:value-type="float" office:value="0.10723" calcext:value-type="float">
            <text:p>0.10723</text:p>
          </table:table-cell>
        </table:table-row>
        <table:table-row table:style-name="ro2">
          <table:table-cell office:value-type="string" calcext:value-type="string">
            <text:p>Archaea;Euryarchaeota;Methanomicrobia;Methanomicrobiales;LR-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184" calcext:value-type="float">
            <text:p>184</text:p>
          </table:table-cell>
          <table:table-cell office:value-type="float" office:value="312" calcext:value-type="float">
            <text:p>312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|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|</text:p>
          </table:table-cell>
          <table:table-cell office:value-type="float" office:value="0.17574" calcext:value-type="float">
            <text:p>0.17574</text:p>
          </table:table-cell>
          <table:table-cell office:value-type="float" office:value="0.297994" calcext:value-type="float">
            <text:p>0.297994</text:p>
          </table:table-cell>
          <table:table-cell office:value-type="float" office:value="0.114613" calcext:value-type="float">
            <text:p>0.114613</text:p>
          </table:table-cell>
          <table:table-cell office:value-type="float" office:value="0.17574" calcext:value-type="float">
            <text:p>0.17574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corpusculaceae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|</text:p>
          </table:table-cell>
          <table:table-cell office:value-type="float" office:value="421.638" calcext:value-type="float">
            <text:p>421.638</text:p>
          </table:table-cell>
          <table:table-cell office:value-type="float" office:value="887.368" calcext:value-type="float">
            <text:p>887.368</text:p>
          </table:table-cell>
          <table:table-cell office:value-type="float" office:value="313.096" calcext:value-type="float">
            <text:p>313.096</text:p>
          </table:table-cell>
          <table:table-cell office:value-type="float" office:value="660.92" calcext:value-type="float">
            <text:p>660.92</text:p>
          </table:table-cell>
          <table:table-cell office:value-type="string" calcext:value-type="string">
            <text:p>|</text:p>
          </table:table-cell>
          <table:table-cell office:value-type="float" office:value="0.00843276" calcext:value-type="float">
            <text:p>0.00843276</text:p>
          </table:table-cell>
          <table:table-cell office:value-type="float" office:value="0.0177474" calcext:value-type="float">
            <text:p>0.0177474</text:p>
          </table:table-cell>
          <table:table-cell office:value-type="float" office:value="0.00626193" calcext:value-type="float">
            <text:p>0.00626193</text:p>
          </table:table-cell>
          <table:table-cell office:value-type="float" office:value="0.0132184" calcext:value-type="float">
            <text:p>0.0132184</text:p>
          </table:table-cell>
          <table:table-cell office:value-type="string" calcext:value-type="string">
            <text:p>|</text:p>
          </table:table-cell>
          <table:table-cell office:value-type="float" office:value="0.283549" calcext:value-type="float">
            <text:p>0.283549</text:p>
          </table:table-cell>
          <table:table-cell office:value-type="float" office:value="0.59675" calcext:value-type="float">
            <text:p>0.59675</text:p>
          </table:table-cell>
          <table:table-cell office:value-type="float" office:value="0.210556" calcext:value-type="float">
            <text:p>0.210556</text:p>
          </table:table-cell>
          <table:table-cell office:value-type="float" office:value="0.444465" calcext:value-type="float">
            <text:p>0.444465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corpusculaceae;Methanocorpusculum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|</text:p>
          </table:table-cell>
          <table:table-cell office:value-type="float" office:value="421.638" calcext:value-type="float">
            <text:p>421.638</text:p>
          </table:table-cell>
          <table:table-cell office:value-type="float" office:value="887.368" calcext:value-type="float">
            <text:p>887.368</text:p>
          </table:table-cell>
          <table:table-cell office:value-type="float" office:value="313.096" calcext:value-type="float">
            <text:p>313.096</text:p>
          </table:table-cell>
          <table:table-cell office:value-type="float" office:value="660.92" calcext:value-type="float">
            <text:p>660.92</text:p>
          </table:table-cell>
          <table:table-cell office:value-type="string" calcext:value-type="string">
            <text:p>|</text:p>
          </table:table-cell>
          <table:table-cell office:value-type="float" office:value="0.00843276" calcext:value-type="float">
            <text:p>0.00843276</text:p>
          </table:table-cell>
          <table:table-cell office:value-type="float" office:value="0.0177474" calcext:value-type="float">
            <text:p>0.0177474</text:p>
          </table:table-cell>
          <table:table-cell office:value-type="float" office:value="0.00626193" calcext:value-type="float">
            <text:p>0.00626193</text:p>
          </table:table-cell>
          <table:table-cell office:value-type="float" office:value="0.0132184" calcext:value-type="float">
            <text:p>0.0132184</text:p>
          </table:table-cell>
          <table:table-cell office:value-type="string" calcext:value-type="string">
            <text:p>|</text:p>
          </table:table-cell>
          <table:table-cell office:value-type="float" office:value="0.283549" calcext:value-type="float">
            <text:p>0.283549</text:p>
          </table:table-cell>
          <table:table-cell office:value-type="float" office:value="0.59675" calcext:value-type="float">
            <text:p>0.59675</text:p>
          </table:table-cell>
          <table:table-cell office:value-type="float" office:value="0.210556" calcext:value-type="float">
            <text:p>0.210556</text:p>
          </table:table-cell>
          <table:table-cell office:value-type="float" office:value="0.444465" calcext:value-type="float">
            <text:p>0.444465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microbiaceae</text:p>
          </table:table-cell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|</text:p>
          </table:table-cell>
          <table:table-cell office:value-type="float" office:value="532.886" calcext:value-type="float">
            <text:p>532.886</text:p>
          </table:table-cell>
          <table:table-cell office:value-type="float" office:value="937.072" calcext:value-type="float">
            <text:p>937.072</text:p>
          </table:table-cell>
          <table:table-cell office:value-type="float" office:value="391.603" calcext:value-type="float">
            <text:p>391.603</text:p>
          </table:table-cell>
          <table:table-cell office:value-type="float" office:value="678.74" calcext:value-type="float">
            <text:p>678.74</text:p>
          </table:table-cell>
          <table:table-cell office:value-type="string" calcext:value-type="string">
            <text:p>|</text:p>
          </table:table-cell>
          <table:table-cell office:value-type="float" office:value="0.0106577" calcext:value-type="float">
            <text:p>0.0106577</text:p>
          </table:table-cell>
          <table:table-cell office:value-type="float" office:value="0.0187414" calcext:value-type="float">
            <text:p>0.0187414</text:p>
          </table:table-cell>
          <table:table-cell office:value-type="float" office:value="0.00783207" calcext:value-type="float">
            <text:p>0.00783207</text:p>
          </table:table-cell>
          <table:table-cell office:value-type="float" office:value="0.0135748" calcext:value-type="float">
            <text:p>0.0135748</text:p>
          </table:table-cell>
          <table:table-cell office:value-type="string" calcext:value-type="string">
            <text:p>|</text:p>
          </table:table-cell>
          <table:table-cell office:value-type="float" office:value="0.271742" calcext:value-type="float">
            <text:p>0.271742</text:p>
          </table:table-cell>
          <table:table-cell office:value-type="float" office:value="0.477854" calcext:value-type="float">
            <text:p>0.477854</text:p>
          </table:table-cell>
          <table:table-cell office:value-type="float" office:value="0.199696" calcext:value-type="float">
            <text:p>0.199696</text:p>
          </table:table-cell>
          <table:table-cell office:value-type="float" office:value="0.346119" calcext:value-type="float">
            <text:p>0.346119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microbiaceae;Methanoculleus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|</text:p>
          </table:table-cell>
          <table:table-cell office:value-type="float" office:value="415.169" calcext:value-type="float">
            <text:p>415.169</text:p>
          </table:table-cell>
          <table:table-cell office:value-type="float" office:value="812.104" calcext:value-type="float">
            <text:p>812.104</text:p>
          </table:table-cell>
          <table:table-cell office:value-type="float" office:value="300.313" calcext:value-type="float">
            <text:p>300.313</text:p>
          </table:table-cell>
          <table:table-cell office:value-type="float" office:value="593.541" calcext:value-type="float">
            <text:p>593.541</text:p>
          </table:table-cell>
          <table:table-cell office:value-type="string" calcext:value-type="string">
            <text:p>|</text:p>
          </table:table-cell>
          <table:table-cell office:value-type="float" office:value="0.00830338" calcext:value-type="float">
            <text:p>0.00830338</text:p>
          </table:table-cell>
          <table:table-cell office:value-type="float" office:value="0.0162421" calcext:value-type="float">
            <text:p>0.0162421</text:p>
          </table:table-cell>
          <table:table-cell office:value-type="float" office:value="0.00600625" calcext:value-type="float">
            <text:p>0.00600625</text:p>
          </table:table-cell>
          <table:table-cell office:value-type="float" office:value="0.0118708" calcext:value-type="float">
            <text:p>0.0118708</text:p>
          </table:table-cell>
          <table:table-cell office:value-type="string" calcext:value-type="string">
            <text:p>|</text:p>
          </table:table-cell>
          <table:table-cell office:value-type="float" office:value="0.22357" calcext:value-type="float">
            <text:p>0.22357</text:p>
          </table:table-cell>
          <table:table-cell office:value-type="float" office:value="0.43732" calcext:value-type="float">
            <text:p>0.43732</text:p>
          </table:table-cell>
          <table:table-cell office:value-type="float" office:value="0.161719" calcext:value-type="float">
            <text:p>0.161719</text:p>
          </table:table-cell>
          <table:table-cell office:value-type="float" office:value="0.319624" calcext:value-type="float">
            <text:p>0.319624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microbiaceae;Methanofolli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</text:p>
          </table:table-cell>
          <table:table-cell office:value-type="float" office:value="350.201" calcext:value-type="float">
            <text:p>350.201</text:p>
          </table:table-cell>
          <table:table-cell office:value-type="float" office:value="721.315" calcext:value-type="float">
            <text:p>721.315</text:p>
          </table:table-cell>
          <table:table-cell office:value-type="float" office:value="259.11" calcext:value-type="float">
            <text:p>259.11</text:p>
          </table:table-cell>
          <table:table-cell office:value-type="float" office:value="534.844" calcext:value-type="float">
            <text:p>534.844</text:p>
          </table:table-cell>
          <table:table-cell office:value-type="string" calcext:value-type="string">
            <text:p>|</text:p>
          </table:table-cell>
          <table:table-cell office:value-type="float" office:value="0.00700403" calcext:value-type="float">
            <text:p>0.00700403</text:p>
          </table:table-cell>
          <table:table-cell office:value-type="float" office:value="0.0144263" calcext:value-type="float">
            <text:p>0.0144263</text:p>
          </table:table-cell>
          <table:table-cell office:value-type="float" office:value="0.00518221" calcext:value-type="float">
            <text:p>0.00518221</text:p>
          </table:table-cell>
          <table:table-cell office:value-type="float" office:value="0.0106969" calcext:value-type="float">
            <text:p>0.0106969</text:p>
          </table:table-cell>
          <table:table-cell office:value-type="string" calcext:value-type="string">
            <text:p>|</text:p>
          </table:table-cell>
          <table:table-cell office:value-type="float" office:value="0.238394" calcext:value-type="float">
            <text:p>0.238394</text:p>
          </table:table-cell>
          <table:table-cell office:value-type="float" office:value="0.491024" calcext:value-type="float">
            <text:p>0.491024</text:p>
          </table:table-cell>
          <table:table-cell office:value-type="float" office:value="0.176386" calcext:value-type="float">
            <text:p>0.176386</text:p>
          </table:table-cell>
          <table:table-cell office:value-type="float" office:value="0.364087" calcext:value-type="float">
            <text:p>0.364087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microbiaceae;Methanogenium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</text:p>
          </table:table-cell>
          <table:table-cell office:value-type="float" office:value="380.875" calcext:value-type="float">
            <text:p>380.875</text:p>
          </table:table-cell>
          <table:table-cell office:value-type="float" office:value="722.074" calcext:value-type="float">
            <text:p>722.074</text:p>
          </table:table-cell>
          <table:table-cell office:value-type="float" office:value="268.602" calcext:value-type="float">
            <text:p>268.602</text:p>
          </table:table-cell>
          <table:table-cell office:value-type="float" office:value="498.757" calcext:value-type="float">
            <text:p>498.757</text:p>
          </table:table-cell>
          <table:table-cell office:value-type="string" calcext:value-type="string">
            <text:p>|</text:p>
          </table:table-cell>
          <table:table-cell office:value-type="float" office:value="0.0076175" calcext:value-type="float">
            <text:p>0.0076175</text:p>
          </table:table-cell>
          <table:table-cell office:value-type="float" office:value="0.0144415" calcext:value-type="float">
            <text:p>0.0144415</text:p>
          </table:table-cell>
          <table:table-cell office:value-type="float" office:value="0.00537204" calcext:value-type="float">
            <text:p>0.00537204</text:p>
          </table:table-cell>
          <table:table-cell office:value-type="float" office:value="0.00997514" calcext:value-type="float">
            <text:p>0.00997514</text:p>
          </table:table-cell>
          <table:table-cell office:value-type="string" calcext:value-type="string">
            <text:p>|</text:p>
          </table:table-cell>
          <table:table-cell office:value-type="float" office:value="0.258923" calcext:value-type="float">
            <text:p>0.258923</text:p>
          </table:table-cell>
          <table:table-cell office:value-type="float" office:value="0.490873" calcext:value-type="float">
            <text:p>0.490873</text:p>
          </table:table-cell>
          <table:table-cell office:value-type="float" office:value="0.182598" calcext:value-type="float">
            <text:p>0.182598</text:p>
          </table:table-cell>
          <table:table-cell office:value-type="float" office:value="0.33906" calcext:value-type="float">
            <text:p>0.33906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microbiaceae;Methanolacini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float" office:value="221.799" calcext:value-type="float">
            <text:p>221.799</text:p>
          </table:table-cell>
          <table:table-cell office:value-type="float" office:value="456.26" calcext:value-type="float">
            <text:p>456.26</text:p>
          </table:table-cell>
          <table:table-cell office:value-type="float" office:value="146.18" calcext:value-type="float">
            <text:p>146.18</text:p>
          </table:table-cell>
          <table:table-cell office:value-type="float" office:value="301.783" calcext:value-type="float">
            <text:p>301.783</text:p>
          </table:table-cell>
          <table:table-cell office:value-type="string" calcext:value-type="string">
            <text:p>|</text:p>
          </table:table-cell>
          <table:table-cell office:value-type="float" office:value="0.00443599" calcext:value-type="float">
            <text:p>0.00443599</text:p>
          </table:table-cell>
          <table:table-cell office:value-type="float" office:value="0.0091252" calcext:value-type="float">
            <text:p>0.0091252</text:p>
          </table:table-cell>
          <table:table-cell office:value-type="float" office:value="0.0029236" calcext:value-type="float">
            <text:p>0.0029236</text:p>
          </table:table-cell>
          <table:table-cell office:value-type="float" office:value="0.00603566" calcext:value-type="float">
            <text:p>0.00603566</text:p>
          </table:table-cell>
          <table:table-cell office:value-type="string" calcext:value-type="string">
            <text:p>|</text:p>
          </table:table-cell>
          <table:table-cell office:value-type="float" office:value="0.151917" calcext:value-type="float">
            <text:p>0.151917</text:p>
          </table:table-cell>
          <table:table-cell office:value-type="float" office:value="0.312507" calcext:value-type="float">
            <text:p>0.312507</text:p>
          </table:table-cell>
          <table:table-cell office:value-type="float" office:value="0.100123" calcext:value-type="float">
            <text:p>0.100123</text:p>
          </table:table-cell>
          <table:table-cell office:value-type="float" office:value="0.206701" calcext:value-type="float">
            <text:p>0.206701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microbiaceae;Methanomicrobium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|</text:p>
          </table:table-cell>
          <table:table-cell office:value-type="float" office:value="588.705" calcext:value-type="float">
            <text:p>588.705</text:p>
          </table:table-cell>
          <table:table-cell office:value-type="float" office:value="925.685" calcext:value-type="float">
            <text:p>925.685</text:p>
          </table:table-cell>
          <table:table-cell office:value-type="float" office:value="375.302" calcext:value-type="float">
            <text:p>375.302</text:p>
          </table:table-cell>
          <table:table-cell office:value-type="float" office:value="569.176" calcext:value-type="float">
            <text:p>569.176</text:p>
          </table:table-cell>
          <table:table-cell office:value-type="string" calcext:value-type="string">
            <text:p>|</text:p>
          </table:table-cell>
          <table:table-cell office:value-type="float" office:value="0.0117741" calcext:value-type="float">
            <text:p>0.0117741</text:p>
          </table:table-cell>
          <table:table-cell office:value-type="float" office:value="0.0185137" calcext:value-type="float">
            <text:p>0.0185137</text:p>
          </table:table-cell>
          <table:table-cell office:value-type="float" office:value="0.00750605" calcext:value-type="float">
            <text:p>0.00750605</text:p>
          </table:table-cell>
          <table:table-cell office:value-type="float" office:value="0.0113835" calcext:value-type="float">
            <text:p>0.0113835</text:p>
          </table:table-cell>
          <table:table-cell office:value-type="string" calcext:value-type="string">
            <text:p>|</text:p>
          </table:table-cell>
          <table:table-cell office:value-type="float" office:value="0.385026" calcext:value-type="float">
            <text:p>0.385026</text:p>
          </table:table-cell>
          <table:table-cell office:value-type="float" office:value="0.605419" calcext:value-type="float">
            <text:p>0.605419</text:p>
          </table:table-cell>
          <table:table-cell office:value-type="float" office:value="0.245456" calcext:value-type="float">
            <text:p>0.245456</text:p>
          </table:table-cell>
          <table:table-cell office:value-type="float" office:value="0.372254" calcext:value-type="float">
            <text:p>0.372254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microbiaceae;Methanoplan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80.6618" calcext:value-type="float">
            <text:p>80.6618</text:p>
          </table:table-cell>
          <table:table-cell office:value-type="float" office:value="129.358" calcext:value-type="float">
            <text:p>129.358</text:p>
          </table:table-cell>
          <table:table-cell office:value-type="float" office:value="64.2679" calcext:value-type="float">
            <text:p>64.2679</text:p>
          </table:table-cell>
          <table:table-cell office:value-type="float" office:value="95.1465" calcext:value-type="float">
            <text:p>95.1465</text:p>
          </table:table-cell>
          <table:table-cell office:value-type="string" calcext:value-type="string">
            <text:p>|</text:p>
          </table:table-cell>
          <table:table-cell office:value-type="float" office:value="0.00161324" calcext:value-type="float">
            <text:p>0.00161324</text:p>
          </table:table-cell>
          <table:table-cell office:value-type="float" office:value="0.00258716" calcext:value-type="float">
            <text:p>0.00258716</text:p>
          </table:table-cell>
          <table:table-cell office:value-type="float" office:value="0.00128536" calcext:value-type="float">
            <text:p>0.00128536</text:p>
          </table:table-cell>
          <table:table-cell office:value-type="float" office:value="0.00190293" calcext:value-type="float">
            <text:p>0.00190293</text:p>
          </table:table-cell>
          <table:table-cell office:value-type="string" calcext:value-type="string">
            <text:p>|</text:p>
          </table:table-cell>
          <table:table-cell office:value-type="float" office:value="0.0553236" calcext:value-type="float">
            <text:p>0.0553236</text:p>
          </table:table-cell>
          <table:table-cell office:value-type="float" office:value="0.0887231" calcext:value-type="float">
            <text:p>0.0887231</text:p>
          </table:table-cell>
          <table:table-cell office:value-type="float" office:value="0.0440795" calcext:value-type="float">
            <text:p>0.0440795</text:p>
          </table:table-cell>
          <table:table-cell office:value-type="float" office:value="0.0652582" calcext:value-type="float">
            <text:p>0.0652582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microbiaceae;uncultured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|</text:p>
          </table:table-cell>
          <table:table-cell office:value-type="float" office:value="599.287" calcext:value-type="float">
            <text:p>599.287</text:p>
          </table:table-cell>
          <table:table-cell office:value-type="float" office:value="1034.37" calcext:value-type="float">
            <text:p>1034.37</text:p>
          </table:table-cell>
          <table:table-cell office:value-type="float" office:value="402.001" calcext:value-type="float">
            <text:p>402.001</text:p>
          </table:table-cell>
          <table:table-cell office:value-type="float" office:value="678.98" calcext:value-type="float">
            <text:p>678.98</text:p>
          </table:table-cell>
          <table:table-cell office:value-type="string" calcext:value-type="string">
            <text:p>|</text:p>
          </table:table-cell>
          <table:table-cell office:value-type="float" office:value="0.0119857" calcext:value-type="float">
            <text:p>0.0119857</text:p>
          </table:table-cell>
          <table:table-cell office:value-type="float" office:value="0.0206873" calcext:value-type="float">
            <text:p>0.0206873</text:p>
          </table:table-cell>
          <table:table-cell office:value-type="float" office:value="0.00804003" calcext:value-type="float">
            <text:p>0.00804003</text:p>
          </table:table-cell>
          <table:table-cell office:value-type="float" office:value="0.0135796" calcext:value-type="float">
            <text:p>0.0135796</text:p>
          </table:table-cell>
          <table:table-cell office:value-type="string" calcext:value-type="string">
            <text:p>|</text:p>
          </table:table-cell>
          <table:table-cell office:value-type="float" office:value="0.394787" calcext:value-type="float">
            <text:p>0.394787</text:p>
          </table:table-cell>
          <table:table-cell office:value-type="float" office:value="0.681401" calcext:value-type="float">
            <text:p>0.681401</text:p>
          </table:table-cell>
          <table:table-cell office:value-type="float" office:value="0.264823" calcext:value-type="float">
            <text:p>0.264823</text:p>
          </table:table-cell>
          <table:table-cell office:value-type="float" office:value="0.447286" calcext:value-type="float">
            <text:p>0.447286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microbiales Incertae Sedis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|</text:p>
          </table:table-cell>
          <table:table-cell office:value-type="float" office:value="570.718" calcext:value-type="float">
            <text:p>570.718</text:p>
          </table:table-cell>
          <table:table-cell office:value-type="float" office:value="949.121" calcext:value-type="float">
            <text:p>949.121</text:p>
          </table:table-cell>
          <table:table-cell office:value-type="float" office:value="419.282" calcext:value-type="float">
            <text:p>419.282</text:p>
          </table:table-cell>
          <table:table-cell office:value-type="float" office:value="673.916" calcext:value-type="float">
            <text:p>673.916</text:p>
          </table:table-cell>
          <table:table-cell office:value-type="string" calcext:value-type="string">
            <text:p>|</text:p>
          </table:table-cell>
          <table:table-cell office:value-type="float" office:value="0.0114144" calcext:value-type="float">
            <text:p>0.0114144</text:p>
          </table:table-cell>
          <table:table-cell office:value-type="float" office:value="0.0189824" calcext:value-type="float">
            <text:p>0.0189824</text:p>
          </table:table-cell>
          <table:table-cell office:value-type="float" office:value="0.00838563" calcext:value-type="float">
            <text:p>0.00838563</text:p>
          </table:table-cell>
          <table:table-cell office:value-type="float" office:value="0.0134783" calcext:value-type="float">
            <text:p>0.0134783</text:p>
          </table:table-cell>
          <table:table-cell office:value-type="string" calcext:value-type="string">
            <text:p>|</text:p>
          </table:table-cell>
          <table:table-cell office:value-type="float" office:value="0.373506" calcext:value-type="float">
            <text:p>0.373506</text:p>
          </table:table-cell>
          <table:table-cell office:value-type="float" office:value="0.621153" calcext:value-type="float">
            <text:p>0.621153</text:p>
          </table:table-cell>
          <table:table-cell office:value-type="float" office:value="0.274399" calcext:value-type="float">
            <text:p>0.274399</text:p>
          </table:table-cell>
          <table:table-cell office:value-type="float" office:value="0.441044" calcext:value-type="float">
            <text:p>0.441044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microbiales Incertae Sedis;Methanocalculus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|</text:p>
          </table:table-cell>
          <table:table-cell office:value-type="float" office:value="570.718" calcext:value-type="float">
            <text:p>570.718</text:p>
          </table:table-cell>
          <table:table-cell office:value-type="float" office:value="949.121" calcext:value-type="float">
            <text:p>949.121</text:p>
          </table:table-cell>
          <table:table-cell office:value-type="float" office:value="419.282" calcext:value-type="float">
            <text:p>419.282</text:p>
          </table:table-cell>
          <table:table-cell office:value-type="float" office:value="673.916" calcext:value-type="float">
            <text:p>673.916</text:p>
          </table:table-cell>
          <table:table-cell office:value-type="string" calcext:value-type="string">
            <text:p>|</text:p>
          </table:table-cell>
          <table:table-cell office:value-type="float" office:value="0.0114144" calcext:value-type="float">
            <text:p>0.0114144</text:p>
          </table:table-cell>
          <table:table-cell office:value-type="float" office:value="0.0189824" calcext:value-type="float">
            <text:p>0.0189824</text:p>
          </table:table-cell>
          <table:table-cell office:value-type="float" office:value="0.00838563" calcext:value-type="float">
            <text:p>0.00838563</text:p>
          </table:table-cell>
          <table:table-cell office:value-type="float" office:value="0.0134783" calcext:value-type="float">
            <text:p>0.0134783</text:p>
          </table:table-cell>
          <table:table-cell office:value-type="string" calcext:value-type="string">
            <text:p>|</text:p>
          </table:table-cell>
          <table:table-cell office:value-type="float" office:value="0.373506" calcext:value-type="float">
            <text:p>0.373506</text:p>
          </table:table-cell>
          <table:table-cell office:value-type="float" office:value="0.621153" calcext:value-type="float">
            <text:p>0.621153</text:p>
          </table:table-cell>
          <table:table-cell office:value-type="float" office:value="0.274399" calcext:value-type="float">
            <text:p>0.274399</text:p>
          </table:table-cell>
          <table:table-cell office:value-type="float" office:value="0.441044" calcext:value-type="float">
            <text:p>0.441044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regulaceae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|</text:p>
          </table:table-cell>
          <table:table-cell office:value-type="float" office:value="514.003" calcext:value-type="float">
            <text:p>514.003</text:p>
          </table:table-cell>
          <table:table-cell office:value-type="float" office:value="917.451" calcext:value-type="float">
            <text:p>917.451</text:p>
          </table:table-cell>
          <table:table-cell office:value-type="float" office:value="351.468" calcext:value-type="float">
            <text:p>351.468</text:p>
          </table:table-cell>
          <table:table-cell office:value-type="float" office:value="627.904" calcext:value-type="float">
            <text:p>627.904</text:p>
          </table:table-cell>
          <table:table-cell office:value-type="string" calcext:value-type="string">
            <text:p>|</text:p>
          </table:table-cell>
          <table:table-cell office:value-type="float" office:value="0.0102801" calcext:value-type="float">
            <text:p>0.0102801</text:p>
          </table:table-cell>
          <table:table-cell office:value-type="float" office:value="0.018349" calcext:value-type="float">
            <text:p>0.018349</text:p>
          </table:table-cell>
          <table:table-cell office:value-type="float" office:value="0.00702937" calcext:value-type="float">
            <text:p>0.00702937</text:p>
          </table:table-cell>
          <table:table-cell office:value-type="float" office:value="0.0125581" calcext:value-type="float">
            <text:p>0.0125581</text:p>
          </table:table-cell>
          <table:table-cell office:value-type="string" calcext:value-type="string">
            <text:p>|</text:p>
          </table:table-cell>
          <table:table-cell office:value-type="float" office:value="0.292546" calcext:value-type="float">
            <text:p>0.292546</text:p>
          </table:table-cell>
          <table:table-cell office:value-type="float" office:value="0.522169" calcext:value-type="float">
            <text:p>0.522169</text:p>
          </table:table-cell>
          <table:table-cell office:value-type="float" office:value="0.200039" calcext:value-type="float">
            <text:p>0.200039</text:p>
          </table:table-cell>
          <table:table-cell office:value-type="float" office:value="0.357373" calcext:value-type="float">
            <text:p>0.357373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regulaceae;Methanolinea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|</text:p>
          </table:table-cell>
          <table:table-cell office:value-type="float" office:value="502.594" calcext:value-type="float">
            <text:p>502.594</text:p>
          </table:table-cell>
          <table:table-cell office:value-type="float" office:value="889.458" calcext:value-type="float">
            <text:p>889.458</text:p>
          </table:table-cell>
          <table:table-cell office:value-type="float" office:value="311.42" calcext:value-type="float">
            <text:p>311.42</text:p>
          </table:table-cell>
          <table:table-cell office:value-type="float" office:value="560.1" calcext:value-type="float">
            <text:p>560.1</text:p>
          </table:table-cell>
          <table:table-cell office:value-type="string" calcext:value-type="string">
            <text:p>|</text:p>
          </table:table-cell>
          <table:table-cell office:value-type="float" office:value="0.0100519" calcext:value-type="float">
            <text:p>0.0100519</text:p>
          </table:table-cell>
          <table:table-cell office:value-type="float" office:value="0.0177892" calcext:value-type="float">
            <text:p>0.0177892</text:p>
          </table:table-cell>
          <table:table-cell office:value-type="float" office:value="0.00622839" calcext:value-type="float">
            <text:p>0.00622839</text:p>
          </table:table-cell>
          <table:table-cell office:value-type="float" office:value="0.011202" calcext:value-type="float">
            <text:p>0.011202</text:p>
          </table:table-cell>
          <table:table-cell office:value-type="string" calcext:value-type="string">
            <text:p>|</text:p>
          </table:table-cell>
          <table:table-cell office:value-type="float" office:value="0.321557" calcext:value-type="float">
            <text:p>0.321557</text:p>
          </table:table-cell>
          <table:table-cell office:value-type="float" office:value="0.569071" calcext:value-type="float">
            <text:p>0.569071</text:p>
          </table:table-cell>
          <table:table-cell office:value-type="float" office:value="0.199245" calcext:value-type="float">
            <text:p>0.199245</text:p>
          </table:table-cell>
          <table:table-cell office:value-type="float" office:value="0.358349" calcext:value-type="float">
            <text:p>0.358349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regulaceae;Methanoregula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|</text:p>
          </table:table-cell>
          <table:table-cell office:value-type="float" office:value="440.944" calcext:value-type="float">
            <text:p>440.944</text:p>
          </table:table-cell>
          <table:table-cell office:value-type="float" office:value="832.303" calcext:value-type="float">
            <text:p>832.303</text:p>
          </table:table-cell>
          <table:table-cell office:value-type="float" office:value="304.009" calcext:value-type="float">
            <text:p>304.009</text:p>
          </table:table-cell>
          <table:table-cell office:value-type="float" office:value="578.637" calcext:value-type="float">
            <text:p>578.637</text:p>
          </table:table-cell>
          <table:table-cell office:value-type="string" calcext:value-type="string">
            <text:p>|</text:p>
          </table:table-cell>
          <table:table-cell office:value-type="float" office:value="0.00881888" calcext:value-type="float">
            <text:p>0.00881888</text:p>
          </table:table-cell>
          <table:table-cell office:value-type="float" office:value="0.0166461" calcext:value-type="float">
            <text:p>0.0166461</text:p>
          </table:table-cell>
          <table:table-cell office:value-type="float" office:value="0.00608018" calcext:value-type="float">
            <text:p>0.00608018</text:p>
          </table:table-cell>
          <table:table-cell office:value-type="float" office:value="0.0115727" calcext:value-type="float">
            <text:p>0.0115727</text:p>
          </table:table-cell>
          <table:table-cell office:value-type="string" calcext:value-type="string">
            <text:p>|</text:p>
          </table:table-cell>
          <table:table-cell office:value-type="float" office:value="0.263407" calcext:value-type="float">
            <text:p>0.263407</text:p>
          </table:table-cell>
          <table:table-cell office:value-type="float" office:value="0.497194" calcext:value-type="float">
            <text:p>0.497194</text:p>
          </table:table-cell>
          <table:table-cell office:value-type="float" office:value="0.181606" calcext:value-type="float">
            <text:p>0.181606</text:p>
          </table:table-cell>
          <table:table-cell office:value-type="float" office:value="0.345661" calcext:value-type="float">
            <text:p>0.345661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regulaceae;Methanosphaerul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float" office:value="249.793" calcext:value-type="float">
            <text:p>249.793</text:p>
          </table:table-cell>
          <table:table-cell office:value-type="float" office:value="644.318" calcext:value-type="float">
            <text:p>644.318</text:p>
          </table:table-cell>
          <table:table-cell office:value-type="float" office:value="194.113" calcext:value-type="float">
            <text:p>194.113</text:p>
          </table:table-cell>
          <table:table-cell office:value-type="float" office:value="508.193" calcext:value-type="float">
            <text:p>508.193</text:p>
          </table:table-cell>
          <table:table-cell office:value-type="string" calcext:value-type="string">
            <text:p>|</text:p>
          </table:table-cell>
          <table:table-cell office:value-type="float" office:value="0.00499585" calcext:value-type="float">
            <text:p>0.00499585</text:p>
          </table:table-cell>
          <table:table-cell office:value-type="float" office:value="0.0128864" calcext:value-type="float">
            <text:p>0.0128864</text:p>
          </table:table-cell>
          <table:table-cell office:value-type="float" office:value="0.00388226" calcext:value-type="float">
            <text:p>0.00388226</text:p>
          </table:table-cell>
          <table:table-cell office:value-type="float" office:value="0.0101639" calcext:value-type="float">
            <text:p>0.0101639</text:p>
          </table:table-cell>
          <table:table-cell office:value-type="string" calcext:value-type="string">
            <text:p>|</text:p>
          </table:table-cell>
          <table:table-cell office:value-type="float" office:value="0.171208" calcext:value-type="float">
            <text:p>0.171208</text:p>
          </table:table-cell>
          <table:table-cell office:value-type="float" office:value="0.441616" calcext:value-type="float">
            <text:p>0.441616</text:p>
          </table:table-cell>
          <table:table-cell office:value-type="float" office:value="0.133045" calcext:value-type="float">
            <text:p>0.133045</text:p>
          </table:table-cell>
          <table:table-cell office:value-type="float" office:value="0.348316" calcext:value-type="float">
            <text:p>0.348316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spirillaceae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|</text:p>
          </table:table-cell>
          <table:table-cell office:value-type="float" office:value="502.892" calcext:value-type="float">
            <text:p>502.892</text:p>
          </table:table-cell>
          <table:table-cell office:value-type="float" office:value="903.08" calcext:value-type="float">
            <text:p>903.08</text:p>
          </table:table-cell>
          <table:table-cell office:value-type="float" office:value="370.214" calcext:value-type="float">
            <text:p>370.214</text:p>
          </table:table-cell>
          <table:table-cell office:value-type="float" office:value="662.096" calcext:value-type="float">
            <text:p>662.096</text:p>
          </table:table-cell>
          <table:table-cell office:value-type="string" calcext:value-type="string">
            <text:p>|</text:p>
          </table:table-cell>
          <table:table-cell office:value-type="float" office:value="0.0100578" calcext:value-type="float">
            <text:p>0.0100578</text:p>
          </table:table-cell>
          <table:table-cell office:value-type="float" office:value="0.0180616" calcext:value-type="float">
            <text:p>0.0180616</text:p>
          </table:table-cell>
          <table:table-cell office:value-type="float" office:value="0.00740427" calcext:value-type="float">
            <text:p>0.00740427</text:p>
          </table:table-cell>
          <table:table-cell office:value-type="float" office:value="0.0132419" calcext:value-type="float">
            <text:p>0.0132419</text:p>
          </table:table-cell>
          <table:table-cell office:value-type="string" calcext:value-type="string">
            <text:p>|</text:p>
          </table:table-cell>
          <table:table-cell office:value-type="float" office:value="0.320313" calcext:value-type="float">
            <text:p>0.320313</text:p>
          </table:table-cell>
          <table:table-cell office:value-type="float" office:value="0.57521" calcext:value-type="float">
            <text:p>0.57521</text:p>
          </table:table-cell>
          <table:table-cell office:value-type="float" office:value="0.235805" calcext:value-type="float">
            <text:p>0.235805</text:p>
          </table:table-cell>
          <table:table-cell office:value-type="float" office:value="0.421717" calcext:value-type="float">
            <text:p>0.421717</text:p>
          </table:table-cell>
        </table:table-row>
        <table:table-row table:style-name="ro2">
          <table:table-cell office:value-type="string" calcext:value-type="string">
            <text:p>Archaea;Euryarchaeota;Methanomicrobia;Methanomicrobiales;Methanospirillaceae;Methanospirillum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|</text:p>
          </table:table-cell>
          <table:table-cell office:value-type="float" office:value="502.892" calcext:value-type="float">
            <text:p>502.892</text:p>
          </table:table-cell>
          <table:table-cell office:value-type="float" office:value="903.08" calcext:value-type="float">
            <text:p>903.08</text:p>
          </table:table-cell>
          <table:table-cell office:value-type="float" office:value="370.214" calcext:value-type="float">
            <text:p>370.214</text:p>
          </table:table-cell>
          <table:table-cell office:value-type="float" office:value="662.096" calcext:value-type="float">
            <text:p>662.096</text:p>
          </table:table-cell>
          <table:table-cell office:value-type="string" calcext:value-type="string">
            <text:p>|</text:p>
          </table:table-cell>
          <table:table-cell office:value-type="float" office:value="0.0100578" calcext:value-type="float">
            <text:p>0.0100578</text:p>
          </table:table-cell>
          <table:table-cell office:value-type="float" office:value="0.0180616" calcext:value-type="float">
            <text:p>0.0180616</text:p>
          </table:table-cell>
          <table:table-cell office:value-type="float" office:value="0.00740427" calcext:value-type="float">
            <text:p>0.00740427</text:p>
          </table:table-cell>
          <table:table-cell office:value-type="float" office:value="0.0132419" calcext:value-type="float">
            <text:p>0.0132419</text:p>
          </table:table-cell>
          <table:table-cell office:value-type="string" calcext:value-type="string">
            <text:p>|</text:p>
          </table:table-cell>
          <table:table-cell office:value-type="float" office:value="0.320313" calcext:value-type="float">
            <text:p>0.320313</text:p>
          </table:table-cell>
          <table:table-cell office:value-type="float" office:value="0.57521" calcext:value-type="float">
            <text:p>0.57521</text:p>
          </table:table-cell>
          <table:table-cell office:value-type="float" office:value="0.235805" calcext:value-type="float">
            <text:p>0.235805</text:p>
          </table:table-cell>
          <table:table-cell office:value-type="float" office:value="0.421717" calcext:value-type="float">
            <text:p>0.421717</text:p>
          </table:table-cell>
        </table:table-row>
        <table:table-row table:style-name="ro2">
          <table:table-cell office:value-type="string" calcext:value-type="string">
            <text:p>Archaea;Euryarchaeota;Methanomicrobia;Methanomicrobiales;MHLsu47-B8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float" office:value="212.462" calcext:value-type="float">
            <text:p>212.462</text:p>
          </table:table-cell>
          <table:table-cell office:value-type="float" office:value="327.592" calcext:value-type="float">
            <text:p>327.592</text:p>
          </table:table-cell>
          <table:table-cell office:value-type="float" office:value="62.57" calcext:value-type="float">
            <text:p>62.57</text:p>
          </table:table-cell>
          <table:table-cell office:value-type="float" office:value="91.0647" calcext:value-type="float">
            <text:p>91.0647</text:p>
          </table:table-cell>
          <table:table-cell office:value-type="string" calcext:value-type="string">
            <text:p>|</text:p>
          </table:table-cell>
          <table:table-cell office:value-type="float" office:value="0.00424924" calcext:value-type="float">
            <text:p>0.00424924</text:p>
          </table:table-cell>
          <table:table-cell office:value-type="float" office:value="0.00655185" calcext:value-type="float">
            <text:p>0.00655185</text:p>
          </table:table-cell>
          <table:table-cell office:value-type="float" office:value="0.0012514" calcext:value-type="float">
            <text:p>0.0012514</text:p>
          </table:table-cell>
          <table:table-cell office:value-type="float" office:value="0.00182129" calcext:value-type="float">
            <text:p>0.00182129</text:p>
          </table:table-cell>
          <table:table-cell office:value-type="string" calcext:value-type="string">
            <text:p>|</text:p>
          </table:table-cell>
          <table:table-cell office:value-type="float" office:value="0.146122" calcext:value-type="float">
            <text:p>0.146122</text:p>
          </table:table-cell>
          <table:table-cell office:value-type="float" office:value="0.225304" calcext:value-type="float">
            <text:p>0.225304</text:p>
          </table:table-cell>
          <table:table-cell office:value-type="float" office:value="0.043033" calcext:value-type="float">
            <text:p>0.043033</text:p>
          </table:table-cell>
          <table:table-cell office:value-type="float" office:value="0.0626305" calcext:value-type="float">
            <text:p>0.0626305</text:p>
          </table:table-cell>
        </table:table-row>
        <table:table-row table:style-name="ro2">
          <table:table-cell office:value-type="string" calcext:value-type="string">
            <text:p>Archaea;Euryarchaeota;Methanomicrobia;Methanomicrobiales;Rice Cluster II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office:value-type="float" office:value="392.408" calcext:value-type="float">
            <text:p>392.408</text:p>
          </table:table-cell>
          <table:table-cell office:value-type="float" office:value="756.71" calcext:value-type="float">
            <text:p>756.71</text:p>
          </table:table-cell>
          <table:table-cell office:value-type="float" office:value="213.685" calcext:value-type="float">
            <text:p>213.685</text:p>
          </table:table-cell>
          <table:table-cell office:value-type="float" office:value="441.618" calcext:value-type="float">
            <text:p>441.618</text:p>
          </table:table-cell>
          <table:table-cell office:value-type="string" calcext:value-type="string">
            <text:p>|</text:p>
          </table:table-cell>
          <table:table-cell office:value-type="float" office:value="0.00784815" calcext:value-type="float">
            <text:p>0.00784815</text:p>
          </table:table-cell>
          <table:table-cell office:value-type="float" office:value="0.0151342" calcext:value-type="float">
            <text:p>0.0151342</text:p>
          </table:table-cell>
          <table:table-cell office:value-type="float" office:value="0.00427371" calcext:value-type="float">
            <text:p>0.00427371</text:p>
          </table:table-cell>
          <table:table-cell office:value-type="float" office:value="0.00883237" calcext:value-type="float">
            <text:p>0.00883237</text:p>
          </table:table-cell>
          <table:table-cell office:value-type="string" calcext:value-type="string">
            <text:p>|</text:p>
          </table:table-cell>
          <table:table-cell office:value-type="float" office:value="0.269511" calcext:value-type="float">
            <text:p>0.269511</text:p>
          </table:table-cell>
          <table:table-cell office:value-type="float" office:value="0.519718" calcext:value-type="float">
            <text:p>0.519718</text:p>
          </table:table-cell>
          <table:table-cell office:value-type="float" office:value="0.146762" calcext:value-type="float">
            <text:p>0.146762</text:p>
          </table:table-cell>
          <table:table-cell office:value-type="float" office:value="0.303309" calcext:value-type="float">
            <text:p>0.303309</text:p>
          </table:table-cell>
        </table:table-row>
        <table:table-row table:style-name="ro2">
          <table:table-cell office:value-type="string" calcext:value-type="string">
            <text:p>Archaea;Euryarchaeota;Methanomicrobia;Methanomicrobiales;SMS-sludge-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143" calcext:value-type="float">
            <text:p>143</text:p>
          </table:table-cell>
          <table:table-cell office:value-type="float" office:value="266" calcext:value-type="float">
            <text:p>266</text:p>
          </table:table-cell>
          <table:table-cell office:value-type="float" office:value="81.5" calcext:value-type="float">
            <text:p>81.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|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286" calcext:value-type="float">
            <text:p>0.00286</text:p>
          </table:table-cell>
          <table:table-cell office:value-type="string" calcext:value-type="string">
            <text:p>|</text:p>
          </table:table-cell>
          <table:table-cell office:value-type="float" office:value="0.0994437" calcext:value-type="float">
            <text:p>0.0994437</text:p>
          </table:table-cell>
          <table:table-cell office:value-type="float" office:value="0.184979" calcext:value-type="float">
            <text:p>0.184979</text:p>
          </table:table-cell>
          <table:table-cell office:value-type="float" office:value="0.0566759" calcext:value-type="float">
            <text:p>0.0566759</text:p>
          </table:table-cell>
          <table:table-cell office:value-type="float" office:value="0.0994437" calcext:value-type="float">
            <text:p>0.0994437</text:p>
          </table:table-cell>
        </table:table-row>
        <table:table-row table:style-name="ro2">
          <table:table-cell office:value-type="string" calcext:value-type="string">
            <text:p>Archaea;Euryarchaeota;Methanomicrobia;Methanomicrobiales;WCHA2-0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office:value-type="float" office:value="362.199" calcext:value-type="float">
            <text:p>362.199</text:p>
          </table:table-cell>
          <table:table-cell office:value-type="float" office:value="764.931" calcext:value-type="float">
            <text:p>764.931</text:p>
          </table:table-cell>
          <table:table-cell office:value-type="float" office:value="243.066" calcext:value-type="float">
            <text:p>243.066</text:p>
          </table:table-cell>
          <table:table-cell office:value-type="float" office:value="534.062" calcext:value-type="float">
            <text:p>534.062</text:p>
          </table:table-cell>
          <table:table-cell office:value-type="string" calcext:value-type="string">
            <text:p>|</text:p>
          </table:table-cell>
          <table:table-cell office:value-type="float" office:value="0.00724397" calcext:value-type="float">
            <text:p>0.00724397</text:p>
          </table:table-cell>
          <table:table-cell office:value-type="float" office:value="0.0152986" calcext:value-type="float">
            <text:p>0.0152986</text:p>
          </table:table-cell>
          <table:table-cell office:value-type="float" office:value="0.00486132" calcext:value-type="float">
            <text:p>0.00486132</text:p>
          </table:table-cell>
          <table:table-cell office:value-type="float" office:value="0.0106812" calcext:value-type="float">
            <text:p>0.0106812</text:p>
          </table:table-cell>
          <table:table-cell office:value-type="string" calcext:value-type="string">
            <text:p>|</text:p>
          </table:table-cell>
          <table:table-cell office:value-type="float" office:value="0.244563" calcext:value-type="float">
            <text:p>0.244563</text:p>
          </table:table-cell>
          <table:table-cell office:value-type="float" office:value="0.516496" calcext:value-type="float">
            <text:p>0.516496</text:p>
          </table:table-cell>
          <table:table-cell office:value-type="float" office:value="0.164123" calcext:value-type="float">
            <text:p>0.164123</text:p>
          </table:table-cell>
          <table:table-cell office:value-type="float" office:value="0.360609" calcext:value-type="float">
            <text:p>0.360609</text:p>
          </table:table-cell>
        </table:table-row>
        <table:table-row table:style-name="ro2">
          <table:table-cell office:value-type="string" calcext:value-type="string">
            <text:p>Archaea;Euryarchaeota;Methanomicrobia;Methanosarcinales</text:p>
          </table:table-cell>
          <table:table-cell office:value-type="float" office:value="3" calcext:value-type="float">
            <text:p>3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|</text:p>
          </table:table-cell>
          <table:table-cell office:value-type="float" office:value="684.826" calcext:value-type="float">
            <text:p>684.826</text:p>
          </table:table-cell>
          <table:table-cell office:value-type="float" office:value="1084.07" calcext:value-type="float">
            <text:p>1084.07</text:p>
          </table:table-cell>
          <table:table-cell office:value-type="float" office:value="501.56" calcext:value-type="float">
            <text:p>501.56</text:p>
          </table:table-cell>
          <table:table-cell office:value-type="float" office:value="777.247" calcext:value-type="float">
            <text:p>777.247</text:p>
          </table:table-cell>
          <table:table-cell office:value-type="string" calcext:value-type="string">
            <text:p>|</text:p>
          </table:table-cell>
          <table:table-cell office:value-type="float" office:value="0.0136965" calcext:value-type="float">
            <text:p>0.0136965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100312" calcext:value-type="float">
            <text:p>0.0100312</text:p>
          </table:table-cell>
          <table:table-cell office:value-type="float" office:value="0.0155449" calcext:value-type="float">
            <text:p>0.0155449</text:p>
          </table:table-cell>
          <table:table-cell office:value-type="string" calcext:value-type="string">
            <text:p>|</text:p>
          </table:table-cell>
          <table:table-cell office:value-type="float" office:value="0.256681" calcext:value-type="float">
            <text:p>0.256681</text:p>
          </table:table-cell>
          <table:table-cell office:value-type="float" office:value="0.406325" calcext:value-type="float">
            <text:p>0.406325</text:p>
          </table:table-cell>
          <table:table-cell office:value-type="float" office:value="0.187991" calcext:value-type="float">
            <text:p>0.187991</text:p>
          </table:table-cell>
          <table:table-cell office:value-type="float" office:value="0.291322" calcext:value-type="float">
            <text:p>0.291322</text:p>
          </table:table-cell>
        </table:table-row>
        <table:table-row table:style-name="ro2">
          <table:table-cell office:value-type="string" calcext:value-type="string">
            <text:p>Archaea;Euryarchaeota;Methanomicrobia;Methanosarcinales;ANME-2a-2b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|</text:p>
          </table:table-cell>
          <table:table-cell office:value-type="float" office:value="444.206" calcext:value-type="float">
            <text:p>444.206</text:p>
          </table:table-cell>
          <table:table-cell office:value-type="float" office:value="823.448" calcext:value-type="float">
            <text:p>823.448</text:p>
          </table:table-cell>
          <table:table-cell office:value-type="float" office:value="309.657" calcext:value-type="float">
            <text:p>309.657</text:p>
          </table:table-cell>
          <table:table-cell office:value-type="float" office:value="579.261" calcext:value-type="float">
            <text:p>579.261</text:p>
          </table:table-cell>
          <table:table-cell office:value-type="string" calcext:value-type="string">
            <text:p>|</text:p>
          </table:table-cell>
          <table:table-cell office:value-type="float" office:value="0.00888411" calcext:value-type="float">
            <text:p>0.00888411</text:p>
          </table:table-cell>
          <table:table-cell office:value-type="float" office:value="0.016469" calcext:value-type="float">
            <text:p>0.016469</text:p>
          </table:table-cell>
          <table:table-cell office:value-type="float" office:value="0.00619315" calcext:value-type="float">
            <text:p>0.00619315</text:p>
          </table:table-cell>
          <table:table-cell office:value-type="float" office:value="0.0115852" calcext:value-type="float">
            <text:p>0.0115852</text:p>
          </table:table-cell>
          <table:table-cell office:value-type="string" calcext:value-type="string">
            <text:p>|</text:p>
          </table:table-cell>
          <table:table-cell office:value-type="float" office:value="0.274032" calcext:value-type="float">
            <text:p>0.274032</text:p>
          </table:table-cell>
          <table:table-cell office:value-type="float" office:value="0.507988" calcext:value-type="float">
            <text:p>0.507988</text:p>
          </table:table-cell>
          <table:table-cell office:value-type="float" office:value="0.191029" calcext:value-type="float">
            <text:p>0.191029</text:p>
          </table:table-cell>
          <table:table-cell office:value-type="float" office:value="0.357348" calcext:value-type="float">
            <text:p>0.357348</text:p>
          </table:table-cell>
        </table:table-row>
        <table:table-row table:style-name="ro2">
          <table:table-cell office:value-type="string" calcext:value-type="string">
            <text:p>Archaea;Euryarchaeota;Methanomicrobia;Methanosarcinales;ANME-2a-2b;ANME-2b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float" office:value="388.092" calcext:value-type="float">
            <text:p>388.092</text:p>
          </table:table-cell>
          <table:table-cell office:value-type="float" office:value="809.096" calcext:value-type="float">
            <text:p>809.096</text:p>
          </table:table-cell>
          <table:table-cell office:value-type="float" office:value="277.984" calcext:value-type="float">
            <text:p>277.984</text:p>
          </table:table-cell>
          <table:table-cell office:value-type="float" office:value="573.249" calcext:value-type="float">
            <text:p>573.249</text:p>
          </table:table-cell>
          <table:table-cell office:value-type="string" calcext:value-type="string">
            <text:p>|</text:p>
          </table:table-cell>
          <table:table-cell office:value-type="float" office:value="0.00776185" calcext:value-type="float">
            <text:p>0.00776185</text:p>
          </table:table-cell>
          <table:table-cell office:value-type="float" office:value="0.0161819" calcext:value-type="float">
            <text:p>0.0161819</text:p>
          </table:table-cell>
          <table:table-cell office:value-type="float" office:value="0.00555968" calcext:value-type="float">
            <text:p>0.00555968</text:p>
          </table:table-cell>
          <table:table-cell office:value-type="float" office:value="0.011465" calcext:value-type="float">
            <text:p>0.011465</text:p>
          </table:table-cell>
          <table:table-cell office:value-type="string" calcext:value-type="string">
            <text:p>|</text:p>
          </table:table-cell>
          <table:table-cell office:value-type="float" office:value="0.266914" calcext:value-type="float">
            <text:p>0.266914</text:p>
          </table:table-cell>
          <table:table-cell office:value-type="float" office:value="0.556462" calcext:value-type="float">
            <text:p>0.556462</text:p>
          </table:table-cell>
          <table:table-cell office:value-type="float" office:value="0.191186" calcext:value-type="float">
            <text:p>0.191186</text:p>
          </table:table-cell>
          <table:table-cell office:value-type="float" office:value="0.394256" calcext:value-type="float">
            <text:p>0.394256</text:p>
          </table:table-cell>
        </table:table-row>
        <table:table-row table:style-name="ro2">
          <table:table-cell office:value-type="string" calcext:value-type="string">
            <text:p>Archaea;Euryarchaeota;Methanomicrobia;Methanosarcinales;ANME-2c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|</text:p>
          </table:table-cell>
          <table:table-cell office:value-type="float" office:value="439.388" calcext:value-type="float">
            <text:p>439.388</text:p>
          </table:table-cell>
          <table:table-cell office:value-type="float" office:value="884.436" calcext:value-type="float">
            <text:p>884.436</text:p>
          </table:table-cell>
          <table:table-cell office:value-type="float" office:value="305.236" calcext:value-type="float">
            <text:p>305.236</text:p>
          </table:table-cell>
          <table:table-cell office:value-type="float" office:value="625.308" calcext:value-type="float">
            <text:p>625.308</text:p>
          </table:table-cell>
          <table:table-cell office:value-type="string" calcext:value-type="string">
            <text:p>|</text:p>
          </table:table-cell>
          <table:table-cell office:value-type="float" office:value="0.00878775" calcext:value-type="float">
            <text:p>0.00878775</text:p>
          </table:table-cell>
          <table:table-cell office:value-type="float" office:value="0.0176887" calcext:value-type="float">
            <text:p>0.0176887</text:p>
          </table:table-cell>
          <table:table-cell office:value-type="float" office:value="0.00610471" calcext:value-type="float">
            <text:p>0.00610471</text:p>
          </table:table-cell>
          <table:table-cell office:value-type="float" office:value="0.0125062" calcext:value-type="float">
            <text:p>0.0125062</text:p>
          </table:table-cell>
          <table:table-cell office:value-type="string" calcext:value-type="string">
            <text:p>|</text:p>
          </table:table-cell>
          <table:table-cell office:value-type="float" office:value="0.281298" calcext:value-type="float">
            <text:p>0.281298</text:p>
          </table:table-cell>
          <table:table-cell office:value-type="float" office:value="0.56622" calcext:value-type="float">
            <text:p>0.56622</text:p>
          </table:table-cell>
          <table:table-cell office:value-type="float" office:value="0.195413" calcext:value-type="float">
            <text:p>0.195413</text:p>
          </table:table-cell>
          <table:table-cell office:value-type="float" office:value="0.400325" calcext:value-type="float">
            <text:p>0.400325</text:p>
          </table:table-cell>
        </table:table-row>
        <table:table-row table:style-name="ro2">
          <table:table-cell office:value-type="string" calcext:value-type="string">
            <text:p>Archaea;Euryarchaeota;Methanomicrobia;Methanosarcinales;GOM Arc I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|</text:p>
          </table:table-cell>
          <table:table-cell office:value-type="float" office:value="502.344" calcext:value-type="float">
            <text:p>502.344</text:p>
          </table:table-cell>
          <table:table-cell office:value-type="float" office:value="799.186" calcext:value-type="float">
            <text:p>799.186</text:p>
          </table:table-cell>
          <table:table-cell office:value-type="float" office:value="317.675" calcext:value-type="float">
            <text:p>317.675</text:p>
          </table:table-cell>
          <table:table-cell office:value-type="float" office:value="474.548" calcext:value-type="float">
            <text:p>474.548</text:p>
          </table:table-cell>
          <table:table-cell office:value-type="string" calcext:value-type="string">
            <text:p>|</text:p>
          </table:table-cell>
          <table:table-cell office:value-type="float" office:value="0.0100469" calcext:value-type="float">
            <text:p>0.0100469</text:p>
          </table:table-cell>
          <table:table-cell office:value-type="float" office:value="0.0159837" calcext:value-type="float">
            <text:p>0.0159837</text:p>
          </table:table-cell>
          <table:table-cell office:value-type="float" office:value="0.00635351" calcext:value-type="float">
            <text:p>0.00635351</text:p>
          </table:table-cell>
          <table:table-cell office:value-type="float" office:value="0.00949096" calcext:value-type="float">
            <text:p>0.00949096</text:p>
          </table:table-cell>
          <table:table-cell office:value-type="string" calcext:value-type="string">
            <text:p>|</text:p>
          </table:table-cell>
          <table:table-cell office:value-type="float" office:value="0.331361" calcext:value-type="float">
            <text:p>0.331361</text:p>
          </table:table-cell>
          <table:table-cell office:value-type="float" office:value="0.527167" calcext:value-type="float">
            <text:p>0.527167</text:p>
          </table:table-cell>
          <table:table-cell office:value-type="float" office:value="0.209548" calcext:value-type="float">
            <text:p>0.209548</text:p>
          </table:table-cell>
          <table:table-cell office:value-type="float" office:value="0.313026" calcext:value-type="float">
            <text:p>0.313026</text:p>
          </table:table-cell>
        </table:table-row>
        <table:table-row table:style-name="ro2">
          <table:table-cell office:value-type="string" calcext:value-type="string">
            <text:p>Archaea;Euryarchaeota;Methanomicrobia;Methanosarcinales;GOM Arc I;Candidatus Methanoperedens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|</text:p>
          </table:table-cell>
          <table:table-cell office:value-type="float" office:value="408.398" calcext:value-type="float">
            <text:p>408.398</text:p>
          </table:table-cell>
          <table:table-cell office:value-type="float" office:value="705.742" calcext:value-type="float">
            <text:p>705.742</text:p>
          </table:table-cell>
          <table:table-cell office:value-type="float" office:value="241.014" calcext:value-type="float">
            <text:p>241.014</text:p>
          </table:table-cell>
          <table:table-cell office:value-type="float" office:value="401.344" calcext:value-type="float">
            <text:p>401.344</text:p>
          </table:table-cell>
          <table:table-cell office:value-type="string" calcext:value-type="string">
            <text:p>|</text:p>
          </table:table-cell>
          <table:table-cell office:value-type="float" office:value="0.00816795" calcext:value-type="float">
            <text:p>0.00816795</text:p>
          </table:table-cell>
          <table:table-cell office:value-type="float" office:value="0.0141148" calcext:value-type="float">
            <text:p>0.0141148</text:p>
          </table:table-cell>
          <table:table-cell office:value-type="float" office:value="0.00482028" calcext:value-type="float">
            <text:p>0.00482028</text:p>
          </table:table-cell>
          <table:table-cell office:value-type="float" office:value="0.00802687" calcext:value-type="float">
            <text:p>0.00802687</text:p>
          </table:table-cell>
          <table:table-cell office:value-type="string" calcext:value-type="string">
            <text:p>|</text:p>
          </table:table-cell>
          <table:table-cell office:value-type="float" office:value="0.277444" calcext:value-type="float">
            <text:p>0.277444</text:p>
          </table:table-cell>
          <table:table-cell office:value-type="float" office:value="0.479444" calcext:value-type="float">
            <text:p>0.479444</text:p>
          </table:table-cell>
          <table:table-cell office:value-type="float" office:value="0.163732" calcext:value-type="float">
            <text:p>0.163732</text:p>
          </table:table-cell>
          <table:table-cell office:value-type="float" office:value="0.272652" calcext:value-type="float">
            <text:p>0.272652</text:p>
          </table:table-cell>
        </table:table-row>
        <table:table-row table:style-name="ro2">
          <table:table-cell office:value-type="string" calcext:value-type="string">
            <text:p>Archaea;Euryarchaeota;Methanomicrobia;Methanosarcinales;GoM-Arch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270.08" calcext:value-type="float">
            <text:p>270.08</text:p>
          </table:table-cell>
          <table:table-cell office:value-type="float" office:value="332.913" calcext:value-type="float">
            <text:p>332.913</text:p>
          </table:table-cell>
          <table:table-cell office:value-type="float" office:value="246.812" calcext:value-type="float">
            <text:p>246.812</text:p>
          </table:table-cell>
          <table:table-cell office:value-type="float" office:value="285.191" calcext:value-type="float">
            <text:p>285.191</text:p>
          </table:table-cell>
          <table:table-cell office:value-type="string" calcext:value-type="string">
            <text:p>|</text:p>
          </table:table-cell>
          <table:table-cell office:value-type="float" office:value="0.0054016" calcext:value-type="float">
            <text:p>0.0054016</text:p>
          </table:table-cell>
          <table:table-cell office:value-type="float" office:value="0.00665827" calcext:value-type="float">
            <text:p>0.00665827</text:p>
          </table:table-cell>
          <table:table-cell office:value-type="float" office:value="0.00493625" calcext:value-type="float">
            <text:p>0.00493625</text:p>
          </table:table-cell>
          <table:table-cell office:value-type="float" office:value="0.00570383" calcext:value-type="float">
            <text:p>0.00570383</text:p>
          </table:table-cell>
          <table:table-cell office:value-type="string" calcext:value-type="string">
            <text:p>|</text:p>
          </table:table-cell>
          <table:table-cell office:value-type="float" office:value="0.186519" calcext:value-type="float">
            <text:p>0.186519</text:p>
          </table:table-cell>
          <table:table-cell office:value-type="float" office:value="0.229913" calcext:value-type="float">
            <text:p>0.229913</text:p>
          </table:table-cell>
          <table:table-cell office:value-type="float" office:value="0.170451" calcext:value-type="float">
            <text:p>0.170451</text:p>
          </table:table-cell>
          <table:table-cell office:value-type="float" office:value="0.196955" calcext:value-type="float">
            <text:p>0.196955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anosaetaceae</text:p>
          </table:table-cell>
          <table:table-cell office:value-type="float" office:value="4" calcext:value-type="float">
            <text:p>4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|</text:p>
          </table:table-cell>
          <table:table-cell office:value-type="float" office:value="547.885" calcext:value-type="float">
            <text:p>547.885</text:p>
          </table:table-cell>
          <table:table-cell office:value-type="float" office:value="916.854" calcext:value-type="float">
            <text:p>916.854</text:p>
          </table:table-cell>
          <table:table-cell office:value-type="float" office:value="376.677" calcext:value-type="float">
            <text:p>376.677</text:p>
          </table:table-cell>
          <table:table-cell office:value-type="float" office:value="622.334" calcext:value-type="float">
            <text:p>622.334</text:p>
          </table:table-cell>
          <table:table-cell office:value-type="string" calcext:value-type="string">
            <text:p>|</text:p>
          </table:table-cell>
          <table:table-cell office:value-type="float" office:value="0.0109577" calcext:value-type="float">
            <text:p>0.0109577</text:p>
          </table:table-cell>
          <table:table-cell office:value-type="float" office:value="0.0183371" calcext:value-type="float">
            <text:p>0.0183371</text:p>
          </table:table-cell>
          <table:table-cell office:value-type="float" office:value="0.00753355" calcext:value-type="float">
            <text:p>0.00753355</text:p>
          </table:table-cell>
          <table:table-cell office:value-type="float" office:value="0.0124467" calcext:value-type="float">
            <text:p>0.0124467</text:p>
          </table:table-cell>
          <table:table-cell office:value-type="string" calcext:value-type="string">
            <text:p>|</text:p>
          </table:table-cell>
          <table:table-cell office:value-type="float" office:value="0.265191" calcext:value-type="float">
            <text:p>0.265191</text:p>
          </table:table-cell>
          <table:table-cell office:value-type="float" office:value="0.443782" calcext:value-type="float">
            <text:p>0.443782</text:p>
          </table:table-cell>
          <table:table-cell office:value-type="float" office:value="0.182322" calcext:value-type="float">
            <text:p>0.182322</text:p>
          </table:table-cell>
          <table:table-cell office:value-type="float" office:value="0.301226" calcext:value-type="float">
            <text:p>0.301226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anosaetaceae;Methanosaeta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|</text:p>
          </table:table-cell>
          <table:table-cell office:value-type="float" office:value="547.885" calcext:value-type="float">
            <text:p>547.885</text:p>
          </table:table-cell>
          <table:table-cell office:value-type="float" office:value="916.854" calcext:value-type="float">
            <text:p>916.854</text:p>
          </table:table-cell>
          <table:table-cell office:value-type="float" office:value="376.677" calcext:value-type="float">
            <text:p>376.677</text:p>
          </table:table-cell>
          <table:table-cell office:value-type="float" office:value="622.334" calcext:value-type="float">
            <text:p>622.334</text:p>
          </table:table-cell>
          <table:table-cell office:value-type="string" calcext:value-type="string">
            <text:p>|</text:p>
          </table:table-cell>
          <table:table-cell office:value-type="float" office:value="0.0109577" calcext:value-type="float">
            <text:p>0.0109577</text:p>
          </table:table-cell>
          <table:table-cell office:value-type="float" office:value="0.0183371" calcext:value-type="float">
            <text:p>0.0183371</text:p>
          </table:table-cell>
          <table:table-cell office:value-type="float" office:value="0.00753355" calcext:value-type="float">
            <text:p>0.00753355</text:p>
          </table:table-cell>
          <table:table-cell office:value-type="float" office:value="0.0124467" calcext:value-type="float">
            <text:p>0.0124467</text:p>
          </table:table-cell>
          <table:table-cell office:value-type="string" calcext:value-type="string">
            <text:p>|</text:p>
          </table:table-cell>
          <table:table-cell office:value-type="float" office:value="0.265191" calcext:value-type="float">
            <text:p>0.265191</text:p>
          </table:table-cell>
          <table:table-cell office:value-type="float" office:value="0.443782" calcext:value-type="float">
            <text:p>0.443782</text:p>
          </table:table-cell>
          <table:table-cell office:value-type="float" office:value="0.182322" calcext:value-type="float">
            <text:p>0.182322</text:p>
          </table:table-cell>
          <table:table-cell office:value-type="float" office:value="0.301226" calcext:value-type="float">
            <text:p>0.301226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anosarcinaceae</text:p>
          </table:table-cell>
          <table:table-cell office:value-type="float" office:value="4" calcext:value-type="float">
            <text:p>4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|</text:p>
          </table:table-cell>
          <table:table-cell office:value-type="float" office:value="572.235" calcext:value-type="float">
            <text:p>572.235</text:p>
          </table:table-cell>
          <table:table-cell office:value-type="float" office:value="980.424" calcext:value-type="float">
            <text:p>980.424</text:p>
          </table:table-cell>
          <table:table-cell office:value-type="float" office:value="427.382" calcext:value-type="float">
            <text:p>427.382</text:p>
          </table:table-cell>
          <table:table-cell office:value-type="float" office:value="724.581" calcext:value-type="float">
            <text:p>724.581</text:p>
          </table:table-cell>
          <table:table-cell office:value-type="string" calcext:value-type="string">
            <text:p>|</text:p>
          </table:table-cell>
          <table:table-cell office:value-type="float" office:value="0.0114447" calcext:value-type="float">
            <text:p>0.0114447</text:p>
          </table:table-cell>
          <table:table-cell office:value-type="float" office:value="0.0196085" calcext:value-type="float">
            <text:p>0.0196085</text:p>
          </table:table-cell>
          <table:table-cell office:value-type="float" office:value="0.00854764" calcext:value-type="float">
            <text:p>0.00854764</text:p>
          </table:table-cell>
          <table:table-cell office:value-type="float" office:value="0.0144916" calcext:value-type="float">
            <text:p>0.0144916</text:p>
          </table:table-cell>
          <table:table-cell office:value-type="string" calcext:value-type="string">
            <text:p>|</text:p>
          </table:table-cell>
          <table:table-cell office:value-type="float" office:value="0.276709" calcext:value-type="float">
            <text:p>0.276709</text:p>
          </table:table-cell>
          <table:table-cell office:value-type="float" office:value="0.474093" calcext:value-type="float">
            <text:p>0.474093</text:p>
          </table:table-cell>
          <table:table-cell office:value-type="float" office:value="0.206665" calcext:value-type="float">
            <text:p>0.206665</text:p>
          </table:table-cell>
          <table:table-cell office:value-type="float" office:value="0.350378" calcext:value-type="float">
            <text:p>0.350378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anosarcinaceae;ANME-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|</text:p>
          </table:table-cell>
          <table:table-cell office:value-type="float" office:value="350.34" calcext:value-type="float">
            <text:p>350.34</text:p>
          </table:table-cell>
          <table:table-cell office:value-type="float" office:value="642.634" calcext:value-type="float">
            <text:p>642.634</text:p>
          </table:table-cell>
          <table:table-cell office:value-type="float" office:value="256.196" calcext:value-type="float">
            <text:p>256.196</text:p>
          </table:table-cell>
          <table:table-cell office:value-type="float" office:value="477.158" calcext:value-type="float">
            <text:p>477.158</text:p>
          </table:table-cell>
          <table:table-cell office:value-type="string" calcext:value-type="string">
            <text:p>|</text:p>
          </table:table-cell>
          <table:table-cell office:value-type="float" office:value="0.00700679" calcext:value-type="float">
            <text:p>0.00700679</text:p>
          </table:table-cell>
          <table:table-cell office:value-type="float" office:value="0.0128527" calcext:value-type="float">
            <text:p>0.0128527</text:p>
          </table:table-cell>
          <table:table-cell office:value-type="float" office:value="0.00512391" calcext:value-type="float">
            <text:p>0.00512391</text:p>
          </table:table-cell>
          <table:table-cell office:value-type="float" office:value="0.00954317" calcext:value-type="float">
            <text:p>0.00954317</text:p>
          </table:table-cell>
          <table:table-cell office:value-type="string" calcext:value-type="string">
            <text:p>|</text:p>
          </table:table-cell>
          <table:table-cell office:value-type="float" office:value="0.227937" calcext:value-type="float">
            <text:p>0.227937</text:p>
          </table:table-cell>
          <table:table-cell office:value-type="float" office:value="0.418109" calcext:value-type="float">
            <text:p>0.418109</text:p>
          </table:table-cell>
          <table:table-cell office:value-type="float" office:value="0.166685" calcext:value-type="float">
            <text:p>0.166685</text:p>
          </table:table-cell>
          <table:table-cell office:value-type="float" office:value="0.310448" calcext:value-type="float">
            <text:p>0.310448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anosarcinaceae;Methanimicrococcus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|</text:p>
          </table:table-cell>
          <table:table-cell office:value-type="float" office:value="509.004" calcext:value-type="float">
            <text:p>509.004</text:p>
          </table:table-cell>
          <table:table-cell office:value-type="float" office:value="840.939" calcext:value-type="float">
            <text:p>840.939</text:p>
          </table:table-cell>
          <table:table-cell office:value-type="float" office:value="394.38" calcext:value-type="float">
            <text:p>394.38</text:p>
          </table:table-cell>
          <table:table-cell office:value-type="float" office:value="638.941" calcext:value-type="float">
            <text:p>638.941</text:p>
          </table:table-cell>
          <table:table-cell office:value-type="string" calcext:value-type="string">
            <text:p>|</text:p>
          </table:table-cell>
          <table:table-cell office:value-type="float" office:value="0.0101801" calcext:value-type="float">
            <text:p>0.0101801</text:p>
          </table:table-cell>
          <table:table-cell office:value-type="float" office:value="0.0168188" calcext:value-type="float">
            <text:p>0.0168188</text:p>
          </table:table-cell>
          <table:table-cell office:value-type="float" office:value="0.0078876" calcext:value-type="float">
            <text:p>0.0078876</text:p>
          </table:table-cell>
          <table:table-cell office:value-type="float" office:value="0.0127788" calcext:value-type="float">
            <text:p>0.0127788</text:p>
          </table:table-cell>
          <table:table-cell office:value-type="string" calcext:value-type="string">
            <text:p>|</text:p>
          </table:table-cell>
          <table:table-cell office:value-type="float" office:value="0.330522" calcext:value-type="float">
            <text:p>0.330522</text:p>
          </table:table-cell>
          <table:table-cell office:value-type="float" office:value="0.546064" calcext:value-type="float">
            <text:p>0.546064</text:p>
          </table:table-cell>
          <table:table-cell office:value-type="float" office:value="0.256091" calcext:value-type="float">
            <text:p>0.256091</text:p>
          </table:table-cell>
          <table:table-cell office:value-type="float" office:value="0.414897" calcext:value-type="float">
            <text:p>0.414897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anosarcinaceae;Methanococcoides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|</text:p>
          </table:table-cell>
          <table:table-cell office:value-type="float" office:value="314.904" calcext:value-type="float">
            <text:p>314.904</text:p>
          </table:table-cell>
          <table:table-cell office:value-type="float" office:value="631.767" calcext:value-type="float">
            <text:p>631.767</text:p>
          </table:table-cell>
          <table:table-cell office:value-type="float" office:value="239.872" calcext:value-type="float">
            <text:p>239.872</text:p>
          </table:table-cell>
          <table:table-cell office:value-type="float" office:value="491.987" calcext:value-type="float">
            <text:p>491.987</text:p>
          </table:table-cell>
          <table:table-cell office:value-type="string" calcext:value-type="string">
            <text:p>|</text:p>
          </table:table-cell>
          <table:table-cell office:value-type="float" office:value="0.00629808" calcext:value-type="float">
            <text:p>0.00629808</text:p>
          </table:table-cell>
          <table:table-cell office:value-type="float" office:value="0.0126353" calcext:value-type="float">
            <text:p>0.0126353</text:p>
          </table:table-cell>
          <table:table-cell office:value-type="float" office:value="0.00479745" calcext:value-type="float">
            <text:p>0.00479745</text:p>
          </table:table-cell>
          <table:table-cell office:value-type="float" office:value="0.00983973" calcext:value-type="float">
            <text:p>0.00983973</text:p>
          </table:table-cell>
          <table:table-cell office:value-type="string" calcext:value-type="string">
            <text:p>|</text:p>
          </table:table-cell>
          <table:table-cell office:value-type="float" office:value="0.198302" calcext:value-type="float">
            <text:p>0.198302</text:p>
          </table:table-cell>
          <table:table-cell office:value-type="float" office:value="0.397838" calcext:value-type="float">
            <text:p>0.397838</text:p>
          </table:table-cell>
          <table:table-cell office:value-type="float" office:value="0.151053" calcext:value-type="float">
            <text:p>0.151053</text:p>
          </table:table-cell>
          <table:table-cell office:value-type="float" office:value="0.309815" calcext:value-type="float">
            <text:p>0.309815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anosarcinaceae;Methanohalobiu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183.558" calcext:value-type="float">
            <text:p>183.558</text:p>
          </table:table-cell>
          <table:table-cell office:value-type="float" office:value="442.457" calcext:value-type="float">
            <text:p>442.457</text:p>
          </table:table-cell>
          <table:table-cell office:value-type="float" office:value="148.884" calcext:value-type="float">
            <text:p>148.884</text:p>
          </table:table-cell>
          <table:table-cell office:value-type="float" office:value="353.437" calcext:value-type="float">
            <text:p>353.437</text:p>
          </table:table-cell>
          <table:table-cell office:value-type="string" calcext:value-type="string">
            <text:p>|</text:p>
          </table:table-cell>
          <table:table-cell office:value-type="float" office:value="0.00367116" calcext:value-type="float">
            <text:p>0.00367116</text:p>
          </table:table-cell>
          <table:table-cell office:value-type="float" office:value="0.00884914" calcext:value-type="float">
            <text:p>0.00884914</text:p>
          </table:table-cell>
          <table:table-cell office:value-type="float" office:value="0.00297769" calcext:value-type="float">
            <text:p>0.00297769</text:p>
          </table:table-cell>
          <table:table-cell office:value-type="float" office:value="0.00706875" calcext:value-type="float">
            <text:p>0.00706875</text:p>
          </table:table-cell>
          <table:table-cell office:value-type="string" calcext:value-type="string">
            <text:p>|</text:p>
          </table:table-cell>
          <table:table-cell office:value-type="float" office:value="0.124954" calcext:value-type="float">
            <text:p>0.124954</text:p>
          </table:table-cell>
          <table:table-cell office:value-type="float" office:value="0.301196" calcext:value-type="float">
            <text:p>0.301196</text:p>
          </table:table-cell>
          <table:table-cell office:value-type="float" office:value="0.101351" calcext:value-type="float">
            <text:p>0.101351</text:p>
          </table:table-cell>
          <table:table-cell office:value-type="float" office:value="0.240597" calcext:value-type="float">
            <text:p>0.240597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anosarcinaceae;Methanohalophilus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|</text:p>
          </table:table-cell>
          <table:table-cell office:value-type="float" office:value="430.155" calcext:value-type="float">
            <text:p>430.155</text:p>
          </table:table-cell>
          <table:table-cell office:value-type="float" office:value="832.106" calcext:value-type="float">
            <text:p>832.106</text:p>
          </table:table-cell>
          <table:table-cell office:value-type="float" office:value="291.302" calcext:value-type="float">
            <text:p>291.302</text:p>
          </table:table-cell>
          <table:table-cell office:value-type="float" office:value="564.099" calcext:value-type="float">
            <text:p>564.099</text:p>
          </table:table-cell>
          <table:table-cell office:value-type="string" calcext:value-type="string">
            <text:p>|</text:p>
          </table:table-cell>
          <table:table-cell office:value-type="float" office:value="0.00860309" calcext:value-type="float">
            <text:p>0.00860309</text:p>
          </table:table-cell>
          <table:table-cell office:value-type="float" office:value="0.0166421" calcext:value-type="float">
            <text:p>0.0166421</text:p>
          </table:table-cell>
          <table:table-cell office:value-type="float" office:value="0.00582605" calcext:value-type="float">
            <text:p>0.00582605</text:p>
          </table:table-cell>
          <table:table-cell office:value-type="float" office:value="0.011282" calcext:value-type="float">
            <text:p>0.011282</text:p>
          </table:table-cell>
          <table:table-cell office:value-type="string" calcext:value-type="string">
            <text:p>|</text:p>
          </table:table-cell>
          <table:table-cell office:value-type="float" office:value="0.288888" calcext:value-type="float">
            <text:p>0.288888</text:p>
          </table:table-cell>
          <table:table-cell office:value-type="float" office:value="0.558835" calcext:value-type="float">
            <text:p>0.558835</text:p>
          </table:table-cell>
          <table:table-cell office:value-type="float" office:value="0.195636" calcext:value-type="float">
            <text:p>0.195636</text:p>
          </table:table-cell>
          <table:table-cell office:value-type="float" office:value="0.378844" calcext:value-type="float">
            <text:p>0.378844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anosarcinaceae;Methanolobus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|</text:p>
          </table:table-cell>
          <table:table-cell office:value-type="float" office:value="416.864" calcext:value-type="float">
            <text:p>416.864</text:p>
          </table:table-cell>
          <table:table-cell office:value-type="float" office:value="762.838" calcext:value-type="float">
            <text:p>762.838</text:p>
          </table:table-cell>
          <table:table-cell office:value-type="float" office:value="313.668" calcext:value-type="float">
            <text:p>313.668</text:p>
          </table:table-cell>
          <table:table-cell office:value-type="float" office:value="563.177" calcext:value-type="float">
            <text:p>563.177</text:p>
          </table:table-cell>
          <table:table-cell office:value-type="string" calcext:value-type="string">
            <text:p>|</text:p>
          </table:table-cell>
          <table:table-cell office:value-type="float" office:value="0.00833728" calcext:value-type="float">
            <text:p>0.00833728</text:p>
          </table:table-cell>
          <table:table-cell office:value-type="float" office:value="0.0152568" calcext:value-type="float">
            <text:p>0.0152568</text:p>
          </table:table-cell>
          <table:table-cell office:value-type="float" office:value="0.00627336" calcext:value-type="float">
            <text:p>0.00627336</text:p>
          </table:table-cell>
          <table:table-cell office:value-type="float" office:value="0.0112635" calcext:value-type="float">
            <text:p>0.0112635</text:p>
          </table:table-cell>
          <table:table-cell office:value-type="string" calcext:value-type="string">
            <text:p>|</text:p>
          </table:table-cell>
          <table:table-cell office:value-type="float" office:value="0.276986" calcext:value-type="float">
            <text:p>0.276986</text:p>
          </table:table-cell>
          <table:table-cell office:value-type="float" office:value="0.506869" calcext:value-type="float">
            <text:p>0.506869</text:p>
          </table:table-cell>
          <table:table-cell office:value-type="float" office:value="0.208417" calcext:value-type="float">
            <text:p>0.208417</text:p>
          </table:table-cell>
          <table:table-cell office:value-type="float" office:value="0.374204" calcext:value-type="float">
            <text:p>0.374204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anosarcinaceae;Methanomethylovorans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|</text:p>
          </table:table-cell>
          <table:table-cell office:value-type="float" office:value="371.06" calcext:value-type="float">
            <text:p>371.06</text:p>
          </table:table-cell>
          <table:table-cell office:value-type="float" office:value="719.466" calcext:value-type="float">
            <text:p>719.466</text:p>
          </table:table-cell>
          <table:table-cell office:value-type="float" office:value="244.03" calcext:value-type="float">
            <text:p>244.03</text:p>
          </table:table-cell>
          <table:table-cell office:value-type="float" office:value="472.317" calcext:value-type="float">
            <text:p>472.317</text:p>
          </table:table-cell>
          <table:table-cell office:value-type="string" calcext:value-type="string">
            <text:p>|</text:p>
          </table:table-cell>
          <table:table-cell office:value-type="float" office:value="0.0074212" calcext:value-type="float">
            <text:p>0.0074212</text:p>
          </table:table-cell>
          <table:table-cell office:value-type="float" office:value="0.0143893" calcext:value-type="float">
            <text:p>0.0143893</text:p>
          </table:table-cell>
          <table:table-cell office:value-type="float" office:value="0.0048806" calcext:value-type="float">
            <text:p>0.0048806</text:p>
          </table:table-cell>
          <table:table-cell office:value-type="float" office:value="0.00944633" calcext:value-type="float">
            <text:p>0.00944633</text:p>
          </table:table-cell>
          <table:table-cell office:value-type="string" calcext:value-type="string">
            <text:p>|</text:p>
          </table:table-cell>
          <table:table-cell office:value-type="float" office:value="0.246715" calcext:value-type="float">
            <text:p>0.246715</text:p>
          </table:table-cell>
          <table:table-cell office:value-type="float" office:value="0.478368" calcext:value-type="float">
            <text:p>0.478368</text:p>
          </table:table-cell>
          <table:table-cell office:value-type="float" office:value="0.162254" calcext:value-type="float">
            <text:p>0.162254</text:p>
          </table:table-cell>
          <table:table-cell office:value-type="float" office:value="0.31404" calcext:value-type="float">
            <text:p>0.31404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anosarcinaceae;Methanosalsu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office:value-type="float" office:value="198.563" calcext:value-type="float">
            <text:p>198.563</text:p>
          </table:table-cell>
          <table:table-cell office:value-type="float" office:value="445.062" calcext:value-type="float">
            <text:p>445.062</text:p>
          </table:table-cell>
          <table:table-cell office:value-type="float" office:value="166.274" calcext:value-type="float">
            <text:p>166.274</text:p>
          </table:table-cell>
          <table:table-cell office:value-type="float" office:value="365.087" calcext:value-type="float">
            <text:p>365.087</text:p>
          </table:table-cell>
          <table:table-cell office:value-type="string" calcext:value-type="string">
            <text:p>|</text:p>
          </table:table-cell>
          <table:table-cell office:value-type="float" office:value="0.00397126" calcext:value-type="float">
            <text:p>0.00397126</text:p>
          </table:table-cell>
          <table:table-cell office:value-type="float" office:value="0.00890125" calcext:value-type="float">
            <text:p>0.00890125</text:p>
          </table:table-cell>
          <table:table-cell office:value-type="float" office:value="0.00332548" calcext:value-type="float">
            <text:p>0.00332548</text:p>
          </table:table-cell>
          <table:table-cell office:value-type="float" office:value="0.00730174" calcext:value-type="float">
            <text:p>0.00730174</text:p>
          </table:table-cell>
          <table:table-cell office:value-type="string" calcext:value-type="string">
            <text:p>|</text:p>
          </table:table-cell>
          <table:table-cell office:value-type="float" office:value="0.134528" calcext:value-type="float">
            <text:p>0.134528</text:p>
          </table:table-cell>
          <table:table-cell office:value-type="float" office:value="0.301533" calcext:value-type="float">
            <text:p>0.301533</text:p>
          </table:table-cell>
          <table:table-cell office:value-type="float" office:value="0.112652" calcext:value-type="float">
            <text:p>0.112652</text:p>
          </table:table-cell>
          <table:table-cell office:value-type="float" office:value="0.247349" calcext:value-type="float">
            <text:p>0.247349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anosarcinaceae;Methanosarcina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|</text:p>
          </table:table-cell>
          <table:table-cell office:value-type="float" office:value="493.185" calcext:value-type="float">
            <text:p>493.185</text:p>
          </table:table-cell>
          <table:table-cell office:value-type="float" office:value="927.437" calcext:value-type="float">
            <text:p>927.437</text:p>
          </table:table-cell>
          <table:table-cell office:value-type="float" office:value="351.349" calcext:value-type="float">
            <text:p>351.349</text:p>
          </table:table-cell>
          <table:table-cell office:value-type="float" office:value="666.378" calcext:value-type="float">
            <text:p>666.378</text:p>
          </table:table-cell>
          <table:table-cell office:value-type="string" calcext:value-type="string">
            <text:p>|</text:p>
          </table:table-cell>
          <table:table-cell office:value-type="float" office:value="0.00986369" calcext:value-type="float">
            <text:p>0.00986369</text:p>
          </table:table-cell>
          <table:table-cell office:value-type="float" office:value="0.0185487" calcext:value-type="float">
            <text:p>0.0185487</text:p>
          </table:table-cell>
          <table:table-cell office:value-type="float" office:value="0.00702699" calcext:value-type="float">
            <text:p>0.00702699</text:p>
          </table:table-cell>
          <table:table-cell office:value-type="float" office:value="0.0133276" calcext:value-type="float">
            <text:p>0.0133276</text:p>
          </table:table-cell>
          <table:table-cell office:value-type="string" calcext:value-type="string">
            <text:p>|</text:p>
          </table:table-cell>
          <table:table-cell office:value-type="float" office:value="0.266011" calcext:value-type="float">
            <text:p>0.266011</text:p>
          </table:table-cell>
          <table:table-cell office:value-type="float" office:value="0.500236" calcext:value-type="float">
            <text:p>0.500236</text:p>
          </table:table-cell>
          <table:table-cell office:value-type="float" office:value="0.189509" calcext:value-type="float">
            <text:p>0.189509</text:p>
          </table:table-cell>
          <table:table-cell office:value-type="float" office:value="0.359427" calcext:value-type="float">
            <text:p>0.359427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anosarcinaceae;uncultured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|</text:p>
          </table:table-cell>
          <table:table-cell office:value-type="float" office:value="490.051" calcext:value-type="float">
            <text:p>490.051</text:p>
          </table:table-cell>
          <table:table-cell office:value-type="float" office:value="730.057" calcext:value-type="float">
            <text:p>730.057</text:p>
          </table:table-cell>
          <table:table-cell office:value-type="float" office:value="295.19" calcext:value-type="float">
            <text:p>295.19</text:p>
          </table:table-cell>
          <table:table-cell office:value-type="float" office:value="407.591" calcext:value-type="float">
            <text:p>407.591</text:p>
          </table:table-cell>
          <table:table-cell office:value-type="string" calcext:value-type="string">
            <text:p>|</text:p>
          </table:table-cell>
          <table:table-cell office:value-type="float" office:value="0.00980102" calcext:value-type="float">
            <text:p>0.00980102</text:p>
          </table:table-cell>
          <table:table-cell office:value-type="float" office:value="0.0146011" calcext:value-type="float">
            <text:p>0.0146011</text:p>
          </table:table-cell>
          <table:table-cell office:value-type="float" office:value="0.00590379" calcext:value-type="float">
            <text:p>0.00590379</text:p>
          </table:table-cell>
          <table:table-cell office:value-type="float" office:value="0.00815182" calcext:value-type="float">
            <text:p>0.00815182</text:p>
          </table:table-cell>
          <table:table-cell office:value-type="string" calcext:value-type="string">
            <text:p>|</text:p>
          </table:table-cell>
          <table:table-cell office:value-type="float" office:value="0.334278" calcext:value-type="float">
            <text:p>0.334278</text:p>
          </table:table-cell>
          <table:table-cell office:value-type="float" office:value="0.497992" calcext:value-type="float">
            <text:p>0.497992</text:p>
          </table:table-cell>
          <table:table-cell office:value-type="float" office:value="0.201357" calcext:value-type="float">
            <text:p>0.201357</text:p>
          </table:table-cell>
          <table:table-cell office:value-type="float" office:value="0.278029" calcext:value-type="float">
            <text:p>0.278029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ermicoccaceae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|</text:p>
          </table:table-cell>
          <table:table-cell office:value-type="float" office:value="630.957" calcext:value-type="float">
            <text:p>630.957</text:p>
          </table:table-cell>
          <table:table-cell office:value-type="float" office:value="1064.65" calcext:value-type="float">
            <text:p>1064.65</text:p>
          </table:table-cell>
          <table:table-cell office:value-type="float" office:value="471.502" calcext:value-type="float">
            <text:p>471.502</text:p>
          </table:table-cell>
          <table:table-cell office:value-type="float" office:value="787.302" calcext:value-type="float">
            <text:p>787.302</text:p>
          </table:table-cell>
          <table:table-cell office:value-type="string" calcext:value-type="string">
            <text:p>|</text:p>
          </table:table-cell>
          <table:table-cell office:value-type="float" office:value="0.0126191" calcext:value-type="float">
            <text:p>0.0126191</text:p>
          </table:table-cell>
          <table:table-cell office:value-type="float" office:value="0.021293" calcext:value-type="float">
            <text:p>0.021293</text:p>
          </table:table-cell>
          <table:table-cell office:value-type="float" office:value="0.00943004" calcext:value-type="float">
            <text:p>0.00943004</text:p>
          </table:table-cell>
          <table:table-cell office:value-type="float" office:value="0.015746" calcext:value-type="float">
            <text:p>0.015746</text:p>
          </table:table-cell>
          <table:table-cell office:value-type="string" calcext:value-type="string">
            <text:p>|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649969" calcext:value-type="float">
            <text:p>0.649969</text:p>
          </table:table-cell>
          <table:table-cell office:value-type="float" office:value="0.287852" calcext:value-type="float">
            <text:p>0.287852</text:p>
          </table:table-cell>
          <table:table-cell office:value-type="float" office:value="0.480648" calcext:value-type="float">
            <text:p>0.480648</text:p>
          </table:table-cell>
        </table:table-row>
        <table:table-row table:style-name="ro2">
          <table:table-cell office:value-type="string" calcext:value-type="string">
            <text:p>Archaea;Euryarchaeota;Methanomicrobia;Methanosarcinales;Methermicoccaceae;Methermicoccus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|</text:p>
          </table:table-cell>
          <table:table-cell office:value-type="float" office:value="630.957" calcext:value-type="float">
            <text:p>630.957</text:p>
          </table:table-cell>
          <table:table-cell office:value-type="float" office:value="1064.65" calcext:value-type="float">
            <text:p>1064.65</text:p>
          </table:table-cell>
          <table:table-cell office:value-type="float" office:value="471.502" calcext:value-type="float">
            <text:p>471.502</text:p>
          </table:table-cell>
          <table:table-cell office:value-type="float" office:value="787.302" calcext:value-type="float">
            <text:p>787.302</text:p>
          </table:table-cell>
          <table:table-cell office:value-type="string" calcext:value-type="string">
            <text:p>|</text:p>
          </table:table-cell>
          <table:table-cell office:value-type="float" office:value="0.0126191" calcext:value-type="float">
            <text:p>0.0126191</text:p>
          </table:table-cell>
          <table:table-cell office:value-type="float" office:value="0.021293" calcext:value-type="float">
            <text:p>0.021293</text:p>
          </table:table-cell>
          <table:table-cell office:value-type="float" office:value="0.00943004" calcext:value-type="float">
            <text:p>0.00943004</text:p>
          </table:table-cell>
          <table:table-cell office:value-type="float" office:value="0.015746" calcext:value-type="float">
            <text:p>0.015746</text:p>
          </table:table-cell>
          <table:table-cell office:value-type="string" calcext:value-type="string">
            <text:p>|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649969" calcext:value-type="float">
            <text:p>0.649969</text:p>
          </table:table-cell>
          <table:table-cell office:value-type="float" office:value="0.287852" calcext:value-type="float">
            <text:p>0.287852</text:p>
          </table:table-cell>
          <table:table-cell office:value-type="float" office:value="0.480648" calcext:value-type="float">
            <text:p>0.480648</text:p>
          </table:table-cell>
        </table:table-row>
        <table:table-row table:style-name="ro2">
          <table:table-cell office:value-type="string" calcext:value-type="string">
            <text:p>Archaea;Euryarchaeota;Methanomicrobia;ST-12K10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float" office:value="326.291" calcext:value-type="float">
            <text:p>326.291</text:p>
          </table:table-cell>
          <table:table-cell office:value-type="float" office:value="425.227" calcext:value-type="float">
            <text:p>425.227</text:p>
          </table:table-cell>
          <table:table-cell office:value-type="float" office:value="294.73" calcext:value-type="float">
            <text:p>294.73</text:p>
          </table:table-cell>
          <table:table-cell office:value-type="float" office:value="370.639" calcext:value-type="float">
            <text:p>370.639</text:p>
          </table:table-cell>
          <table:table-cell office:value-type="string" calcext:value-type="string">
            <text:p>|</text:p>
          </table:table-cell>
          <table:table-cell office:value-type="float" office:value="0.00652583" calcext:value-type="float">
            <text:p>0.00652583</text:p>
          </table:table-cell>
          <table:table-cell office:value-type="float" office:value="0.00850453" calcext:value-type="float">
            <text:p>0.00850453</text:p>
          </table:table-cell>
          <table:table-cell office:value-type="float" office:value="0.00589459" calcext:value-type="float">
            <text:p>0.00589459</text:p>
          </table:table-cell>
          <table:table-cell office:value-type="float" office:value="0.00741277" calcext:value-type="float">
            <text:p>0.00741277</text:p>
          </table:table-cell>
          <table:table-cell office:value-type="string" calcext:value-type="string">
            <text:p>|</text:p>
          </table:table-cell>
          <table:table-cell office:value-type="float" office:value="0.219577" calcext:value-type="float">
            <text:p>0.219577</text:p>
          </table:table-cell>
          <table:table-cell office:value-type="float" office:value="0.286155" calcext:value-type="float">
            <text:p>0.286155</text:p>
          </table:table-cell>
          <table:table-cell office:value-type="float" office:value="0.198338" calcext:value-type="float">
            <text:p>0.198338</text:p>
          </table:table-cell>
          <table:table-cell office:value-type="float" office:value="0.24942" calcext:value-type="float">
            <text:p>0.24942</text:p>
          </table:table-cell>
        </table:table-row>
        <table:table-row table:style-name="ro2">
          <table:table-cell office:value-type="string" calcext:value-type="string">
            <text:p>Archaea;Euryarchaeota;Methanopyr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303.121" calcext:value-type="float">
            <text:p>303.121</text:p>
          </table:table-cell>
          <table:table-cell office:value-type="float" office:value="730.225" calcext:value-type="float">
            <text:p>730.225</text:p>
          </table:table-cell>
          <table:table-cell office:value-type="float" office:value="212.643" calcext:value-type="float">
            <text:p>212.643</text:p>
          </table:table-cell>
          <table:table-cell office:value-type="float" office:value="530.35" calcext:value-type="float">
            <text:p>530.35</text:p>
          </table:table-cell>
          <table:table-cell office:value-type="string" calcext:value-type="string">
            <text:p>|</text:p>
          </table:table-cell>
          <table:table-cell office:value-type="float" office:value="0.00606243" calcext:value-type="float">
            <text:p>0.00606243</text:p>
          </table:table-cell>
          <table:table-cell office:value-type="float" office:value="0.0146045" calcext:value-type="float">
            <text:p>0.0146045</text:p>
          </table:table-cell>
          <table:table-cell office:value-type="float" office:value="0.00425285" calcext:value-type="float">
            <text:p>0.00425285</text:p>
          </table:table-cell>
          <table:table-cell office:value-type="float" office:value="0.010607" calcext:value-type="float">
            <text:p>0.010607</text:p>
          </table:table-cell>
          <table:table-cell office:value-type="string" calcext:value-type="string">
            <text:p>|</text:p>
          </table:table-cell>
          <table:table-cell office:value-type="float" office:value="0.201544" calcext:value-type="float">
            <text:p>0.201544</text:p>
          </table:table-cell>
          <table:table-cell office:value-type="float" office:value="0.485522" calcext:value-type="float">
            <text:p>0.485522</text:p>
          </table:table-cell>
          <table:table-cell office:value-type="float" office:value="0.141385" calcext:value-type="float">
            <text:p>0.141385</text:p>
          </table:table-cell>
          <table:table-cell office:value-type="float" office:value="0.352626" calcext:value-type="float">
            <text:p>0.352626</text:p>
          </table:table-cell>
        </table:table-row>
        <table:table-row table:style-name="ro2">
          <table:table-cell office:value-type="string" calcext:value-type="string">
            <text:p>Archaea;Euryarchaeota;Methanopyri;Methanopyral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303.121" calcext:value-type="float">
            <text:p>303.121</text:p>
          </table:table-cell>
          <table:table-cell office:value-type="float" office:value="730.225" calcext:value-type="float">
            <text:p>730.225</text:p>
          </table:table-cell>
          <table:table-cell office:value-type="float" office:value="212.643" calcext:value-type="float">
            <text:p>212.643</text:p>
          </table:table-cell>
          <table:table-cell office:value-type="float" office:value="530.35" calcext:value-type="float">
            <text:p>530.35</text:p>
          </table:table-cell>
          <table:table-cell office:value-type="string" calcext:value-type="string">
            <text:p>|</text:p>
          </table:table-cell>
          <table:table-cell office:value-type="float" office:value="0.00606243" calcext:value-type="float">
            <text:p>0.00606243</text:p>
          </table:table-cell>
          <table:table-cell office:value-type="float" office:value="0.0146045" calcext:value-type="float">
            <text:p>0.0146045</text:p>
          </table:table-cell>
          <table:table-cell office:value-type="float" office:value="0.00425285" calcext:value-type="float">
            <text:p>0.00425285</text:p>
          </table:table-cell>
          <table:table-cell office:value-type="float" office:value="0.010607" calcext:value-type="float">
            <text:p>0.010607</text:p>
          </table:table-cell>
          <table:table-cell office:value-type="string" calcext:value-type="string">
            <text:p>|</text:p>
          </table:table-cell>
          <table:table-cell office:value-type="float" office:value="0.201544" calcext:value-type="float">
            <text:p>0.201544</text:p>
          </table:table-cell>
          <table:table-cell office:value-type="float" office:value="0.485522" calcext:value-type="float">
            <text:p>0.485522</text:p>
          </table:table-cell>
          <table:table-cell office:value-type="float" office:value="0.141385" calcext:value-type="float">
            <text:p>0.141385</text:p>
          </table:table-cell>
          <table:table-cell office:value-type="float" office:value="0.352626" calcext:value-type="float">
            <text:p>0.352626</text:p>
          </table:table-cell>
        </table:table-row>
        <table:table-row table:style-name="ro2">
          <table:table-cell office:value-type="string" calcext:value-type="string">
            <text:p>Archaea;Euryarchaeota;Methanopyri;Methanopyrales;Methanopyracea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303.121" calcext:value-type="float">
            <text:p>303.121</text:p>
          </table:table-cell>
          <table:table-cell office:value-type="float" office:value="730.225" calcext:value-type="float">
            <text:p>730.225</text:p>
          </table:table-cell>
          <table:table-cell office:value-type="float" office:value="212.643" calcext:value-type="float">
            <text:p>212.643</text:p>
          </table:table-cell>
          <table:table-cell office:value-type="float" office:value="530.35" calcext:value-type="float">
            <text:p>530.35</text:p>
          </table:table-cell>
          <table:table-cell office:value-type="string" calcext:value-type="string">
            <text:p>|</text:p>
          </table:table-cell>
          <table:table-cell office:value-type="float" office:value="0.00606243" calcext:value-type="float">
            <text:p>0.00606243</text:p>
          </table:table-cell>
          <table:table-cell office:value-type="float" office:value="0.0146045" calcext:value-type="float">
            <text:p>0.0146045</text:p>
          </table:table-cell>
          <table:table-cell office:value-type="float" office:value="0.00425285" calcext:value-type="float">
            <text:p>0.00425285</text:p>
          </table:table-cell>
          <table:table-cell office:value-type="float" office:value="0.010607" calcext:value-type="float">
            <text:p>0.010607</text:p>
          </table:table-cell>
          <table:table-cell office:value-type="string" calcext:value-type="string">
            <text:p>|</text:p>
          </table:table-cell>
          <table:table-cell office:value-type="float" office:value="0.201544" calcext:value-type="float">
            <text:p>0.201544</text:p>
          </table:table-cell>
          <table:table-cell office:value-type="float" office:value="0.485522" calcext:value-type="float">
            <text:p>0.485522</text:p>
          </table:table-cell>
          <table:table-cell office:value-type="float" office:value="0.141385" calcext:value-type="float">
            <text:p>0.141385</text:p>
          </table:table-cell>
          <table:table-cell office:value-type="float" office:value="0.352626" calcext:value-type="float">
            <text:p>0.352626</text:p>
          </table:table-cell>
        </table:table-row>
        <table:table-row table:style-name="ro2">
          <table:table-cell office:value-type="string" calcext:value-type="string">
            <text:p>Archaea;Euryarchaeota;Methanopyri;Methanopyrales;Methanopyraceae;Methanopyr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303.121" calcext:value-type="float">
            <text:p>303.121</text:p>
          </table:table-cell>
          <table:table-cell office:value-type="float" office:value="730.225" calcext:value-type="float">
            <text:p>730.225</text:p>
          </table:table-cell>
          <table:table-cell office:value-type="float" office:value="212.643" calcext:value-type="float">
            <text:p>212.643</text:p>
          </table:table-cell>
          <table:table-cell office:value-type="float" office:value="530.35" calcext:value-type="float">
            <text:p>530.35</text:p>
          </table:table-cell>
          <table:table-cell office:value-type="string" calcext:value-type="string">
            <text:p>|</text:p>
          </table:table-cell>
          <table:table-cell office:value-type="float" office:value="0.00606243" calcext:value-type="float">
            <text:p>0.00606243</text:p>
          </table:table-cell>
          <table:table-cell office:value-type="float" office:value="0.0146045" calcext:value-type="float">
            <text:p>0.0146045</text:p>
          </table:table-cell>
          <table:table-cell office:value-type="float" office:value="0.00425285" calcext:value-type="float">
            <text:p>0.00425285</text:p>
          </table:table-cell>
          <table:table-cell office:value-type="float" office:value="0.010607" calcext:value-type="float">
            <text:p>0.010607</text:p>
          </table:table-cell>
          <table:table-cell office:value-type="string" calcext:value-type="string">
            <text:p>|</text:p>
          </table:table-cell>
          <table:table-cell office:value-type="float" office:value="0.201544" calcext:value-type="float">
            <text:p>0.201544</text:p>
          </table:table-cell>
          <table:table-cell office:value-type="float" office:value="0.485522" calcext:value-type="float">
            <text:p>0.485522</text:p>
          </table:table-cell>
          <table:table-cell office:value-type="float" office:value="0.141385" calcext:value-type="float">
            <text:p>0.141385</text:p>
          </table:table-cell>
          <table:table-cell office:value-type="float" office:value="0.352626" calcext:value-type="float">
            <text:p>0.352626</text:p>
          </table:table-cell>
        </table:table-row>
        <table:table-row table:style-name="ro2">
          <table:table-cell office:value-type="string" calcext:value-type="string">
            <text:p>Archaea;Euryarchaeota;Thermococci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|</text:p>
          </table:table-cell>
          <table:table-cell office:value-type="float" office:value="400.177" calcext:value-type="float">
            <text:p>400.177</text:p>
          </table:table-cell>
          <table:table-cell office:value-type="float" office:value="792.496" calcext:value-type="float">
            <text:p>792.496</text:p>
          </table:table-cell>
          <table:table-cell office:value-type="float" office:value="278.368" calcext:value-type="float">
            <text:p>278.368</text:p>
          </table:table-cell>
          <table:table-cell office:value-type="float" office:value="553.555" calcext:value-type="float">
            <text:p>553.555</text:p>
          </table:table-cell>
          <table:table-cell office:value-type="string" calcext:value-type="string">
            <text:p>|</text:p>
          </table:table-cell>
          <table:table-cell office:value-type="float" office:value="0.00800354" calcext:value-type="float">
            <text:p>0.00800354</text:p>
          </table:table-cell>
          <table:table-cell office:value-type="float" office:value="0.0158499" calcext:value-type="float">
            <text:p>0.0158499</text:p>
          </table:table-cell>
          <table:table-cell office:value-type="float" office:value="0.00556735" calcext:value-type="float">
            <text:p>0.00556735</text:p>
          </table:table-cell>
          <table:table-cell office:value-type="float" office:value="0.0110711" calcext:value-type="float">
            <text:p>0.0110711</text:p>
          </table:table-cell>
          <table:table-cell office:value-type="string" calcext:value-type="string">
            <text:p>|</text:p>
          </table:table-cell>
          <table:table-cell office:value-type="float" office:value="0.247175" calcext:value-type="float">
            <text:p>0.247175</text:p>
          </table:table-cell>
          <table:table-cell office:value-type="float" office:value="0.489497" calcext:value-type="float">
            <text:p>0.489497</text:p>
          </table:table-cell>
          <table:table-cell office:value-type="float" office:value="0.171938" calcext:value-type="float">
            <text:p>0.171938</text:p>
          </table:table-cell>
          <table:table-cell office:value-type="float" office:value="0.341912" calcext:value-type="float">
            <text:p>0.341912</text:p>
          </table:table-cell>
        </table:table-row>
        <table:table-row table:style-name="ro2">
          <table:table-cell office:value-type="string" calcext:value-type="string">
            <text:p>Archaea;Euryarchaeota;Thermococci;Thermococcales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|</text:p>
          </table:table-cell>
          <table:table-cell office:value-type="float" office:value="400.177" calcext:value-type="float">
            <text:p>400.177</text:p>
          </table:table-cell>
          <table:table-cell office:value-type="float" office:value="792.496" calcext:value-type="float">
            <text:p>792.496</text:p>
          </table:table-cell>
          <table:table-cell office:value-type="float" office:value="278.368" calcext:value-type="float">
            <text:p>278.368</text:p>
          </table:table-cell>
          <table:table-cell office:value-type="float" office:value="553.555" calcext:value-type="float">
            <text:p>553.555</text:p>
          </table:table-cell>
          <table:table-cell office:value-type="string" calcext:value-type="string">
            <text:p>|</text:p>
          </table:table-cell>
          <table:table-cell office:value-type="float" office:value="0.00800354" calcext:value-type="float">
            <text:p>0.00800354</text:p>
          </table:table-cell>
          <table:table-cell office:value-type="float" office:value="0.0158499" calcext:value-type="float">
            <text:p>0.0158499</text:p>
          </table:table-cell>
          <table:table-cell office:value-type="float" office:value="0.00556735" calcext:value-type="float">
            <text:p>0.00556735</text:p>
          </table:table-cell>
          <table:table-cell office:value-type="float" office:value="0.0110711" calcext:value-type="float">
            <text:p>0.0110711</text:p>
          </table:table-cell>
          <table:table-cell office:value-type="string" calcext:value-type="string">
            <text:p>|</text:p>
          </table:table-cell>
          <table:table-cell office:value-type="float" office:value="0.247175" calcext:value-type="float">
            <text:p>0.247175</text:p>
          </table:table-cell>
          <table:table-cell office:value-type="float" office:value="0.489497" calcext:value-type="float">
            <text:p>0.489497</text:p>
          </table:table-cell>
          <table:table-cell office:value-type="float" office:value="0.171938" calcext:value-type="float">
            <text:p>0.171938</text:p>
          </table:table-cell>
          <table:table-cell office:value-type="float" office:value="0.341912" calcext:value-type="float">
            <text:p>0.341912</text:p>
          </table:table-cell>
        </table:table-row>
        <table:table-row table:style-name="ro2">
          <table:table-cell office:value-type="string" calcext:value-type="string">
            <text:p>Archaea;Euryarchaeota;Thermococci;Thermococcales;Thermococcaceae</text:p>
          </table:table-cell>
          <table:table-cell office:value-type="float" office:value="4" calcext:value-type="float">
            <text:p>4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|</text:p>
          </table:table-cell>
          <table:table-cell office:value-type="float" office:value="400.177" calcext:value-type="float">
            <text:p>400.177</text:p>
          </table:table-cell>
          <table:table-cell office:value-type="float" office:value="792.496" calcext:value-type="float">
            <text:p>792.496</text:p>
          </table:table-cell>
          <table:table-cell office:value-type="float" office:value="278.368" calcext:value-type="float">
            <text:p>278.368</text:p>
          </table:table-cell>
          <table:table-cell office:value-type="float" office:value="553.555" calcext:value-type="float">
            <text:p>553.555</text:p>
          </table:table-cell>
          <table:table-cell office:value-type="string" calcext:value-type="string">
            <text:p>|</text:p>
          </table:table-cell>
          <table:table-cell office:value-type="float" office:value="0.00800354" calcext:value-type="float">
            <text:p>0.00800354</text:p>
          </table:table-cell>
          <table:table-cell office:value-type="float" office:value="0.0158499" calcext:value-type="float">
            <text:p>0.0158499</text:p>
          </table:table-cell>
          <table:table-cell office:value-type="float" office:value="0.00556735" calcext:value-type="float">
            <text:p>0.00556735</text:p>
          </table:table-cell>
          <table:table-cell office:value-type="float" office:value="0.0110711" calcext:value-type="float">
            <text:p>0.0110711</text:p>
          </table:table-cell>
          <table:table-cell office:value-type="string" calcext:value-type="string">
            <text:p>|</text:p>
          </table:table-cell>
          <table:table-cell office:value-type="float" office:value="0.247175" calcext:value-type="float">
            <text:p>0.247175</text:p>
          </table:table-cell>
          <table:table-cell office:value-type="float" office:value="0.489497" calcext:value-type="float">
            <text:p>0.489497</text:p>
          </table:table-cell>
          <table:table-cell office:value-type="float" office:value="0.171938" calcext:value-type="float">
            <text:p>0.171938</text:p>
          </table:table-cell>
          <table:table-cell office:value-type="float" office:value="0.341912" calcext:value-type="float">
            <text:p>0.341912</text:p>
          </table:table-cell>
        </table:table-row>
        <table:table-row table:style-name="ro2">
          <table:table-cell office:value-type="string" calcext:value-type="string">
            <text:p>Archaea;Euryarchaeota;Thermococci;Thermococcales;Thermococcaceae;Palaeococc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float" office:value="233.48" calcext:value-type="float">
            <text:p>233.48</text:p>
          </table:table-cell>
          <table:table-cell office:value-type="float" office:value="486.83" calcext:value-type="float">
            <text:p>486.83</text:p>
          </table:table-cell>
          <table:table-cell office:value-type="float" office:value="187.903" calcext:value-type="float">
            <text:p>187.903</text:p>
          </table:table-cell>
          <table:table-cell office:value-type="float" office:value="387.013" calcext:value-type="float">
            <text:p>387.013</text:p>
          </table:table-cell>
          <table:table-cell office:value-type="string" calcext:value-type="string">
            <text:p>|</text:p>
          </table:table-cell>
          <table:table-cell office:value-type="float" office:value="0.0046696" calcext:value-type="float">
            <text:p>0.0046696</text:p>
          </table:table-cell>
          <table:table-cell office:value-type="float" office:value="0.0097366" calcext:value-type="float">
            <text:p>0.0097366</text:p>
          </table:table-cell>
          <table:table-cell office:value-type="float" office:value="0.00375806" calcext:value-type="float">
            <text:p>0.00375806</text:p>
          </table:table-cell>
          <table:table-cell office:value-type="float" office:value="0.00774027" calcext:value-type="float">
            <text:p>0.00774027</text:p>
          </table:table-cell>
          <table:table-cell office:value-type="string" calcext:value-type="string">
            <text:p>|</text:p>
          </table:table-cell>
          <table:table-cell office:value-type="float" office:value="0.157863" calcext:value-type="float">
            <text:p>0.157863</text:p>
          </table:table-cell>
          <table:table-cell office:value-type="float" office:value="0.329162" calcext:value-type="float">
            <text:p>0.329162</text:p>
          </table:table-cell>
          <table:table-cell office:value-type="float" office:value="0.127047" calcext:value-type="float">
            <text:p>0.127047</text:p>
          </table:table-cell>
          <table:table-cell office:value-type="float" office:value="0.261672" calcext:value-type="float">
            <text:p>0.261672</text:p>
          </table:table-cell>
        </table:table-row>
        <table:table-row table:style-name="ro2">
          <table:table-cell office:value-type="string" calcext:value-type="string">
            <text:p>Archaea;Euryarchaeota;Thermococci;Thermococcales;Thermococcaceae;Pyrococcus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|</text:p>
          </table:table-cell>
          <table:table-cell office:value-type="float" office:value="226.833" calcext:value-type="float">
            <text:p>226.833</text:p>
          </table:table-cell>
          <table:table-cell office:value-type="float" office:value="586.762" calcext:value-type="float">
            <text:p>586.762</text:p>
          </table:table-cell>
          <table:table-cell office:value-type="float" office:value="177.64" calcext:value-type="float">
            <text:p>177.64</text:p>
          </table:table-cell>
          <table:table-cell office:value-type="float" office:value="473.128" calcext:value-type="float">
            <text:p>473.128</text:p>
          </table:table-cell>
          <table:table-cell office:value-type="string" calcext:value-type="string">
            <text:p>|</text:p>
          </table:table-cell>
          <table:table-cell office:value-type="float" office:value="0.00453666" calcext:value-type="float">
            <text:p>0.00453666</text:p>
          </table:table-cell>
          <table:table-cell office:value-type="float" office:value="0.0117352" calcext:value-type="float">
            <text:p>0.0117352</text:p>
          </table:table-cell>
          <table:table-cell office:value-type="float" office:value="0.00355279" calcext:value-type="float">
            <text:p>0.00355279</text:p>
          </table:table-cell>
          <table:table-cell office:value-type="float" office:value="0.00946255" calcext:value-type="float">
            <text:p>0.00946255</text:p>
          </table:table-cell>
          <table:table-cell office:value-type="string" calcext:value-type="string">
            <text:p>|</text:p>
          </table:table-cell>
          <table:table-cell office:value-type="float" office:value="0.151424" calcext:value-type="float">
            <text:p>0.151424</text:p>
          </table:table-cell>
          <table:table-cell office:value-type="float" office:value="0.391697" calcext:value-type="float">
            <text:p>0.391697</text:p>
          </table:table-cell>
          <table:table-cell office:value-type="float" office:value="0.118584" calcext:value-type="float">
            <text:p>0.118584</text:p>
          </table:table-cell>
          <table:table-cell office:value-type="float" office:value="0.31584" calcext:value-type="float">
            <text:p>0.31584</text:p>
          </table:table-cell>
        </table:table-row>
        <table:table-row table:style-name="ro2">
          <table:table-cell office:value-type="string" calcext:value-type="string">
            <text:p>Archaea;Euryarchaeota;Thermococci;Thermococcales;Thermococcaceae;Thermococcus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|</text:p>
          </table:table-cell>
          <table:table-cell office:value-type="float" office:value="395.054" calcext:value-type="float">
            <text:p>395.054</text:p>
          </table:table-cell>
          <table:table-cell office:value-type="float" office:value="784.433" calcext:value-type="float">
            <text:p>784.433</text:p>
          </table:table-cell>
          <table:table-cell office:value-type="float" office:value="265.143" calcext:value-type="float">
            <text:p>265.143</text:p>
          </table:table-cell>
          <table:table-cell office:value-type="float" office:value="530.418" calcext:value-type="float">
            <text:p>530.418</text:p>
          </table:table-cell>
          <table:table-cell office:value-type="string" calcext:value-type="string">
            <text:p>|</text:p>
          </table:table-cell>
          <table:table-cell office:value-type="float" office:value="0.00790107" calcext:value-type="float">
            <text:p>0.00790107</text:p>
          </table:table-cell>
          <table:table-cell office:value-type="float" office:value="0.0156887" calcext:value-type="float">
            <text:p>0.0156887</text:p>
          </table:table-cell>
          <table:table-cell office:value-type="float" office:value="0.00530286" calcext:value-type="float">
            <text:p>0.00530286</text:p>
          </table:table-cell>
          <table:table-cell office:value-type="float" office:value="0.0106084" calcext:value-type="float">
            <text:p>0.0106084</text:p>
          </table:table-cell>
          <table:table-cell office:value-type="string" calcext:value-type="string">
            <text:p>|</text:p>
          </table:table-cell>
          <table:table-cell office:value-type="float" office:value="0.246139" calcext:value-type="float">
            <text:p>0.246139</text:p>
          </table:table-cell>
          <table:table-cell office:value-type="float" office:value="0.488743" calcext:value-type="float">
            <text:p>0.488743</text:p>
          </table:table-cell>
          <table:table-cell office:value-type="float" office:value="0.165198" calcext:value-type="float">
            <text:p>0.165198</text:p>
          </table:table-cell>
          <table:table-cell office:value-type="float" office:value="0.330478" calcext:value-type="float">
            <text:p>0.330478</text:p>
          </table:table-cell>
        </table:table-row>
        <table:table-row table:style-name="ro2">
          <table:table-cell office:value-type="string" calcext:value-type="string">
            <text:p>Archaea;Euryarchaeota;Thermoplasmata</text:p>
          </table:table-cell>
          <table:table-cell office:value-type="float" office:value="2" calcext:value-type="float">
            <text:p>2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|</text:p>
          </table:table-cell>
          <table:table-cell office:value-type="float" office:value="949.035" calcext:value-type="float">
            <text:p>949.035</text:p>
          </table:table-cell>
          <table:table-cell office:value-type="float" office:value="1338.25" calcext:value-type="float">
            <text:p>1338.25</text:p>
          </table:table-cell>
          <table:table-cell office:value-type="float" office:value="710.866" calcext:value-type="float">
            <text:p>710.866</text:p>
          </table:table-cell>
          <table:table-cell office:value-type="float" office:value="967.311" calcext:value-type="float">
            <text:p>967.311</text:p>
          </table:table-cell>
          <table:table-cell office:value-type="string" calcext:value-type="string">
            <text:p>|</text:p>
          </table:table-cell>
          <table:table-cell office:value-type="float" office:value="0.0189807" calcext:value-type="float">
            <text:p>0.0189807</text:p>
          </table:table-cell>
          <table:table-cell office:value-type="float" office:value="0.026765" calcext:value-type="float">
            <text:p>0.026765</text:p>
          </table:table-cell>
          <table:table-cell office:value-type="float" office:value="0.0142173" calcext:value-type="float">
            <text:p>0.0142173</text:p>
          </table:table-cell>
          <table:table-cell office:value-type="float" office:value="0.0193462" calcext:value-type="float">
            <text:p>0.0193462</text:p>
          </table:table-cell>
          <table:table-cell office:value-type="string" calcext:value-type="string">
            <text:p>|</text:p>
          </table:table-cell>
          <table:table-cell office:value-type="float" office:value="0.259725" calcext:value-type="float">
            <text:p>0.259725</text:p>
          </table:table-cell>
          <table:table-cell office:value-type="float" office:value="0.366242" calcext:value-type="float">
            <text:p>0.366242</text:p>
          </table:table-cell>
          <table:table-cell office:value-type="float" office:value="0.194544" calcext:value-type="float">
            <text:p>0.194544</text:p>
          </table:table-cell>
          <table:table-cell office:value-type="float" office:value="0.264727" calcext:value-type="float">
            <text:p>0.264727</text:p>
          </table:table-cell>
        </table:table-row>
        <table:table-row table:style-name="ro2">
          <table:table-cell office:value-type="string" calcext:value-type="string">
            <text:p>Archaea;Euryarchaeota;Thermoplasmata;014H09-A-SD-P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</text:p>
          </table:table-cell>
          <table:table-cell office:value-type="float" office:value="277.002" calcext:value-type="float">
            <text:p>277.002</text:p>
          </table:table-cell>
          <table:table-cell office:value-type="float" office:value="454.826" calcext:value-type="float">
            <text:p>454.826</text:p>
          </table:table-cell>
          <table:table-cell office:value-type="float" office:value="240.996" calcext:value-type="float">
            <text:p>240.996</text:p>
          </table:table-cell>
          <table:table-cell office:value-type="float" office:value="387.869" calcext:value-type="float">
            <text:p>387.869</text:p>
          </table:table-cell>
          <table:table-cell office:value-type="string" calcext:value-type="string">
            <text:p>|</text:p>
          </table:table-cell>
          <table:table-cell office:value-type="float" office:value="0.00554005" calcext:value-type="float">
            <text:p>0.00554005</text:p>
          </table:table-cell>
          <table:table-cell office:value-type="float" office:value="0.00909652" calcext:value-type="float">
            <text:p>0.00909652</text:p>
          </table:table-cell>
          <table:table-cell office:value-type="float" office:value="0.00481992" calcext:value-type="float">
            <text:p>0.00481992</text:p>
          </table:table-cell>
          <table:table-cell office:value-type="float" office:value="0.00775739" calcext:value-type="float">
            <text:p>0.00775739</text:p>
          </table:table-cell>
          <table:table-cell office:value-type="string" calcext:value-type="string">
            <text:p>|</text:p>
          </table:table-cell>
          <table:table-cell office:value-type="float" office:value="0.203678" calcext:value-type="float">
            <text:p>0.203678</text:p>
          </table:table-cell>
          <table:table-cell office:value-type="float" office:value="0.334431" calcext:value-type="float">
            <text:p>0.334431</text:p>
          </table:table-cell>
          <table:table-cell office:value-type="float" office:value="0.177203" calcext:value-type="float">
            <text:p>0.177203</text:p>
          </table:table-cell>
          <table:table-cell office:value-type="float" office:value="0.285198" calcext:value-type="float">
            <text:p>0.285198</text:p>
          </table:table-cell>
        </table:table-row>
        <table:table-row table:style-name="ro2">
          <table:table-cell office:value-type="string" calcext:value-type="string">
            <text:p>Archaea;Euryarchaeota;Thermoplasmata;059A02-A-SD-P9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float" office:value="287.726" calcext:value-type="float">
            <text:p>287.726</text:p>
          </table:table-cell>
          <table:table-cell office:value-type="float" office:value="500.405" calcext:value-type="float">
            <text:p>500.405</text:p>
          </table:table-cell>
          <table:table-cell office:value-type="float" office:value="229.267" calcext:value-type="float">
            <text:p>229.267</text:p>
          </table:table-cell>
          <table:table-cell office:value-type="float" office:value="390.181" calcext:value-type="float">
            <text:p>390.181</text:p>
          </table:table-cell>
          <table:table-cell office:value-type="string" calcext:value-type="string">
            <text:p>|</text:p>
          </table:table-cell>
          <table:table-cell office:value-type="float" office:value="0.00575453" calcext:value-type="float">
            <text:p>0.00575453</text:p>
          </table:table-cell>
          <table:table-cell office:value-type="float" office:value="0.0100081" calcext:value-type="float">
            <text:p>0.0100081</text:p>
          </table:table-cell>
          <table:table-cell office:value-type="float" office:value="0.00458534" calcext:value-type="float">
            <text:p>0.00458534</text:p>
          </table:table-cell>
          <table:table-cell office:value-type="float" office:value="0.00780362" calcext:value-type="float">
            <text:p>0.00780362</text:p>
          </table:table-cell>
          <table:table-cell office:value-type="string" calcext:value-type="string">
            <text:p>|</text:p>
          </table:table-cell>
          <table:table-cell office:value-type="float" office:value="0.208649" calcext:value-type="float">
            <text:p>0.208649</text:p>
          </table:table-cell>
          <table:table-cell office:value-type="float" office:value="0.362875" calcext:value-type="float">
            <text:p>0.362875</text:p>
          </table:table-cell>
          <table:table-cell office:value-type="float" office:value="0.166256" calcext:value-type="float">
            <text:p>0.166256</text:p>
          </table:table-cell>
          <table:table-cell office:value-type="float" office:value="0.282945" calcext:value-type="float">
            <text:p>0.282945</text:p>
          </table:table-cell>
        </table:table-row>
        <table:table-row table:style-name="ro2">
          <table:table-cell office:value-type="string" calcext:value-type="string">
            <text:p>Archaea;Euryarchaeota;Thermoplasmata;19c-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float" office:value="221.44" calcext:value-type="float">
            <text:p>221.44</text:p>
          </table:table-cell>
          <table:table-cell office:value-type="float" office:value="443.908" calcext:value-type="float">
            <text:p>443.908</text:p>
          </table:table-cell>
          <table:table-cell office:value-type="float" office:value="180.7" calcext:value-type="float">
            <text:p>180.7</text:p>
          </table:table-cell>
          <table:table-cell office:value-type="float" office:value="358.71" calcext:value-type="float">
            <text:p>358.71</text:p>
          </table:table-cell>
          <table:table-cell office:value-type="string" calcext:value-type="string">
            <text:p>|</text:p>
          </table:table-cell>
          <table:table-cell office:value-type="float" office:value="0.0044288" calcext:value-type="float">
            <text:p>0.0044288</text:p>
          </table:table-cell>
          <table:table-cell office:value-type="float" office:value="0.00887815" calcext:value-type="float">
            <text:p>0.00887815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00717421" calcext:value-type="float">
            <text:p>0.00717421</text:p>
          </table:table-cell>
          <table:table-cell office:value-type="string" calcext:value-type="string">
            <text:p>|</text:p>
          </table:table-cell>
          <table:table-cell office:value-type="float" office:value="0.151879" calcext:value-type="float">
            <text:p>0.151879</text:p>
          </table:table-cell>
          <table:table-cell office:value-type="float" office:value="0.304463" calcext:value-type="float">
            <text:p>0.304463</text:p>
          </table:table-cell>
          <table:table-cell office:value-type="float" office:value="0.123937" calcext:value-type="float">
            <text:p>0.123937</text:p>
          </table:table-cell>
          <table:table-cell office:value-type="float" office:value="0.246029" calcext:value-type="float">
            <text:p>0.246029</text:p>
          </table:table-cell>
        </table:table-row>
        <table:table-row table:style-name="ro2">
          <table:table-cell office:value-type="string" calcext:value-type="string">
            <text:p>Archaea;Euryarchaeota;Thermoplasmata;20a-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office:value-type="float" office:value="714.325" calcext:value-type="float">
            <text:p>714.325</text:p>
          </table:table-cell>
          <table:table-cell office:value-type="float" office:value="1154.81" calcext:value-type="float">
            <text:p>1154.81</text:p>
          </table:table-cell>
          <table:table-cell office:value-type="float" office:value="456.672" calcext:value-type="float">
            <text:p>456.672</text:p>
          </table:table-cell>
          <table:table-cell office:value-type="float" office:value="720.759" calcext:value-type="float">
            <text:p>720.759</text:p>
          </table:table-cell>
          <table:table-cell office:value-type="string" calcext:value-type="string">
            <text:p>|</text:p>
          </table:table-cell>
          <table:table-cell office:value-type="float" office:value="0.0142865" calcext:value-type="float">
            <text:p>0.0142865</text:p>
          </table:table-cell>
          <table:table-cell office:value-type="float" office:value="0.0230962" calcext:value-type="float">
            <text:p>0.0230962</text:p>
          </table:table-cell>
          <table:table-cell office:value-type="float" office:value="0.00913344" calcext:value-type="float">
            <text:p>0.00913344</text:p>
          </table:table-cell>
          <table:table-cell office:value-type="float" office:value="0.0144152" calcext:value-type="float">
            <text:p>0.0144152</text:p>
          </table:table-cell>
          <table:table-cell office:value-type="string" calcext:value-type="string">
            <text:p>|</text:p>
          </table:table-cell>
          <table:table-cell office:value-type="float" office:value="0.472125" calcext:value-type="float">
            <text:p>0.472125</text:p>
          </table:table-cell>
          <table:table-cell office:value-type="float" office:value="0.763258" calcext:value-type="float">
            <text:p>0.763258</text:p>
          </table:table-cell>
          <table:table-cell office:value-type="float" office:value="0.301832" calcext:value-type="float">
            <text:p>0.301832</text:p>
          </table:table-cell>
          <table:table-cell office:value-type="float" office:value="0.476377" calcext:value-type="float">
            <text:p>0.476377</text:p>
          </table:table-cell>
        </table:table-row>
        <table:table-row table:style-name="ro2">
          <table:table-cell office:value-type="string" calcext:value-type="string">
            <text:p>Archaea;Euryarchaeota;Thermoplasmata;Fe-A-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433.562" calcext:value-type="float">
            <text:p>433.562</text:p>
          </table:table-cell>
          <table:table-cell office:value-type="float" office:value="590.772" calcext:value-type="float">
            <text:p>590.772</text:p>
          </table:table-cell>
          <table:table-cell office:value-type="float" office:value="227.589" calcext:value-type="float">
            <text:p>227.589</text:p>
          </table:table-cell>
          <table:table-cell office:value-type="float" office:value="268.522" calcext:value-type="float">
            <text:p>268.522</text:p>
          </table:table-cell>
          <table:table-cell office:value-type="string" calcext:value-type="string">
            <text:p>|</text:p>
          </table:table-cell>
          <table:table-cell office:value-type="float" office:value="0.00867125" calcext:value-type="float">
            <text:p>0.00867125</text:p>
          </table:table-cell>
          <table:table-cell office:value-type="float" office:value="0.0118154" calcext:value-type="float">
            <text:p>0.0118154</text:p>
          </table:table-cell>
          <table:table-cell office:value-type="float" office:value="0.00455177" calcext:value-type="float">
            <text:p>0.00455177</text:p>
          </table:table-cell>
          <table:table-cell office:value-type="float" office:value="0.00537045" calcext:value-type="float">
            <text:p>0.00537045</text:p>
          </table:table-cell>
          <table:table-cell office:value-type="string" calcext:value-type="string">
            <text:p>|</text:p>
          </table:table-cell>
          <table:table-cell office:value-type="float" office:value="0.296352" calcext:value-type="float">
            <text:p>0.296352</text:p>
          </table:table-cell>
          <table:table-cell office:value-type="float" office:value="0.403809" calcext:value-type="float">
            <text:p>0.403809</text:p>
          </table:table-cell>
          <table:table-cell office:value-type="float" office:value="0.155563" calcext:value-type="float">
            <text:p>0.155563</text:p>
          </table:table-cell>
          <table:table-cell office:value-type="float" office:value="0.183542" calcext:value-type="float">
            <text:p>0.183542</text:p>
          </table:table-cell>
        </table:table-row>
        <table:table-row table:style-name="ro2">
          <table:table-cell office:value-type="string" calcext:value-type="string">
            <text:p>Archaea;Euryarchaeota;Thermoplasmata;Kazan-3A-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float" office:value="438.057" calcext:value-type="float">
            <text:p>438.057</text:p>
          </table:table-cell>
          <table:table-cell office:value-type="float" office:value="722.701" calcext:value-type="float">
            <text:p>722.701</text:p>
          </table:table-cell>
          <table:table-cell office:value-type="float" office:value="312.635" calcext:value-type="float">
            <text:p>312.635</text:p>
          </table:table-cell>
          <table:table-cell office:value-type="float" office:value="478.316" calcext:value-type="float">
            <text:p>478.316</text:p>
          </table:table-cell>
          <table:table-cell office:value-type="string" calcext:value-type="string">
            <text:p>|</text:p>
          </table:table-cell>
          <table:table-cell office:value-type="float" office:value="0.00876114" calcext:value-type="float">
            <text:p>0.00876114</text:p>
          </table:table-cell>
          <table:table-cell office:value-type="float" office:value="0.014454" calcext:value-type="float">
            <text:p>0.014454</text:p>
          </table:table-cell>
          <table:table-cell office:value-type="float" office:value="0.00625269" calcext:value-type="float">
            <text:p>0.00625269</text:p>
          </table:table-cell>
          <table:table-cell office:value-type="float" office:value="0.00956631" calcext:value-type="float">
            <text:p>0.00956631</text:p>
          </table:table-cell>
          <table:table-cell office:value-type="string" calcext:value-type="string">
            <text:p>|</text:p>
          </table:table-cell>
          <table:table-cell office:value-type="float" office:value="0.297796" calcext:value-type="float">
            <text:p>0.297796</text:p>
          </table:table-cell>
          <table:table-cell office:value-type="float" office:value="0.491299" calcext:value-type="float">
            <text:p>0.491299</text:p>
          </table:table-cell>
          <table:table-cell office:value-type="float" office:value="0.212532" calcext:value-type="float">
            <text:p>0.212532</text:p>
          </table:table-cell>
          <table:table-cell office:value-type="float" office:value="0.325164" calcext:value-type="float">
            <text:p>0.325164</text:p>
          </table:table-cell>
        </table:table-row>
        <table:table-row table:style-name="ro2">
          <table:table-cell office:value-type="string" calcext:value-type="string">
            <text:p>Archaea;Euryarchaeota;Thermoplasmata;Marine Benthic Group E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|</text:p>
          </table:table-cell>
          <table:table-cell office:value-type="float" office:value="682.706" calcext:value-type="float">
            <text:p>682.706</text:p>
          </table:table-cell>
          <table:table-cell office:value-type="float" office:value="1075.66" calcext:value-type="float">
            <text:p>1075.66</text:p>
          </table:table-cell>
          <table:table-cell office:value-type="float" office:value="474.25" calcext:value-type="float">
            <text:p>474.25</text:p>
          </table:table-cell>
          <table:table-cell office:value-type="float" office:value="726.44" calcext:value-type="float">
            <text:p>726.44</text:p>
          </table:table-cell>
          <table:table-cell office:value-type="string" calcext:value-type="string">
            <text:p>|</text:p>
          </table:table-cell>
          <table:table-cell office:value-type="float" office:value="0.0136541" calcext:value-type="float">
            <text:p>0.0136541</text:p>
          </table:table-cell>
          <table:table-cell office:value-type="float" office:value="0.0215132" calcext:value-type="float">
            <text:p>0.0215132</text:p>
          </table:table-cell>
          <table:table-cell office:value-type="float" office:value="0.00948499" calcext:value-type="float">
            <text:p>0.00948499</text:p>
          </table:table-cell>
          <table:table-cell office:value-type="float" office:value="0.0145288" calcext:value-type="float">
            <text:p>0.0145288</text:p>
          </table:table-cell>
          <table:table-cell office:value-type="string" calcext:value-type="string">
            <text:p>|</text:p>
          </table:table-cell>
          <table:table-cell office:value-type="float" office:value="0.423778" calcext:value-type="float">
            <text:p>0.423778</text:p>
          </table:table-cell>
          <table:table-cell office:value-type="float" office:value="0.667698" calcext:value-type="float">
            <text:p>0.667698</text:p>
          </table:table-cell>
          <table:table-cell office:value-type="float" office:value="0.294382" calcext:value-type="float">
            <text:p>0.294382</text:p>
          </table:table-cell>
          <table:table-cell office:value-type="float" office:value="0.450925" calcext:value-type="float">
            <text:p>0.450925</text:p>
          </table:table-cell>
        </table:table-row>
        <table:table-row table:style-name="ro2">
          <table:table-cell office:value-type="string" calcext:value-type="string">
            <text:p>Archaea;Euryarchaeota;Thermoplasmata;MSBL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|</text:p>
          </table:table-cell>
          <table:table-cell office:value-type="float" office:value="528.426" calcext:value-type="float">
            <text:p>528.426</text:p>
          </table:table-cell>
          <table:table-cell office:value-type="float" office:value="888.56" calcext:value-type="float">
            <text:p>888.56</text:p>
          </table:table-cell>
          <table:table-cell office:value-type="float" office:value="416.28" calcext:value-type="float">
            <text:p>416.28</text:p>
          </table:table-cell>
          <table:table-cell office:value-type="float" office:value="691.652" calcext:value-type="float">
            <text:p>691.652</text:p>
          </table:table-cell>
          <table:table-cell office:value-type="string" calcext:value-type="string">
            <text:p>|</text:p>
          </table:table-cell>
          <table:table-cell office:value-type="float" office:value="0.0105685" calcext:value-type="float">
            <text:p>0.0105685</text:p>
          </table:table-cell>
          <table:table-cell office:value-type="float" office:value="0.0177712" calcext:value-type="float">
            <text:p>0.0177712</text:p>
          </table:table-cell>
          <table:table-cell office:value-type="float" office:value="0.00832559" calcext:value-type="float">
            <text:p>0.00832559</text:p>
          </table:table-cell>
          <table:table-cell office:value-type="float" office:value="0.013833" calcext:value-type="float">
            <text:p>0.013833</text:p>
          </table:table-cell>
          <table:table-cell office:value-type="string" calcext:value-type="string">
            <text:p>|</text:p>
          </table:table-cell>
          <table:table-cell office:value-type="float" office:value="0.320064" calcext:value-type="float">
            <text:p>0.320064</text:p>
          </table:table-cell>
          <table:table-cell office:value-type="float" office:value="0.538195" calcext:value-type="float">
            <text:p>0.538195</text:p>
          </table:table-cell>
          <table:table-cell office:value-type="float" office:value="0.252138" calcext:value-type="float">
            <text:p>0.252138</text:p>
          </table:table-cell>
          <table:table-cell office:value-type="float" office:value="0.418929" calcext:value-type="float">
            <text:p>0.418929</text:p>
          </table:table-cell>
        </table:table-row>
        <table:table-row table:style-name="ro2">
          <table:table-cell office:value-type="string" calcext:value-type="string">
            <text:p>Archaea;Euryarchaeota;Thermoplasmata;South African Goldmine Gp(SAGMEG)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|</text:p>
          </table:table-cell>
          <table:table-cell office:value-type="float" office:value="511.045" calcext:value-type="float">
            <text:p>511.045</text:p>
          </table:table-cell>
          <table:table-cell office:value-type="float" office:value="902.382" calcext:value-type="float">
            <text:p>902.382</text:p>
          </table:table-cell>
          <table:table-cell office:value-type="float" office:value="404.164" calcext:value-type="float">
            <text:p>404.164</text:p>
          </table:table-cell>
          <table:table-cell office:value-type="float" office:value="709.157" calcext:value-type="float">
            <text:p>709.157</text:p>
          </table:table-cell>
          <table:table-cell office:value-type="string" calcext:value-type="string">
            <text:p>|</text:p>
          </table:table-cell>
          <table:table-cell office:value-type="float" office:value="0.0102209" calcext:value-type="float">
            <text:p>0.0102209</text:p>
          </table:table-cell>
          <table:table-cell office:value-type="float" office:value="0.0180476" calcext:value-type="float">
            <text:p>0.0180476</text:p>
          </table:table-cell>
          <table:table-cell office:value-type="float" office:value="0.00808327" calcext:value-type="float">
            <text:p>0.00808327</text:p>
          </table:table-cell>
          <table:table-cell office:value-type="float" office:value="0.0141831" calcext:value-type="float">
            <text:p>0.0141831</text:p>
          </table:table-cell>
          <table:table-cell office:value-type="string" calcext:value-type="string">
            <text:p>|</text:p>
          </table:table-cell>
          <table:table-cell office:value-type="float" office:value="0.262748" calcext:value-type="float">
            <text:p>0.262748</text:p>
          </table:table-cell>
          <table:table-cell office:value-type="float" office:value="0.46395" calcext:value-type="float">
            <text:p>0.46395</text:p>
          </table:table-cell>
          <table:table-cell office:value-type="float" office:value="0.207796" calcext:value-type="float">
            <text:p>0.207796</text:p>
          </table:table-cell>
          <table:table-cell office:value-type="float" office:value="0.364605" calcext:value-type="float">
            <text:p>0.364605</text:p>
          </table:table-cell>
        </table:table-row>
        <table:table-row table:style-name="ro2">
          <table:table-cell office:value-type="string" calcext:value-type="string">
            <text:p>Archaea;Euryarchaeota;Thermoplasmata;Thermoplasmatales</text:p>
          </table:table-cell>
          <table:table-cell office:value-type="float" office:value="3" calcext:value-type="float">
            <text:p>3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|</text:p>
          </table:table-cell>
          <table:table-cell office:value-type="float" office:value="874.805" calcext:value-type="float">
            <text:p>874.805</text:p>
          </table:table-cell>
          <table:table-cell office:value-type="float" office:value="1255.68" calcext:value-type="float">
            <text:p>1255.68</text:p>
          </table:table-cell>
          <table:table-cell office:value-type="float" office:value="645.74" calcext:value-type="float">
            <text:p>645.74</text:p>
          </table:table-cell>
          <table:table-cell office:value-type="float" office:value="892.314" calcext:value-type="float">
            <text:p>892.314</text:p>
          </table:table-cell>
          <table:table-cell office:value-type="string" calcext:value-type="string">
            <text:p>|</text:p>
          </table:table-cell>
          <table:table-cell office:value-type="float" office:value="0.0174961" calcext:value-type="float">
            <text:p>0.0174961</text:p>
          </table:table-cell>
          <table:table-cell office:value-type="float" office:value="0.0251136" calcext:value-type="float">
            <text:p>0.0251136</text:p>
          </table:table-cell>
          <table:table-cell office:value-type="float" office:value="0.0129148" calcext:value-type="float">
            <text:p>0.0129148</text:p>
          </table:table-cell>
          <table:table-cell office:value-type="float" office:value="0.0178463" calcext:value-type="float">
            <text:p>0.0178463</text:p>
          </table:table-cell>
          <table:table-cell office:value-type="string" calcext:value-type="string">
            <text:p>|</text:p>
          </table:table-cell>
          <table:table-cell office:value-type="float" office:value="0.26777" calcext:value-type="float">
            <text:p>0.26777</text:p>
          </table:table-cell>
          <table:table-cell office:value-type="float" office:value="0.384352" calcext:value-type="float">
            <text:p>0.384352</text:p>
          </table:table-cell>
          <table:table-cell office:value-type="float" office:value="0.197655" calcext:value-type="float">
            <text:p>0.197655</text:p>
          </table:table-cell>
          <table:table-cell office:value-type="float" office:value="0.273129" calcext:value-type="float">
            <text:p>0.273129</text:p>
          </table:table-cell>
        </table:table-row>
        <table:table-row table:style-name="ro2">
          <table:table-cell office:value-type="string" calcext:value-type="string">
            <text:p>Archaea;Euryarchaeota;Thermoplasmata;Thermoplasmatales;20c-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|</text:p>
          </table:table-cell>
          <table:table-cell office:value-type="float" office:value="663.904" calcext:value-type="float">
            <text:p>663.904</text:p>
          </table:table-cell>
          <table:table-cell office:value-type="float" office:value="944.09" calcext:value-type="float">
            <text:p>944.09</text:p>
          </table:table-cell>
          <table:table-cell office:value-type="float" office:value="391.002" calcext:value-type="float">
            <text:p>391.002</text:p>
          </table:table-cell>
          <table:table-cell office:value-type="float" office:value="510.987" calcext:value-type="float">
            <text:p>510.987</text:p>
          </table:table-cell>
          <table:table-cell office:value-type="string" calcext:value-type="string">
            <text:p>|</text:p>
          </table:table-cell>
          <table:table-cell office:value-type="float" office:value="0.0132781" calcext:value-type="float">
            <text:p>0.0132781</text:p>
          </table:table-cell>
          <table:table-cell office:value-type="float" office:value="0.0188818" calcext:value-type="float">
            <text:p>0.0188818</text:p>
          </table:table-cell>
          <table:table-cell office:value-type="float" office:value="0.00782004" calcext:value-type="float">
            <text:p>0.00782004</text:p>
          </table:table-cell>
          <table:table-cell office:value-type="float" office:value="0.0102197" calcext:value-type="float">
            <text:p>0.0102197</text:p>
          </table:table-cell>
          <table:table-cell office:value-type="string" calcext:value-type="string">
            <text:p>|</text:p>
          </table:table-cell>
          <table:table-cell office:value-type="float" office:value="0.391915" calcext:value-type="float">
            <text:p>0.391915</text:p>
          </table:table-cell>
          <table:table-cell office:value-type="float" office:value="0.557314" calcext:value-type="float">
            <text:p>0.557314</text:p>
          </table:table-cell>
          <table:table-cell office:value-type="float" office:value="0.230816" calcext:value-type="float">
            <text:p>0.230816</text:p>
          </table:table-cell>
          <table:table-cell office:value-type="float" office:value="0.301645" calcext:value-type="float">
            <text:p>0.301645</text:p>
          </table:table-cell>
        </table:table-row>
        <table:table-row table:style-name="ro2">
          <table:table-cell office:value-type="string" calcext:value-type="string">
            <text:p>Archaea;Euryarchaeota;Thermoplasmata;Thermoplasmatales;2B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620.838" calcext:value-type="float">
            <text:p>620.838</text:p>
          </table:table-cell>
          <table:table-cell office:value-type="float" office:value="904.1" calcext:value-type="float">
            <text:p>904.1</text:p>
          </table:table-cell>
          <table:table-cell office:value-type="float" office:value="442.701" calcext:value-type="float">
            <text:p>442.701</text:p>
          </table:table-cell>
          <table:table-cell office:value-type="float" office:value="598.951" calcext:value-type="float">
            <text:p>598.951</text:p>
          </table:table-cell>
          <table:table-cell office:value-type="string" calcext:value-type="string">
            <text:p>|</text:p>
          </table:table-cell>
          <table:table-cell office:value-type="float" office:value="0.0124168" calcext:value-type="float">
            <text:p>0.0124168</text:p>
          </table:table-cell>
          <table:table-cell office:value-type="float" office:value="0.018082" calcext:value-type="float">
            <text:p>0.018082</text:p>
          </table:table-cell>
          <table:table-cell office:value-type="float" office:value="0.00885402" calcext:value-type="float">
            <text:p>0.00885402</text:p>
          </table:table-cell>
          <table:table-cell office:value-type="float" office:value="0.011979" calcext:value-type="float">
            <text:p>0.011979</text:p>
          </table:table-cell>
          <table:table-cell office:value-type="string" calcext:value-type="string">
            <text:p>|</text:p>
          </table:table-cell>
          <table:table-cell office:value-type="float" office:value="0.41723" calcext:value-type="float">
            <text:p>0.41723</text:p>
          </table:table-cell>
          <table:table-cell office:value-type="float" office:value="0.607594" calcext:value-type="float">
            <text:p>0.607594</text:p>
          </table:table-cell>
          <table:table-cell office:value-type="float" office:value="0.297514" calcext:value-type="float">
            <text:p>0.297514</text:p>
          </table:table-cell>
          <table:table-cell office:value-type="float" office:value="0.402521" calcext:value-type="float">
            <text:p>0.402521</text:p>
          </table:table-cell>
        </table:table-row>
        <table:table-row table:style-name="ro2">
          <table:table-cell office:value-type="string" calcext:value-type="string">
            <text:p>Archaea;Euryarchaeota;Thermoplasmata;Thermoplasmatales;4559-3-R1-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82.5" calcext:value-type="float">
            <text:p>82.5</text:p>
          </table:table-cell>
          <table:table-cell office:value-type="float" office:value="89" calcext:value-type="float">
            <text:p>89</text:p>
          </table:table-cell>
          <table:table-cell office:value-type="float" office:value="79.25" calcext:value-type="float">
            <text:p>79.2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|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0165" calcext:value-type="float">
            <text:p>0.00165</text:p>
          </table:table-cell>
          <table:table-cell office:value-type="string" calcext:value-type="string">
            <text:p>|</text:p>
          </table:table-cell>
          <table:table-cell office:value-type="float" office:value="0.088047" calcext:value-type="float">
            <text:p>0.088047</text:p>
          </table:table-cell>
          <table:table-cell office:value-type="float" office:value="0.094984" calcext:value-type="float">
            <text:p>0.094984</text:p>
          </table:table-cell>
          <table:table-cell office:value-type="float" office:value="0.0845784" calcext:value-type="float">
            <text:p>0.0845784</text:p>
          </table:table-cell>
          <table:table-cell office:value-type="float" office:value="0.088047" calcext:value-type="float">
            <text:p>0.088047</text:p>
          </table:table-cell>
        </table:table-row>
        <table:table-row table:style-name="ro2">
          <table:table-cell office:value-type="string" calcext:value-type="string">
            <text:p>Archaea;Euryarchaeota;Thermoplasmata;Thermoplasmatales;A1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|</text:p>
          </table:table-cell>
          <table:table-cell office:value-type="float" office:value="493.928" calcext:value-type="float">
            <text:p>493.928</text:p>
          </table:table-cell>
          <table:table-cell office:value-type="float" office:value="885.825" calcext:value-type="float">
            <text:p>885.825</text:p>
          </table:table-cell>
          <table:table-cell office:value-type="float" office:value="353.53" calcext:value-type="float">
            <text:p>353.53</text:p>
          </table:table-cell>
          <table:table-cell office:value-type="float" office:value="627.158" calcext:value-type="float">
            <text:p>627.158</text:p>
          </table:table-cell>
          <table:table-cell office:value-type="string" calcext:value-type="string">
            <text:p>|</text:p>
          </table:table-cell>
          <table:table-cell office:value-type="float" office:value="0.00987857" calcext:value-type="float">
            <text:p>0.00987857</text:p>
          </table:table-cell>
          <table:table-cell office:value-type="float" office:value="0.0177165" calcext:value-type="float">
            <text:p>0.0177165</text:p>
          </table:table-cell>
          <table:table-cell office:value-type="float" office:value="0.00707061" calcext:value-type="float">
            <text:p>0.00707061</text:p>
          </table:table-cell>
          <table:table-cell office:value-type="float" office:value="0.0125432" calcext:value-type="float">
            <text:p>0.0125432</text:p>
          </table:table-cell>
          <table:table-cell office:value-type="string" calcext:value-type="string">
            <text:p>|</text:p>
          </table:table-cell>
          <table:table-cell office:value-type="float" office:value="0.331718" calcext:value-type="float">
            <text:p>0.331718</text:p>
          </table:table-cell>
          <table:table-cell office:value-type="float" office:value="0.594913" calcext:value-type="float">
            <text:p>0.594913</text:p>
          </table:table-cell>
          <table:table-cell office:value-type="float" office:value="0.237428" calcext:value-type="float">
            <text:p>0.237428</text:p>
          </table:table-cell>
          <table:table-cell office:value-type="float" office:value="0.421194" calcext:value-type="float">
            <text:p>0.421194</text:p>
          </table:table-cell>
        </table:table-row>
        <table:table-row table:style-name="ro2">
          <table:table-cell office:value-type="string" calcext:value-type="string">
            <text:p>Archaea;Euryarchaeota;Thermoplasmata;Thermoplasmatales;AMOS1A-4113-D0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|</text:p>
          </table:table-cell>
          <table:table-cell office:value-type="float" office:value="646.662" calcext:value-type="float">
            <text:p>646.662</text:p>
          </table:table-cell>
          <table:table-cell office:value-type="float" office:value="1054.56" calcext:value-type="float">
            <text:p>1054.56</text:p>
          </table:table-cell>
          <table:table-cell office:value-type="float" office:value="468.084" calcext:value-type="float">
            <text:p>468.084</text:p>
          </table:table-cell>
          <table:table-cell office:value-type="float" office:value="752.871" calcext:value-type="float">
            <text:p>752.871</text:p>
          </table:table-cell>
          <table:table-cell office:value-type="string" calcext:value-type="string">
            <text:p>|</text:p>
          </table:table-cell>
          <table:table-cell office:value-type="float" office:value="0.0129332" calcext:value-type="float">
            <text:p>0.0129332</text:p>
          </table:table-cell>
          <table:table-cell office:value-type="float" office:value="0.0210913" calcext:value-type="float">
            <text:p>0.0210913</text:p>
          </table:table-cell>
          <table:table-cell office:value-type="float" office:value="0.00936167" calcext:value-type="float">
            <text:p>0.00936167</text:p>
          </table:table-cell>
          <table:table-cell office:value-type="float" office:value="0.0150574" calcext:value-type="float">
            <text:p>0.0150574</text:p>
          </table:table-cell>
          <table:table-cell office:value-type="string" calcext:value-type="string">
            <text:p>|</text:p>
          </table:table-cell>
          <table:table-cell office:value-type="float" office:value="0.381962" calcext:value-type="float">
            <text:p>0.381962</text:p>
          </table:table-cell>
          <table:table-cell office:value-type="float" office:value="0.622897" calcext:value-type="float">
            <text:p>0.622897</text:p>
          </table:table-cell>
          <table:table-cell office:value-type="float" office:value="0.276482" calcext:value-type="float">
            <text:p>0.276482</text:p>
          </table:table-cell>
          <table:table-cell office:value-type="float" office:value="0.444696" calcext:value-type="float">
            <text:p>0.444696</text:p>
          </table:table-cell>
        </table:table-row>
        <table:table-row table:style-name="ro2">
          <table:table-cell office:value-type="string" calcext:value-type="string">
            <text:p>Archaea;Euryarchaeota;Thermoplasmata;Thermoplasmatales;AMOS4A-452-E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295.446" calcext:value-type="float">
            <text:p>295.446</text:p>
          </table:table-cell>
          <table:table-cell office:value-type="float" office:value="508.484" calcext:value-type="float">
            <text:p>508.484</text:p>
          </table:table-cell>
          <table:table-cell office:value-type="float" office:value="112.881" calcext:value-type="float">
            <text:p>112.881</text:p>
          </table:table-cell>
          <table:table-cell office:value-type="float" office:value="189.001" calcext:value-type="float">
            <text:p>189.001</text:p>
          </table:table-cell>
          <table:table-cell office:value-type="string" calcext:value-type="string">
            <text:p>|</text:p>
          </table:table-cell>
          <table:table-cell office:value-type="float" office:value="0.00590891" calcext:value-type="float">
            <text:p>0.00590891</text:p>
          </table:table-cell>
          <table:table-cell office:value-type="float" office:value="0.0101697" calcext:value-type="float">
            <text:p>0.0101697</text:p>
          </table:table-cell>
          <table:table-cell office:value-type="float" office:value="0.00225762" calcext:value-type="float">
            <text:p>0.00225762</text:p>
          </table:table-cell>
          <table:table-cell office:value-type="float" office:value="0.00378002" calcext:value-type="float">
            <text:p>0.00378002</text:p>
          </table:table-cell>
          <table:table-cell office:value-type="string" calcext:value-type="string">
            <text:p>|</text:p>
          </table:table-cell>
          <table:table-cell office:value-type="float" office:value="0.207914" calcext:value-type="float">
            <text:p>0.207914</text:p>
          </table:table-cell>
          <table:table-cell office:value-type="float" office:value="0.357836" calcext:value-type="float">
            <text:p>0.357836</text:p>
          </table:table-cell>
          <table:table-cell office:value-type="float" office:value="0.0794379" calcext:value-type="float">
            <text:p>0.0794379</text:p>
          </table:table-cell>
          <table:table-cell office:value-type="float" office:value="0.133006" calcext:value-type="float">
            <text:p>0.133006</text:p>
          </table:table-cell>
        </table:table-row>
        <table:table-row table:style-name="ro2">
          <table:table-cell office:value-type="string" calcext:value-type="string">
            <text:p>Archaea;Euryarchaeota;Thermoplasmata;Thermoplasmatales;Amsterdam-1A-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271.5" calcext:value-type="float">
            <text:p>271.5</text:p>
          </table:table-cell>
          <table:table-cell office:value-type="float" office:value="465" calcext:value-type="float">
            <text:p>465</text:p>
          </table:table-cell>
          <table:table-cell office:value-type="float" office:value="174.75" calcext:value-type="float">
            <text:p>174.75</text:p>
          </table:table-cell>
          <table:table-cell office:value-type="float" office:value="271.5" calcext:value-type="float">
            <text:p>271.5</text:p>
          </table:table-cell>
          <table:table-cell office:value-type="string" calcext:value-type="string">
            <text:p>|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543" calcext:value-type="float">
            <text:p>0.00543</text:p>
          </table:table-cell>
          <table:table-cell office:value-type="string" calcext:value-type="string">
            <text:p>|</text:p>
          </table:table-cell>
          <table:table-cell office:value-type="float" office:value="0.211613" calcext:value-type="float">
            <text:p>0.211613</text:p>
          </table:table-cell>
          <table:table-cell office:value-type="float" office:value="0.362432" calcext:value-type="float">
            <text:p>0.362432</text:p>
          </table:table-cell>
          <table:table-cell office:value-type="float" office:value="0.136204" calcext:value-type="float">
            <text:p>0.136204</text:p>
          </table:table-cell>
          <table:table-cell office:value-type="float" office:value="0.211613" calcext:value-type="float">
            <text:p>0.211613</text:p>
          </table:table-cell>
        </table:table-row>
        <table:table-row table:style-name="ro2">
          <table:table-cell office:value-type="string" calcext:value-type="string">
            <text:p>Archaea;Euryarchaeota;Thermoplasmata;Thermoplasmatales;ANT06-0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|</text:p>
          </table:table-cell>
          <table:table-cell office:value-type="float" office:value="553.283" calcext:value-type="float">
            <text:p>553.283</text:p>
          </table:table-cell>
          <table:table-cell office:value-type="float" office:value="934.654" calcext:value-type="float">
            <text:p>934.654</text:p>
          </table:table-cell>
          <table:table-cell office:value-type="float" office:value="351.736" calcext:value-type="float">
            <text:p>351.736</text:p>
          </table:table-cell>
          <table:table-cell office:value-type="float" office:value="585.925" calcext:value-type="float">
            <text:p>585.925</text:p>
          </table:table-cell>
          <table:table-cell office:value-type="string" calcext:value-type="string">
            <text:p>|</text:p>
          </table:table-cell>
          <table:table-cell office:value-type="float" office:value="0.0110657" calcext:value-type="float">
            <text:p>0.0110657</text:p>
          </table:table-cell>
          <table:table-cell office:value-type="float" office:value="0.0186931" calcext:value-type="float">
            <text:p>0.0186931</text:p>
          </table:table-cell>
          <table:table-cell office:value-type="float" office:value="0.00703472" calcext:value-type="float">
            <text:p>0.00703472</text:p>
          </table:table-cell>
          <table:table-cell office:value-type="float" office:value="0.0117185" calcext:value-type="float">
            <text:p>0.0117185</text:p>
          </table:table-cell>
          <table:table-cell office:value-type="string" calcext:value-type="string">
            <text:p>|</text:p>
          </table:table-cell>
          <table:table-cell office:value-type="float" office:value="0.374853" calcext:value-type="float">
            <text:p>0.374853</text:p>
          </table:table-cell>
          <table:table-cell office:value-type="float" office:value="0.633234" calcext:value-type="float">
            <text:p>0.633234</text:p>
          </table:table-cell>
          <table:table-cell office:value-type="float" office:value="0.238303" calcext:value-type="float">
            <text:p>0.238303</text:p>
          </table:table-cell>
          <table:table-cell office:value-type="float" office:value="0.396968" calcext:value-type="float">
            <text:p>0.396968</text:p>
          </table:table-cell>
        </table:table-row>
        <table:table-row table:style-name="ro2">
          <table:table-cell office:value-type="string" calcext:value-type="string">
            <text:p>Archaea;Euryarchaeota;Thermoplasmata;Thermoplasmatales;ASC2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|</text:p>
          </table:table-cell>
          <table:table-cell office:value-type="float" office:value="565.449" calcext:value-type="float">
            <text:p>565.449</text:p>
          </table:table-cell>
          <table:table-cell office:value-type="float" office:value="835.407" calcext:value-type="float">
            <text:p>835.407</text:p>
          </table:table-cell>
          <table:table-cell office:value-type="float" office:value="436.591" calcext:value-type="float">
            <text:p>436.591</text:p>
          </table:table-cell>
          <table:table-cell office:value-type="float" office:value="614.339" calcext:value-type="float">
            <text:p>614.339</text:p>
          </table:table-cell>
          <table:table-cell office:value-type="string" calcext:value-type="string">
            <text:p>|</text:p>
          </table:table-cell>
          <table:table-cell office:value-type="float" office:value="0.011309" calcext:value-type="float">
            <text:p>0.011309</text:p>
          </table:table-cell>
          <table:table-cell office:value-type="float" office:value="0.0167081" calcext:value-type="float">
            <text:p>0.0167081</text:p>
          </table:table-cell>
          <table:table-cell office:value-type="float" office:value="0.00873182" calcext:value-type="float">
            <text:p>0.00873182</text:p>
          </table:table-cell>
          <table:table-cell office:value-type="float" office:value="0.0122868" calcext:value-type="float">
            <text:p>0.0122868</text:p>
          </table:table-cell>
          <table:table-cell office:value-type="string" calcext:value-type="string">
            <text:p>|</text:p>
          </table:table-cell>
          <table:table-cell office:value-type="float" office:value="0.36457" calcext:value-type="float">
            <text:p>0.36457</text:p>
          </table:table-cell>
          <table:table-cell office:value-type="float" office:value="0.538625" calcext:value-type="float">
            <text:p>0.538625</text:p>
          </table:table-cell>
          <table:table-cell office:value-type="float" office:value="0.28149" calcext:value-type="float">
            <text:p>0.28149</text:p>
          </table:table-cell>
          <table:table-cell office:value-type="float" office:value="0.396092" calcext:value-type="float">
            <text:p>0.396092</text:p>
          </table:table-cell>
        </table:table-row>
        <table:table-row table:style-name="ro2">
          <table:table-cell office:value-type="string" calcext:value-type="string">
            <text:p>Archaea;Euryarchaeota;Thermoplasmata;Thermoplasmatales;BSLdp21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office:value-type="float" office:value="393.795" calcext:value-type="float">
            <text:p>393.795</text:p>
          </table:table-cell>
          <table:table-cell office:value-type="float" office:value="749.54" calcext:value-type="float">
            <text:p>749.54</text:p>
          </table:table-cell>
          <table:table-cell office:value-type="float" office:value="296.074" calcext:value-type="float">
            <text:p>296.074</text:p>
          </table:table-cell>
          <table:table-cell office:value-type="float" office:value="573.83" calcext:value-type="float">
            <text:p>573.83</text:p>
          </table:table-cell>
          <table:table-cell office:value-type="string" calcext:value-type="string">
            <text:p>|</text:p>
          </table:table-cell>
          <table:table-cell office:value-type="float" office:value="0.0078759" calcext:value-type="float">
            <text:p>0.0078759</text:p>
          </table:table-cell>
          <table:table-cell office:value-type="float" office:value="0.0149908" calcext:value-type="float">
            <text:p>0.0149908</text:p>
          </table:table-cell>
          <table:table-cell office:value-type="float" office:value="0.00592148" calcext:value-type="float">
            <text:p>0.00592148</text:p>
          </table:table-cell>
          <table:table-cell office:value-type="float" office:value="0.0114766" calcext:value-type="float">
            <text:p>0.0114766</text:p>
          </table:table-cell>
          <table:table-cell office:value-type="string" calcext:value-type="string">
            <text:p>|</text:p>
          </table:table-cell>
          <table:table-cell office:value-type="float" office:value="0.264469" calcext:value-type="float">
            <text:p>0.264469</text:p>
          </table:table-cell>
          <table:table-cell office:value-type="float" office:value="0.503385" calcext:value-type="float">
            <text:p>0.503385</text:p>
          </table:table-cell>
          <table:table-cell office:value-type="float" office:value="0.198841" calcext:value-type="float">
            <text:p>0.198841</text:p>
          </table:table-cell>
          <table:table-cell office:value-type="float" office:value="0.385379" calcext:value-type="float">
            <text:p>0.385379</text:p>
          </table:table-cell>
        </table:table-row>
        <table:table-row table:style-name="ro2">
          <table:table-cell office:value-type="string" calcext:value-type="string">
            <text:p>Archaea;Euryarchaeota;Thermoplasmata;Thermoplasmatales;CCA47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|</text:p>
          </table:table-cell>
          <table:table-cell office:value-type="float" office:value="670.704" calcext:value-type="float">
            <text:p>670.704</text:p>
          </table:table-cell>
          <table:table-cell office:value-type="float" office:value="1043.18" calcext:value-type="float">
            <text:p>1043.18</text:p>
          </table:table-cell>
          <table:table-cell office:value-type="float" office:value="476.161" calcext:value-type="float">
            <text:p>476.161</text:p>
          </table:table-cell>
          <table:table-cell office:value-type="float" office:value="717.093" calcext:value-type="float">
            <text:p>717.093</text:p>
          </table:table-cell>
          <table:table-cell office:value-type="string" calcext:value-type="string">
            <text:p>|</text:p>
          </table:table-cell>
          <table:table-cell office:value-type="float" office:value="0.0134141" calcext:value-type="float">
            <text:p>0.0134141</text:p>
          </table:table-cell>
          <table:table-cell office:value-type="float" office:value="0.0208635" calcext:value-type="float">
            <text:p>0.0208635</text:p>
          </table:table-cell>
          <table:table-cell office:value-type="float" office:value="0.00952322" calcext:value-type="float">
            <text:p>0.00952322</text:p>
          </table:table-cell>
          <table:table-cell office:value-type="float" office:value="0.0143419" calcext:value-type="float">
            <text:p>0.0143419</text:p>
          </table:table-cell>
          <table:table-cell office:value-type="string" calcext:value-type="string">
            <text:p>|</text:p>
          </table:table-cell>
          <table:table-cell office:value-type="float" office:value="0.420504" calcext:value-type="float">
            <text:p>0.420504</text:p>
          </table:table-cell>
          <table:table-cell office:value-type="float" office:value="0.654029" calcext:value-type="float">
            <text:p>0.654029</text:p>
          </table:table-cell>
          <table:table-cell office:value-type="float" office:value="0.298533" calcext:value-type="float">
            <text:p>0.298533</text:p>
          </table:table-cell>
          <table:table-cell office:value-type="float" office:value="0.449588" calcext:value-type="float">
            <text:p>0.449588</text:p>
          </table:table-cell>
        </table:table-row>
        <table:table-row table:style-name="ro2">
          <table:table-cell office:value-type="string" calcext:value-type="string">
            <text:p>Archaea;Euryarchaeota;Thermoplasmata;Thermoplasmatales;Deep Sea Hydrothermal Vent Gp 2(DHVEG-2)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|</text:p>
          </table:table-cell>
          <table:table-cell office:value-type="float" office:value="503.827" calcext:value-type="float">
            <text:p>503.827</text:p>
          </table:table-cell>
          <table:table-cell office:value-type="float" office:value="841.752" calcext:value-type="float">
            <text:p>841.752</text:p>
          </table:table-cell>
          <table:table-cell office:value-type="float" office:value="349.279" calcext:value-type="float">
            <text:p>349.279</text:p>
          </table:table-cell>
          <table:table-cell office:value-type="float" office:value="557.228" calcext:value-type="float">
            <text:p>557.228</text:p>
          </table:table-cell>
          <table:table-cell office:value-type="string" calcext:value-type="string">
            <text:p>|</text:p>
          </table:table-cell>
          <table:table-cell office:value-type="float" office:value="0.0100765" calcext:value-type="float">
            <text:p>0.0100765</text:p>
          </table:table-cell>
          <table:table-cell office:value-type="float" office:value="0.016835" calcext:value-type="float">
            <text:p>0.016835</text:p>
          </table:table-cell>
          <table:table-cell office:value-type="float" office:value="0.00698559" calcext:value-type="float">
            <text:p>0.00698559</text:p>
          </table:table-cell>
          <table:table-cell office:value-type="float" office:value="0.0111446" calcext:value-type="float">
            <text:p>0.0111446</text:p>
          </table:table-cell>
          <table:table-cell office:value-type="string" calcext:value-type="string">
            <text:p>|</text:p>
          </table:table-cell>
          <table:table-cell office:value-type="float" office:value="0.322346" calcext:value-type="float">
            <text:p>0.322346</text:p>
          </table:table-cell>
          <table:table-cell office:value-type="float" office:value="0.538549" calcext:value-type="float">
            <text:p>0.538549</text:p>
          </table:table-cell>
          <table:table-cell office:value-type="float" office:value="0.223467" calcext:value-type="float">
            <text:p>0.223467</text:p>
          </table:table-cell>
          <table:table-cell office:value-type="float" office:value="0.356512" calcext:value-type="float">
            <text:p>0.356512</text:p>
          </table:table-cell>
        </table:table-row>
        <table:table-row table:style-name="ro2">
          <table:table-cell office:value-type="string" calcext:value-type="string">
            <text:p>Archaea;Euryarchaeota;Thermoplasmata;Thermoplasmatales;Deep Sea Hydrothermal Vent Gp 2(DHVEG-2);Candidatus Aciduliprofundum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float" office:value="147.029" calcext:value-type="float">
            <text:p>147.029</text:p>
          </table:table-cell>
          <table:table-cell office:value-type="float" office:value="329.448" calcext:value-type="float">
            <text:p>329.448</text:p>
          </table:table-cell>
          <table:table-cell office:value-type="float" office:value="114.832" calcext:value-type="float">
            <text:p>114.832</text:p>
          </table:table-cell>
          <table:table-cell office:value-type="float" office:value="263.91" calcext:value-type="float">
            <text:p>263.91</text:p>
          </table:table-cell>
          <table:table-cell office:value-type="string" calcext:value-type="string">
            <text:p>|</text:p>
          </table:table-cell>
          <table:table-cell office:value-type="float" office:value="0.00294058" calcext:value-type="float">
            <text:p>0.00294058</text:p>
          </table:table-cell>
          <table:table-cell office:value-type="float" office:value="0.00658895" calcext:value-type="float">
            <text:p>0.00658895</text:p>
          </table:table-cell>
          <table:table-cell office:value-type="float" office:value="0.00229663" calcext:value-type="float">
            <text:p>0.00229663</text:p>
          </table:table-cell>
          <table:table-cell office:value-type="float" office:value="0.00527819" calcext:value-type="float">
            <text:p>0.00527819</text:p>
          </table:table-cell>
          <table:table-cell office:value-type="string" calcext:value-type="string">
            <text:p>|</text:p>
          </table:table-cell>
          <table:table-cell office:value-type="float" office:value="0.100088" calcext:value-type="float">
            <text:p>0.100088</text:p>
          </table:table-cell>
          <table:table-cell office:value-type="float" office:value="0.224267" calcext:value-type="float">
            <text:p>0.224267</text:p>
          </table:table-cell>
          <table:table-cell office:value-type="float" office:value="0.07817" calcext:value-type="float">
            <text:p>0.07817</text:p>
          </table:table-cell>
          <table:table-cell office:value-type="float" office:value="0.179653" calcext:value-type="float">
            <text:p>0.179653</text:p>
          </table:table-cell>
        </table:table-row>
        <table:table-row table:style-name="ro2">
          <table:table-cell office:value-type="string" calcext:value-type="string">
            <text:p>Archaea;Euryarchaeota;Thermoplasmata;Thermoplasmatales;F2apm1A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381.464" calcext:value-type="float">
            <text:p>381.464</text:p>
          </table:table-cell>
          <table:table-cell office:value-type="float" office:value="580.984" calcext:value-type="float">
            <text:p>580.984</text:p>
          </table:table-cell>
          <table:table-cell office:value-type="float" office:value="229.559" calcext:value-type="float">
            <text:p>229.559</text:p>
          </table:table-cell>
          <table:table-cell office:value-type="float" office:value="312.661" calcext:value-type="float">
            <text:p>312.661</text:p>
          </table:table-cell>
          <table:table-cell office:value-type="string" calcext:value-type="string">
            <text:p>|</text:p>
          </table:table-cell>
          <table:table-cell office:value-type="float" office:value="0.00762927" calcext:value-type="float">
            <text:p>0.00762927</text:p>
          </table:table-cell>
          <table:table-cell office:value-type="float" office:value="0.0116197" calcext:value-type="float">
            <text:p>0.0116197</text:p>
          </table:table-cell>
          <table:table-cell office:value-type="float" office:value="0.00459118" calcext:value-type="float">
            <text:p>0.00459118</text:p>
          </table:table-cell>
          <table:table-cell office:value-type="float" office:value="0.00625322" calcext:value-type="float">
            <text:p>0.00625322</text:p>
          </table:table-cell>
          <table:table-cell office:value-type="string" calcext:value-type="string">
            <text:p>|</text:p>
          </table:table-cell>
          <table:table-cell office:value-type="float" office:value="0.283616" calcext:value-type="float">
            <text:p>0.283616</text:p>
          </table:table-cell>
          <table:table-cell office:value-type="float" office:value="0.431959" calcext:value-type="float">
            <text:p>0.431959</text:p>
          </table:table-cell>
          <table:table-cell office:value-type="float" office:value="0.170676" calcext:value-type="float">
            <text:p>0.170676</text:p>
          </table:table-cell>
          <table:table-cell office:value-type="float" office:value="0.232462" calcext:value-type="float">
            <text:p>0.232462</text:p>
          </table:table-cell>
        </table:table-row>
        <table:table-row table:style-name="ro2">
          <table:table-cell office:value-type="string" calcext:value-type="string">
            <text:p>Archaea;Euryarchaeota;Thermoplasmata;Thermoplasmatales;Ferroplasmaceae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|</text:p>
          </table:table-cell>
          <table:table-cell office:value-type="float" office:value="475.637" calcext:value-type="float">
            <text:p>475.637</text:p>
          </table:table-cell>
          <table:table-cell office:value-type="float" office:value="775.387" calcext:value-type="float">
            <text:p>775.387</text:p>
          </table:table-cell>
          <table:table-cell office:value-type="float" office:value="247.753" calcext:value-type="float">
            <text:p>247.753</text:p>
          </table:table-cell>
          <table:table-cell office:value-type="float" office:value="411.367" calcext:value-type="float">
            <text:p>411.367</text:p>
          </table:table-cell>
          <table:table-cell office:value-type="string" calcext:value-type="string">
            <text:p>|</text:p>
          </table:table-cell>
          <table:table-cell office:value-type="float" office:value="0.00951274" calcext:value-type="float">
            <text:p>0.00951274</text:p>
          </table:table-cell>
          <table:table-cell office:value-type="float" office:value="0.0155077" calcext:value-type="float">
            <text:p>0.0155077</text:p>
          </table:table-cell>
          <table:table-cell office:value-type="float" office:value="0.00495505" calcext:value-type="float">
            <text:p>0.00495505</text:p>
          </table:table-cell>
          <table:table-cell office:value-type="float" office:value="0.00822735" calcext:value-type="float">
            <text:p>0.00822735</text:p>
          </table:table-cell>
          <table:table-cell office:value-type="string" calcext:value-type="string">
            <text:p>|</text:p>
          </table:table-cell>
          <table:table-cell office:value-type="float" office:value="0.323343" calcext:value-type="float">
            <text:p>0.323343</text:p>
          </table:table-cell>
          <table:table-cell office:value-type="float" office:value="0.527115" calcext:value-type="float">
            <text:p>0.527115</text:p>
          </table:table-cell>
          <table:table-cell office:value-type="float" office:value="0.168425" calcext:value-type="float">
            <text:p>0.168425</text:p>
          </table:table-cell>
          <table:table-cell office:value-type="float" office:value="0.279651" calcext:value-type="float">
            <text:p>0.279651</text:p>
          </table:table-cell>
        </table:table-row>
        <table:table-row table:style-name="ro2">
          <table:table-cell office:value-type="string" calcext:value-type="string">
            <text:p>Archaea;Euryarchaeota;Thermoplasmata;Thermoplasmatales;Ferroplasmaceae;Acidiplasm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float" office:value="372.442" calcext:value-type="float">
            <text:p>372.442</text:p>
          </table:table-cell>
          <table:table-cell office:value-type="float" office:value="797.373" calcext:value-type="float">
            <text:p>797.373</text:p>
          </table:table-cell>
          <table:table-cell office:value-type="float" office:value="243.454" calcext:value-type="float">
            <text:p>243.454</text:p>
          </table:table-cell>
          <table:table-cell office:value-type="float" office:value="539.29" calcext:value-type="float">
            <text:p>539.29</text:p>
          </table:table-cell>
          <table:table-cell office:value-type="string" calcext:value-type="string">
            <text:p>|</text:p>
          </table:table-cell>
          <table:table-cell office:value-type="float" office:value="0.00744883" calcext:value-type="float">
            <text:p>0.00744883</text:p>
          </table:table-cell>
          <table:table-cell office:value-type="float" office:value="0.0159475" calcext:value-type="float">
            <text:p>0.0159475</text:p>
          </table:table-cell>
          <table:table-cell office:value-type="float" office:value="0.00486908" calcext:value-type="float">
            <text:p>0.00486908</text:p>
          </table:table-cell>
          <table:table-cell office:value-type="float" office:value="0.0107858" calcext:value-type="float">
            <text:p>0.0107858</text:p>
          </table:table-cell>
          <table:table-cell office:value-type="string" calcext:value-type="string">
            <text:p>|</text:p>
          </table:table-cell>
          <table:table-cell office:value-type="float" office:value="0.254226" calcext:value-type="float">
            <text:p>0.254226</text:p>
          </table:table-cell>
          <table:table-cell office:value-type="float" office:value="0.544282" calcext:value-type="float">
            <text:p>0.544282</text:p>
          </table:table-cell>
          <table:table-cell office:value-type="float" office:value="0.16618" calcext:value-type="float">
            <text:p>0.16618</text:p>
          </table:table-cell>
          <table:table-cell office:value-type="float" office:value="0.368116" calcext:value-type="float">
            <text:p>0.368116</text:p>
          </table:table-cell>
        </table:table-row>
        <table:table-row table:style-name="ro2">
          <table:table-cell office:value-type="string" calcext:value-type="string">
            <text:p>Archaea;Euryarchaeota;Thermoplasmata;Thermoplasmatales;Ferroplasmaceae;Ferroplasma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|</text:p>
          </table:table-cell>
          <table:table-cell office:value-type="float" office:value="392.049" calcext:value-type="float">
            <text:p>392.049</text:p>
          </table:table-cell>
          <table:table-cell office:value-type="float" office:value="625.02" calcext:value-type="float">
            <text:p>625.02</text:p>
          </table:table-cell>
          <table:table-cell office:value-type="float" office:value="183.09" calcext:value-type="float">
            <text:p>183.09</text:p>
          </table:table-cell>
          <table:table-cell office:value-type="float" office:value="303.099" calcext:value-type="float">
            <text:p>303.099</text:p>
          </table:table-cell>
          <table:table-cell office:value-type="string" calcext:value-type="string">
            <text:p>|</text:p>
          </table:table-cell>
          <table:table-cell office:value-type="float" office:value="0.00784099" calcext:value-type="float">
            <text:p>0.00784099</text:p>
          </table:table-cell>
          <table:table-cell office:value-type="float" office:value="0.0125004" calcext:value-type="float">
            <text:p>0.0125004</text:p>
          </table:table-cell>
          <table:table-cell office:value-type="float" office:value="0.00366179" calcext:value-type="float">
            <text:p>0.00366179</text:p>
          </table:table-cell>
          <table:table-cell office:value-type="float" office:value="0.00606198" calcext:value-type="float">
            <text:p>0.00606198</text:p>
          </table:table-cell>
          <table:table-cell office:value-type="string" calcext:value-type="string">
            <text:p>|</text:p>
          </table:table-cell>
          <table:table-cell office:value-type="float" office:value="0.268527" calcext:value-type="float">
            <text:p>0.268527</text:p>
          </table:table-cell>
          <table:table-cell office:value-type="float" office:value="0.428096" calcext:value-type="float">
            <text:p>0.428096</text:p>
          </table:table-cell>
          <table:table-cell office:value-type="float" office:value="0.125404" calcext:value-type="float">
            <text:p>0.125404</text:p>
          </table:table-cell>
          <table:table-cell office:value-type="float" office:value="0.207602" calcext:value-type="float">
            <text:p>0.207602</text:p>
          </table:table-cell>
        </table:table-row>
        <table:table-row table:style-name="ro2">
          <table:table-cell office:value-type="string" calcext:value-type="string">
            <text:p>Archaea;Euryarchaeota;Thermoplasmata;Thermoplasmatales;Ferroplasmaceae;uncultured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</text:p>
          </table:table-cell>
          <table:table-cell office:value-type="float" office:value="379.232" calcext:value-type="float">
            <text:p>379.232</text:p>
          </table:table-cell>
          <table:table-cell office:value-type="float" office:value="579.526" calcext:value-type="float">
            <text:p>579.526</text:p>
          </table:table-cell>
          <table:table-cell office:value-type="float" office:value="199.174" calcext:value-type="float">
            <text:p>199.174</text:p>
          </table:table-cell>
          <table:table-cell office:value-type="float" office:value="311.497" calcext:value-type="float">
            <text:p>311.497</text:p>
          </table:table-cell>
          <table:table-cell office:value-type="string" calcext:value-type="string">
            <text:p>|</text:p>
          </table:table-cell>
          <table:table-cell office:value-type="float" office:value="0.00758464" calcext:value-type="float">
            <text:p>0.00758464</text:p>
          </table:table-cell>
          <table:table-cell office:value-type="float" office:value="0.0115905" calcext:value-type="float">
            <text:p>0.0115905</text:p>
          </table:table-cell>
          <table:table-cell office:value-type="float" office:value="0.00398349" calcext:value-type="float">
            <text:p>0.00398349</text:p>
          </table:table-cell>
          <table:table-cell office:value-type="float" office:value="0.00622995" calcext:value-type="float">
            <text:p>0.00622995</text:p>
          </table:table-cell>
          <table:table-cell office:value-type="string" calcext:value-type="string">
            <text:p>|</text:p>
          </table:table-cell>
          <table:table-cell office:value-type="float" office:value="0.262808" calcext:value-type="float">
            <text:p>0.262808</text:p>
          </table:table-cell>
          <table:table-cell office:value-type="float" office:value="0.401612" calcext:value-type="float">
            <text:p>0.401612</text:p>
          </table:table-cell>
          <table:table-cell office:value-type="float" office:value="0.138028" calcext:value-type="float">
            <text:p>0.138028</text:p>
          </table:table-cell>
          <table:table-cell office:value-type="float" office:value="0.215868" calcext:value-type="float">
            <text:p>0.215868</text:p>
          </table:table-cell>
        </table:table-row>
        <table:table-row table:style-name="ro2">
          <table:table-cell office:value-type="string" calcext:value-type="string">
            <text:p>Archaea;Euryarchaeota;Thermoplasmata;Thermoplasmatales;HO28S9A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180.115" calcext:value-type="float">
            <text:p>180.115</text:p>
          </table:table-cell>
          <table:table-cell office:value-type="float" office:value="346.008" calcext:value-type="float">
            <text:p>346.008</text:p>
          </table:table-cell>
          <table:table-cell office:value-type="float" office:value="135.52" calcext:value-type="float">
            <text:p>135.52</text:p>
          </table:table-cell>
          <table:table-cell office:value-type="float" office:value="246.115" calcext:value-type="float">
            <text:p>246.115</text:p>
          </table:table-cell>
          <table:table-cell office:value-type="string" calcext:value-type="string">
            <text:p>|</text:p>
          </table:table-cell>
          <table:table-cell office:value-type="float" office:value="0.00360231" calcext:value-type="float">
            <text:p>0.00360231</text:p>
          </table:table-cell>
          <table:table-cell office:value-type="float" office:value="0.00692016" calcext:value-type="float">
            <text:p>0.00692016</text:p>
          </table:table-cell>
          <table:table-cell office:value-type="float" office:value="0.0027104" calcext:value-type="float">
            <text:p>0.0027104</text:p>
          </table:table-cell>
          <table:table-cell office:value-type="float" office:value="0.00492231" calcext:value-type="float">
            <text:p>0.00492231</text:p>
          </table:table-cell>
          <table:table-cell office:value-type="string" calcext:value-type="string">
            <text:p>|</text:p>
          </table:table-cell>
          <table:table-cell office:value-type="float" office:value="0.134114" calcext:value-type="float">
            <text:p>0.134114</text:p>
          </table:table-cell>
          <table:table-cell office:value-type="float" office:value="0.257638" calcext:value-type="float">
            <text:p>0.257638</text:p>
          </table:table-cell>
          <table:table-cell office:value-type="float" office:value="0.100909" calcext:value-type="float">
            <text:p>0.100909</text:p>
          </table:table-cell>
          <table:table-cell office:value-type="float" office:value="0.183258" calcext:value-type="float">
            <text:p>0.183258</text:p>
          </table:table-cell>
        </table:table-row>
        <table:table-row table:style-name="ro2">
          <table:table-cell office:value-type="string" calcext:value-type="string">
            <text:p>Archaea;Euryarchaeota;Thermoplasmata;Thermoplasmatales;KTK 4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float" office:value="410.405" calcext:value-type="float">
            <text:p>410.405</text:p>
          </table:table-cell>
          <table:table-cell office:value-type="float" office:value="632.951" calcext:value-type="float">
            <text:p>632.951</text:p>
          </table:table-cell>
          <table:table-cell office:value-type="float" office:value="222.075" calcext:value-type="float">
            <text:p>222.075</text:p>
          </table:table-cell>
          <table:table-cell office:value-type="float" office:value="307.642" calcext:value-type="float">
            <text:p>307.642</text:p>
          </table:table-cell>
          <table:table-cell office:value-type="string" calcext:value-type="string">
            <text:p>|</text:p>
          </table:table-cell>
          <table:table-cell office:value-type="float" office:value="0.0082081" calcext:value-type="float">
            <text:p>0.0082081</text:p>
          </table:table-cell>
          <table:table-cell office:value-type="float" office:value="0.012659" calcext:value-type="float">
            <text:p>0.012659</text:p>
          </table:table-cell>
          <table:table-cell office:value-type="float" office:value="0.0044415" calcext:value-type="float">
            <text:p>0.0044415</text:p>
          </table:table-cell>
          <table:table-cell office:value-type="float" office:value="0.00615283" calcext:value-type="float">
            <text:p>0.00615283</text:p>
          </table:table-cell>
          <table:table-cell office:value-type="string" calcext:value-type="string">
            <text:p>|</text:p>
          </table:table-cell>
          <table:table-cell office:value-type="float" office:value="0.286796" calcext:value-type="float">
            <text:p>0.286796</text:p>
          </table:table-cell>
          <table:table-cell office:value-type="float" office:value="0.442313" calcext:value-type="float">
            <text:p>0.442313</text:p>
          </table:table-cell>
          <table:table-cell office:value-type="float" office:value="0.155189" calcext:value-type="float">
            <text:p>0.155189</text:p>
          </table:table-cell>
          <table:table-cell office:value-type="float" office:value="0.214984" calcext:value-type="float">
            <text:p>0.214984</text:p>
          </table:table-cell>
        </table:table-row>
        <table:table-row table:style-name="ro2">
          <table:table-cell office:value-type="string" calcext:value-type="string">
            <text:p>Archaea;Euryarchaeota;Thermoplasmata;Thermoplasmatales;Marine Benthic Group D and DHVEG-1</text:p>
          </table:table-cell>
          <table:table-cell office:value-type="float" office:value="4" calcext:value-type="float">
            <text:p>4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|</text:p>
          </table:table-cell>
          <table:table-cell office:value-type="float" office:value="493.937" calcext:value-type="float">
            <text:p>493.937</text:p>
          </table:table-cell>
          <table:table-cell office:value-type="float" office:value="841.703" calcext:value-type="float">
            <text:p>841.703</text:p>
          </table:table-cell>
          <table:table-cell office:value-type="float" office:value="349.097" calcext:value-type="float">
            <text:p>349.097</text:p>
          </table:table-cell>
          <table:table-cell office:value-type="float" office:value="579.022" calcext:value-type="float">
            <text:p>579.022</text:p>
          </table:table-cell>
          <table:table-cell office:value-type="string" calcext:value-type="string">
            <text:p>|</text:p>
          </table:table-cell>
          <table:table-cell office:value-type="float" office:value="0.00987874" calcext:value-type="float">
            <text:p>0.00987874</text:p>
          </table:table-cell>
          <table:table-cell office:value-type="float" office:value="0.0168341" calcext:value-type="float">
            <text:p>0.0168341</text:p>
          </table:table-cell>
          <table:table-cell office:value-type="float" office:value="0.00698194" calcext:value-type="float">
            <text:p>0.00698194</text:p>
          </table:table-cell>
          <table:table-cell office:value-type="float" office:value="0.0115804" calcext:value-type="float">
            <text:p>0.0115804</text:p>
          </table:table-cell>
          <table:table-cell office:value-type="string" calcext:value-type="string">
            <text:p>|</text:p>
          </table:table-cell>
          <table:table-cell office:value-type="float" office:value="0.222594" calcext:value-type="float">
            <text:p>0.222594</text:p>
          </table:table-cell>
          <table:table-cell office:value-type="float" office:value="0.379316" calcext:value-type="float">
            <text:p>0.379316</text:p>
          </table:table-cell>
          <table:table-cell office:value-type="float" office:value="0.157322" calcext:value-type="float">
            <text:p>0.157322</text:p>
          </table:table-cell>
          <table:table-cell office:value-type="float" office:value="0.260938" calcext:value-type="float">
            <text:p>0.260938</text:p>
          </table:table-cell>
        </table:table-row>
        <table:table-row table:style-name="ro2">
          <table:table-cell office:value-type="string" calcext:value-type="string">
            <text:p>Archaea;Euryarchaeota;Thermoplasmata;Thermoplasmatales;Marine Group II</text:p>
          </table:table-cell>
          <table:table-cell office:value-type="float" office:value="4" calcext:value-type="float">
            <text:p>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|</text:p>
          </table:table-cell>
          <table:table-cell office:value-type="float" office:value="685.215" calcext:value-type="float">
            <text:p>685.215</text:p>
          </table:table-cell>
          <table:table-cell office:value-type="float" office:value="1017.08" calcext:value-type="float">
            <text:p>1017.08</text:p>
          </table:table-cell>
          <table:table-cell office:value-type="float" office:value="441.075" calcext:value-type="float">
            <text:p>441.075</text:p>
          </table:table-cell>
          <table:table-cell office:value-type="float" office:value="632.491" calcext:value-type="float">
            <text:p>632.491</text:p>
          </table:table-cell>
          <table:table-cell office:value-type="string" calcext:value-type="string">
            <text:p>|</text:p>
          </table:table-cell>
          <table:table-cell office:value-type="float" office:value="0.0137043" calcext:value-type="float">
            <text:p>0.0137043</text:p>
          </table:table-cell>
          <table:table-cell office:value-type="float" office:value="0.0203416" calcext:value-type="float">
            <text:p>0.0203416</text:p>
          </table:table-cell>
          <table:table-cell office:value-type="float" office:value="0.00882151" calcext:value-type="float">
            <text:p>0.00882151</text:p>
          </table:table-cell>
          <table:table-cell office:value-type="float" office:value="0.0126498" calcext:value-type="float">
            <text:p>0.0126498</text:p>
          </table:table-cell>
          <table:table-cell office:value-type="string" calcext:value-type="string">
            <text:p>|</text:p>
          </table:table-cell>
          <table:table-cell office:value-type="float" office:value="0.36083" calcext:value-type="float">
            <text:p>0.36083</text:p>
          </table:table-cell>
          <table:table-cell office:value-type="float" office:value="0.535587" calcext:value-type="float">
            <text:p>0.535587</text:p>
          </table:table-cell>
          <table:table-cell office:value-type="float" office:value="0.232267" calcext:value-type="float">
            <text:p>0.232267</text:p>
          </table:table-cell>
          <table:table-cell office:value-type="float" office:value="0.333065" calcext:value-type="float">
            <text:p>0.333065</text:p>
          </table:table-cell>
        </table:table-row>
        <table:table-row table:style-name="ro2">
          <table:table-cell office:value-type="string" calcext:value-type="string">
            <text:p>Archaea;Euryarchaeota;Thermoplasmata;Thermoplasmatales;Marine Group III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|</text:p>
          </table:table-cell>
          <table:table-cell office:value-type="float" office:value="664.774" calcext:value-type="float">
            <text:p>664.774</text:p>
          </table:table-cell>
          <table:table-cell office:value-type="float" office:value="1071.69" calcext:value-type="float">
            <text:p>1071.69</text:p>
          </table:table-cell>
          <table:table-cell office:value-type="float" office:value="421.877" calcext:value-type="float">
            <text:p>421.877</text:p>
          </table:table-cell>
          <table:table-cell office:value-type="float" office:value="666.585" calcext:value-type="float">
            <text:p>666.585</text:p>
          </table:table-cell>
          <table:table-cell office:value-type="string" calcext:value-type="string">
            <text:p>|</text:p>
          </table:table-cell>
          <table:table-cell office:value-type="float" office:value="0.0132955" calcext:value-type="float">
            <text:p>0.0132955</text:p>
          </table:table-cell>
          <table:table-cell office:value-type="float" office:value="0.0214339" calcext:value-type="float">
            <text:p>0.0214339</text:p>
          </table:table-cell>
          <table:table-cell office:value-type="float" office:value="0.00843753" calcext:value-type="float">
            <text:p>0.00843753</text:p>
          </table:table-cell>
          <table:table-cell office:value-type="float" office:value="0.0133317" calcext:value-type="float">
            <text:p>0.0133317</text:p>
          </table:table-cell>
          <table:table-cell office:value-type="string" calcext:value-type="string">
            <text:p>|</text:p>
          </table:table-cell>
          <table:table-cell office:value-type="float" office:value="0.389668" calcext:value-type="float">
            <text:p>0.389668</text:p>
          </table:table-cell>
          <table:table-cell office:value-type="float" office:value="0.628192" calcext:value-type="float">
            <text:p>0.628192</text:p>
          </table:table-cell>
          <table:table-cell office:value-type="float" office:value="0.24729" calcext:value-type="float">
            <text:p>0.24729</text:p>
          </table:table-cell>
          <table:table-cell office:value-type="float" office:value="0.39073" calcext:value-type="float">
            <text:p>0.39073</text:p>
          </table:table-cell>
        </table:table-row>
        <table:table-row table:style-name="ro2">
          <table:table-cell office:value-type="string" calcext:value-type="string">
            <text:p>Archaea;Euryarchaeota;Thermoplasmata;Thermoplasmatales;MKCST-A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|</text:p>
          </table:table-cell>
          <table:table-cell office:value-type="float" office:value="467.007" calcext:value-type="float">
            <text:p>467.007</text:p>
          </table:table-cell>
          <table:table-cell office:value-type="float" office:value="894.886" calcext:value-type="float">
            <text:p>894.886</text:p>
          </table:table-cell>
          <table:table-cell office:value-type="float" office:value="300.623" calcext:value-type="float">
            <text:p>300.623</text:p>
          </table:table-cell>
          <table:table-cell office:value-type="float" office:value="581.16" calcext:value-type="float">
            <text:p>581.16</text:p>
          </table:table-cell>
          <table:table-cell office:value-type="string" calcext:value-type="string">
            <text:p>|</text:p>
          </table:table-cell>
          <table:table-cell office:value-type="float" office:value="0.00934013" calcext:value-type="float">
            <text:p>0.00934013</text:p>
          </table:table-cell>
          <table:table-cell office:value-type="float" office:value="0.0178977" calcext:value-type="float">
            <text:p>0.0178977</text:p>
          </table:table-cell>
          <table:table-cell office:value-type="float" office:value="0.00601247" calcext:value-type="float">
            <text:p>0.00601247</text:p>
          </table:table-cell>
          <table:table-cell office:value-type="float" office:value="0.0116232" calcext:value-type="float">
            <text:p>0.0116232</text:p>
          </table:table-cell>
          <table:table-cell office:value-type="string" calcext:value-type="string">
            <text:p>|</text:p>
          </table:table-cell>
          <table:table-cell office:value-type="float" office:value="0.298598" calcext:value-type="float">
            <text:p>0.298598</text:p>
          </table:table-cell>
          <table:table-cell office:value-type="float" office:value="0.572178" calcext:value-type="float">
            <text:p>0.572178</text:p>
          </table:table-cell>
          <table:table-cell office:value-type="float" office:value="0.192214" calcext:value-type="float">
            <text:p>0.192214</text:p>
          </table:table-cell>
          <table:table-cell office:value-type="float" office:value="0.371585" calcext:value-type="float">
            <text:p>0.371585</text:p>
          </table:table-cell>
        </table:table-row>
        <table:table-row table:style-name="ro2">
          <table:table-cell office:value-type="string" calcext:value-type="string">
            <text:p>Archaea;Euryarchaeota;Thermoplasmata;Thermoplasmatales;Picrophilacea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table:number-columns-repeated="4" office:value-type="float" office:value="0.00014" calcext:value-type="float">
            <text:p>0.00014</text:p>
          </table:table-cell>
          <table:table-cell office:value-type="string" calcext:value-type="string">
            <text:p>|</text:p>
          </table:table-cell>
          <table:table-cell table:number-columns-repeated="4" office:value-type="float" office:value="0.0048011" calcext:value-type="float">
            <text:p>0.0048011</text:p>
          </table:table-cell>
        </table:table-row>
        <table:table-row table:style-name="ro2">
          <table:table-cell office:value-type="string" calcext:value-type="string">
            <text:p>Archaea;Euryarchaeota;Thermoplasmata;Thermoplasmatales;Picrophilaceae;Picrophilu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table:number-columns-repeated="4" office:value-type="float" office:value="0.00014" calcext:value-type="float">
            <text:p>0.00014</text:p>
          </table:table-cell>
          <table:table-cell office:value-type="string" calcext:value-type="string">
            <text:p>|</text:p>
          </table:table-cell>
          <table:table-cell table:number-columns-repeated="4" office:value-type="float" office:value="0.0048011" calcext:value-type="float">
            <text:p>0.0048011</text:p>
          </table:table-cell>
        </table:table-row>
        <table:table-row table:style-name="ro2">
          <table:table-cell office:value-type="string" calcext:value-type="string">
            <text:p>Archaea;Euryarchaeota;Thermoplasmata;Thermoplasmatales;pMC2A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float" office:value="440.918" calcext:value-type="float">
            <text:p>440.918</text:p>
          </table:table-cell>
          <table:table-cell office:value-type="float" office:value="611.195" calcext:value-type="float">
            <text:p>611.195</text:p>
          </table:table-cell>
          <table:table-cell office:value-type="float" office:value="237.071" calcext:value-type="float">
            <text:p>237.071</text:p>
          </table:table-cell>
          <table:table-cell office:value-type="float" office:value="294.125" calcext:value-type="float">
            <text:p>294.125</text:p>
          </table:table-cell>
          <table:table-cell office:value-type="string" calcext:value-type="string">
            <text:p>|</text:p>
          </table:table-cell>
          <table:table-cell office:value-type="float" office:value="0.00881837" calcext:value-type="float">
            <text:p>0.00881837</text:p>
          </table:table-cell>
          <table:table-cell office:value-type="float" office:value="0.0122239" calcext:value-type="float">
            <text:p>0.0122239</text:p>
          </table:table-cell>
          <table:table-cell office:value-type="float" office:value="0.00474143" calcext:value-type="float">
            <text:p>0.00474143</text:p>
          </table:table-cell>
          <table:table-cell office:value-type="float" office:value="0.0058825" calcext:value-type="float">
            <text:p>0.0058825</text:p>
          </table:table-cell>
          <table:table-cell office:value-type="string" calcext:value-type="string">
            <text:p>|</text:p>
          </table:table-cell>
          <table:table-cell office:value-type="float" office:value="0.303454" calcext:value-type="float">
            <text:p>0.303454</text:p>
          </table:table-cell>
          <table:table-cell office:value-type="float" office:value="0.420643" calcext:value-type="float">
            <text:p>0.420643</text:p>
          </table:table-cell>
          <table:table-cell office:value-type="float" office:value="0.16316" calcext:value-type="float">
            <text:p>0.16316</text:p>
          </table:table-cell>
          <table:table-cell office:value-type="float" office:value="0.202426" calcext:value-type="float">
            <text:p>0.202426</text:p>
          </table:table-cell>
        </table:table-row>
        <table:table-row table:style-name="ro2">
          <table:table-cell office:value-type="string" calcext:value-type="string">
            <text:p>Archaea;Euryarchaeota;Thermoplasmata;Thermoplasmatales;Terrestrial Miscellaneous Gp(TMEG)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|</text:p>
          </table:table-cell>
          <table:table-cell office:value-type="float" office:value="800.319" calcext:value-type="float">
            <text:p>800.319</text:p>
          </table:table-cell>
          <table:table-cell office:value-type="float" office:value="1205.64" calcext:value-type="float">
            <text:p>1205.64</text:p>
          </table:table-cell>
          <table:table-cell office:value-type="float" office:value="574.31" calcext:value-type="float">
            <text:p>574.31</text:p>
          </table:table-cell>
          <table:table-cell office:value-type="float" office:value="835.221" calcext:value-type="float">
            <text:p>835.221</text:p>
          </table:table-cell>
          <table:table-cell office:value-type="string" calcext:value-type="string">
            <text:p>|</text:p>
          </table:table-cell>
          <table:table-cell office:value-type="float" office:value="0.0160064" calcext:value-type="float">
            <text:p>0.0160064</text:p>
          </table:table-cell>
          <table:table-cell office:value-type="float" office:value="0.0241127" calcext:value-type="float">
            <text:p>0.0241127</text:p>
          </table:table-cell>
          <table:table-cell office:value-type="float" office:value="0.0114862" calcext:value-type="float">
            <text:p>0.0114862</text:p>
          </table:table-cell>
          <table:table-cell office:value-type="float" office:value="0.0167044" calcext:value-type="float">
            <text:p>0.0167044</text:p>
          </table:table-cell>
          <table:table-cell office:value-type="string" calcext:value-type="string">
            <text:p>|</text:p>
          </table:table-cell>
          <table:table-cell office:value-type="float" office:value="0.448609" calcext:value-type="float">
            <text:p>0.448609</text:p>
          </table:table-cell>
          <table:table-cell office:value-type="float" office:value="0.675806" calcext:value-type="float">
            <text:p>0.675806</text:p>
          </table:table-cell>
          <table:table-cell office:value-type="float" office:value="0.321923" calcext:value-type="float">
            <text:p>0.321923</text:p>
          </table:table-cell>
          <table:table-cell office:value-type="float" office:value="0.468173" calcext:value-type="float">
            <text:p>0.468173</text:p>
          </table:table-cell>
        </table:table-row>
        <table:table-row table:style-name="ro2">
          <table:table-cell office:value-type="string" calcext:value-type="string">
            <text:p>Archaea;Euryarchaeota;Thermoplasmata;Thermoplasmatales;Thermoplasmataceae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|</text:p>
          </table:table-cell>
          <table:table-cell office:value-type="float" office:value="575.015" calcext:value-type="float">
            <text:p>575.015</text:p>
          </table:table-cell>
          <table:table-cell office:value-type="float" office:value="1010.5" calcext:value-type="float">
            <text:p>1010.5</text:p>
          </table:table-cell>
          <table:table-cell office:value-type="float" office:value="388.329" calcext:value-type="float">
            <text:p>388.329</text:p>
          </table:table-cell>
          <table:table-cell office:value-type="float" office:value="670.357" calcext:value-type="float">
            <text:p>670.357</text:p>
          </table:table-cell>
          <table:table-cell office:value-type="string" calcext:value-type="string">
            <text:p>|</text:p>
          </table:table-cell>
          <table:table-cell office:value-type="float" office:value="0.0115003" calcext:value-type="float">
            <text:p>0.0115003</text:p>
          </table:table-cell>
          <table:table-cell office:value-type="float" office:value="0.0202101" calcext:value-type="float">
            <text:p>0.0202101</text:p>
          </table:table-cell>
          <table:table-cell office:value-type="float" office:value="0.00776658" calcext:value-type="float">
            <text:p>0.00776658</text:p>
          </table:table-cell>
          <table:table-cell office:value-type="float" office:value="0.0134071" calcext:value-type="float">
            <text:p>0.0134071</text:p>
          </table:table-cell>
          <table:table-cell office:value-type="string" calcext:value-type="string">
            <text:p>|</text:p>
          </table:table-cell>
          <table:table-cell office:value-type="float" office:value="0.375581" calcext:value-type="float">
            <text:p>0.375581</text:p>
          </table:table-cell>
          <table:table-cell office:value-type="float" office:value="0.660029" calcext:value-type="float">
            <text:p>0.660029</text:p>
          </table:table-cell>
          <table:table-cell office:value-type="float" office:value="0.253644" calcext:value-type="float">
            <text:p>0.253644</text:p>
          </table:table-cell>
          <table:table-cell office:value-type="float" office:value="0.437856" calcext:value-type="float">
            <text:p>0.437856</text:p>
          </table:table-cell>
        </table:table-row>
        <table:table-row table:style-name="ro2">
          <table:table-cell office:value-type="string" calcext:value-type="string">
            <text:p>Archaea;Euryarchaeota;Thermoplasmata;Thermoplasmatales;Thermoplasmataceae;Thermoplasma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|</text:p>
          </table:table-cell>
          <table:table-cell office:value-type="float" office:value="575.015" calcext:value-type="float">
            <text:p>575.015</text:p>
          </table:table-cell>
          <table:table-cell office:value-type="float" office:value="1010.5" calcext:value-type="float">
            <text:p>1010.5</text:p>
          </table:table-cell>
          <table:table-cell office:value-type="float" office:value="388.329" calcext:value-type="float">
            <text:p>388.329</text:p>
          </table:table-cell>
          <table:table-cell office:value-type="float" office:value="670.357" calcext:value-type="float">
            <text:p>670.357</text:p>
          </table:table-cell>
          <table:table-cell office:value-type="string" calcext:value-type="string">
            <text:p>|</text:p>
          </table:table-cell>
          <table:table-cell office:value-type="float" office:value="0.0115003" calcext:value-type="float">
            <text:p>0.0115003</text:p>
          </table:table-cell>
          <table:table-cell office:value-type="float" office:value="0.0202101" calcext:value-type="float">
            <text:p>0.0202101</text:p>
          </table:table-cell>
          <table:table-cell office:value-type="float" office:value="0.00776658" calcext:value-type="float">
            <text:p>0.00776658</text:p>
          </table:table-cell>
          <table:table-cell office:value-type="float" office:value="0.0134071" calcext:value-type="float">
            <text:p>0.0134071</text:p>
          </table:table-cell>
          <table:table-cell office:value-type="string" calcext:value-type="string">
            <text:p>|</text:p>
          </table:table-cell>
          <table:table-cell office:value-type="float" office:value="0.375581" calcext:value-type="float">
            <text:p>0.375581</text:p>
          </table:table-cell>
          <table:table-cell office:value-type="float" office:value="0.660029" calcext:value-type="float">
            <text:p>0.660029</text:p>
          </table:table-cell>
          <table:table-cell office:value-type="float" office:value="0.253644" calcext:value-type="float">
            <text:p>0.253644</text:p>
          </table:table-cell>
          <table:table-cell office:value-type="float" office:value="0.437856" calcext:value-type="float">
            <text:p>0.437856</text:p>
          </table:table-cell>
        </table:table-row>
        <table:table-row table:style-name="ro2">
          <table:table-cell office:value-type="string" calcext:value-type="string">
            <text:p>Archaea;Euryarchaeota;Thermoplasmata;Thermoplasmatales;Thermoplasmatales Incertae Sedis</text:p>
          </table:table-cell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|</text:p>
          </table:table-cell>
          <table:table-cell office:value-type="float" office:value="390.035" calcext:value-type="float">
            <text:p>390.035</text:p>
          </table:table-cell>
          <table:table-cell office:value-type="float" office:value="546.285" calcext:value-type="float">
            <text:p>546.285</text:p>
          </table:table-cell>
          <table:table-cell office:value-type="float" office:value="298.776" calcext:value-type="float">
            <text:p>298.776</text:p>
          </table:table-cell>
          <table:table-cell office:value-type="float" office:value="412.27" calcext:value-type="float">
            <text:p>412.27</text:p>
          </table:table-cell>
          <table:table-cell office:value-type="string" calcext:value-type="string">
            <text:p>|</text:p>
          </table:table-cell>
          <table:table-cell office:value-type="float" office:value="0.00780071" calcext:value-type="float">
            <text:p>0.00780071</text:p>
          </table:table-cell>
          <table:table-cell office:value-type="float" office:value="0.0109257" calcext:value-type="float">
            <text:p>0.0109257</text:p>
          </table:table-cell>
          <table:table-cell office:value-type="float" office:value="0.00597552" calcext:value-type="float">
            <text:p>0.00597552</text:p>
          </table:table-cell>
          <table:table-cell office:value-type="float" office:value="0.00824539" calcext:value-type="float">
            <text:p>0.00824539</text:p>
          </table:table-cell>
          <table:table-cell office:value-type="string" calcext:value-type="string">
            <text:p>|</text:p>
          </table:table-cell>
          <table:table-cell office:value-type="float" office:value="0.236528" calcext:value-type="float">
            <text:p>0.236528</text:p>
          </table:table-cell>
          <table:table-cell office:value-type="float" office:value="0.331283" calcext:value-type="float">
            <text:p>0.331283</text:p>
          </table:table-cell>
          <table:table-cell office:value-type="float" office:value="0.181186" calcext:value-type="float">
            <text:p>0.181186</text:p>
          </table:table-cell>
          <table:table-cell office:value-type="float" office:value="0.250012" calcext:value-type="float">
            <text:p>0.250012</text:p>
          </table:table-cell>
        </table:table-row>
        <table:table-row table:style-name="ro2">
          <table:table-cell office:value-type="string" calcext:value-type="string">
            <text:p>Archaea;Euryarchaeota;Thermoplasmata;Thermoplasmatales;Thermoplasmatales Incertae Sedis;Candidatus Methanogranum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float" office:value="356.082" calcext:value-type="float">
            <text:p>356.082</text:p>
          </table:table-cell>
          <table:table-cell office:value-type="float" office:value="666.954" calcext:value-type="float">
            <text:p>666.954</text:p>
          </table:table-cell>
          <table:table-cell office:value-type="float" office:value="224.568" calcext:value-type="float">
            <text:p>224.568</text:p>
          </table:table-cell>
          <table:table-cell office:value-type="float" office:value="411.592" calcext:value-type="float">
            <text:p>411.592</text:p>
          </table:table-cell>
          <table:table-cell office:value-type="string" calcext:value-type="string">
            <text:p>|</text:p>
          </table:table-cell>
          <table:table-cell office:value-type="float" office:value="0.00712165" calcext:value-type="float">
            <text:p>0.00712165</text:p>
          </table:table-cell>
          <table:table-cell office:value-type="float" office:value="0.0133391" calcext:value-type="float">
            <text:p>0.0133391</text:p>
          </table:table-cell>
          <table:table-cell office:value-type="float" office:value="0.00449136" calcext:value-type="float">
            <text:p>0.00449136</text:p>
          </table:table-cell>
          <table:table-cell office:value-type="float" office:value="0.00823185" calcext:value-type="float">
            <text:p>0.00823185</text:p>
          </table:table-cell>
          <table:table-cell office:value-type="string" calcext:value-type="string">
            <text:p>|</text:p>
          </table:table-cell>
          <table:table-cell office:value-type="float" office:value="0.24473" calcext:value-type="float">
            <text:p>0.24473</text:p>
          </table:table-cell>
          <table:table-cell office:value-type="float" office:value="0.458387" calcext:value-type="float">
            <text:p>0.458387</text:p>
          </table:table-cell>
          <table:table-cell office:value-type="float" office:value="0.154342" calcext:value-type="float">
            <text:p>0.154342</text:p>
          </table:table-cell>
          <table:table-cell office:value-type="float" office:value="0.282881" calcext:value-type="float">
            <text:p>0.282881</text:p>
          </table:table-cell>
        </table:table-row>
        <table:table-row table:style-name="ro2">
          <table:table-cell office:value-type="string" calcext:value-type="string">
            <text:p>Archaea;Euryarchaeota;Thermoplasmata;Thermoplasmatales;Thermoplasmatales Incertae Sedis;Candidatus Methanomethylophilus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|</text:p>
          </table:table-cell>
          <table:table-cell office:value-type="float" office:value="195.914" calcext:value-type="float">
            <text:p>195.914</text:p>
          </table:table-cell>
          <table:table-cell office:value-type="float" office:value="225.668" calcext:value-type="float">
            <text:p>225.668</text:p>
          </table:table-cell>
          <table:table-cell office:value-type="float" office:value="156.914" calcext:value-type="float">
            <text:p>156.914</text:p>
          </table:table-cell>
          <table:table-cell office:value-type="float" office:value="174.176" calcext:value-type="float">
            <text:p>174.176</text:p>
          </table:table-cell>
          <table:table-cell office:value-type="string" calcext:value-type="string">
            <text:p>|</text:p>
          </table:table-cell>
          <table:table-cell office:value-type="float" office:value="0.00391827" calcext:value-type="float">
            <text:p>0.00391827</text:p>
          </table:table-cell>
          <table:table-cell office:value-type="float" office:value="0.00451336" calcext:value-type="float">
            <text:p>0.00451336</text:p>
          </table:table-cell>
          <table:table-cell office:value-type="float" office:value="0.00313829" calcext:value-type="float">
            <text:p>0.00313829</text:p>
          </table:table-cell>
          <table:table-cell office:value-type="float" office:value="0.00348352" calcext:value-type="float">
            <text:p>0.00348352</text:p>
          </table:table-cell>
          <table:table-cell office:value-type="string" calcext:value-type="string">
            <text:p>|</text:p>
          </table:table-cell>
          <table:table-cell office:value-type="float" office:value="0.134649" calcext:value-type="float">
            <text:p>0.134649</text:p>
          </table:table-cell>
          <table:table-cell office:value-type="float" office:value="0.155098" calcext:value-type="float">
            <text:p>0.155098</text:p>
          </table:table-cell>
          <table:table-cell office:value-type="float" office:value="0.107845" calcext:value-type="float">
            <text:p>0.107845</text:p>
          </table:table-cell>
          <table:table-cell office:value-type="float" office:value="0.119709" calcext:value-type="float">
            <text:p>0.119709</text:p>
          </table:table-cell>
        </table:table-row>
        <table:table-row table:style-name="ro2">
          <table:table-cell office:value-type="string" calcext:value-type="string">
            <text:p>Archaea;Euryarchaeota;Thermoplasmata;Thermoplasmatales;Thermoplasmatales Incertae Sedis;Candidatus Methanoplasma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|</text:p>
          </table:table-cell>
          <table:table-cell office:value-type="float" office:value="261.503" calcext:value-type="float">
            <text:p>261.503</text:p>
          </table:table-cell>
          <table:table-cell office:value-type="float" office:value="467.722" calcext:value-type="float">
            <text:p>467.722</text:p>
          </table:table-cell>
          <table:table-cell office:value-type="float" office:value="213.033" calcext:value-type="float">
            <text:p>213.033</text:p>
          </table:table-cell>
          <table:table-cell office:value-type="float" office:value="378.925" calcext:value-type="float">
            <text:p>378.925</text:p>
          </table:table-cell>
          <table:table-cell office:value-type="string" calcext:value-type="string">
            <text:p>|</text:p>
          </table:table-cell>
          <table:table-cell office:value-type="float" office:value="0.00523007" calcext:value-type="float">
            <text:p>0.00523007</text:p>
          </table:table-cell>
          <table:table-cell office:value-type="float" office:value="0.00935445" calcext:value-type="float">
            <text:p>0.00935445</text:p>
          </table:table-cell>
          <table:table-cell office:value-type="float" office:value="0.00426067" calcext:value-type="float">
            <text:p>0.00426067</text:p>
          </table:table-cell>
          <table:table-cell office:value-type="float" office:value="0.0075785" calcext:value-type="float">
            <text:p>0.0075785</text:p>
          </table:table-cell>
          <table:table-cell office:value-type="string" calcext:value-type="string">
            <text:p>|</text:p>
          </table:table-cell>
          <table:table-cell office:value-type="float" office:value="0.175153" calcext:value-type="float">
            <text:p>0.175153</text:p>
          </table:table-cell>
          <table:table-cell office:value-type="float" office:value="0.313277" calcext:value-type="float">
            <text:p>0.313277</text:p>
          </table:table-cell>
          <table:table-cell office:value-type="float" office:value="0.142688" calcext:value-type="float">
            <text:p>0.142688</text:p>
          </table:table-cell>
          <table:table-cell office:value-type="float" office:value="0.253801" calcext:value-type="float">
            <text:p>0.253801</text:p>
          </table:table-cell>
        </table:table-row>
        <table:table-row table:style-name="ro2">
          <table:table-cell office:value-type="string" calcext:value-type="string">
            <text:p>Archaea;Euryarchaeota;Thermoplasmata;Thermoplasmatales;Thermoplasmatales Incertae Sedis;Methanomassiliicoccus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office:value-type="float" office:value="333.563" calcext:value-type="float">
            <text:p>333.563</text:p>
          </table:table-cell>
          <table:table-cell office:value-type="float" office:value="700.4" calcext:value-type="float">
            <text:p>700.4</text:p>
          </table:table-cell>
          <table:table-cell office:value-type="float" office:value="244.238" calcext:value-type="float">
            <text:p>244.238</text:p>
          </table:table-cell>
          <table:table-cell office:value-type="float" office:value="508.604" calcext:value-type="float">
            <text:p>508.604</text:p>
          </table:table-cell>
          <table:table-cell office:value-type="string" calcext:value-type="string">
            <text:p>|</text:p>
          </table:table-cell>
          <table:table-cell office:value-type="float" office:value="0.00667125" calcext:value-type="float">
            <text:p>0.00667125</text:p>
          </table:table-cell>
          <table:table-cell office:value-type="float" office:value="0.014008" calcext:value-type="float">
            <text:p>0.014008</text:p>
          </table:table-cell>
          <table:table-cell office:value-type="float" office:value="0.00488476" calcext:value-type="float">
            <text:p>0.00488476</text:p>
          </table:table-cell>
          <table:table-cell office:value-type="float" office:value="0.0101721" calcext:value-type="float">
            <text:p>0.0101721</text:p>
          </table:table-cell>
          <table:table-cell office:value-type="string" calcext:value-type="string">
            <text:p>|</text:p>
          </table:table-cell>
          <table:table-cell office:value-type="float" office:value="0.229885" calcext:value-type="float">
            <text:p>0.229885</text:p>
          </table:table-cell>
          <table:table-cell office:value-type="float" office:value="0.482702" calcext:value-type="float">
            <text:p>0.482702</text:p>
          </table:table-cell>
          <table:table-cell office:value-type="float" office:value="0.168324" calcext:value-type="float">
            <text:p>0.168324</text:p>
          </table:table-cell>
          <table:table-cell office:value-type="float" office:value="0.350519" calcext:value-type="float">
            <text:p>0.350519</text:p>
          </table:table-cell>
        </table:table-row>
        <table:table-row table:style-name="ro2">
          <table:table-cell office:value-type="string" calcext:value-type="string">
            <text:p>Archaea;Euryarchaeota;Thermoplasmata;Thermoplasmatales;Thermoplasmatales Incertae Sedis;Thermogymnomon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chaea;Euryarchaeota;Thermoplasmata;Thermoplasmatales;Thp-A-1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206" calcext:value-type="float">
            <text:p>206</text:p>
          </table:table-cell>
          <table:table-cell office:value-type="float" office:value="404" calcext:value-type="float">
            <text:p>404</text:p>
          </table:table-cell>
          <table:table-cell office:value-type="float" office:value="107" calcext:value-type="float">
            <text:p>10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|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412" calcext:value-type="float">
            <text:p>0.00412</text:p>
          </table:table-cell>
          <table:table-cell office:value-type="string" calcext:value-type="string">
            <text:p>|</text:p>
          </table:table-cell>
          <table:table-cell office:value-type="float" office:value="0.162975" calcext:value-type="float">
            <text:p>0.162975</text:p>
          </table:table-cell>
          <table:table-cell office:value-type="float" office:value="0.31962" calcext:value-type="float">
            <text:p>0.31962</text:p>
          </table:table-cell>
          <table:table-cell office:value-type="float" office:value="0.0846519" calcext:value-type="float">
            <text:p>0.0846519</text:p>
          </table:table-cell>
          <table:table-cell office:value-type="float" office:value="0.162975" calcext:value-type="float">
            <text:p>0.162975</text:p>
          </table:table-cell>
        </table:table-row>
        <table:table-row table:style-name="ro2">
          <table:table-cell office:value-type="string" calcext:value-type="string">
            <text:p>Archaea;Euryarchaeota;Thermoplasmata;Thermoplasmatales;VC2.1 Arc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|</text:p>
          </table:table-cell>
          <table:table-cell office:value-type="float" office:value="670.699" calcext:value-type="float">
            <text:p>670.699</text:p>
          </table:table-cell>
          <table:table-cell office:value-type="float" office:value="1122" calcext:value-type="float">
            <text:p>1122</text:p>
          </table:table-cell>
          <table:table-cell office:value-type="float" office:value="441.74" calcext:value-type="float">
            <text:p>441.74</text:p>
          </table:table-cell>
          <table:table-cell office:value-type="float" office:value="722.456" calcext:value-type="float">
            <text:p>722.456</text:p>
          </table:table-cell>
          <table:table-cell office:value-type="string" calcext:value-type="string">
            <text:p>|</text:p>
          </table:table-cell>
          <table:table-cell office:value-type="float" office:value="0.013414" calcext:value-type="float">
            <text:p>0.013414</text:p>
          </table:table-cell>
          <table:table-cell office:value-type="float" office:value="0.0224401" calcext:value-type="float">
            <text:p>0.0224401</text:p>
          </table:table-cell>
          <table:table-cell office:value-type="float" office:value="0.00883481" calcext:value-type="float">
            <text:p>0.00883481</text:p>
          </table:table-cell>
          <table:table-cell office:value-type="float" office:value="0.0144491" calcext:value-type="float">
            <text:p>0.0144491</text:p>
          </table:table-cell>
          <table:table-cell office:value-type="string" calcext:value-type="string">
            <text:p>|</text:p>
          </table:table-cell>
          <table:table-cell office:value-type="float" office:value="0.431595" calcext:value-type="float">
            <text:p>0.431595</text:p>
          </table:table-cell>
          <table:table-cell office:value-type="float" office:value="0.72201" calcext:value-type="float">
            <text:p>0.72201</text:p>
          </table:table-cell>
          <table:table-cell office:value-type="float" office:value="0.28426" calcext:value-type="float">
            <text:p>0.28426</text:p>
          </table:table-cell>
          <table:table-cell office:value-type="float" office:value="0.464901" calcext:value-type="float">
            <text:p>0.464901</text:p>
          </table:table-cell>
        </table:table-row>
        <table:table-row table:style-name="ro2">
          <table:table-cell office:value-type="string" calcext:value-type="string">
            <text:p>Archaea;Euryarchaeota;Thermoplasmata;WCHA1-57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|</text:p>
          </table:table-cell>
          <table:table-cell office:value-type="float" office:value="375.533" calcext:value-type="float">
            <text:p>375.533</text:p>
          </table:table-cell>
          <table:table-cell office:value-type="float" office:value="703.231" calcext:value-type="float">
            <text:p>703.231</text:p>
          </table:table-cell>
          <table:table-cell office:value-type="float" office:value="272.985" calcext:value-type="float">
            <text:p>272.985</text:p>
          </table:table-cell>
          <table:table-cell office:value-type="float" office:value="529.05" calcext:value-type="float">
            <text:p>529.05</text:p>
          </table:table-cell>
          <table:table-cell office:value-type="string" calcext:value-type="string">
            <text:p>|</text:p>
          </table:table-cell>
          <table:table-cell office:value-type="float" office:value="0.00751065" calcext:value-type="float">
            <text:p>0.00751065</text:p>
          </table:table-cell>
          <table:table-cell office:value-type="float" office:value="0.0140646" calcext:value-type="float">
            <text:p>0.0140646</text:p>
          </table:table-cell>
          <table:table-cell office:value-type="float" office:value="0.00545969" calcext:value-type="float">
            <text:p>0.00545969</text:p>
          </table:table-cell>
          <table:table-cell office:value-type="float" office:value="0.010581" calcext:value-type="float">
            <text:p>0.010581</text:p>
          </table:table-cell>
          <table:table-cell office:value-type="string" calcext:value-type="string">
            <text:p>|</text:p>
          </table:table-cell>
          <table:table-cell office:value-type="float" office:value="0.230388" calcext:value-type="float">
            <text:p>0.230388</text:p>
          </table:table-cell>
          <table:table-cell office:value-type="float" office:value="0.43143" calcext:value-type="float">
            <text:p>0.43143</text:p>
          </table:table-cell>
          <table:table-cell office:value-type="float" office:value="0.167475" calcext:value-type="float">
            <text:p>0.167475</text:p>
          </table:table-cell>
          <table:table-cell office:value-type="float" office:value="0.324571" calcext:value-type="float">
            <text:p>0.324571</text:p>
          </table:table-cell>
        </table:table-row>
        <table:table-row table:style-name="ro2">
          <table:table-cell office:value-type="string" calcext:value-type="string">
            <text:p>Archaea;Euryarchaeota;Thermoplasmata;Z7ME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office:value-type="float" office:value="532.528" calcext:value-type="float">
            <text:p>532.528</text:p>
          </table:table-cell>
          <table:table-cell office:value-type="float" office:value="883.541" calcext:value-type="float">
            <text:p>883.541</text:p>
          </table:table-cell>
          <table:table-cell office:value-type="float" office:value="329.092" calcext:value-type="float">
            <text:p>329.092</text:p>
          </table:table-cell>
          <table:table-cell office:value-type="float" office:value="511.092" calcext:value-type="float">
            <text:p>511.092</text:p>
          </table:table-cell>
          <table:table-cell office:value-type="string" calcext:value-type="string">
            <text:p>|</text:p>
          </table:table-cell>
          <table:table-cell office:value-type="float" office:value="0.0106506" calcext:value-type="float">
            <text:p>0.0106506</text:p>
          </table:table-cell>
          <table:table-cell office:value-type="float" office:value="0.0176708" calcext:value-type="float">
            <text:p>0.0176708</text:p>
          </table:table-cell>
          <table:table-cell office:value-type="float" office:value="0.00658184" calcext:value-type="float">
            <text:p>0.00658184</text:p>
          </table:table-cell>
          <table:table-cell office:value-type="float" office:value="0.0102218" calcext:value-type="float">
            <text:p>0.0102218</text:p>
          </table:table-cell>
          <table:table-cell office:value-type="string" calcext:value-type="string">
            <text:p>|</text:p>
          </table:table-cell>
          <table:table-cell office:value-type="float" office:value="0.380106" calcext:value-type="float">
            <text:p>0.380106</text:p>
          </table:table-cell>
          <table:table-cell office:value-type="float" office:value="0.63065" calcext:value-type="float">
            <text:p>0.63065</text:p>
          </table:table-cell>
          <table:table-cell office:value-type="float" office:value="0.234898" calcext:value-type="float">
            <text:p>0.234898</text:p>
          </table:table-cell>
          <table:table-cell office:value-type="float" office:value="0.364805" calcext:value-type="float">
            <text:p>0.364805</text:p>
          </table:table-cell>
        </table:table-row>
        <table:table-row table:style-name="ro2">
          <table:table-cell office:value-type="string" calcext:value-type="string">
            <text:p>Archaea;Korarchaeota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|</text:p>
          </table:table-cell>
          <table:table-cell office:value-type="float" office:value="544.998" calcext:value-type="float">
            <text:p>544.998</text:p>
          </table:table-cell>
          <table:table-cell office:value-type="float" office:value="928.922" calcext:value-type="float">
            <text:p>928.922</text:p>
          </table:table-cell>
          <table:table-cell office:value-type="float" office:value="359.422" calcext:value-type="float">
            <text:p>359.422</text:p>
          </table:table-cell>
          <table:table-cell office:value-type="float" office:value="606.684" calcext:value-type="float">
            <text:p>606.684</text:p>
          </table:table-cell>
          <table:table-cell office:value-type="string" calcext:value-type="string">
            <text:p>|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85784" calcext:value-type="float">
            <text:p>0.0185784</text:p>
          </table:table-cell>
          <table:table-cell office:value-type="float" office:value="0.00718845" calcext:value-type="float">
            <text:p>0.00718845</text:p>
          </table:table-cell>
          <table:table-cell office:value-type="float" office:value="0.0121337" calcext:value-type="float">
            <text:p>0.0121337</text:p>
          </table:table-cell>
          <table:table-cell office:value-type="string" calcext:value-type="string">
            <text:p>|</text:p>
          </table:table-cell>
          <table:table-cell office:value-type="float" office:value="0.34212" calcext:value-type="float">
            <text:p>0.34212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225626" calcext:value-type="float">
            <text:p>0.225626</text:p>
          </table:table-cell>
          <table:table-cell office:value-type="float" office:value="0.380843" calcext:value-type="float">
            <text:p>0.380843</text:p>
          </table:table-cell>
        </table:table-row>
        <table:table-row table:style-name="ro2">
          <table:table-cell office:value-type="string" calcext:value-type="string">
            <text:p>Archaea;Korarchaeota;Korarchaeota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|</text:p>
          </table:table-cell>
          <table:table-cell office:value-type="float" office:value="544.998" calcext:value-type="float">
            <text:p>544.998</text:p>
          </table:table-cell>
          <table:table-cell office:value-type="float" office:value="928.922" calcext:value-type="float">
            <text:p>928.922</text:p>
          </table:table-cell>
          <table:table-cell office:value-type="float" office:value="359.422" calcext:value-type="float">
            <text:p>359.422</text:p>
          </table:table-cell>
          <table:table-cell office:value-type="float" office:value="606.684" calcext:value-type="float">
            <text:p>606.684</text:p>
          </table:table-cell>
          <table:table-cell office:value-type="string" calcext:value-type="string">
            <text:p>|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85784" calcext:value-type="float">
            <text:p>0.0185784</text:p>
          </table:table-cell>
          <table:table-cell office:value-type="float" office:value="0.00718845" calcext:value-type="float">
            <text:p>0.00718845</text:p>
          </table:table-cell>
          <table:table-cell office:value-type="float" office:value="0.0121337" calcext:value-type="float">
            <text:p>0.0121337</text:p>
          </table:table-cell>
          <table:table-cell office:value-type="string" calcext:value-type="string">
            <text:p>|</text:p>
          </table:table-cell>
          <table:table-cell office:value-type="float" office:value="0.34212" calcext:value-type="float">
            <text:p>0.34212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225626" calcext:value-type="float">
            <text:p>0.225626</text:p>
          </table:table-cell>
          <table:table-cell office:value-type="float" office:value="0.380843" calcext:value-type="float">
            <text:p>0.380843</text:p>
          </table:table-cell>
        </table:table-row>
        <table:table-row table:style-name="ro2">
          <table:table-cell office:value-type="string" calcext:value-type="string">
            <text:p>Archaea;Korarchaeota;Korarchaeota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|</text:p>
          </table:table-cell>
          <table:table-cell office:value-type="float" office:value="544.998" calcext:value-type="float">
            <text:p>544.998</text:p>
          </table:table-cell>
          <table:table-cell office:value-type="float" office:value="928.922" calcext:value-type="float">
            <text:p>928.922</text:p>
          </table:table-cell>
          <table:table-cell office:value-type="float" office:value="359.422" calcext:value-type="float">
            <text:p>359.422</text:p>
          </table:table-cell>
          <table:table-cell office:value-type="float" office:value="606.684" calcext:value-type="float">
            <text:p>606.684</text:p>
          </table:table-cell>
          <table:table-cell office:value-type="string" calcext:value-type="string">
            <text:p>|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85784" calcext:value-type="float">
            <text:p>0.0185784</text:p>
          </table:table-cell>
          <table:table-cell office:value-type="float" office:value="0.00718845" calcext:value-type="float">
            <text:p>0.00718845</text:p>
          </table:table-cell>
          <table:table-cell office:value-type="float" office:value="0.0121337" calcext:value-type="float">
            <text:p>0.0121337</text:p>
          </table:table-cell>
          <table:table-cell office:value-type="string" calcext:value-type="string">
            <text:p>|</text:p>
          </table:table-cell>
          <table:table-cell office:value-type="float" office:value="0.34212" calcext:value-type="float">
            <text:p>0.34212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225626" calcext:value-type="float">
            <text:p>0.225626</text:p>
          </table:table-cell>
          <table:table-cell office:value-type="float" office:value="0.380843" calcext:value-type="float">
            <text:p>0.380843</text:p>
          </table:table-cell>
        </table:table-row>
        <table:table-row table:style-name="ro2">
          <table:table-cell office:value-type="string" calcext:value-type="string">
            <text:p>Archaea;Korarchaeota;Korarchaeota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|</text:p>
          </table:table-cell>
          <table:table-cell office:value-type="float" office:value="544.998" calcext:value-type="float">
            <text:p>544.998</text:p>
          </table:table-cell>
          <table:table-cell office:value-type="float" office:value="928.922" calcext:value-type="float">
            <text:p>928.922</text:p>
          </table:table-cell>
          <table:table-cell office:value-type="float" office:value="359.422" calcext:value-type="float">
            <text:p>359.422</text:p>
          </table:table-cell>
          <table:table-cell office:value-type="float" office:value="606.684" calcext:value-type="float">
            <text:p>606.684</text:p>
          </table:table-cell>
          <table:table-cell office:value-type="string" calcext:value-type="string">
            <text:p>|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85784" calcext:value-type="float">
            <text:p>0.0185784</text:p>
          </table:table-cell>
          <table:table-cell office:value-type="float" office:value="0.00718845" calcext:value-type="float">
            <text:p>0.00718845</text:p>
          </table:table-cell>
          <table:table-cell office:value-type="float" office:value="0.0121337" calcext:value-type="float">
            <text:p>0.0121337</text:p>
          </table:table-cell>
          <table:table-cell office:value-type="string" calcext:value-type="string">
            <text:p>|</text:p>
          </table:table-cell>
          <table:table-cell office:value-type="float" office:value="0.34212" calcext:value-type="float">
            <text:p>0.34212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225626" calcext:value-type="float">
            <text:p>0.225626</text:p>
          </table:table-cell>
          <table:table-cell office:value-type="float" office:value="0.380843" calcext:value-type="float">
            <text:p>0.380843</text:p>
          </table:table-cell>
        </table:table-row>
        <table:table-row table:style-name="ro2">
          <table:table-cell office:value-type="string" calcext:value-type="string">
            <text:p>Archaea;Korarchaeota;Korarchaeota Incertae Sedis;Unknown Order;Unknown Family;Candidatus Korarchaeum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|</text:p>
          </table:table-cell>
          <table:table-cell office:value-type="float" office:value="544.998" calcext:value-type="float">
            <text:p>544.998</text:p>
          </table:table-cell>
          <table:table-cell office:value-type="float" office:value="928.922" calcext:value-type="float">
            <text:p>928.922</text:p>
          </table:table-cell>
          <table:table-cell office:value-type="float" office:value="359.422" calcext:value-type="float">
            <text:p>359.422</text:p>
          </table:table-cell>
          <table:table-cell office:value-type="float" office:value="606.684" calcext:value-type="float">
            <text:p>606.684</text:p>
          </table:table-cell>
          <table:table-cell office:value-type="string" calcext:value-type="string">
            <text:p>|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85784" calcext:value-type="float">
            <text:p>0.0185784</text:p>
          </table:table-cell>
          <table:table-cell office:value-type="float" office:value="0.00718845" calcext:value-type="float">
            <text:p>0.00718845</text:p>
          </table:table-cell>
          <table:table-cell office:value-type="float" office:value="0.0121337" calcext:value-type="float">
            <text:p>0.0121337</text:p>
          </table:table-cell>
          <table:table-cell office:value-type="string" calcext:value-type="string">
            <text:p>|</text:p>
          </table:table-cell>
          <table:table-cell office:value-type="float" office:value="0.34212" calcext:value-type="float">
            <text:p>0.34212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225626" calcext:value-type="float">
            <text:p>0.225626</text:p>
          </table:table-cell>
          <table:table-cell office:value-type="float" office:value="0.380843" calcext:value-type="float">
            <text:p>0.380843</text:p>
          </table:table-cell>
        </table:table-row>
        <table:table-row table:style-name="ro2">
          <table:table-cell office:value-type="string" calcext:value-type="string">
            <text:p>Archaea;Marine Hydrothermal Vent Group 1(MHVG-1)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</text:p>
          </table:table-cell>
          <table:table-cell office:value-type="float" office:value="535.983" calcext:value-type="float">
            <text:p>535.983</text:p>
          </table:table-cell>
          <table:table-cell office:value-type="float" office:value="744.969" calcext:value-type="float">
            <text:p>744.969</text:p>
          </table:table-cell>
          <table:table-cell office:value-type="float" office:value="331.488" calcext:value-type="float">
            <text:p>331.488</text:p>
          </table:table-cell>
          <table:table-cell office:value-type="float" office:value="411.1" calcext:value-type="float">
            <text:p>411.1</text:p>
          </table:table-cell>
          <table:table-cell office:value-type="string" calcext:value-type="string">
            <text:p>|</text:p>
          </table:table-cell>
          <table:table-cell office:value-type="float" office:value="0.0107197" calcext:value-type="float">
            <text:p>0.0107197</text:p>
          </table:table-cell>
          <table:table-cell office:value-type="float" office:value="0.0148994" calcext:value-type="float">
            <text:p>0.0148994</text:p>
          </table:table-cell>
          <table:table-cell office:value-type="float" office:value="0.00662975" calcext:value-type="float">
            <text:p>0.00662975</text:p>
          </table:table-cell>
          <table:table-cell office:value-type="float" office:value="0.00822201" calcext:value-type="float">
            <text:p>0.00822201</text:p>
          </table:table-cell>
          <table:table-cell office:value-type="string" calcext:value-type="string">
            <text:p>|</text:p>
          </table:table-cell>
          <table:table-cell office:value-type="float" office:value="0.358997" calcext:value-type="float">
            <text:p>0.358997</text:p>
          </table:table-cell>
          <table:table-cell office:value-type="float" office:value="0.498974" calcext:value-type="float">
            <text:p>0.498974</text:p>
          </table:table-cell>
          <table:table-cell office:value-type="float" office:value="0.222028" calcext:value-type="float">
            <text:p>0.222028</text:p>
          </table:table-cell>
          <table:table-cell office:value-type="float" office:value="0.275352" calcext:value-type="float">
            <text:p>0.275352</text:p>
          </table:table-cell>
        </table:table-row>
        <table:table-row table:style-name="ro2">
          <table:table-cell office:value-type="string" calcext:value-type="string">
            <text:p>Archaea;Marine Hydrothermal Vent Group 2(MHVG-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|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4" calcext:value-type="float">
            <text:p>0.00044</text:p>
          </table:table-cell>
          <table:table-cell office:value-type="string" calcext:value-type="string">
            <text:p>|</text:p>
          </table:table-cell>
          <table:table-cell office:value-type="float" office:value="0.0155258" calcext:value-type="float">
            <text:p>0.0155258</text:p>
          </table:table-cell>
          <table:table-cell office:value-type="float" office:value="0.0169372" calcext:value-type="float">
            <text:p>0.0169372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155258" calcext:value-type="float">
            <text:p>0.0155258</text:p>
          </table:table-cell>
        </table:table-row>
        <table:table-row table:style-name="ro2">
          <table:table-cell office:value-type="string" calcext:value-type="string">
            <text:p>Archaea;Marine Hydrothermal Vent Group(MHVG)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|</text:p>
          </table:table-cell>
          <table:table-cell office:value-type="float" office:value="1137.66" calcext:value-type="float">
            <text:p>1137.66</text:p>
          </table:table-cell>
          <table:table-cell office:value-type="float" office:value="1617.83" calcext:value-type="float">
            <text:p>1617.83</text:p>
          </table:table-cell>
          <table:table-cell office:value-type="float" office:value="833.66" calcext:value-type="float">
            <text:p>833.66</text:p>
          </table:table-cell>
          <table:table-cell office:value-type="float" office:value="1158.4" calcext:value-type="float">
            <text:p>1158.4</text:p>
          </table:table-cell>
          <table:table-cell office:value-type="string" calcext:value-type="string">
            <text:p>|</text:p>
          </table:table-cell>
          <table:table-cell office:value-type="float" office:value="0.0227532" calcext:value-type="float">
            <text:p>0.0227532</text:p>
          </table:table-cell>
          <table:table-cell office:value-type="float" office:value="0.0323565" calcext:value-type="float">
            <text:p>0.0323565</text:p>
          </table:table-cell>
          <table:table-cell office:value-type="float" office:value="0.0166732" calcext:value-type="float">
            <text:p>0.0166732</text:p>
          </table:table-cell>
          <table:table-cell office:value-type="float" office:value="0.0231681" calcext:value-type="float">
            <text:p>0.0231681</text:p>
          </table:table-cell>
          <table:table-cell office:value-type="string" calcext:value-type="string">
            <text:p>|</text:p>
          </table:table-cell>
          <table:table-cell office:value-type="float" office:value="0.511768" calcext:value-type="float">
            <text:p>0.511768</text:p>
          </table:table-cell>
          <table:table-cell office:value-type="float" office:value="0.727767" calcext:value-type="float">
            <text:p>0.727767</text:p>
          </table:table-cell>
          <table:table-cell office:value-type="float" office:value="0.375016" calcext:value-type="float">
            <text:p>0.375016</text:p>
          </table:table-cell>
          <table:table-cell office:value-type="float" office:value="0.521099" calcext:value-type="float">
            <text:p>0.521099</text:p>
          </table:table-cell>
        </table:table-row>
        <table:table-row table:style-name="ro2">
          <table:table-cell office:value-type="string" calcext:value-type="string">
            <text:p>Archaea;Miscellaneous Crenarchaeotic Group</text:p>
          </table:table-cell>
          <table:table-cell office:value-type="float" office:value="1" calcext:value-type="float">
            <text:p>1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|</text:p>
          </table:table-cell>
          <table:table-cell office:value-type="float" office:value="737.028" calcext:value-type="float">
            <text:p>737.028</text:p>
          </table:table-cell>
          <table:table-cell office:value-type="float" office:value="1048.26" calcext:value-type="float">
            <text:p>1048.26</text:p>
          </table:table-cell>
          <table:table-cell office:value-type="float" office:value="449.972" calcext:value-type="float">
            <text:p>449.972</text:p>
          </table:table-cell>
          <table:table-cell office:value-type="float" office:value="615.381" calcext:value-type="float">
            <text:p>615.381</text:p>
          </table:table-cell>
          <table:table-cell office:value-type="string" calcext:value-type="string">
            <text:p>|</text:p>
          </table:table-cell>
          <table:table-cell office:value-type="float" office:value="0.0147406" calcext:value-type="float">
            <text:p>0.0147406</text:p>
          </table:table-cell>
          <table:table-cell office:value-type="float" office:value="0.0209652" calcext:value-type="float">
            <text:p>0.0209652</text:p>
          </table:table-cell>
          <table:table-cell office:value-type="float" office:value="0.00899944" calcext:value-type="float">
            <text:p>0.00899944</text:p>
          </table:table-cell>
          <table:table-cell office:value-type="float" office:value="0.0123076" calcext:value-type="float">
            <text:p>0.0123076</text:p>
          </table:table-cell>
          <table:table-cell office:value-type="string" calcext:value-type="string">
            <text:p>|</text:p>
          </table:table-cell>
          <table:table-cell office:value-type="float" office:value="0.266075" calcext:value-type="float">
            <text:p>0.266075</text:p>
          </table:table-cell>
          <table:table-cell office:value-type="float" office:value="0.378433" calcext:value-type="float">
            <text:p>0.378433</text:p>
          </table:table-cell>
          <table:table-cell office:value-type="float" office:value="0.162445" calcext:value-type="float">
            <text:p>0.162445</text:p>
          </table:table-cell>
          <table:table-cell office:value-type="float" office:value="0.222159" calcext:value-type="float">
            <text:p>0.222159</text:p>
          </table:table-cell>
        </table:table-row>
        <table:table-row table:style-name="ro2">
          <table:table-cell office:value-type="string" calcext:value-type="string">
            <text:p>Archaea;Miscellaneous Euryarchaeotic Group(MEG)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|</text:p>
          </table:table-cell>
          <table:table-cell office:value-type="float" office:value="977.043" calcext:value-type="float">
            <text:p>977.043</text:p>
          </table:table-cell>
          <table:table-cell office:value-type="float" office:value="1445.56" calcext:value-type="float">
            <text:p>1445.56</text:p>
          </table:table-cell>
          <table:table-cell office:value-type="float" office:value="623.868" calcext:value-type="float">
            <text:p>623.868</text:p>
          </table:table-cell>
          <table:table-cell office:value-type="float" office:value="894.781" calcext:value-type="float">
            <text:p>894.781</text:p>
          </table:table-cell>
          <table:table-cell office:value-type="string" calcext:value-type="string">
            <text:p>|</text:p>
          </table:table-cell>
          <table:table-cell office:value-type="float" office:value="0.0195409" calcext:value-type="float">
            <text:p>0.0195409</text:p>
          </table:table-cell>
          <table:table-cell office:value-type="float" office:value="0.0289112" calcext:value-type="float">
            <text:p>0.0289112</text:p>
          </table:table-cell>
          <table:table-cell office:value-type="float" office:value="0.0124774" calcext:value-type="float">
            <text:p>0.0124774</text:p>
          </table:table-cell>
          <table:table-cell office:value-type="float" office:value="0.0178956" calcext:value-type="float">
            <text:p>0.0178956</text:p>
          </table:table-cell>
          <table:table-cell office:value-type="string" calcext:value-type="string">
            <text:p>|</text:p>
          </table:table-cell>
          <table:table-cell office:value-type="float" office:value="0.552314" calcext:value-type="float">
            <text:p>0.552314</text:p>
          </table:table-cell>
          <table:table-cell office:value-type="float" office:value="0.817163" calcext:value-type="float">
            <text:p>0.817163</text:p>
          </table:table-cell>
          <table:table-cell office:value-type="float" office:value="0.352667" calcext:value-type="float">
            <text:p>0.352667</text:p>
          </table:table-cell>
          <table:table-cell office:value-type="float" office:value="0.505812" calcext:value-type="float">
            <text:p>0.505812</text:p>
          </table:table-cell>
        </table:table-row>
        <table:table-row table:style-name="ro2">
          <table:table-cell office:value-type="string" calcext:value-type="string">
            <text:p>Archaea;Nanoarchaeota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</text:p>
          </table:table-cell>
          <table:table-cell office:value-type="float" office:value="309.254" calcext:value-type="float">
            <text:p>309.254</text:p>
          </table:table-cell>
          <table:table-cell office:value-type="float" office:value="417.029" calcext:value-type="float">
            <text:p>417.029</text:p>
          </table:table-cell>
          <table:table-cell office:value-type="float" office:value="230.538" calcext:value-type="float">
            <text:p>230.538</text:p>
          </table:table-cell>
          <table:table-cell office:value-type="float" office:value="303.158" calcext:value-type="float">
            <text:p>303.158</text:p>
          </table:table-cell>
          <table:table-cell office:value-type="string" calcext:value-type="string">
            <text:p>|</text:p>
          </table:table-cell>
          <table:table-cell office:value-type="float" office:value="0.00618509" calcext:value-type="float">
            <text:p>0.00618509</text:p>
          </table:table-cell>
          <table:table-cell office:value-type="float" office:value="0.00834058" calcext:value-type="float">
            <text:p>0.00834058</text:p>
          </table:table-cell>
          <table:table-cell office:value-type="float" office:value="0.00461076" calcext:value-type="float">
            <text:p>0.00461076</text:p>
          </table:table-cell>
          <table:table-cell office:value-type="float" office:value="0.00606317" calcext:value-type="float">
            <text:p>0.00606317</text:p>
          </table:table-cell>
          <table:table-cell office:value-type="string" calcext:value-type="string">
            <text:p>|</text:p>
          </table:table-cell>
          <table:table-cell office:value-type="float" office:value="0.19875" calcext:value-type="float">
            <text:p>0.19875</text:p>
          </table:table-cell>
          <table:table-cell office:value-type="float" office:value="0.268013" calcext:value-type="float">
            <text:p>0.268013</text:p>
          </table:table-cell>
          <table:table-cell office:value-type="float" office:value="0.148161" calcext:value-type="float">
            <text:p>0.148161</text:p>
          </table:table-cell>
          <table:table-cell office:value-type="float" office:value="0.194832" calcext:value-type="float">
            <text:p>0.194832</text:p>
          </table:table-cell>
        </table:table-row>
        <table:table-row table:style-name="ro2">
          <table:table-cell office:value-type="string" calcext:value-type="string">
            <text:p>Archaea;Nanoarchaeota;Nanoarchaeota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</text:p>
          </table:table-cell>
          <table:table-cell office:value-type="float" office:value="309.254" calcext:value-type="float">
            <text:p>309.254</text:p>
          </table:table-cell>
          <table:table-cell office:value-type="float" office:value="417.029" calcext:value-type="float">
            <text:p>417.029</text:p>
          </table:table-cell>
          <table:table-cell office:value-type="float" office:value="230.538" calcext:value-type="float">
            <text:p>230.538</text:p>
          </table:table-cell>
          <table:table-cell office:value-type="float" office:value="303.158" calcext:value-type="float">
            <text:p>303.158</text:p>
          </table:table-cell>
          <table:table-cell office:value-type="string" calcext:value-type="string">
            <text:p>|</text:p>
          </table:table-cell>
          <table:table-cell office:value-type="float" office:value="0.00618509" calcext:value-type="float">
            <text:p>0.00618509</text:p>
          </table:table-cell>
          <table:table-cell office:value-type="float" office:value="0.00834058" calcext:value-type="float">
            <text:p>0.00834058</text:p>
          </table:table-cell>
          <table:table-cell office:value-type="float" office:value="0.00461076" calcext:value-type="float">
            <text:p>0.00461076</text:p>
          </table:table-cell>
          <table:table-cell office:value-type="float" office:value="0.00606317" calcext:value-type="float">
            <text:p>0.00606317</text:p>
          </table:table-cell>
          <table:table-cell office:value-type="string" calcext:value-type="string">
            <text:p>|</text:p>
          </table:table-cell>
          <table:table-cell office:value-type="float" office:value="0.19875" calcext:value-type="float">
            <text:p>0.19875</text:p>
          </table:table-cell>
          <table:table-cell office:value-type="float" office:value="0.268013" calcext:value-type="float">
            <text:p>0.268013</text:p>
          </table:table-cell>
          <table:table-cell office:value-type="float" office:value="0.148161" calcext:value-type="float">
            <text:p>0.148161</text:p>
          </table:table-cell>
          <table:table-cell office:value-type="float" office:value="0.194832" calcext:value-type="float">
            <text:p>0.194832</text:p>
          </table:table-cell>
        </table:table-row>
        <table:table-row table:style-name="ro2">
          <table:table-cell office:value-type="string" calcext:value-type="string">
            <text:p>Archaea;Nanoarchaeota;Nanoarchaeota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</text:p>
          </table:table-cell>
          <table:table-cell office:value-type="float" office:value="309.254" calcext:value-type="float">
            <text:p>309.254</text:p>
          </table:table-cell>
          <table:table-cell office:value-type="float" office:value="417.029" calcext:value-type="float">
            <text:p>417.029</text:p>
          </table:table-cell>
          <table:table-cell office:value-type="float" office:value="230.538" calcext:value-type="float">
            <text:p>230.538</text:p>
          </table:table-cell>
          <table:table-cell office:value-type="float" office:value="303.158" calcext:value-type="float">
            <text:p>303.158</text:p>
          </table:table-cell>
          <table:table-cell office:value-type="string" calcext:value-type="string">
            <text:p>|</text:p>
          </table:table-cell>
          <table:table-cell office:value-type="float" office:value="0.00618509" calcext:value-type="float">
            <text:p>0.00618509</text:p>
          </table:table-cell>
          <table:table-cell office:value-type="float" office:value="0.00834058" calcext:value-type="float">
            <text:p>0.00834058</text:p>
          </table:table-cell>
          <table:table-cell office:value-type="float" office:value="0.00461076" calcext:value-type="float">
            <text:p>0.00461076</text:p>
          </table:table-cell>
          <table:table-cell office:value-type="float" office:value="0.00606317" calcext:value-type="float">
            <text:p>0.00606317</text:p>
          </table:table-cell>
          <table:table-cell office:value-type="string" calcext:value-type="string">
            <text:p>|</text:p>
          </table:table-cell>
          <table:table-cell office:value-type="float" office:value="0.19875" calcext:value-type="float">
            <text:p>0.19875</text:p>
          </table:table-cell>
          <table:table-cell office:value-type="float" office:value="0.268013" calcext:value-type="float">
            <text:p>0.268013</text:p>
          </table:table-cell>
          <table:table-cell office:value-type="float" office:value="0.148161" calcext:value-type="float">
            <text:p>0.148161</text:p>
          </table:table-cell>
          <table:table-cell office:value-type="float" office:value="0.194832" calcext:value-type="float">
            <text:p>0.194832</text:p>
          </table:table-cell>
        </table:table-row>
        <table:table-row table:style-name="ro2">
          <table:table-cell office:value-type="string" calcext:value-type="string">
            <text:p>Archaea;Nanoarchaeota;Nanoarchaeota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</text:p>
          </table:table-cell>
          <table:table-cell office:value-type="float" office:value="309.254" calcext:value-type="float">
            <text:p>309.254</text:p>
          </table:table-cell>
          <table:table-cell office:value-type="float" office:value="417.029" calcext:value-type="float">
            <text:p>417.029</text:p>
          </table:table-cell>
          <table:table-cell office:value-type="float" office:value="230.538" calcext:value-type="float">
            <text:p>230.538</text:p>
          </table:table-cell>
          <table:table-cell office:value-type="float" office:value="303.158" calcext:value-type="float">
            <text:p>303.158</text:p>
          </table:table-cell>
          <table:table-cell office:value-type="string" calcext:value-type="string">
            <text:p>|</text:p>
          </table:table-cell>
          <table:table-cell office:value-type="float" office:value="0.00618509" calcext:value-type="float">
            <text:p>0.00618509</text:p>
          </table:table-cell>
          <table:table-cell office:value-type="float" office:value="0.00834058" calcext:value-type="float">
            <text:p>0.00834058</text:p>
          </table:table-cell>
          <table:table-cell office:value-type="float" office:value="0.00461076" calcext:value-type="float">
            <text:p>0.00461076</text:p>
          </table:table-cell>
          <table:table-cell office:value-type="float" office:value="0.00606317" calcext:value-type="float">
            <text:p>0.00606317</text:p>
          </table:table-cell>
          <table:table-cell office:value-type="string" calcext:value-type="string">
            <text:p>|</text:p>
          </table:table-cell>
          <table:table-cell office:value-type="float" office:value="0.19875" calcext:value-type="float">
            <text:p>0.19875</text:p>
          </table:table-cell>
          <table:table-cell office:value-type="float" office:value="0.268013" calcext:value-type="float">
            <text:p>0.268013</text:p>
          </table:table-cell>
          <table:table-cell office:value-type="float" office:value="0.148161" calcext:value-type="float">
            <text:p>0.148161</text:p>
          </table:table-cell>
          <table:table-cell office:value-type="float" office:value="0.194832" calcext:value-type="float">
            <text:p>0.194832</text:p>
          </table:table-cell>
        </table:table-row>
        <table:table-row table:style-name="ro2">
          <table:table-cell office:value-type="string" calcext:value-type="string">
            <text:p>Archaea;Nanoarchaeota;Nanoarchaeota Incertae Sedis;Unknown Order;Unknown Family;Nanoarchaeum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</text:p>
          </table:table-cell>
          <table:table-cell office:value-type="float" office:value="309.254" calcext:value-type="float">
            <text:p>309.254</text:p>
          </table:table-cell>
          <table:table-cell office:value-type="float" office:value="417.029" calcext:value-type="float">
            <text:p>417.029</text:p>
          </table:table-cell>
          <table:table-cell office:value-type="float" office:value="230.538" calcext:value-type="float">
            <text:p>230.538</text:p>
          </table:table-cell>
          <table:table-cell office:value-type="float" office:value="303.158" calcext:value-type="float">
            <text:p>303.158</text:p>
          </table:table-cell>
          <table:table-cell office:value-type="string" calcext:value-type="string">
            <text:p>|</text:p>
          </table:table-cell>
          <table:table-cell office:value-type="float" office:value="0.00618509" calcext:value-type="float">
            <text:p>0.00618509</text:p>
          </table:table-cell>
          <table:table-cell office:value-type="float" office:value="0.00834058" calcext:value-type="float">
            <text:p>0.00834058</text:p>
          </table:table-cell>
          <table:table-cell office:value-type="float" office:value="0.00461076" calcext:value-type="float">
            <text:p>0.00461076</text:p>
          </table:table-cell>
          <table:table-cell office:value-type="float" office:value="0.00606317" calcext:value-type="float">
            <text:p>0.00606317</text:p>
          </table:table-cell>
          <table:table-cell office:value-type="string" calcext:value-type="string">
            <text:p>|</text:p>
          </table:table-cell>
          <table:table-cell office:value-type="float" office:value="0.19875" calcext:value-type="float">
            <text:p>0.19875</text:p>
          </table:table-cell>
          <table:table-cell office:value-type="float" office:value="0.268013" calcext:value-type="float">
            <text:p>0.268013</text:p>
          </table:table-cell>
          <table:table-cell office:value-type="float" office:value="0.148161" calcext:value-type="float">
            <text:p>0.148161</text:p>
          </table:table-cell>
          <table:table-cell office:value-type="float" office:value="0.194832" calcext:value-type="float">
            <text:p>0.194832</text:p>
          </table:table-cell>
        </table:table-row>
        <table:table-row table:style-name="ro2">
          <table:table-cell office:value-type="string" calcext:value-type="string">
            <text:p>Archaea;Nanohaloarchaeota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|</text:p>
          </table:table-cell>
          <table:table-cell office:value-type="float" office:value="589.737" calcext:value-type="float">
            <text:p>589.737</text:p>
          </table:table-cell>
          <table:table-cell office:value-type="float" office:value="881.037" calcext:value-type="float">
            <text:p>881.037</text:p>
          </table:table-cell>
          <table:table-cell office:value-type="float" office:value="478.7" calcext:value-type="float">
            <text:p>478.7</text:p>
          </table:table-cell>
          <table:table-cell office:value-type="float" office:value="691.142" calcext:value-type="float">
            <text:p>691.142</text:p>
          </table:table-cell>
          <table:table-cell office:value-type="string" calcext:value-type="string">
            <text:p>|</text:p>
          </table:table-cell>
          <table:table-cell office:value-type="float" office:value="0.0117947" calcext:value-type="float">
            <text:p>0.0117947</text:p>
          </table:table-cell>
          <table:table-cell office:value-type="float" office:value="0.0176207" calcext:value-type="float">
            <text:p>0.0176207</text:p>
          </table:table-cell>
          <table:table-cell office:value-type="float" office:value="0.009574" calcext:value-type="float">
            <text:p>0.009574</text:p>
          </table:table-cell>
          <table:table-cell office:value-type="float" office:value="0.0138228" calcext:value-type="float">
            <text:p>0.0138228</text:p>
          </table:table-cell>
          <table:table-cell office:value-type="string" calcext:value-type="string">
            <text:p>|</text:p>
          </table:table-cell>
          <table:table-cell office:value-type="float" office:value="0.387221" calcext:value-type="float">
            <text:p>0.387221</text:p>
          </table:table-cell>
          <table:table-cell office:value-type="float" office:value="0.578488" calcext:value-type="float">
            <text:p>0.578488</text:p>
          </table:table-cell>
          <table:table-cell office:value-type="float" office:value="0.314314" calcext:value-type="float">
            <text:p>0.314314</text:p>
          </table:table-cell>
          <table:table-cell office:value-type="float" office:value="0.453803" calcext:value-type="float">
            <text:p>0.453803</text:p>
          </table:table-cell>
        </table:table-row>
        <table:table-row table:style-name="ro2">
          <table:table-cell office:value-type="string" calcext:value-type="string">
            <text:p>Archaea;Parvarchaeot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</text:p>
          </table:table-cell>
          <table:table-cell office:value-type="float" office:value="903.54" calcext:value-type="float">
            <text:p>903.54</text:p>
          </table:table-cell>
          <table:table-cell office:value-type="float" office:value="1299.41" calcext:value-type="float">
            <text:p>1299.41</text:p>
          </table:table-cell>
          <table:table-cell office:value-type="float" office:value="646.192" calcext:value-type="float">
            <text:p>646.192</text:p>
          </table:table-cell>
          <table:table-cell office:value-type="float" office:value="893.077" calcext:value-type="float">
            <text:p>893.077</text:p>
          </table:table-cell>
          <table:table-cell office:value-type="string" calcext:value-type="string">
            <text:p>|</text:p>
          </table:table-cell>
          <table:table-cell office:value-type="float" office:value="0.0180708" calcext:value-type="float">
            <text:p>0.0180708</text:p>
          </table:table-cell>
          <table:table-cell office:value-type="float" office:value="0.0259883" calcext:value-type="float">
            <text:p>0.0259883</text:p>
          </table:table-cell>
          <table:table-cell office:value-type="float" office:value="0.0129238" calcext:value-type="float">
            <text:p>0.0129238</text:p>
          </table:table-cell>
          <table:table-cell office:value-type="float" office:value="0.0178615" calcext:value-type="float">
            <text:p>0.0178615</text:p>
          </table:table-cell>
          <table:table-cell office:value-type="string" calcext:value-type="string">
            <text:p>|</text:p>
          </table:table-cell>
          <table:table-cell office:value-type="float" office:value="0.566838" calcext:value-type="float">
            <text:p>0.566838</text:p>
          </table:table-cell>
          <table:table-cell office:value-type="float" office:value="0.815191" calcext:value-type="float">
            <text:p>0.815191</text:p>
          </table:table-cell>
          <table:table-cell office:value-type="float" office:value="0.40539" calcext:value-type="float">
            <text:p>0.40539</text:p>
          </table:table-cell>
          <table:table-cell office:value-type="float" office:value="0.560274" calcext:value-type="float">
            <text:p>0.560274</text:p>
          </table:table-cell>
        </table:table-row>
        <table:table-row table:style-name="ro2">
          <table:table-cell office:value-type="string" calcext:value-type="string">
            <text:p>Archaea;Parvarchaeota;Parvarchaeota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579.005" calcext:value-type="float">
            <text:p>579.005</text:p>
          </table:table-cell>
          <table:table-cell office:value-type="float" office:value="965.911" calcext:value-type="float">
            <text:p>965.911</text:p>
          </table:table-cell>
          <table:table-cell office:value-type="float" office:value="395.907" calcext:value-type="float">
            <text:p>395.907</text:p>
          </table:table-cell>
          <table:table-cell office:value-type="float" office:value="631.261" calcext:value-type="float">
            <text:p>631.261</text:p>
          </table:table-cell>
          <table:table-cell office:value-type="string" calcext:value-type="string">
            <text:p>|</text:p>
          </table:table-cell>
          <table:table-cell office:value-type="float" office:value="0.0115801" calcext:value-type="float">
            <text:p>0.0115801</text:p>
          </table:table-cell>
          <table:table-cell office:value-type="float" office:value="0.0193182" calcext:value-type="float">
            <text:p>0.0193182</text:p>
          </table:table-cell>
          <table:table-cell office:value-type="float" office:value="0.00791814" calcext:value-type="float">
            <text:p>0.00791814</text:p>
          </table:table-cell>
          <table:table-cell office:value-type="float" office:value="0.0126252" calcext:value-type="float">
            <text:p>0.0126252</text:p>
          </table:table-cell>
          <table:table-cell office:value-type="string" calcext:value-type="string">
            <text:p>|</text:p>
          </table:table-cell>
          <table:table-cell office:value-type="float" office:value="0.387035" calcext:value-type="float">
            <text:p>0.387035</text:p>
          </table:table-cell>
          <table:table-cell office:value-type="float" office:value="0.645662" calcext:value-type="float">
            <text:p>0.645662</text:p>
          </table:table-cell>
          <table:table-cell office:value-type="float" office:value="0.264644" calcext:value-type="float">
            <text:p>0.264644</text:p>
          </table:table-cell>
          <table:table-cell office:value-type="float" office:value="0.421966" calcext:value-type="float">
            <text:p>0.421966</text:p>
          </table:table-cell>
        </table:table-row>
        <table:table-row table:style-name="ro2">
          <table:table-cell office:value-type="string" calcext:value-type="string">
            <text:p>Archaea;Parvarchaeota;Parvarchaeota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579.005" calcext:value-type="float">
            <text:p>579.005</text:p>
          </table:table-cell>
          <table:table-cell office:value-type="float" office:value="965.911" calcext:value-type="float">
            <text:p>965.911</text:p>
          </table:table-cell>
          <table:table-cell office:value-type="float" office:value="395.907" calcext:value-type="float">
            <text:p>395.907</text:p>
          </table:table-cell>
          <table:table-cell office:value-type="float" office:value="631.261" calcext:value-type="float">
            <text:p>631.261</text:p>
          </table:table-cell>
          <table:table-cell office:value-type="string" calcext:value-type="string">
            <text:p>|</text:p>
          </table:table-cell>
          <table:table-cell office:value-type="float" office:value="0.0115801" calcext:value-type="float">
            <text:p>0.0115801</text:p>
          </table:table-cell>
          <table:table-cell office:value-type="float" office:value="0.0193182" calcext:value-type="float">
            <text:p>0.0193182</text:p>
          </table:table-cell>
          <table:table-cell office:value-type="float" office:value="0.00791814" calcext:value-type="float">
            <text:p>0.00791814</text:p>
          </table:table-cell>
          <table:table-cell office:value-type="float" office:value="0.0126252" calcext:value-type="float">
            <text:p>0.0126252</text:p>
          </table:table-cell>
          <table:table-cell office:value-type="string" calcext:value-type="string">
            <text:p>|</text:p>
          </table:table-cell>
          <table:table-cell office:value-type="float" office:value="0.387035" calcext:value-type="float">
            <text:p>0.387035</text:p>
          </table:table-cell>
          <table:table-cell office:value-type="float" office:value="0.645662" calcext:value-type="float">
            <text:p>0.645662</text:p>
          </table:table-cell>
          <table:table-cell office:value-type="float" office:value="0.264644" calcext:value-type="float">
            <text:p>0.264644</text:p>
          </table:table-cell>
          <table:table-cell office:value-type="float" office:value="0.421966" calcext:value-type="float">
            <text:p>0.421966</text:p>
          </table:table-cell>
        </table:table-row>
        <table:table-row table:style-name="ro2">
          <table:table-cell office:value-type="string" calcext:value-type="string">
            <text:p>Archaea;Parvarchaeota;Parvarchaeota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579.005" calcext:value-type="float">
            <text:p>579.005</text:p>
          </table:table-cell>
          <table:table-cell office:value-type="float" office:value="965.911" calcext:value-type="float">
            <text:p>965.911</text:p>
          </table:table-cell>
          <table:table-cell office:value-type="float" office:value="395.907" calcext:value-type="float">
            <text:p>395.907</text:p>
          </table:table-cell>
          <table:table-cell office:value-type="float" office:value="631.261" calcext:value-type="float">
            <text:p>631.261</text:p>
          </table:table-cell>
          <table:table-cell office:value-type="string" calcext:value-type="string">
            <text:p>|</text:p>
          </table:table-cell>
          <table:table-cell office:value-type="float" office:value="0.0115801" calcext:value-type="float">
            <text:p>0.0115801</text:p>
          </table:table-cell>
          <table:table-cell office:value-type="float" office:value="0.0193182" calcext:value-type="float">
            <text:p>0.0193182</text:p>
          </table:table-cell>
          <table:table-cell office:value-type="float" office:value="0.00791814" calcext:value-type="float">
            <text:p>0.00791814</text:p>
          </table:table-cell>
          <table:table-cell office:value-type="float" office:value="0.0126252" calcext:value-type="float">
            <text:p>0.0126252</text:p>
          </table:table-cell>
          <table:table-cell office:value-type="string" calcext:value-type="string">
            <text:p>|</text:p>
          </table:table-cell>
          <table:table-cell office:value-type="float" office:value="0.387035" calcext:value-type="float">
            <text:p>0.387035</text:p>
          </table:table-cell>
          <table:table-cell office:value-type="float" office:value="0.645662" calcext:value-type="float">
            <text:p>0.645662</text:p>
          </table:table-cell>
          <table:table-cell office:value-type="float" office:value="0.264644" calcext:value-type="float">
            <text:p>0.264644</text:p>
          </table:table-cell>
          <table:table-cell office:value-type="float" office:value="0.421966" calcext:value-type="float">
            <text:p>0.421966</text:p>
          </table:table-cell>
        </table:table-row>
        <table:table-row table:style-name="ro2">
          <table:table-cell office:value-type="string" calcext:value-type="string">
            <text:p>Archaea;Parvarchaeota;Parvarchaeota Incertae Sedis;Unknown Order;Unknown Family;Candidatus Micrarchaeu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579.005" calcext:value-type="float">
            <text:p>579.005</text:p>
          </table:table-cell>
          <table:table-cell office:value-type="float" office:value="965.911" calcext:value-type="float">
            <text:p>965.911</text:p>
          </table:table-cell>
          <table:table-cell office:value-type="float" office:value="395.907" calcext:value-type="float">
            <text:p>395.907</text:p>
          </table:table-cell>
          <table:table-cell office:value-type="float" office:value="631.261" calcext:value-type="float">
            <text:p>631.261</text:p>
          </table:table-cell>
          <table:table-cell office:value-type="string" calcext:value-type="string">
            <text:p>|</text:p>
          </table:table-cell>
          <table:table-cell office:value-type="float" office:value="0.0115801" calcext:value-type="float">
            <text:p>0.0115801</text:p>
          </table:table-cell>
          <table:table-cell office:value-type="float" office:value="0.0193182" calcext:value-type="float">
            <text:p>0.0193182</text:p>
          </table:table-cell>
          <table:table-cell office:value-type="float" office:value="0.00791814" calcext:value-type="float">
            <text:p>0.00791814</text:p>
          </table:table-cell>
          <table:table-cell office:value-type="float" office:value="0.0126252" calcext:value-type="float">
            <text:p>0.0126252</text:p>
          </table:table-cell>
          <table:table-cell office:value-type="string" calcext:value-type="string">
            <text:p>|</text:p>
          </table:table-cell>
          <table:table-cell office:value-type="float" office:value="0.387035" calcext:value-type="float">
            <text:p>0.387035</text:p>
          </table:table-cell>
          <table:table-cell office:value-type="float" office:value="0.645662" calcext:value-type="float">
            <text:p>0.645662</text:p>
          </table:table-cell>
          <table:table-cell office:value-type="float" office:value="0.264644" calcext:value-type="float">
            <text:p>0.264644</text:p>
          </table:table-cell>
          <table:table-cell office:value-type="float" office:value="0.421966" calcext:value-type="float">
            <text:p>0.421966</text:p>
          </table:table-cell>
        </table:table-row>
        <table:table-row table:style-name="ro2">
          <table:table-cell office:value-type="string" calcext:value-type="string">
            <text:p>Archaea;pCIRA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228" calcext:value-type="float">
            <text:p>228</text:p>
          </table:table-cell>
          <table:table-cell office:value-type="float" office:value="351" calcext:value-type="float">
            <text:p>351</text:p>
          </table:table-cell>
          <table:table-cell office:value-type="float" office:value="166.5" calcext:value-type="float">
            <text:p>166.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|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456" calcext:value-type="float">
            <text:p>0.00456</text:p>
          </table:table-cell>
          <table:table-cell office:value-type="string" calcext:value-type="string">
            <text:p>|</text:p>
          </table:table-cell>
          <table:table-cell office:value-type="float" office:value="0.201058" calcext:value-type="float">
            <text:p>0.201058</text:p>
          </table:table-cell>
          <table:table-cell office:value-type="float" office:value="0.309524" calcext:value-type="float">
            <text:p>0.309524</text:p>
          </table:table-cell>
          <table:table-cell office:value-type="float" office:value="0.146825" calcext:value-type="float">
            <text:p>0.146825</text:p>
          </table:table-cell>
          <table:table-cell office:value-type="float" office:value="0.201058" calcext:value-type="float">
            <text:p>0.201058</text:p>
          </table:table-cell>
        </table:table-row>
        <table:table-row table:style-name="ro2">
          <table:table-cell office:value-type="string" calcext:value-type="string">
            <text:p>Archaea;SM1K2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|</text:p>
          </table:table-cell>
          <table:table-cell office:value-type="float" office:value="918.132" calcext:value-type="float">
            <text:p>918.132</text:p>
          </table:table-cell>
          <table:table-cell office:value-type="float" office:value="1356.3" calcext:value-type="float">
            <text:p>1356.3</text:p>
          </table:table-cell>
          <table:table-cell office:value-type="float" office:value="598.014" calcext:value-type="float">
            <text:p>598.014</text:p>
          </table:table-cell>
          <table:table-cell office:value-type="float" office:value="862.038" calcext:value-type="float">
            <text:p>862.038</text:p>
          </table:table-cell>
          <table:table-cell office:value-type="string" calcext:value-type="string">
            <text:p>|</text:p>
          </table:table-cell>
          <table:table-cell office:value-type="float" office:value="0.0183626" calcext:value-type="float">
            <text:p>0.0183626</text:p>
          </table:table-cell>
          <table:table-cell office:value-type="float" office:value="0.027126" calcext:value-type="float">
            <text:p>0.027126</text:p>
          </table:table-cell>
          <table:table-cell office:value-type="float" office:value="0.0119603" calcext:value-type="float">
            <text:p>0.0119603</text:p>
          </table:table-cell>
          <table:table-cell office:value-type="float" office:value="0.0172408" calcext:value-type="float">
            <text:p>0.0172408</text:p>
          </table:table-cell>
          <table:table-cell office:value-type="string" calcext:value-type="string">
            <text:p>|</text:p>
          </table:table-cell>
          <table:table-cell office:value-type="float" office:value="0.502811" calcext:value-type="float">
            <text:p>0.502811</text:p>
          </table:table-cell>
          <table:table-cell office:value-type="float" office:value="0.742772" calcext:value-type="float">
            <text:p>0.742772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472091" calcext:value-type="float">
            <text:p>0.472091</text:p>
          </table:table-cell>
        </table:table-row>
        <table:table-row table:style-name="ro2">
          <table:table-cell office:value-type="string" calcext:value-type="string">
            <text:p>Archaea;Thaumarchaeota</text:p>
          </table:table-cell>
          <table:table-cell office:value-type="float" office:value="1" calcext:value-type="float">
            <text:p>1</text:p>
          </table:table-cell>
          <table:table-cell office:value-type="float" office:value="5545" calcext:value-type="float">
            <text:p>5545</text:p>
          </table:table-cell>
          <table:table-cell office:value-type="string" calcext:value-type="string">
            <text:p>|</text:p>
          </table:table-cell>
          <table:table-cell office:value-type="float" office:value="828.66" calcext:value-type="float">
            <text:p>828.66</text:p>
          </table:table-cell>
          <table:table-cell office:value-type="float" office:value="1208.46" calcext:value-type="float">
            <text:p>1208.46</text:p>
          </table:table-cell>
          <table:table-cell office:value-type="float" office:value="583.083" calcext:value-type="float">
            <text:p>583.083</text:p>
          </table:table-cell>
          <table:table-cell office:value-type="float" office:value="816.277" calcext:value-type="float">
            <text:p>816.277</text:p>
          </table:table-cell>
          <table:table-cell office:value-type="string" calcext:value-type="string">
            <text:p>|</text:p>
          </table:table-cell>
          <table:table-cell office:value-type="float" office:value="0.0165732" calcext:value-type="float">
            <text:p>0.0165732</text:p>
          </table:table-cell>
          <table:table-cell office:value-type="float" office:value="0.0241691" calcext:value-type="float">
            <text:p>0.0241691</text:p>
          </table:table-cell>
          <table:table-cell office:value-type="float" office:value="0.0116617" calcext:value-type="float">
            <text:p>0.0116617</text:p>
          </table:table-cell>
          <table:table-cell office:value-type="float" office:value="0.0163255" calcext:value-type="float">
            <text:p>0.0163255</text:p>
          </table:table-cell>
          <table:table-cell office:value-type="string" calcext:value-type="string">
            <text:p>|</text:p>
          </table:table-cell>
          <table:table-cell office:value-type="float" office:value="0.212968" calcext:value-type="float">
            <text:p>0.212968</text:p>
          </table:table-cell>
          <table:table-cell office:value-type="float" office:value="0.310577" calcext:value-type="float">
            <text:p>0.310577</text:p>
          </table:table-cell>
          <table:table-cell office:value-type="float" office:value="0.149854" calcext:value-type="float">
            <text:p>0.149854</text:p>
          </table:table-cell>
          <table:table-cell office:value-type="float" office:value="0.209786" calcext:value-type="float">
            <text:p>0.209786</text:p>
          </table:table-cell>
        </table:table-row>
        <table:table-row table:style-name="ro2">
          <table:table-cell office:value-type="string" calcext:value-type="string">
            <text:p>Archaea;Thaumarchaeota;AB64A-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office:value-type="float" office:value="276.331" calcext:value-type="float">
            <text:p>276.331</text:p>
          </table:table-cell>
          <table:table-cell office:value-type="float" office:value="527.267" calcext:value-type="float">
            <text:p>527.267</text:p>
          </table:table-cell>
          <table:table-cell office:value-type="float" office:value="174.059" calcext:value-type="float">
            <text:p>174.059</text:p>
          </table:table-cell>
          <table:table-cell office:value-type="float" office:value="319.015" calcext:value-type="float">
            <text:p>319.015</text:p>
          </table:table-cell>
          <table:table-cell office:value-type="string" calcext:value-type="string">
            <text:p>|</text:p>
          </table:table-cell>
          <table:table-cell office:value-type="float" office:value="0.00552662" calcext:value-type="float">
            <text:p>0.00552662</text:p>
          </table:table-cell>
          <table:table-cell office:value-type="float" office:value="0.0105453" calcext:value-type="float">
            <text:p>0.0105453</text:p>
          </table:table-cell>
          <table:table-cell office:value-type="float" office:value="0.00348119" calcext:value-type="float">
            <text:p>0.00348119</text:p>
          </table:table-cell>
          <table:table-cell office:value-type="float" office:value="0.00638031" calcext:value-type="float">
            <text:p>0.00638031</text:p>
          </table:table-cell>
          <table:table-cell office:value-type="string" calcext:value-type="string">
            <text:p>|</text:p>
          </table:table-cell>
          <table:table-cell office:value-type="float" office:value="0.205451" calcext:value-type="float">
            <text:p>0.205451</text:p>
          </table:table-cell>
          <table:table-cell office:value-type="float" office:value="0.39202" calcext:value-type="float">
            <text:p>0.39202</text:p>
          </table:table-cell>
          <table:table-cell office:value-type="float" office:value="0.129412" calcext:value-type="float">
            <text:p>0.129412</text:p>
          </table:table-cell>
          <table:table-cell office:value-type="float" office:value="0.237186" calcext:value-type="float">
            <text:p>0.237186</text:p>
          </table:table-cell>
        </table:table-row>
        <table:table-row table:style-name="ro2">
          <table:table-cell office:value-type="string" calcext:value-type="string">
            <text:p>Archaea;Thaumarchaeota;AK3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|</text:p>
          </table:table-cell>
          <table:table-cell office:value-type="float" office:value="323.394" calcext:value-type="float">
            <text:p>323.394</text:p>
          </table:table-cell>
          <table:table-cell office:value-type="float" office:value="595.055" calcext:value-type="float">
            <text:p>595.055</text:p>
          </table:table-cell>
          <table:table-cell office:value-type="float" office:value="228.546" calcext:value-type="float">
            <text:p>228.546</text:p>
          </table:table-cell>
          <table:table-cell office:value-type="float" office:value="436.189" calcext:value-type="float">
            <text:p>436.189</text:p>
          </table:table-cell>
          <table:table-cell office:value-type="string" calcext:value-type="string">
            <text:p>|</text:p>
          </table:table-cell>
          <table:table-cell office:value-type="float" office:value="0.00646788" calcext:value-type="float">
            <text:p>0.00646788</text:p>
          </table:table-cell>
          <table:table-cell office:value-type="float" office:value="0.0119011" calcext:value-type="float">
            <text:p>0.0119011</text:p>
          </table:table-cell>
          <table:table-cell office:value-type="float" office:value="0.00457092" calcext:value-type="float">
            <text:p>0.00457092</text:p>
          </table:table-cell>
          <table:table-cell office:value-type="float" office:value="0.00872378" calcext:value-type="float">
            <text:p>0.00872378</text:p>
          </table:table-cell>
          <table:table-cell office:value-type="string" calcext:value-type="string">
            <text:p>|</text:p>
          </table:table-cell>
          <table:table-cell office:value-type="float" office:value="0.218215" calcext:value-type="float">
            <text:p>0.218215</text:p>
          </table:table-cell>
          <table:table-cell office:value-type="float" office:value="0.401522" calcext:value-type="float">
            <text:p>0.401522</text:p>
          </table:table-cell>
          <table:table-cell office:value-type="float" office:value="0.154214" calcext:value-type="float">
            <text:p>0.154214</text:p>
          </table:table-cell>
          <table:table-cell office:value-type="float" office:value="0.294325" calcext:value-type="float">
            <text:p>0.294325</text:p>
          </table:table-cell>
        </table:table-row>
        <table:table-row table:style-name="ro2">
          <table:table-cell office:value-type="string" calcext:value-type="string">
            <text:p>Archaea;Thaumarchaeota;AK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float" office:value="568.492" calcext:value-type="float">
            <text:p>568.492</text:p>
          </table:table-cell>
          <table:table-cell office:value-type="float" office:value="1051.62" calcext:value-type="float">
            <text:p>1051.62</text:p>
          </table:table-cell>
          <table:table-cell office:value-type="float" office:value="383.688" calcext:value-type="float">
            <text:p>383.688</text:p>
          </table:table-cell>
          <table:table-cell office:value-type="float" office:value="710.304" calcext:value-type="float">
            <text:p>710.304</text:p>
          </table:table-cell>
          <table:table-cell office:value-type="string" calcext:value-type="string">
            <text:p>|</text:p>
          </table:table-cell>
          <table:table-cell office:value-type="float" office:value="0.0113698" calcext:value-type="float">
            <text:p>0.0113698</text:p>
          </table:table-cell>
          <table:table-cell office:value-type="float" office:value="0.0210324" calcext:value-type="float">
            <text:p>0.0210324</text:p>
          </table:table-cell>
          <table:table-cell office:value-type="float" office:value="0.00767376" calcext:value-type="float">
            <text:p>0.00767376</text:p>
          </table:table-cell>
          <table:table-cell office:value-type="float" office:value="0.0142061" calcext:value-type="float">
            <text:p>0.0142061</text:p>
          </table:table-cell>
          <table:table-cell office:value-type="string" calcext:value-type="string">
            <text:p>|</text:p>
          </table:table-cell>
          <table:table-cell office:value-type="float" office:value="0.382823" calcext:value-type="float">
            <text:p>0.382823</text:p>
          </table:table-cell>
          <table:table-cell office:value-type="float" office:value="0.708162" calcext:value-type="float">
            <text:p>0.708162</text:p>
          </table:table-cell>
          <table:table-cell office:value-type="float" office:value="0.258376" calcext:value-type="float">
            <text:p>0.258376</text:p>
          </table:table-cell>
          <table:table-cell office:value-type="float" office:value="0.478319" calcext:value-type="float">
            <text:p>0.478319</text:p>
          </table:table-cell>
        </table:table-row>
        <table:table-row table:style-name="ro2">
          <table:table-cell office:value-type="string" calcext:value-type="string">
            <text:p>Archaea;Thaumarchaeota;AK5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|</text:p>
          </table:table-cell>
          <table:table-cell office:value-type="float" office:value="629.292" calcext:value-type="float">
            <text:p>629.292</text:p>
          </table:table-cell>
          <table:table-cell office:value-type="float" office:value="1053.15" calcext:value-type="float">
            <text:p>1053.15</text:p>
          </table:table-cell>
          <table:table-cell office:value-type="float" office:value="454.831" calcext:value-type="float">
            <text:p>454.831</text:p>
          </table:table-cell>
          <table:table-cell office:value-type="float" office:value="754.799" calcext:value-type="float">
            <text:p>754.799</text:p>
          </table:table-cell>
          <table:table-cell office:value-type="string" calcext:value-type="string">
            <text:p>|</text:p>
          </table:table-cell>
          <table:table-cell office:value-type="float" office:value="0.0125858" calcext:value-type="float">
            <text:p>0.0125858</text:p>
          </table:table-cell>
          <table:table-cell office:value-type="float" office:value="0.0210629" calcext:value-type="float">
            <text:p>0.0210629</text:p>
          </table:table-cell>
          <table:table-cell office:value-type="float" office:value="0.00909661" calcext:value-type="float">
            <text:p>0.00909661</text:p>
          </table:table-cell>
          <table:table-cell office:value-type="float" office:value="0.015096" calcext:value-type="float">
            <text:p>0.015096</text:p>
          </table:table-cell>
          <table:table-cell office:value-type="string" calcext:value-type="string">
            <text:p>|</text:p>
          </table:table-cell>
          <table:table-cell office:value-type="float" office:value="0.406782" calcext:value-type="float">
            <text:p>0.406782</text:p>
          </table:table-cell>
          <table:table-cell office:value-type="float" office:value="0.680767" calcext:value-type="float">
            <text:p>0.680767</text:p>
          </table:table-cell>
          <table:table-cell office:value-type="float" office:value="0.294008" calcext:value-type="float">
            <text:p>0.294008</text:p>
          </table:table-cell>
          <table:table-cell office:value-type="float" office:value="0.487912" calcext:value-type="float">
            <text:p>0.487912</text:p>
          </table:table-cell>
        </table:table-row>
        <table:table-row table:style-name="ro2">
          <table:table-cell office:value-type="string" calcext:value-type="string">
            <text:p>Archaea;Thaumarchaeota;AK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</text:p>
          </table:table-cell>
          <table:table-cell office:value-type="float" office:value="783.134" calcext:value-type="float">
            <text:p>783.134</text:p>
          </table:table-cell>
          <table:table-cell office:value-type="float" office:value="1228.81" calcext:value-type="float">
            <text:p>1228.81</text:p>
          </table:table-cell>
          <table:table-cell office:value-type="float" office:value="482.728" calcext:value-type="float">
            <text:p>482.728</text:p>
          </table:table-cell>
          <table:table-cell office:value-type="float" office:value="734.649" calcext:value-type="float">
            <text:p>734.649</text:p>
          </table:table-cell>
          <table:table-cell office:value-type="string" calcext:value-type="string">
            <text:p>|</text:p>
          </table:table-cell>
          <table:table-cell office:value-type="float" office:value="0.0156627" calcext:value-type="float">
            <text:p>0.0156627</text:p>
          </table:table-cell>
          <table:table-cell office:value-type="float" office:value="0.0245763" calcext:value-type="float">
            <text:p>0.0245763</text:p>
          </table:table-cell>
          <table:table-cell office:value-type="float" office:value="0.00965456" calcext:value-type="float">
            <text:p>0.00965456</text:p>
          </table:table-cell>
          <table:table-cell office:value-type="float" office:value="0.014693" calcext:value-type="float">
            <text:p>0.014693</text:p>
          </table:table-cell>
          <table:table-cell office:value-type="string" calcext:value-type="string">
            <text:p>|</text:p>
          </table:table-cell>
          <table:table-cell office:value-type="float" office:value="0.450595" calcext:value-type="float">
            <text:p>0.450595</text:p>
          </table:table-cell>
          <table:table-cell office:value-type="float" office:value="0.707027" calcext:value-type="float">
            <text:p>0.707027</text:p>
          </table:table-cell>
          <table:table-cell office:value-type="float" office:value="0.277749" calcext:value-type="float">
            <text:p>0.277749</text:p>
          </table:table-cell>
          <table:table-cell office:value-type="float" office:value="0.422698" calcext:value-type="float">
            <text:p>0.422698</text:p>
          </table:table-cell>
        </table:table-row>
        <table:table-row table:style-name="ro2">
          <table:table-cell office:value-type="string" calcext:value-type="string">
            <text:p>Archaea;Thaumarchaeota;ArcC-u-cD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294.214" calcext:value-type="float">
            <text:p>294.214</text:p>
          </table:table-cell>
          <table:table-cell office:value-type="float" office:value="459.06" calcext:value-type="float">
            <text:p>459.06</text:p>
          </table:table-cell>
          <table:table-cell office:value-type="float" office:value="145.802" calcext:value-type="float">
            <text:p>145.802</text:p>
          </table:table-cell>
          <table:table-cell office:value-type="float" office:value="201.102" calcext:value-type="float">
            <text:p>201.102</text:p>
          </table:table-cell>
          <table:table-cell office:value-type="string" calcext:value-type="string">
            <text:p>|</text:p>
          </table:table-cell>
          <table:table-cell office:value-type="float" office:value="0.00588427" calcext:value-type="float">
            <text:p>0.00588427</text:p>
          </table:table-cell>
          <table:table-cell office:value-type="float" office:value="0.00918119" calcext:value-type="float">
            <text:p>0.00918119</text:p>
          </table:table-cell>
          <table:table-cell office:value-type="float" office:value="0.00291603" calcext:value-type="float">
            <text:p>0.00291603</text:p>
          </table:table-cell>
          <table:table-cell office:value-type="float" office:value="0.00402205" calcext:value-type="float">
            <text:p>0.00402205</text:p>
          </table:table-cell>
          <table:table-cell office:value-type="string" calcext:value-type="string">
            <text:p>|</text:p>
          </table:table-cell>
          <table:table-cell office:value-type="float" office:value="0.22138" calcext:value-type="float">
            <text:p>0.22138</text:p>
          </table:table-cell>
          <table:table-cell office:value-type="float" office:value="0.345417" calcext:value-type="float">
            <text:p>0.345417</text:p>
          </table:table-cell>
          <table:table-cell office:value-type="float" office:value="0.109708" calcext:value-type="float">
            <text:p>0.109708</text:p>
          </table:table-cell>
          <table:table-cell office:value-type="float" office:value="0.151319" calcext:value-type="float">
            <text:p>0.151319</text:p>
          </table:table-cell>
        </table:table-row>
        <table:table-row table:style-name="ro2">
          <table:table-cell office:value-type="string" calcext:value-type="string">
            <text:p>Archaea;Thaumarchaeota;AS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233" calcext:value-type="float">
            <text:p>233</text:p>
          </table:table-cell>
          <table:table-cell office:value-type="float" office:value="457" calcext:value-type="float">
            <text:p>457</text:p>
          </table:table-cell>
          <table:table-cell office:value-type="float" office:value="121" calcext:value-type="float">
            <text:p>12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|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466" calcext:value-type="float">
            <text:p>0.00466</text:p>
          </table:table-cell>
          <table:table-cell office:value-type="string" calcext:value-type="string">
            <text:p>|</text:p>
          </table:table-cell>
          <table:table-cell office:value-type="float" office:value="0.173881" calcext:value-type="float">
            <text:p>0.173881</text:p>
          </table:table-cell>
          <table:table-cell office:value-type="float" office:value="0.341045" calcext:value-type="float">
            <text:p>0.341045</text:p>
          </table:table-cell>
          <table:table-cell office:value-type="float" office:value="0.0902985" calcext:value-type="float">
            <text:p>0.0902985</text:p>
          </table:table-cell>
          <table:table-cell office:value-type="float" office:value="0.173881" calcext:value-type="float">
            <text:p>0.173881</text:p>
          </table:table-cell>
        </table:table-row>
        <table:table-row table:style-name="ro2">
          <table:table-cell office:value-type="string" calcext:value-type="string">
            <text:p>Archaea;Thaumarchaeota;D-F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</text:p>
          </table:table-cell>
          <table:table-cell office:value-type="float" office:value="285.382" calcext:value-type="float">
            <text:p>285.382</text:p>
          </table:table-cell>
          <table:table-cell office:value-type="float" office:value="523.645" calcext:value-type="float">
            <text:p>523.645</text:p>
          </table:table-cell>
          <table:table-cell office:value-type="float" office:value="195.727" calcext:value-type="float">
            <text:p>195.727</text:p>
          </table:table-cell>
          <table:table-cell office:value-type="float" office:value="352.421" calcext:value-type="float">
            <text:p>352.421</text:p>
          </table:table-cell>
          <table:table-cell office:value-type="string" calcext:value-type="string">
            <text:p>|</text:p>
          </table:table-cell>
          <table:table-cell office:value-type="float" office:value="0.00570764" calcext:value-type="float">
            <text:p>0.00570764</text:p>
          </table:table-cell>
          <table:table-cell office:value-type="float" office:value="0.0104729" calcext:value-type="float">
            <text:p>0.0104729</text:p>
          </table:table-cell>
          <table:table-cell office:value-type="float" office:value="0.00391454" calcext:value-type="float">
            <text:p>0.00391454</text:p>
          </table:table-cell>
          <table:table-cell office:value-type="float" office:value="0.00704842" calcext:value-type="float">
            <text:p>0.00704842</text:p>
          </table:table-cell>
          <table:table-cell office:value-type="string" calcext:value-type="string">
            <text:p>|</text:p>
          </table:table-cell>
          <table:table-cell office:value-type="float" office:value="0.201115" calcext:value-type="float">
            <text:p>0.201115</text:p>
          </table:table-cell>
          <table:table-cell office:value-type="float" office:value="0.369024" calcext:value-type="float">
            <text:p>0.369024</text:p>
          </table:table-cell>
          <table:table-cell office:value-type="float" office:value="0.137933" calcext:value-type="float">
            <text:p>0.137933</text:p>
          </table:table-cell>
          <table:table-cell office:value-type="float" office:value="0.248359" calcext:value-type="float">
            <text:p>0.248359</text:p>
          </table:table-cell>
        </table:table-row>
        <table:table-row table:style-name="ro2">
          <table:table-cell office:value-type="string" calcext:value-type="string">
            <text:p>Archaea;Thaumarchaeota;F9P122000-Arc-2-E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90.0181" calcext:value-type="float">
            <text:p>90.0181</text:p>
          </table:table-cell>
          <table:table-cell office:value-type="float" office:value="92.9113" calcext:value-type="float">
            <text:p>92.9113</text:p>
          </table:table-cell>
          <table:table-cell office:value-type="float" office:value="88.7937" calcext:value-type="float">
            <text:p>88.7937</text:p>
          </table:table-cell>
          <table:table-cell office:value-type="float" office:value="90.4625" calcext:value-type="float">
            <text:p>90.4625</text:p>
          </table:table-cell>
          <table:table-cell office:value-type="string" calcext:value-type="string">
            <text:p>|</text:p>
          </table:table-cell>
          <table:table-cell office:value-type="float" office:value="0.00180036" calcext:value-type="float">
            <text:p>0.00180036</text:p>
          </table:table-cell>
          <table:table-cell office:value-type="float" office:value="0.00185823" calcext:value-type="float">
            <text:p>0.00185823</text:p>
          </table:table-cell>
          <table:table-cell office:value-type="float" office:value="0.00177587" calcext:value-type="float">
            <text:p>0.00177587</text:p>
          </table:table-cell>
          <table:table-cell office:value-type="float" office:value="0.00180925" calcext:value-type="float">
            <text:p>0.00180925</text:p>
          </table:table-cell>
          <table:table-cell office:value-type="string" calcext:value-type="string">
            <text:p>|</text:p>
          </table:table-cell>
          <table:table-cell office:value-type="float" office:value="0.0983804" calcext:value-type="float">
            <text:p>0.0983804</text:p>
          </table:table-cell>
          <table:table-cell office:value-type="float" office:value="0.101542" calcext:value-type="float">
            <text:p>0.101542</text:p>
          </table:table-cell>
          <table:table-cell office:value-type="float" office:value="0.0970423" calcext:value-type="float">
            <text:p>0.0970423</text:p>
          </table:table-cell>
          <table:table-cell office:value-type="float" office:value="0.0988661" calcext:value-type="float">
            <text:p>0.0988661</text:p>
          </table:table-cell>
        </table:table-row>
        <table:table-row table:style-name="ro2">
          <table:table-cell office:value-type="string" calcext:value-type="string">
            <text:p>Archaea;Thaumarchaeota;FS243A-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float" office:value="314.08" calcext:value-type="float">
            <text:p>314.08</text:p>
          </table:table-cell>
          <table:table-cell office:value-type="float" office:value="557.16" calcext:value-type="float">
            <text:p>557.16</text:p>
          </table:table-cell>
          <table:table-cell office:value-type="float" office:value="168.264" calcext:value-type="float">
            <text:p>168.264</text:p>
          </table:table-cell>
          <table:table-cell office:value-type="float" office:value="288.364" calcext:value-type="float">
            <text:p>288.364</text:p>
          </table:table-cell>
          <table:table-cell office:value-type="string" calcext:value-type="string">
            <text:p>|</text:p>
          </table:table-cell>
          <table:table-cell office:value-type="float" office:value="0.00628159" calcext:value-type="float">
            <text:p>0.00628159</text:p>
          </table:table-cell>
          <table:table-cell office:value-type="float" office:value="0.0111432" calcext:value-type="float">
            <text:p>0.0111432</text:p>
          </table:table-cell>
          <table:table-cell office:value-type="float" office:value="0.00336527" calcext:value-type="float">
            <text:p>0.00336527</text:p>
          </table:table-cell>
          <table:table-cell office:value-type="float" office:value="0.00576727" calcext:value-type="float">
            <text:p>0.00576727</text:p>
          </table:table-cell>
          <table:table-cell office:value-type="string" calcext:value-type="string">
            <text:p>|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402864" calcext:value-type="float">
            <text:p>0.402864</text:p>
          </table:table-cell>
          <table:table-cell office:value-type="float" office:value="0.121666" calcext:value-type="float">
            <text:p>0.121666</text:p>
          </table:table-cell>
          <table:table-cell office:value-type="float" office:value="0.208506" calcext:value-type="float">
            <text:p>0.208506</text:p>
          </table:table-cell>
        </table:table-row>
        <table:table-row table:style-name="ro2">
          <table:table-cell office:value-type="string" calcext:value-type="string">
            <text:p>Archaea;Thaumarchaeota;Group C3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|</text:p>
          </table:table-cell>
          <table:table-cell office:value-type="float" office:value="628.344" calcext:value-type="float">
            <text:p>628.344</text:p>
          </table:table-cell>
          <table:table-cell office:value-type="float" office:value="921.42" calcext:value-type="float">
            <text:p>921.42</text:p>
          </table:table-cell>
          <table:table-cell office:value-type="float" office:value="372.914" calcext:value-type="float">
            <text:p>372.914</text:p>
          </table:table-cell>
          <table:table-cell office:value-type="float" office:value="534.053" calcext:value-type="float">
            <text:p>534.053</text:p>
          </table:table-cell>
          <table:table-cell office:value-type="string" calcext:value-type="string">
            <text:p>|</text:p>
          </table:table-cell>
          <table:table-cell office:value-type="float" office:value="0.0125669" calcext:value-type="float">
            <text:p>0.0125669</text:p>
          </table:table-cell>
          <table:table-cell office:value-type="float" office:value="0.0184284" calcext:value-type="float">
            <text:p>0.0184284</text:p>
          </table:table-cell>
          <table:table-cell office:value-type="float" office:value="0.00745828" calcext:value-type="float">
            <text:p>0.00745828</text:p>
          </table:table-cell>
          <table:table-cell office:value-type="float" office:value="0.0106811" calcext:value-type="float">
            <text:p>0.0106811</text:p>
          </table:table-cell>
          <table:table-cell office:value-type="string" calcext:value-type="string">
            <text:p>|</text:p>
          </table:table-cell>
          <table:table-cell office:value-type="float" office:value="0.383136" calcext:value-type="float">
            <text:p>0.383136</text:p>
          </table:table-cell>
          <table:table-cell office:value-type="float" office:value="0.561842" calcext:value-type="float">
            <text:p>0.561842</text:p>
          </table:table-cell>
          <table:table-cell office:value-type="float" office:value="0.227386" calcext:value-type="float">
            <text:p>0.227386</text:p>
          </table:table-cell>
          <table:table-cell office:value-type="float" office:value="0.325642" calcext:value-type="float">
            <text:p>0.325642</text:p>
          </table:table-cell>
        </table:table-row>
        <table:table-row table:style-name="ro2">
          <table:table-cell office:value-type="string" calcext:value-type="string">
            <text:p>Archaea;Thaumarchaeota;HDBA-SITS3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45.2983" calcext:value-type="float">
            <text:p>45.2983</text:p>
          </table:table-cell>
          <table:table-cell office:value-type="float" office:value="56.016" calcext:value-type="float">
            <text:p>56.016</text:p>
          </table:table-cell>
          <table:table-cell office:value-type="float" office:value="38.0485" calcext:value-type="float">
            <text:p>38.0485</text:p>
          </table:table-cell>
          <table:table-cell office:value-type="float" office:value="42.8538" calcext:value-type="float">
            <text:p>42.8538</text:p>
          </table:table-cell>
          <table:table-cell office:value-type="string" calcext:value-type="string">
            <text:p>|</text:p>
          </table:table-cell>
          <table:table-cell office:value-type="float" office:value="0.000905965" calcext:value-type="float">
            <text:p>0.000905965</text:p>
          </table:table-cell>
          <table:table-cell office:value-type="float" office:value="0.00112032" calcext:value-type="float">
            <text:p>0.00112032</text:p>
          </table:table-cell>
          <table:table-cell office:value-type="float" office:value="0.000760969" calcext:value-type="float">
            <text:p>0.000760969</text:p>
          </table:table-cell>
          <table:table-cell office:value-type="float" office:value="0.000857076" calcext:value-type="float">
            <text:p>0.000857076</text:p>
          </table:table-cell>
          <table:table-cell office:value-type="string" calcext:value-type="string">
            <text:p>|</text:p>
          </table:table-cell>
          <table:table-cell office:value-type="float" office:value="0.0338805" calcext:value-type="float">
            <text:p>0.0338805</text:p>
          </table:table-cell>
          <table:table-cell office:value-type="float" office:value="0.0418968" calcext:value-type="float">
            <text:p>0.0418968</text:p>
          </table:table-cell>
          <table:table-cell office:value-type="float" office:value="0.0284581" calcext:value-type="float">
            <text:p>0.0284581</text:p>
          </table:table-cell>
          <table:table-cell office:value-type="float" office:value="0.0320522" calcext:value-type="float">
            <text:p>0.0320522</text:p>
          </table:table-cell>
        </table:table-row>
        <table:table-row table:style-name="ro2">
          <table:table-cell office:value-type="string" calcext:value-type="string">
            <text:p>Archaea;Thaumarchaeota;HDBA-SITS4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114.5" calcext:value-type="float">
            <text:p>114.5</text:p>
          </table:table-cell>
          <table:table-cell office:value-type="float" office:value="127" calcext:value-type="float">
            <text:p>127</text:p>
          </table:table-cell>
          <table:table-cell office:value-type="float" office:value="108.25" calcext:value-type="float">
            <text:p>108.2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|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0.00229" calcext:value-type="float">
            <text:p>0.00229</text:p>
          </table:table-cell>
          <table:table-cell office:value-type="string" calcext:value-type="string">
            <text:p>|</text:p>
          </table:table-cell>
          <table:table-cell office:value-type="float" office:value="0.0858965" calcext:value-type="float">
            <text:p>0.0858965</text:p>
          </table:table-cell>
          <table:table-cell office:value-type="float" office:value="0.0952738" calcext:value-type="float">
            <text:p>0.0952738</text:p>
          </table:table-cell>
          <table:table-cell office:value-type="float" office:value="0.0812078" calcext:value-type="float">
            <text:p>0.0812078</text:p>
          </table:table-cell>
          <table:table-cell office:value-type="float" office:value="0.0858965" calcext:value-type="float">
            <text:p>0.0858965</text:p>
          </table:table-cell>
        </table:table-row>
        <table:table-row table:style-name="ro2">
          <table:table-cell office:value-type="string" calcext:value-type="string">
            <text:p>Archaea;Thaumarchaeota;Marine Benthic Group A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|</text:p>
          </table:table-cell>
          <table:table-cell office:value-type="float" office:value="683.219" calcext:value-type="float">
            <text:p>683.219</text:p>
          </table:table-cell>
          <table:table-cell office:value-type="float" office:value="1109.17" calcext:value-type="float">
            <text:p>1109.17</text:p>
          </table:table-cell>
          <table:table-cell office:value-type="float" office:value="471.8" calcext:value-type="float">
            <text:p>471.8</text:p>
          </table:table-cell>
          <table:table-cell office:value-type="float" office:value="743.661" calcext:value-type="float">
            <text:p>743.661</text:p>
          </table:table-cell>
          <table:table-cell office:value-type="string" calcext:value-type="string">
            <text:p>|</text:p>
          </table:table-cell>
          <table:table-cell office:value-type="float" office:value="0.0136644" calcext:value-type="float">
            <text:p>0.0136644</text:p>
          </table:table-cell>
          <table:table-cell office:value-type="float" office:value="0.0221834" calcext:value-type="float">
            <text:p>0.0221834</text:p>
          </table:table-cell>
          <table:table-cell office:value-type="float" office:value="0.00943599" calcext:value-type="float">
            <text:p>0.00943599</text:p>
          </table:table-cell>
          <table:table-cell office:value-type="float" office:value="0.0148732" calcext:value-type="float">
            <text:p>0.0148732</text:p>
          </table:table-cell>
          <table:table-cell office:value-type="string" calcext:value-type="string">
            <text:p>|</text:p>
          </table:table-cell>
          <table:table-cell office:value-type="float" office:value="0.431053" calcext:value-type="float">
            <text:p>0.431053</text:p>
          </table:table-cell>
          <table:table-cell office:value-type="float" office:value="0.699793" calcext:value-type="float">
            <text:p>0.699793</text:p>
          </table:table-cell>
          <table:table-cell office:value-type="float" office:value="0.297665" calcext:value-type="float">
            <text:p>0.297665</text:p>
          </table:table-cell>
          <table:table-cell office:value-type="float" office:value="0.469187" calcext:value-type="float">
            <text:p>0.469187</text:p>
          </table:table-cell>
        </table:table-row>
        <table:table-row table:style-name="ro2">
          <table:table-cell office:value-type="string" calcext:value-type="string">
            <text:p>Archaea;Thaumarchaeota;Marine Benthic Group B</text:p>
          </table:table-cell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|</text:p>
          </table:table-cell>
          <table:table-cell office:value-type="float" office:value="561.001" calcext:value-type="float">
            <text:p>561.001</text:p>
          </table:table-cell>
          <table:table-cell office:value-type="float" office:value="922.387" calcext:value-type="float">
            <text:p>922.387</text:p>
          </table:table-cell>
          <table:table-cell office:value-type="float" office:value="375.362" calcext:value-type="float">
            <text:p>375.362</text:p>
          </table:table-cell>
          <table:table-cell office:value-type="float" office:value="604.041" calcext:value-type="float">
            <text:p>604.041</text:p>
          </table:table-cell>
          <table:table-cell office:value-type="string" calcext:value-type="string">
            <text:p>|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184477" calcext:value-type="float">
            <text:p>0.0184477</text:p>
          </table:table-cell>
          <table:table-cell office:value-type="float" office:value="0.00750724" calcext:value-type="float">
            <text:p>0.00750724</text:p>
          </table:table-cell>
          <table:table-cell office:value-type="float" office:value="0.0120808" calcext:value-type="float">
            <text:p>0.0120808</text:p>
          </table:table-cell>
          <table:table-cell office:value-type="string" calcext:value-type="string">
            <text:p>|</text:p>
          </table:table-cell>
          <table:table-cell office:value-type="float" office:value="0.234238" calcext:value-type="float">
            <text:p>0.234238</text:p>
          </table:table-cell>
          <table:table-cell office:value-type="float" office:value="0.38513" calcext:value-type="float">
            <text:p>0.38513</text:p>
          </table:table-cell>
          <table:table-cell office:value-type="float" office:value="0.156727" calcext:value-type="float">
            <text:p>0.156727</text:p>
          </table:table-cell>
          <table:table-cell office:value-type="float" office:value="0.252209" calcext:value-type="float">
            <text:p>0.252209</text:p>
          </table:table-cell>
        </table:table-row>
        <table:table-row table:style-name="ro2">
          <table:table-cell office:value-type="string" calcext:value-type="string">
            <text:p>Archaea;Thaumarchaeota;Marine Group I</text:p>
          </table:table-cell>
          <table:table-cell office:value-type="float" office:value="2" calcext:value-type="float">
            <text:p>2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|</text:p>
          </table:table-cell>
          <table:table-cell office:value-type="float" office:value="466.572" calcext:value-type="float">
            <text:p>466.572</text:p>
          </table:table-cell>
          <table:table-cell office:value-type="float" office:value="820.201" calcext:value-type="float">
            <text:p>820.201</text:p>
          </table:table-cell>
          <table:table-cell office:value-type="float" office:value="307.398" calcext:value-type="float">
            <text:p>307.398</text:p>
          </table:table-cell>
          <table:table-cell office:value-type="float" office:value="532.141" calcext:value-type="float">
            <text:p>532.141</text:p>
          </table:table-cell>
          <table:table-cell office:value-type="string" calcext:value-type="string">
            <text:p>|</text:p>
          </table:table-cell>
          <table:table-cell office:value-type="float" office:value="0.00933145" calcext:value-type="float">
            <text:p>0.00933145</text:p>
          </table:table-cell>
          <table:table-cell office:value-type="float" office:value="0.016404" calcext:value-type="float">
            <text:p>0.016404</text:p>
          </table:table-cell>
          <table:table-cell office:value-type="float" office:value="0.00614797" calcext:value-type="float">
            <text:p>0.00614797</text:p>
          </table:table-cell>
          <table:table-cell office:value-type="float" office:value="0.0106428" calcext:value-type="float">
            <text:p>0.0106428</text:p>
          </table:table-cell>
          <table:table-cell office:value-type="string" calcext:value-type="string">
            <text:p>|</text:p>
          </table:table-cell>
          <table:table-cell office:value-type="float" office:value="0.195874" calcext:value-type="float">
            <text:p>0.195874</text:p>
          </table:table-cell>
          <table:table-cell office:value-type="float" office:value="0.344333" calcext:value-type="float">
            <text:p>0.344333</text:p>
          </table:table-cell>
          <table:table-cell office:value-type="float" office:value="0.129051" calcext:value-type="float">
            <text:p>0.129051</text:p>
          </table:table-cell>
          <table:table-cell office:value-type="float" office:value="0.223401" calcext:value-type="float">
            <text:p>0.223401</text:p>
          </table:table-cell>
        </table:table-row>
        <table:table-row table:style-name="ro2">
          <table:table-cell office:value-type="string" calcext:value-type="string">
            <text:p>Archaea;Thaumarchaeota;Marine Group I;Cenarchaeales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|</text:p>
          </table:table-cell>
          <table:table-cell office:value-type="float" office:value="369.326" calcext:value-type="float">
            <text:p>369.326</text:p>
          </table:table-cell>
          <table:table-cell office:value-type="float" office:value="663.7" calcext:value-type="float">
            <text:p>663.7</text:p>
          </table:table-cell>
          <table:table-cell office:value-type="float" office:value="269.458" calcext:value-type="float">
            <text:p>269.458</text:p>
          </table:table-cell>
          <table:table-cell office:value-type="float" office:value="465.944" calcext:value-type="float">
            <text:p>465.944</text:p>
          </table:table-cell>
          <table:table-cell office:value-type="string" calcext:value-type="string">
            <text:p>|</text:p>
          </table:table-cell>
          <table:table-cell office:value-type="float" office:value="0.00738653" calcext:value-type="float">
            <text:p>0.00738653</text:p>
          </table:table-cell>
          <table:table-cell office:value-type="float" office:value="0.013274" calcext:value-type="float">
            <text:p>0.013274</text:p>
          </table:table-cell>
          <table:table-cell office:value-type="float" office:value="0.00538916" calcext:value-type="float">
            <text:p>0.00538916</text:p>
          </table:table-cell>
          <table:table-cell office:value-type="float" office:value="0.00931888" calcext:value-type="float">
            <text:p>0.00931888</text:p>
          </table:table-cell>
          <table:table-cell office:value-type="string" calcext:value-type="string">
            <text:p>|</text:p>
          </table:table-cell>
          <table:table-cell office:value-type="float" office:value="0.249714" calcext:value-type="float">
            <text:p>0.249714</text:p>
          </table:table-cell>
          <table:table-cell office:value-type="float" office:value="0.448749" calcext:value-type="float">
            <text:p>0.448749</text:p>
          </table:table-cell>
          <table:table-cell office:value-type="float" office:value="0.182189" calcext:value-type="float">
            <text:p>0.182189</text:p>
          </table:table-cell>
          <table:table-cell office:value-type="float" office:value="0.31504" calcext:value-type="float">
            <text:p>0.31504</text:p>
          </table:table-cell>
        </table:table-row>
        <table:table-row table:style-name="ro2">
          <table:table-cell office:value-type="string" calcext:value-type="string">
            <text:p>Archaea;Thaumarchaeota;Marine Group I;Cenarchaeales;Cenarchaeaceae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|</text:p>
          </table:table-cell>
          <table:table-cell office:value-type="float" office:value="369.326" calcext:value-type="float">
            <text:p>369.326</text:p>
          </table:table-cell>
          <table:table-cell office:value-type="float" office:value="663.7" calcext:value-type="float">
            <text:p>663.7</text:p>
          </table:table-cell>
          <table:table-cell office:value-type="float" office:value="269.458" calcext:value-type="float">
            <text:p>269.458</text:p>
          </table:table-cell>
          <table:table-cell office:value-type="float" office:value="465.944" calcext:value-type="float">
            <text:p>465.944</text:p>
          </table:table-cell>
          <table:table-cell office:value-type="string" calcext:value-type="string">
            <text:p>|</text:p>
          </table:table-cell>
          <table:table-cell office:value-type="float" office:value="0.00738653" calcext:value-type="float">
            <text:p>0.00738653</text:p>
          </table:table-cell>
          <table:table-cell office:value-type="float" office:value="0.013274" calcext:value-type="float">
            <text:p>0.013274</text:p>
          </table:table-cell>
          <table:table-cell office:value-type="float" office:value="0.00538916" calcext:value-type="float">
            <text:p>0.00538916</text:p>
          </table:table-cell>
          <table:table-cell office:value-type="float" office:value="0.00931888" calcext:value-type="float">
            <text:p>0.00931888</text:p>
          </table:table-cell>
          <table:table-cell office:value-type="string" calcext:value-type="string">
            <text:p>|</text:p>
          </table:table-cell>
          <table:table-cell office:value-type="float" office:value="0.249714" calcext:value-type="float">
            <text:p>0.249714</text:p>
          </table:table-cell>
          <table:table-cell office:value-type="float" office:value="0.448749" calcext:value-type="float">
            <text:p>0.448749</text:p>
          </table:table-cell>
          <table:table-cell office:value-type="float" office:value="0.182189" calcext:value-type="float">
            <text:p>0.182189</text:p>
          </table:table-cell>
          <table:table-cell office:value-type="float" office:value="0.31504" calcext:value-type="float">
            <text:p>0.31504</text:p>
          </table:table-cell>
        </table:table-row>
        <table:table-row table:style-name="ro2">
          <table:table-cell office:value-type="string" calcext:value-type="string">
            <text:p>Archaea;Thaumarchaeota;Marine Group I;Cenarchaeales;Cenarchaeaceae;Cenarchaeum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|</text:p>
          </table:table-cell>
          <table:table-cell office:value-type="float" office:value="369.326" calcext:value-type="float">
            <text:p>369.326</text:p>
          </table:table-cell>
          <table:table-cell office:value-type="float" office:value="663.7" calcext:value-type="float">
            <text:p>663.7</text:p>
          </table:table-cell>
          <table:table-cell office:value-type="float" office:value="269.458" calcext:value-type="float">
            <text:p>269.458</text:p>
          </table:table-cell>
          <table:table-cell office:value-type="float" office:value="465.944" calcext:value-type="float">
            <text:p>465.944</text:p>
          </table:table-cell>
          <table:table-cell office:value-type="string" calcext:value-type="string">
            <text:p>|</text:p>
          </table:table-cell>
          <table:table-cell office:value-type="float" office:value="0.00738653" calcext:value-type="float">
            <text:p>0.00738653</text:p>
          </table:table-cell>
          <table:table-cell office:value-type="float" office:value="0.013274" calcext:value-type="float">
            <text:p>0.013274</text:p>
          </table:table-cell>
          <table:table-cell office:value-type="float" office:value="0.00538916" calcext:value-type="float">
            <text:p>0.00538916</text:p>
          </table:table-cell>
          <table:table-cell office:value-type="float" office:value="0.00931888" calcext:value-type="float">
            <text:p>0.00931888</text:p>
          </table:table-cell>
          <table:table-cell office:value-type="string" calcext:value-type="string">
            <text:p>|</text:p>
          </table:table-cell>
          <table:table-cell office:value-type="float" office:value="0.249714" calcext:value-type="float">
            <text:p>0.249714</text:p>
          </table:table-cell>
          <table:table-cell office:value-type="float" office:value="0.448749" calcext:value-type="float">
            <text:p>0.448749</text:p>
          </table:table-cell>
          <table:table-cell office:value-type="float" office:value="0.182189" calcext:value-type="float">
            <text:p>0.182189</text:p>
          </table:table-cell>
          <table:table-cell office:value-type="float" office:value="0.31504" calcext:value-type="float">
            <text:p>0.31504</text:p>
          </table:table-cell>
        </table:table-row>
        <table:table-row table:style-name="ro2">
          <table:table-cell office:value-type="string" calcext:value-type="string">
            <text:p>Archaea;Thaumarchaeota;Marine Group I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|</text:p>
          </table:table-cell>
          <table:table-cell office:value-type="float" office:value="371.385" calcext:value-type="float">
            <text:p>371.385</text:p>
          </table:table-cell>
          <table:table-cell office:value-type="float" office:value="713.163" calcext:value-type="float">
            <text:p>713.163</text:p>
          </table:table-cell>
          <table:table-cell office:value-type="float" office:value="257.125" calcext:value-type="float">
            <text:p>257.125</text:p>
          </table:table-cell>
          <table:table-cell office:value-type="float" office:value="495.046" calcext:value-type="float">
            <text:p>495.046</text:p>
          </table:table-cell>
          <table:table-cell office:value-type="string" calcext:value-type="string">
            <text:p>|</text:p>
          </table:table-cell>
          <table:table-cell office:value-type="float" office:value="0.00742769" calcext:value-type="float">
            <text:p>0.00742769</text:p>
          </table:table-cell>
          <table:table-cell office:value-type="float" office:value="0.0142633" calcext:value-type="float">
            <text:p>0.0142633</text:p>
          </table:table-cell>
          <table:table-cell office:value-type="float" office:value="0.00514251" calcext:value-type="float">
            <text:p>0.00514251</text:p>
          </table:table-cell>
          <table:table-cell office:value-type="float" office:value="0.00990091" calcext:value-type="float">
            <text:p>0.00990091</text:p>
          </table:table-cell>
          <table:table-cell office:value-type="string" calcext:value-type="string">
            <text:p>|</text:p>
          </table:table-cell>
          <table:table-cell office:value-type="float" office:value="0.167971" calcext:value-type="float">
            <text:p>0.167971</text:p>
          </table:table-cell>
          <table:table-cell office:value-type="float" office:value="0.322552" calcext:value-type="float">
            <text:p>0.322552</text:p>
          </table:table-cell>
          <table:table-cell office:value-type="float" office:value="0.116294" calcext:value-type="float">
            <text:p>0.116294</text:p>
          </table:table-cell>
          <table:table-cell office:value-type="float" office:value="0.223901" calcext:value-type="float">
            <text:p>0.223901</text:p>
          </table:table-cell>
        </table:table-row>
        <table:table-row table:style-name="ro2">
          <table:table-cell office:value-type="string" calcext:value-type="string">
            <text:p>Archaea;Thaumarchaeota;Marine Group I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|</text:p>
          </table:table-cell>
          <table:table-cell office:value-type="float" office:value="371.385" calcext:value-type="float">
            <text:p>371.385</text:p>
          </table:table-cell>
          <table:table-cell office:value-type="float" office:value="713.163" calcext:value-type="float">
            <text:p>713.163</text:p>
          </table:table-cell>
          <table:table-cell office:value-type="float" office:value="257.125" calcext:value-type="float">
            <text:p>257.125</text:p>
          </table:table-cell>
          <table:table-cell office:value-type="float" office:value="495.046" calcext:value-type="float">
            <text:p>495.046</text:p>
          </table:table-cell>
          <table:table-cell office:value-type="string" calcext:value-type="string">
            <text:p>|</text:p>
          </table:table-cell>
          <table:table-cell office:value-type="float" office:value="0.00742769" calcext:value-type="float">
            <text:p>0.00742769</text:p>
          </table:table-cell>
          <table:table-cell office:value-type="float" office:value="0.0142633" calcext:value-type="float">
            <text:p>0.0142633</text:p>
          </table:table-cell>
          <table:table-cell office:value-type="float" office:value="0.00514251" calcext:value-type="float">
            <text:p>0.00514251</text:p>
          </table:table-cell>
          <table:table-cell office:value-type="float" office:value="0.00990091" calcext:value-type="float">
            <text:p>0.00990091</text:p>
          </table:table-cell>
          <table:table-cell office:value-type="string" calcext:value-type="string">
            <text:p>|</text:p>
          </table:table-cell>
          <table:table-cell office:value-type="float" office:value="0.167971" calcext:value-type="float">
            <text:p>0.167971</text:p>
          </table:table-cell>
          <table:table-cell office:value-type="float" office:value="0.322552" calcext:value-type="float">
            <text:p>0.322552</text:p>
          </table:table-cell>
          <table:table-cell office:value-type="float" office:value="0.116294" calcext:value-type="float">
            <text:p>0.116294</text:p>
          </table:table-cell>
          <table:table-cell office:value-type="float" office:value="0.223901" calcext:value-type="float">
            <text:p>0.223901</text:p>
          </table:table-cell>
        </table:table-row>
        <table:table-row table:style-name="ro2">
          <table:table-cell office:value-type="string" calcext:value-type="string">
            <text:p>Archaea;Thaumarchaeota;Marine Group I;Unknown Order;Unknown Family;Candidatus Nitrosoarchaeum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|</text:p>
          </table:table-cell>
          <table:table-cell office:value-type="float" office:value="366.866" calcext:value-type="float">
            <text:p>366.866</text:p>
          </table:table-cell>
          <table:table-cell office:value-type="float" office:value="770.083" calcext:value-type="float">
            <text:p>770.083</text:p>
          </table:table-cell>
          <table:table-cell office:value-type="float" office:value="248.482" calcext:value-type="float">
            <text:p>248.482</text:p>
          </table:table-cell>
          <table:table-cell office:value-type="float" office:value="531.969" calcext:value-type="float">
            <text:p>531.969</text:p>
          </table:table-cell>
          <table:table-cell office:value-type="string" calcext:value-type="string">
            <text:p>|</text:p>
          </table:table-cell>
          <table:table-cell office:value-type="float" office:value="0.00733733" calcext:value-type="float">
            <text:p>0.00733733</text:p>
          </table:table-cell>
          <table:table-cell office:value-type="float" office:value="0.0154017" calcext:value-type="float">
            <text:p>0.0154017</text:p>
          </table:table-cell>
          <table:table-cell office:value-type="float" office:value="0.00496963" calcext:value-type="float">
            <text:p>0.00496963</text:p>
          </table:table-cell>
          <table:table-cell office:value-type="float" office:value="0.0106394" calcext:value-type="float">
            <text:p>0.0106394</text:p>
          </table:table-cell>
          <table:table-cell office:value-type="string" calcext:value-type="string">
            <text:p>|</text:p>
          </table:table-cell>
          <table:table-cell office:value-type="float" office:value="0.228151" calcext:value-type="float">
            <text:p>0.228151</text:p>
          </table:table-cell>
          <table:table-cell office:value-type="float" office:value="0.478907" calcext:value-type="float">
            <text:p>0.478907</text:p>
          </table:table-cell>
          <table:table-cell office:value-type="float" office:value="0.154528" calcext:value-type="float">
            <text:p>0.154528</text:p>
          </table:table-cell>
          <table:table-cell office:value-type="float" office:value="0.330826" calcext:value-type="float">
            <text:p>0.330826</text:p>
          </table:table-cell>
        </table:table-row>
        <table:table-row table:style-name="ro2">
          <table:table-cell office:value-type="string" calcext:value-type="string">
            <text:p>Archaea;Thaumarchaeota;Marine Group I;Unknown Order;Unknown Family;Candidatus Nitrosopelagicus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|</text:p>
          </table:table-cell>
          <table:table-cell office:value-type="float" office:value="448.674" calcext:value-type="float">
            <text:p>448.674</text:p>
          </table:table-cell>
          <table:table-cell office:value-type="float" office:value="859.317" calcext:value-type="float">
            <text:p>859.317</text:p>
          </table:table-cell>
          <table:table-cell office:value-type="float" office:value="296.744" calcext:value-type="float">
            <text:p>296.744</text:p>
          </table:table-cell>
          <table:table-cell office:value-type="float" office:value="565.216" calcext:value-type="float">
            <text:p>565.216</text:p>
          </table:table-cell>
          <table:table-cell office:value-type="string" calcext:value-type="string">
            <text:p>|</text:p>
          </table:table-cell>
          <table:table-cell office:value-type="float" office:value="0.00897348" calcext:value-type="float">
            <text:p>0.00897348</text:p>
          </table:table-cell>
          <table:table-cell office:value-type="float" office:value="0.0171863" calcext:value-type="float">
            <text:p>0.0171863</text:p>
          </table:table-cell>
          <table:table-cell office:value-type="float" office:value="0.00593487" calcext:value-type="float">
            <text:p>0.00593487</text:p>
          </table:table-cell>
          <table:table-cell office:value-type="float" office:value="0.0113043" calcext:value-type="float">
            <text:p>0.0113043</text:p>
          </table:table-cell>
          <table:table-cell office:value-type="string" calcext:value-type="string">
            <text:p>|</text:p>
          </table:table-cell>
          <table:table-cell office:value-type="float" office:value="0.30398" calcext:value-type="float">
            <text:p>0.30398</text:p>
          </table:table-cell>
          <table:table-cell office:value-type="float" office:value="0.582193" calcext:value-type="float">
            <text:p>0.582193</text:p>
          </table:table-cell>
          <table:table-cell office:value-type="float" office:value="0.201046" calcext:value-type="float">
            <text:p>0.201046</text:p>
          </table:table-cell>
          <table:table-cell office:value-type="float" office:value="0.382938" calcext:value-type="float">
            <text:p>0.382938</text:p>
          </table:table-cell>
        </table:table-row>
        <table:table-row table:style-name="ro2">
          <table:table-cell office:value-type="string" calcext:value-type="string">
            <text:p>Archaea;Thaumarchaeota;Marine Group I;Unknown Order;Unknown Family;Candidatus Nitrosopumilus</text:p>
          </table:table-cell>
          <table:table-cell office:value-type="float" office:value="5" calcext:value-type="float">
            <text:p>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|</text:p>
          </table:table-cell>
          <table:table-cell office:value-type="float" office:value="357.196" calcext:value-type="float">
            <text:p>357.196</text:p>
          </table:table-cell>
          <table:table-cell office:value-type="float" office:value="689.475" calcext:value-type="float">
            <text:p>689.475</text:p>
          </table:table-cell>
          <table:table-cell office:value-type="float" office:value="246.038" calcext:value-type="float">
            <text:p>246.038</text:p>
          </table:table-cell>
          <table:table-cell office:value-type="float" office:value="476.796" calcext:value-type="float">
            <text:p>476.796</text:p>
          </table:table-cell>
          <table:table-cell office:value-type="string" calcext:value-type="string">
            <text:p>|</text:p>
          </table:table-cell>
          <table:table-cell office:value-type="float" office:value="0.00714392" calcext:value-type="float">
            <text:p>0.00714392</text:p>
          </table:table-cell>
          <table:table-cell office:value-type="float" office:value="0.0137895" calcext:value-type="float">
            <text:p>0.0137895</text:p>
          </table:table-cell>
          <table:table-cell office:value-type="float" office:value="0.00492077" calcext:value-type="float">
            <text:p>0.00492077</text:p>
          </table:table-cell>
          <table:table-cell office:value-type="float" office:value="0.00953592" calcext:value-type="float">
            <text:p>0.00953592</text:p>
          </table:table-cell>
          <table:table-cell office:value-type="string" calcext:value-type="string">
            <text:p>|</text:p>
          </table:table-cell>
          <table:table-cell office:value-type="float" office:value="0.165983" calcext:value-type="float">
            <text:p>0.165983</text:p>
          </table:table-cell>
          <table:table-cell office:value-type="float" office:value="0.320388" calcext:value-type="float">
            <text:p>0.320388</text:p>
          </table:table-cell>
          <table:table-cell office:value-type="float" office:value="0.11433" calcext:value-type="float">
            <text:p>0.11433</text:p>
          </table:table-cell>
          <table:table-cell office:value-type="float" office:value="0.22156" calcext:value-type="float">
            <text:p>0.22156</text:p>
          </table:table-cell>
        </table:table-row>
        <table:table-row table:style-name="ro2">
          <table:table-cell office:value-type="string" calcext:value-type="string">
            <text:p>Archaea;Thaumarchaeota;OPPD0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305.53" calcext:value-type="float">
            <text:p>305.53</text:p>
          </table:table-cell>
          <table:table-cell office:value-type="float" office:value="547.511" calcext:value-type="float">
            <text:p>547.511</text:p>
          </table:table-cell>
          <table:table-cell office:value-type="float" office:value="177.684" calcext:value-type="float">
            <text:p>177.684</text:p>
          </table:table-cell>
          <table:table-cell office:value-type="float" office:value="308.588" calcext:value-type="float">
            <text:p>308.588</text:p>
          </table:table-cell>
          <table:table-cell office:value-type="string" calcext:value-type="string">
            <text:p>|</text:p>
          </table:table-cell>
          <table:table-cell office:value-type="float" office:value="0.0061106" calcext:value-type="float">
            <text:p>0.0061106</text:p>
          </table:table-cell>
          <table:table-cell office:value-type="float" office:value="0.0109502" calcext:value-type="float">
            <text:p>0.0109502</text:p>
          </table:table-cell>
          <table:table-cell office:value-type="float" office:value="0.00355367" calcext:value-type="float">
            <text:p>0.00355367</text:p>
          </table:table-cell>
          <table:table-cell office:value-type="float" office:value="0.00617175" calcext:value-type="float">
            <text:p>0.00617175</text:p>
          </table:table-cell>
          <table:table-cell office:value-type="string" calcext:value-type="string">
            <text:p>|</text:p>
          </table:table-cell>
          <table:table-cell office:value-type="float" office:value="0.205191" calcext:value-type="float">
            <text:p>0.205191</text:p>
          </table:table-cell>
          <table:table-cell office:value-type="float" office:value="0.367704" calcext:value-type="float">
            <text:p>0.367704</text:p>
          </table:table-cell>
          <table:table-cell office:value-type="float" office:value="0.119331" calcext:value-type="float">
            <text:p>0.119331</text:p>
          </table:table-cell>
          <table:table-cell office:value-type="float" office:value="0.207245" calcext:value-type="float">
            <text:p>0.207245</text:p>
          </table:table-cell>
        </table:table-row>
        <table:table-row table:style-name="ro2">
          <table:table-cell office:value-type="string" calcext:value-type="string">
            <text:p>Archaea;Thaumarchaeota;Papm3A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|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|</text:p>
          </table:table-cell>
          <table:table-cell office:value-type="float" office:value="0.0478955" calcext:value-type="float">
            <text:p>0.0478955</text:p>
          </table:table-cell>
          <table:table-cell office:value-type="float" office:value="0.0624093" calcext:value-type="float">
            <text:p>0.0624093</text:p>
          </table:table-cell>
          <table:table-cell office:value-type="float" office:value="0.0406386" calcext:value-type="float">
            <text:p>0.0406386</text:p>
          </table:table-cell>
          <table:table-cell office:value-type="float" office:value="0.0478955" calcext:value-type="float">
            <text:p>0.0478955</text:p>
          </table:table-cell>
        </table:table-row>
        <table:table-row table:style-name="ro2">
          <table:table-cell office:value-type="string" calcext:value-type="string">
            <text:p>Archaea;Thaumarchaeota;pMC2A2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float" office:value="474.426" calcext:value-type="float">
            <text:p>474.426</text:p>
          </table:table-cell>
          <table:table-cell office:value-type="float" office:value="753.989" calcext:value-type="float">
            <text:p>753.989</text:p>
          </table:table-cell>
          <table:table-cell office:value-type="float" office:value="375.323" calcext:value-type="float">
            <text:p>375.323</text:p>
          </table:table-cell>
          <table:table-cell office:value-type="float" office:value="561.214" calcext:value-type="float">
            <text:p>561.214</text:p>
          </table:table-cell>
          <table:table-cell office:value-type="string" calcext:value-type="string">
            <text:p>|</text:p>
          </table:table-cell>
          <table:table-cell office:value-type="float" office:value="0.00948851" calcext:value-type="float">
            <text:p>0.00948851</text:p>
          </table:table-cell>
          <table:table-cell office:value-type="float" office:value="0.0150798" calcext:value-type="float">
            <text:p>0.0150798</text:p>
          </table:table-cell>
          <table:table-cell office:value-type="float" office:value="0.00750646" calcext:value-type="float">
            <text:p>0.00750646</text:p>
          </table:table-cell>
          <table:table-cell office:value-type="float" office:value="0.0112243" calcext:value-type="float">
            <text:p>0.0112243</text:p>
          </table:table-cell>
          <table:table-cell office:value-type="string" calcext:value-type="string">
            <text:p>|</text:p>
          </table:table-cell>
          <table:table-cell office:value-type="float" office:value="0.313774" calcext:value-type="float">
            <text:p>0.313774</text:p>
          </table:table-cell>
          <table:table-cell office:value-type="float" office:value="0.49867" calcext:value-type="float">
            <text:p>0.49867</text:p>
          </table:table-cell>
          <table:table-cell office:value-type="float" office:value="0.248229" calcext:value-type="float">
            <text:p>0.248229</text:p>
          </table:table-cell>
          <table:table-cell office:value-type="float" office:value="0.371173" calcext:value-type="float">
            <text:p>0.371173</text:p>
          </table:table-cell>
        </table:table-row>
        <table:table-row table:style-name="ro2">
          <table:table-cell office:value-type="string" calcext:value-type="string">
            <text:p>Archaea;Thaumarchaeota;pSL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float" office:value="605.329" calcext:value-type="float">
            <text:p>605.329</text:p>
          </table:table-cell>
          <table:table-cell office:value-type="float" office:value="960.243" calcext:value-type="float">
            <text:p>960.243</text:p>
          </table:table-cell>
          <table:table-cell office:value-type="float" office:value="378.589" calcext:value-type="float">
            <text:p>378.589</text:p>
          </table:table-cell>
          <table:table-cell office:value-type="float" office:value="575.232" calcext:value-type="float">
            <text:p>575.232</text:p>
          </table:table-cell>
          <table:table-cell office:value-type="string" calcext:value-type="string">
            <text:p>|</text:p>
          </table:table-cell>
          <table:table-cell office:value-type="float" office:value="0.0121066" calcext:value-type="float">
            <text:p>0.0121066</text:p>
          </table:table-cell>
          <table:table-cell office:value-type="float" office:value="0.0192049" calcext:value-type="float">
            <text:p>0.0192049</text:p>
          </table:table-cell>
          <table:table-cell office:value-type="float" office:value="0.00757179" calcext:value-type="float">
            <text:p>0.00757179</text:p>
          </table:table-cell>
          <table:table-cell office:value-type="float" office:value="0.0115046" calcext:value-type="float">
            <text:p>0.0115046</text:p>
          </table:table-cell>
          <table:table-cell office:value-type="string" calcext:value-type="string">
            <text:p>|</text:p>
          </table:table-cell>
          <table:table-cell office:value-type="float" office:value="0.402747" calcext:value-type="float">
            <text:p>0.402747</text:p>
          </table:table-cell>
          <table:table-cell office:value-type="float" office:value="0.638884" calcext:value-type="float">
            <text:p>0.638884</text:p>
          </table:table-cell>
          <table:table-cell office:value-type="float" office:value="0.251889" calcext:value-type="float">
            <text:p>0.251889</text:p>
          </table:table-cell>
          <table:table-cell office:value-type="float" office:value="0.382723" calcext:value-type="float">
            <text:p>0.382723</text:p>
          </table:table-cell>
        </table:table-row>
        <table:table-row table:style-name="ro2">
          <table:table-cell office:value-type="string" calcext:value-type="string">
            <text:p>Archaea;Thaumarchaeota;Sc-EA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float" office:value="378.737" calcext:value-type="float">
            <text:p>378.737</text:p>
          </table:table-cell>
          <table:table-cell office:value-type="float" office:value="744.725" calcext:value-type="float">
            <text:p>744.725</text:p>
          </table:table-cell>
          <table:table-cell office:value-type="float" office:value="247.887" calcext:value-type="float">
            <text:p>247.887</text:p>
          </table:table-cell>
          <table:table-cell office:value-type="float" office:value="494.595" calcext:value-type="float">
            <text:p>494.595</text:p>
          </table:table-cell>
          <table:table-cell office:value-type="string" calcext:value-type="string">
            <text:p>|</text:p>
          </table:table-cell>
          <table:table-cell office:value-type="float" office:value="0.00757473" calcext:value-type="float">
            <text:p>0.00757473</text:p>
          </table:table-cell>
          <table:table-cell office:value-type="float" office:value="0.0148945" calcext:value-type="float">
            <text:p>0.0148945</text:p>
          </table:table-cell>
          <table:table-cell office:value-type="float" office:value="0.00495775" calcext:value-type="float">
            <text:p>0.00495775</text:p>
          </table:table-cell>
          <table:table-cell office:value-type="float" office:value="0.0098919" calcext:value-type="float">
            <text:p>0.0098919</text:p>
          </table:table-cell>
          <table:table-cell office:value-type="string" calcext:value-type="string">
            <text:p>|</text:p>
          </table:table-cell>
          <table:table-cell office:value-type="float" office:value="0.262829" calcext:value-type="float">
            <text:p>0.262829</text:p>
          </table:table-cell>
          <table:table-cell office:value-type="float" office:value="0.516811" calcext:value-type="float">
            <text:p>0.516811</text:p>
          </table:table-cell>
          <table:table-cell office:value-type="float" office:value="0.172025" calcext:value-type="float">
            <text:p>0.172025</text:p>
          </table:table-cell>
          <table:table-cell office:value-type="float" office:value="0.34323" calcext:value-type="float">
            <text:p>0.34323</text:p>
          </table:table-cell>
        </table:table-row>
        <table:table-row table:style-name="ro2">
          <table:table-cell office:value-type="string" calcext:value-type="string">
            <text:p>Archaea;Thaumarchaeota;SIFC6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float" office:value="415.202" calcext:value-type="float">
            <text:p>415.202</text:p>
          </table:table-cell>
          <table:table-cell office:value-type="float" office:value="583.773" calcext:value-type="float">
            <text:p>583.773</text:p>
          </table:table-cell>
          <table:table-cell office:value-type="float" office:value="231.336" calcext:value-type="float">
            <text:p>231.336</text:p>
          </table:table-cell>
          <table:table-cell office:value-type="float" office:value="297.664" calcext:value-type="float">
            <text:p>297.664</text:p>
          </table:table-cell>
          <table:table-cell office:value-type="string" calcext:value-type="string">
            <text:p>|</text:p>
          </table:table-cell>
          <table:table-cell office:value-type="float" office:value="0.00830404" calcext:value-type="float">
            <text:p>0.00830404</text:p>
          </table:table-cell>
          <table:table-cell office:value-type="float" office:value="0.0116755" calcext:value-type="float">
            <text:p>0.0116755</text:p>
          </table:table-cell>
          <table:table-cell office:value-type="float" office:value="0.00462673" calcext:value-type="float">
            <text:p>0.00462673</text:p>
          </table:table-cell>
          <table:table-cell office:value-type="float" office:value="0.00595328" calcext:value-type="float">
            <text:p>0.00595328</text:p>
          </table:table-cell>
          <table:table-cell office:value-type="string" calcext:value-type="string">
            <text:p>|</text:p>
          </table:table-cell>
          <table:table-cell office:value-type="float" office:value="0.289945" calcext:value-type="float">
            <text:p>0.289945</text:p>
          </table:table-cell>
          <table:table-cell office:value-type="float" office:value="0.407663" calcext:value-type="float">
            <text:p>0.407663</text:p>
          </table:table-cell>
          <table:table-cell office:value-type="float" office:value="0.161548" calcext:value-type="float">
            <text:p>0.161548</text:p>
          </table:table-cell>
          <table:table-cell office:value-type="float" office:value="0.207866" calcext:value-type="float">
            <text:p>0.207866</text:p>
          </table:table-cell>
        </table:table-row>
        <table:table-row table:style-name="ro2">
          <table:table-cell office:value-type="string" calcext:value-type="string">
            <text:p>Archaea;Thaumarchaeota;SIGW10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float" office:value="120.976" calcext:value-type="float">
            <text:p>120.976</text:p>
          </table:table-cell>
          <table:table-cell office:value-type="float" office:value="190.491" calcext:value-type="float">
            <text:p>190.491</text:p>
          </table:table-cell>
          <table:table-cell office:value-type="float" office:value="79.7338" calcext:value-type="float">
            <text:p>79.7338</text:p>
          </table:table-cell>
          <table:table-cell office:value-type="float" office:value="117.863" calcext:value-type="float">
            <text:p>117.863</text:p>
          </table:table-cell>
          <table:table-cell office:value-type="string" calcext:value-type="string">
            <text:p>|</text:p>
          </table:table-cell>
          <table:table-cell office:value-type="float" office:value="0.00241952" calcext:value-type="float">
            <text:p>0.00241952</text:p>
          </table:table-cell>
          <table:table-cell office:value-type="float" office:value="0.00380982" calcext:value-type="float">
            <text:p>0.00380982</text:p>
          </table:table-cell>
          <table:table-cell office:value-type="float" office:value="0.00159468" calcext:value-type="float">
            <text:p>0.00159468</text:p>
          </table:table-cell>
          <table:table-cell office:value-type="float" office:value="0.00235725" calcext:value-type="float">
            <text:p>0.00235725</text:p>
          </table:table-cell>
          <table:table-cell office:value-type="string" calcext:value-type="string">
            <text:p>|</text:p>
          </table:table-cell>
          <table:table-cell office:value-type="float" office:value="0.086535" calcext:value-type="float">
            <text:p>0.086535</text:p>
          </table:table-cell>
          <table:table-cell office:value-type="float" office:value="0.13626" calcext:value-type="float">
            <text:p>0.13626</text:p>
          </table:table-cell>
          <table:table-cell office:value-type="float" office:value="0.0570342" calcext:value-type="float">
            <text:p>0.0570342</text:p>
          </table:table-cell>
          <table:table-cell office:value-type="float" office:value="0.084308" calcext:value-type="float">
            <text:p>0.084308</text:p>
          </table:table-cell>
        </table:table-row>
        <table:table-row table:style-name="ro2">
          <table:table-cell office:value-type="string" calcext:value-type="string">
            <text:p>Archaea;Thaumarchaeota;SIGW3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float" office:value="55.2709" calcext:value-type="float">
            <text:p>55.2709</text:p>
          </table:table-cell>
          <table:table-cell office:value-type="float" office:value="57.8613" calcext:value-type="float">
            <text:p>57.8613</text:p>
          </table:table-cell>
          <table:table-cell office:value-type="float" office:value="52.595" calcext:value-type="float">
            <text:p>52.595</text:p>
          </table:table-cell>
          <table:table-cell office:value-type="float" office:value="53.7696" calcext:value-type="float">
            <text:p>53.7696</text:p>
          </table:table-cell>
          <table:table-cell office:value-type="string" calcext:value-type="string">
            <text:p>|</text:p>
          </table:table-cell>
          <table:table-cell office:value-type="float" office:value="0.00110542" calcext:value-type="float">
            <text:p>0.00110542</text:p>
          </table:table-cell>
          <table:table-cell office:value-type="float" office:value="0.00115723" calcext:value-type="float">
            <text:p>0.00115723</text:p>
          </table:table-cell>
          <table:table-cell office:value-type="float" office:value="0.0010519" calcext:value-type="float">
            <text:p>0.0010519</text:p>
          </table:table-cell>
          <table:table-cell office:value-type="float" office:value="0.00107539" calcext:value-type="float">
            <text:p>0.00107539</text:p>
          </table:table-cell>
          <table:table-cell office:value-type="string" calcext:value-type="string">
            <text:p>|</text:p>
          </table:table-cell>
          <table:table-cell office:value-type="float" office:value="0.0420311" calcext:value-type="float">
            <text:p>0.0420311</text:p>
          </table:table-cell>
          <table:table-cell office:value-type="float" office:value="0.044001" calcext:value-type="float">
            <text:p>0.044001</text:p>
          </table:table-cell>
          <table:table-cell office:value-type="float" office:value="0.0399962" calcext:value-type="float">
            <text:p>0.0399962</text:p>
          </table:table-cell>
          <table:table-cell office:value-type="float" office:value="0.0408894" calcext:value-type="float">
            <text:p>0.0408894</text:p>
          </table:table-cell>
        </table:table-row>
        <table:table-row table:style-name="ro2">
          <table:table-cell office:value-type="string" calcext:value-type="string">
            <text:p>Archaea;Thaumarchaeota;SIGW6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office:value-type="float" office:value="235.546" calcext:value-type="float">
            <text:p>235.546</text:p>
          </table:table-cell>
          <table:table-cell office:value-type="float" office:value="414.94" calcext:value-type="float">
            <text:p>414.94</text:p>
          </table:table-cell>
          <table:table-cell office:value-type="float" office:value="213.206" calcext:value-type="float">
            <text:p>213.206</text:p>
          </table:table-cell>
          <table:table-cell office:value-type="float" office:value="362.798" calcext:value-type="float">
            <text:p>362.798</text:p>
          </table:table-cell>
          <table:table-cell office:value-type="string" calcext:value-type="string">
            <text:p>|</text:p>
          </table:table-cell>
          <table:table-cell office:value-type="float" office:value="0.00471091" calcext:value-type="float">
            <text:p>0.00471091</text:p>
          </table:table-cell>
          <table:table-cell office:value-type="float" office:value="0.00829879" calcext:value-type="float">
            <text:p>0.00829879</text:p>
          </table:table-cell>
          <table:table-cell office:value-type="float" office:value="0.00426412" calcext:value-type="float">
            <text:p>0.00426412</text:p>
          </table:table-cell>
          <table:table-cell office:value-type="float" office:value="0.00725597" calcext:value-type="float">
            <text:p>0.00725597</text:p>
          </table:table-cell>
          <table:table-cell office:value-type="string" calcext:value-type="string">
            <text:p>|</text:p>
          </table:table-cell>
          <table:table-cell office:value-type="float" office:value="0.176175" calcext:value-type="float">
            <text:p>0.176175</text:p>
          </table:table-cell>
          <table:table-cell office:value-type="float" office:value="0.310351" calcext:value-type="float">
            <text:p>0.310351</text:p>
          </table:table-cell>
          <table:table-cell office:value-type="float" office:value="0.159466" calcext:value-type="float">
            <text:p>0.159466</text:p>
          </table:table-cell>
          <table:table-cell office:value-type="float" office:value="0.271353" calcext:value-type="float">
            <text:p>0.271353</text:p>
          </table:table-cell>
        </table:table-row>
        <table:table-row table:style-name="ro2">
          <table:table-cell office:value-type="string" calcext:value-type="string">
            <text:p>Archaea;Thaumarchaeota;Soil Crenarchaeotic Group(SCG)</text:p>
          </table:table-cell>
          <table:table-cell office:value-type="float" office:value="2" calcext:value-type="float">
            <text:p>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|</text:p>
          </table:table-cell>
          <table:table-cell office:value-type="float" office:value="524.472" calcext:value-type="float">
            <text:p>524.472</text:p>
          </table:table-cell>
          <table:table-cell office:value-type="float" office:value="910.882" calcext:value-type="float">
            <text:p>910.882</text:p>
          </table:table-cell>
          <table:table-cell office:value-type="float" office:value="334.503" calcext:value-type="float">
            <text:p>334.503</text:p>
          </table:table-cell>
          <table:table-cell office:value-type="float" office:value="581.057" calcext:value-type="float">
            <text:p>581.057</text:p>
          </table:table-cell>
          <table:table-cell office:value-type="string" calcext:value-type="string">
            <text:p>|</text:p>
          </table:table-cell>
          <table:table-cell office:value-type="float" office:value="0.0104894" calcext:value-type="float">
            <text:p>0.0104894</text:p>
          </table:table-cell>
          <table:table-cell office:value-type="float" office:value="0.0182176" calcext:value-type="float">
            <text:p>0.0182176</text:p>
          </table:table-cell>
          <table:table-cell office:value-type="float" office:value="0.00669005" calcext:value-type="float">
            <text:p>0.00669005</text:p>
          </table:table-cell>
          <table:table-cell office:value-type="float" office:value="0.0116211" calcext:value-type="float">
            <text:p>0.0116211</text:p>
          </table:table-cell>
          <table:table-cell office:value-type="string" calcext:value-type="string">
            <text:p>|</text:p>
          </table:table-cell>
          <table:table-cell office:value-type="float" office:value="0.272878" calcext:value-type="float">
            <text:p>0.272878</text:p>
          </table:table-cell>
          <table:table-cell office:value-type="float" office:value="0.473924" calcext:value-type="float">
            <text:p>0.473924</text:p>
          </table:table-cell>
          <table:table-cell office:value-type="float" office:value="0.174039" calcext:value-type="float">
            <text:p>0.174039</text:p>
          </table:table-cell>
          <table:table-cell office:value-type="float" office:value="0.302319" calcext:value-type="float">
            <text:p>0.302319</text:p>
          </table:table-cell>
        </table:table-row>
        <table:table-row table:style-name="ro2">
          <table:table-cell office:value-type="string" calcext:value-type="string">
            <text:p>Archaea;Thaumarchaeota;Soil Crenarchaeotic Group(SCG)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|</text:p>
          </table:table-cell>
          <table:table-cell office:value-type="float" office:value="429.054" calcext:value-type="float">
            <text:p>429.054</text:p>
          </table:table-cell>
          <table:table-cell office:value-type="float" office:value="778.053" calcext:value-type="float">
            <text:p>778.053</text:p>
          </table:table-cell>
          <table:table-cell office:value-type="float" office:value="286.824" calcext:value-type="float">
            <text:p>286.824</text:p>
          </table:table-cell>
          <table:table-cell office:value-type="float" office:value="524.76" calcext:value-type="float">
            <text:p>524.76</text:p>
          </table:table-cell>
          <table:table-cell office:value-type="string" calcext:value-type="string">
            <text:p>|</text:p>
          </table:table-cell>
          <table:table-cell office:value-type="float" office:value="0.00858108" calcext:value-type="float">
            <text:p>0.00858108</text:p>
          </table:table-cell>
          <table:table-cell office:value-type="float" office:value="0.0155611" calcext:value-type="float">
            <text:p>0.0155611</text:p>
          </table:table-cell>
          <table:table-cell office:value-type="float" office:value="0.00573647" calcext:value-type="float">
            <text:p>0.00573647</text:p>
          </table:table-cell>
          <table:table-cell office:value-type="float" office:value="0.0104952" calcext:value-type="float">
            <text:p>0.0104952</text:p>
          </table:table-cell>
          <table:table-cell office:value-type="string" calcext:value-type="string">
            <text:p>|</text:p>
          </table:table-cell>
          <table:table-cell office:value-type="float" office:value="0.250032" calcext:value-type="float">
            <text:p>0.250032</text:p>
          </table:table-cell>
          <table:table-cell office:value-type="float" office:value="0.453411" calcext:value-type="float">
            <text:p>0.453411</text:p>
          </table:table-cell>
          <table:table-cell office:value-type="float" office:value="0.167147" calcext:value-type="float">
            <text:p>0.167147</text:p>
          </table:table-cell>
          <table:table-cell office:value-type="float" office:value="0.305804" calcext:value-type="float">
            <text:p>0.305804</text:p>
          </table:table-cell>
        </table:table-row>
        <table:table-row table:style-name="ro2">
          <table:table-cell office:value-type="string" calcext:value-type="string">
            <text:p>Archaea;Thaumarchaeota;Soil Crenarchaeotic Group(SCG)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|</text:p>
          </table:table-cell>
          <table:table-cell office:value-type="float" office:value="429.054" calcext:value-type="float">
            <text:p>429.054</text:p>
          </table:table-cell>
          <table:table-cell office:value-type="float" office:value="778.053" calcext:value-type="float">
            <text:p>778.053</text:p>
          </table:table-cell>
          <table:table-cell office:value-type="float" office:value="286.824" calcext:value-type="float">
            <text:p>286.824</text:p>
          </table:table-cell>
          <table:table-cell office:value-type="float" office:value="524.76" calcext:value-type="float">
            <text:p>524.76</text:p>
          </table:table-cell>
          <table:table-cell office:value-type="string" calcext:value-type="string">
            <text:p>|</text:p>
          </table:table-cell>
          <table:table-cell office:value-type="float" office:value="0.00858108" calcext:value-type="float">
            <text:p>0.00858108</text:p>
          </table:table-cell>
          <table:table-cell office:value-type="float" office:value="0.0155611" calcext:value-type="float">
            <text:p>0.0155611</text:p>
          </table:table-cell>
          <table:table-cell office:value-type="float" office:value="0.00573647" calcext:value-type="float">
            <text:p>0.00573647</text:p>
          </table:table-cell>
          <table:table-cell office:value-type="float" office:value="0.0104952" calcext:value-type="float">
            <text:p>0.0104952</text:p>
          </table:table-cell>
          <table:table-cell office:value-type="string" calcext:value-type="string">
            <text:p>|</text:p>
          </table:table-cell>
          <table:table-cell office:value-type="float" office:value="0.250032" calcext:value-type="float">
            <text:p>0.250032</text:p>
          </table:table-cell>
          <table:table-cell office:value-type="float" office:value="0.453411" calcext:value-type="float">
            <text:p>0.453411</text:p>
          </table:table-cell>
          <table:table-cell office:value-type="float" office:value="0.167147" calcext:value-type="float">
            <text:p>0.167147</text:p>
          </table:table-cell>
          <table:table-cell office:value-type="float" office:value="0.305804" calcext:value-type="float">
            <text:p>0.305804</text:p>
          </table:table-cell>
        </table:table-row>
        <table:table-row table:style-name="ro2">
          <table:table-cell office:value-type="string" calcext:value-type="string">
            <text:p>Archaea;Thaumarchaeota;Soil Crenarchaeotic Group(SCG);Unknown Order;Unknown Family;Candidatus Nitrososphaera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|</text:p>
          </table:table-cell>
          <table:table-cell office:value-type="float" office:value="429.054" calcext:value-type="float">
            <text:p>429.054</text:p>
          </table:table-cell>
          <table:table-cell office:value-type="float" office:value="778.053" calcext:value-type="float">
            <text:p>778.053</text:p>
          </table:table-cell>
          <table:table-cell office:value-type="float" office:value="286.824" calcext:value-type="float">
            <text:p>286.824</text:p>
          </table:table-cell>
          <table:table-cell office:value-type="float" office:value="524.76" calcext:value-type="float">
            <text:p>524.76</text:p>
          </table:table-cell>
          <table:table-cell office:value-type="string" calcext:value-type="string">
            <text:p>|</text:p>
          </table:table-cell>
          <table:table-cell office:value-type="float" office:value="0.00858108" calcext:value-type="float">
            <text:p>0.00858108</text:p>
          </table:table-cell>
          <table:table-cell office:value-type="float" office:value="0.0155611" calcext:value-type="float">
            <text:p>0.0155611</text:p>
          </table:table-cell>
          <table:table-cell office:value-type="float" office:value="0.00573647" calcext:value-type="float">
            <text:p>0.00573647</text:p>
          </table:table-cell>
          <table:table-cell office:value-type="float" office:value="0.0104952" calcext:value-type="float">
            <text:p>0.0104952</text:p>
          </table:table-cell>
          <table:table-cell office:value-type="string" calcext:value-type="string">
            <text:p>|</text:p>
          </table:table-cell>
          <table:table-cell office:value-type="float" office:value="0.250032" calcext:value-type="float">
            <text:p>0.250032</text:p>
          </table:table-cell>
          <table:table-cell office:value-type="float" office:value="0.453411" calcext:value-type="float">
            <text:p>0.453411</text:p>
          </table:table-cell>
          <table:table-cell office:value-type="float" office:value="0.167147" calcext:value-type="float">
            <text:p>0.167147</text:p>
          </table:table-cell>
          <table:table-cell office:value-type="float" office:value="0.305804" calcext:value-type="float">
            <text:p>0.305804</text:p>
          </table:table-cell>
        </table:table-row>
        <table:table-row table:style-name="ro2">
          <table:table-cell office:value-type="string" calcext:value-type="string">
            <text:p>Archaea;Thaumarchaeota;South African Gold Mine Gp 1(SAGMCG-1)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|</text:p>
          </table:table-cell>
          <table:table-cell office:value-type="float" office:value="669.143" calcext:value-type="float">
            <text:p>669.143</text:p>
          </table:table-cell>
          <table:table-cell office:value-type="float" office:value="1024.01" calcext:value-type="float">
            <text:p>1024.01</text:p>
          </table:table-cell>
          <table:table-cell office:value-type="float" office:value="406.494" calcext:value-type="float">
            <text:p>406.494</text:p>
          </table:table-cell>
          <table:table-cell office:value-type="float" office:value="606.587" calcext:value-type="float">
            <text:p>606.587</text:p>
          </table:table-cell>
          <table:table-cell office:value-type="string" calcext:value-type="string">
            <text:p>|</text:p>
          </table:table-cell>
          <table:table-cell office:value-type="float" office:value="0.0133829" calcext:value-type="float">
            <text:p>0.0133829</text:p>
          </table:table-cell>
          <table:table-cell office:value-type="float" office:value="0.0204802" calcext:value-type="float">
            <text:p>0.0204802</text:p>
          </table:table-cell>
          <table:table-cell office:value-type="float" office:value="0.00812988" calcext:value-type="float">
            <text:p>0.00812988</text:p>
          </table:table-cell>
          <table:table-cell office:value-type="float" office:value="0.0121317" calcext:value-type="float">
            <text:p>0.0121317</text:p>
          </table:table-cell>
          <table:table-cell office:value-type="string" calcext:value-type="string">
            <text:p>|</text:p>
          </table:table-cell>
          <table:table-cell office:value-type="float" office:value="0.346706" calcext:value-type="float">
            <text:p>0.346706</text:p>
          </table:table-cell>
          <table:table-cell office:value-type="float" office:value="0.530575" calcext:value-type="float">
            <text:p>0.530575</text:p>
          </table:table-cell>
          <table:table-cell office:value-type="float" office:value="0.210619" calcext:value-type="float">
            <text:p>0.210619</text:p>
          </table:table-cell>
          <table:table-cell office:value-type="float" office:value="0.314294" calcext:value-type="float">
            <text:p>0.314294</text:p>
          </table:table-cell>
        </table:table-row>
        <table:table-row table:style-name="ro2">
          <table:table-cell office:value-type="string" calcext:value-type="string">
            <text:p>Archaea;Thaumarchaeota;South African Gold Mine Gp 1(SAGMCG-1)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</text:p>
          </table:table-cell>
          <table:table-cell office:value-type="float" office:value="431.847" calcext:value-type="float">
            <text:p>431.847</text:p>
          </table:table-cell>
          <table:table-cell office:value-type="float" office:value="762.248" calcext:value-type="float">
            <text:p>762.248</text:p>
          </table:table-cell>
          <table:table-cell office:value-type="float" office:value="209.703" calcext:value-type="float">
            <text:p>209.703</text:p>
          </table:table-cell>
          <table:table-cell office:value-type="float" office:value="390.682" calcext:value-type="float">
            <text:p>390.682</text:p>
          </table:table-cell>
          <table:table-cell office:value-type="string" calcext:value-type="string">
            <text:p>|</text:p>
          </table:table-cell>
          <table:table-cell office:value-type="float" office:value="0.00863694" calcext:value-type="float">
            <text:p>0.00863694</text:p>
          </table:table-cell>
          <table:table-cell office:value-type="float" office:value="0.015245" calcext:value-type="float">
            <text:p>0.015245</text:p>
          </table:table-cell>
          <table:table-cell office:value-type="float" office:value="0.00419405" calcext:value-type="float">
            <text:p>0.00419405</text:p>
          </table:table-cell>
          <table:table-cell office:value-type="float" office:value="0.00781365" calcext:value-type="float">
            <text:p>0.00781365</text:p>
          </table:table-cell>
          <table:table-cell office:value-type="string" calcext:value-type="string">
            <text:p>|</text:p>
          </table:table-cell>
          <table:table-cell office:value-type="float" office:value="0.291395" calcext:value-type="float">
            <text:p>0.291395</text:p>
          </table:table-cell>
          <table:table-cell office:value-type="float" office:value="0.514337" calcext:value-type="float">
            <text:p>0.514337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263618" calcext:value-type="float">
            <text:p>0.263618</text:p>
          </table:table-cell>
        </table:table-row>
        <table:table-row table:style-name="ro2">
          <table:table-cell office:value-type="string" calcext:value-type="string">
            <text:p>Archaea;Thaumarchaeota;South African Gold Mine Gp 1(SAGMCG-1)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</text:p>
          </table:table-cell>
          <table:table-cell office:value-type="float" office:value="431.847" calcext:value-type="float">
            <text:p>431.847</text:p>
          </table:table-cell>
          <table:table-cell office:value-type="float" office:value="762.248" calcext:value-type="float">
            <text:p>762.248</text:p>
          </table:table-cell>
          <table:table-cell office:value-type="float" office:value="209.703" calcext:value-type="float">
            <text:p>209.703</text:p>
          </table:table-cell>
          <table:table-cell office:value-type="float" office:value="390.682" calcext:value-type="float">
            <text:p>390.682</text:p>
          </table:table-cell>
          <table:table-cell office:value-type="string" calcext:value-type="string">
            <text:p>|</text:p>
          </table:table-cell>
          <table:table-cell office:value-type="float" office:value="0.00863694" calcext:value-type="float">
            <text:p>0.00863694</text:p>
          </table:table-cell>
          <table:table-cell office:value-type="float" office:value="0.015245" calcext:value-type="float">
            <text:p>0.015245</text:p>
          </table:table-cell>
          <table:table-cell office:value-type="float" office:value="0.00419405" calcext:value-type="float">
            <text:p>0.00419405</text:p>
          </table:table-cell>
          <table:table-cell office:value-type="float" office:value="0.00781365" calcext:value-type="float">
            <text:p>0.00781365</text:p>
          </table:table-cell>
          <table:table-cell office:value-type="string" calcext:value-type="string">
            <text:p>|</text:p>
          </table:table-cell>
          <table:table-cell office:value-type="float" office:value="0.291395" calcext:value-type="float">
            <text:p>0.291395</text:p>
          </table:table-cell>
          <table:table-cell office:value-type="float" office:value="0.514337" calcext:value-type="float">
            <text:p>0.514337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263618" calcext:value-type="float">
            <text:p>0.263618</text:p>
          </table:table-cell>
        </table:table-row>
        <table:table-row table:style-name="ro2">
          <table:table-cell office:value-type="string" calcext:value-type="string">
            <text:p>Archaea;Thaumarchaeota;South African Gold Mine Gp 1(SAGMCG-1);Unknown Order;Unknown Family;Candidatus Nitrosotale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</text:p>
          </table:table-cell>
          <table:table-cell office:value-type="float" office:value="431.847" calcext:value-type="float">
            <text:p>431.847</text:p>
          </table:table-cell>
          <table:table-cell office:value-type="float" office:value="762.248" calcext:value-type="float">
            <text:p>762.248</text:p>
          </table:table-cell>
          <table:table-cell office:value-type="float" office:value="209.703" calcext:value-type="float">
            <text:p>209.703</text:p>
          </table:table-cell>
          <table:table-cell office:value-type="float" office:value="390.682" calcext:value-type="float">
            <text:p>390.682</text:p>
          </table:table-cell>
          <table:table-cell office:value-type="string" calcext:value-type="string">
            <text:p>|</text:p>
          </table:table-cell>
          <table:table-cell office:value-type="float" office:value="0.00863694" calcext:value-type="float">
            <text:p>0.00863694</text:p>
          </table:table-cell>
          <table:table-cell office:value-type="float" office:value="0.015245" calcext:value-type="float">
            <text:p>0.015245</text:p>
          </table:table-cell>
          <table:table-cell office:value-type="float" office:value="0.00419405" calcext:value-type="float">
            <text:p>0.00419405</text:p>
          </table:table-cell>
          <table:table-cell office:value-type="float" office:value="0.00781365" calcext:value-type="float">
            <text:p>0.00781365</text:p>
          </table:table-cell>
          <table:table-cell office:value-type="string" calcext:value-type="string">
            <text:p>|</text:p>
          </table:table-cell>
          <table:table-cell office:value-type="float" office:value="0.291395" calcext:value-type="float">
            <text:p>0.291395</text:p>
          </table:table-cell>
          <table:table-cell office:value-type="float" office:value="0.514337" calcext:value-type="float">
            <text:p>0.514337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263618" calcext:value-type="float">
            <text:p>0.263618</text:p>
          </table:table-cell>
        </table:table-row>
        <table:table-row table:style-name="ro2">
          <table:table-cell office:value-type="string" calcext:value-type="string">
            <text:p>Archaea;Thaumarchaeota;terrestrial group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|</text:p>
          </table:table-cell>
          <table:table-cell office:value-type="float" office:value="654.924" calcext:value-type="float">
            <text:p>654.924</text:p>
          </table:table-cell>
          <table:table-cell office:value-type="float" office:value="937.809" calcext:value-type="float">
            <text:p>937.809</text:p>
          </table:table-cell>
          <table:table-cell office:value-type="float" office:value="372.263" calcext:value-type="float">
            <text:p>372.263</text:p>
          </table:table-cell>
          <table:table-cell office:value-type="float" office:value="516.897" calcext:value-type="float">
            <text:p>516.897</text:p>
          </table:table-cell>
          <table:table-cell office:value-type="string" calcext:value-type="string">
            <text:p>|</text:p>
          </table:table-cell>
          <table:table-cell office:value-type="float" office:value="0.0130985" calcext:value-type="float">
            <text:p>0.0130985</text:p>
          </table:table-cell>
          <table:table-cell office:value-type="float" office:value="0.0187562" calcext:value-type="float">
            <text:p>0.0187562</text:p>
          </table:table-cell>
          <table:table-cell office:value-type="float" office:value="0.00744526" calcext:value-type="float">
            <text:p>0.00744526</text:p>
          </table:table-cell>
          <table:table-cell office:value-type="float" office:value="0.0103379" calcext:value-type="float">
            <text:p>0.0103379</text:p>
          </table:table-cell>
          <table:table-cell office:value-type="string" calcext:value-type="string">
            <text:p>|</text:p>
          </table:table-cell>
          <table:table-cell office:value-type="float" office:value="0.338812" calcext:value-type="float">
            <text:p>0.338812</text:p>
          </table:table-cell>
          <table:table-cell office:value-type="float" office:value="0.485157" calcext:value-type="float">
            <text:p>0.485157</text:p>
          </table:table-cell>
          <table:table-cell office:value-type="float" office:value="0.192583" calcext:value-type="float">
            <text:p>0.192583</text:p>
          </table:table-cell>
          <table:table-cell office:value-type="float" office:value="0.267407" calcext:value-type="float">
            <text:p>0.267407</text:p>
          </table:table-cell>
        </table:table-row>
        <table:table-row table:style-name="ro2">
          <table:table-cell office:value-type="string" calcext:value-type="string">
            <text:p>Archaea;Thaumarchaeota;Thaumarchaeota Incertae Sedi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float" office:value="425.686" calcext:value-type="float">
            <text:p>425.686</text:p>
          </table:table-cell>
          <table:table-cell office:value-type="float" office:value="743.534" calcext:value-type="float">
            <text:p>743.534</text:p>
          </table:table-cell>
          <table:table-cell office:value-type="float" office:value="298.876" calcext:value-type="float">
            <text:p>298.876</text:p>
          </table:table-cell>
          <table:table-cell office:value-type="float" office:value="504.445" calcext:value-type="float">
            <text:p>504.445</text:p>
          </table:table-cell>
          <table:table-cell office:value-type="string" calcext:value-type="string">
            <text:p>|</text:p>
          </table:table-cell>
          <table:table-cell office:value-type="float" office:value="0.00851373" calcext:value-type="float">
            <text:p>0.00851373</text:p>
          </table:table-cell>
          <table:table-cell office:value-type="float" office:value="0.0148707" calcext:value-type="float">
            <text:p>0.0148707</text:p>
          </table:table-cell>
          <table:table-cell office:value-type="float" office:value="0.00597752" calcext:value-type="float">
            <text:p>0.00597752</text:p>
          </table:table-cell>
          <table:table-cell office:value-type="float" office:value="0.0100889" calcext:value-type="float">
            <text:p>0.0100889</text:p>
          </table:table-cell>
          <table:table-cell office:value-type="string" calcext:value-type="string">
            <text:p>|</text:p>
          </table:table-cell>
          <table:table-cell office:value-type="float" office:value="0.282098" calcext:value-type="float">
            <text:p>0.282098</text:p>
          </table:table-cell>
          <table:table-cell office:value-type="float" office:value="0.492733" calcext:value-type="float">
            <text:p>0.492733</text:p>
          </table:table-cell>
          <table:table-cell office:value-type="float" office:value="0.198062" calcext:value-type="float">
            <text:p>0.198062</text:p>
          </table:table-cell>
          <table:table-cell office:value-type="float" office:value="0.334291" calcext:value-type="float">
            <text:p>0.334291</text:p>
          </table:table-cell>
        </table:table-row>
        <table:table-row table:style-name="ro2">
          <table:table-cell office:value-type="string" calcext:value-type="string">
            <text:p>Archaea;Thaumarchaeota;Thaumarchaeota Incertae Sedis;Unknown Ord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float" office:value="425.686" calcext:value-type="float">
            <text:p>425.686</text:p>
          </table:table-cell>
          <table:table-cell office:value-type="float" office:value="743.534" calcext:value-type="float">
            <text:p>743.534</text:p>
          </table:table-cell>
          <table:table-cell office:value-type="float" office:value="298.876" calcext:value-type="float">
            <text:p>298.876</text:p>
          </table:table-cell>
          <table:table-cell office:value-type="float" office:value="504.445" calcext:value-type="float">
            <text:p>504.445</text:p>
          </table:table-cell>
          <table:table-cell office:value-type="string" calcext:value-type="string">
            <text:p>|</text:p>
          </table:table-cell>
          <table:table-cell office:value-type="float" office:value="0.00851373" calcext:value-type="float">
            <text:p>0.00851373</text:p>
          </table:table-cell>
          <table:table-cell office:value-type="float" office:value="0.0148707" calcext:value-type="float">
            <text:p>0.0148707</text:p>
          </table:table-cell>
          <table:table-cell office:value-type="float" office:value="0.00597752" calcext:value-type="float">
            <text:p>0.00597752</text:p>
          </table:table-cell>
          <table:table-cell office:value-type="float" office:value="0.0100889" calcext:value-type="float">
            <text:p>0.0100889</text:p>
          </table:table-cell>
          <table:table-cell office:value-type="string" calcext:value-type="string">
            <text:p>|</text:p>
          </table:table-cell>
          <table:table-cell office:value-type="float" office:value="0.282098" calcext:value-type="float">
            <text:p>0.282098</text:p>
          </table:table-cell>
          <table:table-cell office:value-type="float" office:value="0.492733" calcext:value-type="float">
            <text:p>0.492733</text:p>
          </table:table-cell>
          <table:table-cell office:value-type="float" office:value="0.198062" calcext:value-type="float">
            <text:p>0.198062</text:p>
          </table:table-cell>
          <table:table-cell office:value-type="float" office:value="0.334291" calcext:value-type="float">
            <text:p>0.334291</text:p>
          </table:table-cell>
        </table:table-row>
        <table:table-row table:style-name="ro2">
          <table:table-cell office:value-type="string" calcext:value-type="string">
            <text:p>Archaea;Thaumarchaeota;Thaumarchaeota Incertae Sedis;Unknown Order;Unknown Famil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float" office:value="425.686" calcext:value-type="float">
            <text:p>425.686</text:p>
          </table:table-cell>
          <table:table-cell office:value-type="float" office:value="743.534" calcext:value-type="float">
            <text:p>743.534</text:p>
          </table:table-cell>
          <table:table-cell office:value-type="float" office:value="298.876" calcext:value-type="float">
            <text:p>298.876</text:p>
          </table:table-cell>
          <table:table-cell office:value-type="float" office:value="504.445" calcext:value-type="float">
            <text:p>504.445</text:p>
          </table:table-cell>
          <table:table-cell office:value-type="string" calcext:value-type="string">
            <text:p>|</text:p>
          </table:table-cell>
          <table:table-cell office:value-type="float" office:value="0.00851373" calcext:value-type="float">
            <text:p>0.00851373</text:p>
          </table:table-cell>
          <table:table-cell office:value-type="float" office:value="0.0148707" calcext:value-type="float">
            <text:p>0.0148707</text:p>
          </table:table-cell>
          <table:table-cell office:value-type="float" office:value="0.00597752" calcext:value-type="float">
            <text:p>0.00597752</text:p>
          </table:table-cell>
          <table:table-cell office:value-type="float" office:value="0.0100889" calcext:value-type="float">
            <text:p>0.0100889</text:p>
          </table:table-cell>
          <table:table-cell office:value-type="string" calcext:value-type="string">
            <text:p>|</text:p>
          </table:table-cell>
          <table:table-cell office:value-type="float" office:value="0.282098" calcext:value-type="float">
            <text:p>0.282098</text:p>
          </table:table-cell>
          <table:table-cell office:value-type="float" office:value="0.492733" calcext:value-type="float">
            <text:p>0.492733</text:p>
          </table:table-cell>
          <table:table-cell office:value-type="float" office:value="0.198062" calcext:value-type="float">
            <text:p>0.198062</text:p>
          </table:table-cell>
          <table:table-cell office:value-type="float" office:value="0.334291" calcext:value-type="float">
            <text:p>0.334291</text:p>
          </table:table-cell>
        </table:table-row>
        <table:table-row table:style-name="ro2">
          <table:table-cell office:value-type="string" calcext:value-type="string">
            <text:p>Archaea;Thaumarchaeota;Thaumarchaeota Incertae Sedis;Unknown Order;Unknown Family;Candidatus Nitrosocaldu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float" office:value="425.686" calcext:value-type="float">
            <text:p>425.686</text:p>
          </table:table-cell>
          <table:table-cell office:value-type="float" office:value="743.534" calcext:value-type="float">
            <text:p>743.534</text:p>
          </table:table-cell>
          <table:table-cell office:value-type="float" office:value="298.876" calcext:value-type="float">
            <text:p>298.876</text:p>
          </table:table-cell>
          <table:table-cell office:value-type="float" office:value="504.445" calcext:value-type="float">
            <text:p>504.445</text:p>
          </table:table-cell>
          <table:table-cell office:value-type="string" calcext:value-type="string">
            <text:p>|</text:p>
          </table:table-cell>
          <table:table-cell office:value-type="float" office:value="0.00851373" calcext:value-type="float">
            <text:p>0.00851373</text:p>
          </table:table-cell>
          <table:table-cell office:value-type="float" office:value="0.0148707" calcext:value-type="float">
            <text:p>0.0148707</text:p>
          </table:table-cell>
          <table:table-cell office:value-type="float" office:value="0.00597752" calcext:value-type="float">
            <text:p>0.00597752</text:p>
          </table:table-cell>
          <table:table-cell office:value-type="float" office:value="0.0100889" calcext:value-type="float">
            <text:p>0.0100889</text:p>
          </table:table-cell>
          <table:table-cell office:value-type="string" calcext:value-type="string">
            <text:p>|</text:p>
          </table:table-cell>
          <table:table-cell office:value-type="float" office:value="0.282098" calcext:value-type="float">
            <text:p>0.282098</text:p>
          </table:table-cell>
          <table:table-cell office:value-type="float" office:value="0.492733" calcext:value-type="float">
            <text:p>0.492733</text:p>
          </table:table-cell>
          <table:table-cell office:value-type="float" office:value="0.198062" calcext:value-type="float">
            <text:p>0.198062</text:p>
          </table:table-cell>
          <table:table-cell office:value-type="float" office:value="0.334291" calcext:value-type="float">
            <text:p>0.334291</text:p>
          </table:table-cell>
        </table:table-row>
        <table:table-row table:style-name="ro2">
          <table:table-cell office:value-type="string" calcext:value-type="string">
            <text:p>Archaea;Thaumarchaeota;TOTO-A6-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70.0792" calcext:value-type="float">
            <text:p>70.0792</text:p>
          </table:table-cell>
          <table:table-cell office:value-type="float" office:value="88.5714" calcext:value-type="float">
            <text:p>88.5714</text:p>
          </table:table-cell>
          <table:table-cell office:value-type="float" office:value="54.3218" calcext:value-type="float">
            <text:p>54.3218</text:p>
          </table:table-cell>
          <table:table-cell office:value-type="float" office:value="61.1903" calcext:value-type="float">
            <text:p>61.1903</text:p>
          </table:table-cell>
          <table:table-cell office:value-type="string" calcext:value-type="string">
            <text:p>|</text:p>
          </table:table-cell>
          <table:table-cell office:value-type="float" office:value="0.00140158" calcext:value-type="float">
            <text:p>0.00140158</text:p>
          </table:table-cell>
          <table:table-cell office:value-type="float" office:value="0.00177143" calcext:value-type="float">
            <text:p>0.00177143</text:p>
          </table:table-cell>
          <table:table-cell office:value-type="float" office:value="0.00108644" calcext:value-type="float">
            <text:p>0.00108644</text:p>
          </table:table-cell>
          <table:table-cell office:value-type="float" office:value="0.00122381" calcext:value-type="float">
            <text:p>0.00122381</text:p>
          </table:table-cell>
          <table:table-cell office:value-type="string" calcext:value-type="string">
            <text:p>|</text:p>
          </table:table-cell>
          <table:table-cell office:value-type="float" office:value="0.0740795" calcext:value-type="float">
            <text:p>0.0740795</text:p>
          </table:table-cell>
          <table:table-cell office:value-type="float" office:value="0.0936273" calcext:value-type="float">
            <text:p>0.0936273</text:p>
          </table:table-cell>
          <table:table-cell office:value-type="float" office:value="0.0574226" calcext:value-type="float">
            <text:p>0.0574226</text:p>
          </table:table-cell>
          <table:table-cell office:value-type="float" office:value="0.0646832" calcext:value-type="float">
            <text:p>0.0646832</text:p>
          </table:table-cell>
        </table:table-row>
        <table:table-row table:style-name="ro2">
          <table:table-cell office:value-type="string" calcext:value-type="string">
            <text:p>Archaea;Thaumarchaeota;Z273FA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float" office:value="305.492" calcext:value-type="float">
            <text:p>305.492</text:p>
          </table:table-cell>
          <table:table-cell office:value-type="float" office:value="538.674" calcext:value-type="float">
            <text:p>538.674</text:p>
          </table:table-cell>
          <table:table-cell office:value-type="float" office:value="201.817" calcext:value-type="float">
            <text:p>201.817</text:p>
          </table:table-cell>
          <table:table-cell office:value-type="float" office:value="336.603" calcext:value-type="float">
            <text:p>336.603</text:p>
          </table:table-cell>
          <table:table-cell office:value-type="string" calcext:value-type="string">
            <text:p>|</text:p>
          </table:table-cell>
          <table:table-cell office:value-type="float" office:value="0.00610984" calcext:value-type="float">
            <text:p>0.00610984</text:p>
          </table:table-cell>
          <table:table-cell office:value-type="float" office:value="0.0107735" calcext:value-type="float">
            <text:p>0.0107735</text:p>
          </table:table-cell>
          <table:table-cell office:value-type="float" office:value="0.00403634" calcext:value-type="float">
            <text:p>0.00403634</text:p>
          </table:table-cell>
          <table:table-cell office:value-type="float" office:value="0.00673206" calcext:value-type="float">
            <text:p>0.00673206</text:p>
          </table:table-cell>
          <table:table-cell office:value-type="string" calcext:value-type="string">
            <text:p>|</text:p>
          </table:table-cell>
          <table:table-cell office:value-type="float" office:value="0.213481" calcext:value-type="float">
            <text:p>0.213481</text:p>
          </table:table-cell>
          <table:table-cell office:value-type="float" office:value="0.376432" calcext:value-type="float">
            <text:p>0.376432</text:p>
          </table:table-cell>
          <table:table-cell office:value-type="float" office:value="0.141032" calcext:value-type="float">
            <text:p>0.141032</text:p>
          </table:table-cell>
          <table:table-cell office:value-type="float" office:value="0.235222" calcext:value-type="float">
            <text:p>0.235222</text:p>
          </table:table-cell>
        </table:table-row>
        <table:table-row table:style-name="ro2">
          <table:table-cell office:value-type="string" calcext:value-type="string">
            <text:p>Archaea;TVG8AR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float" office:value="71.5" calcext:value-type="float">
            <text:p>71.5</text:p>
          </table:table-cell>
          <table:table-cell office:value-type="float" office:value="87" calcext:value-type="float">
            <text:p>87</text:p>
          </table:table-cell>
          <table:table-cell office:value-type="float" office:value="63.75" calcext:value-type="float">
            <text:p>63.7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|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.00143" calcext:value-type="float">
            <text:p>0.00143</text:p>
          </table:table-cell>
          <table:table-cell office:value-type="string" calcext:value-type="string">
            <text:p>|</text:p>
          </table:table-cell>
          <table:table-cell office:value-type="float" office:value="0.0755814" calcext:value-type="float">
            <text:p>0.0755814</text:p>
          </table:table-cell>
          <table:table-cell office:value-type="float" office:value="0.0919662" calcext:value-type="float">
            <text:p>0.0919662</text:p>
          </table:table-cell>
          <table:table-cell office:value-type="float" office:value="0.067389" calcext:value-type="float">
            <text:p>0.067389</text:p>
          </table:table-cell>
          <table:table-cell office:value-type="float" office:value="0.0755814" calcext:value-type="float">
            <text:p>0.0755814</text:p>
          </table:table-cell>
        </table:table-row>
        <table:table-row table:style-name="ro2">
          <table:table-cell office:value-type="string" calcext:value-type="string">
            <text:p>Archaea;Woesearchaeota (DHVEG-6)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|</text:p>
          </table:table-cell>
          <table:table-cell office:value-type="float" office:value="1028.94" calcext:value-type="float">
            <text:p>1028.94</text:p>
          </table:table-cell>
          <table:table-cell office:value-type="float" office:value="1423.08" calcext:value-type="float">
            <text:p>1423.08</text:p>
          </table:table-cell>
          <table:table-cell office:value-type="float" office:value="691.013" calcext:value-type="float">
            <text:p>691.013</text:p>
          </table:table-cell>
          <table:table-cell office:value-type="float" office:value="935.986" calcext:value-type="float">
            <text:p>935.986</text:p>
          </table:table-cell>
          <table:table-cell office:value-type="string" calcext:value-type="string">
            <text:p>|</text:p>
          </table:table-cell>
          <table:table-cell office:value-type="float" office:value="0.0205787" calcext:value-type="float">
            <text:p>0.0205787</text:p>
          </table:table-cell>
          <table:table-cell office:value-type="float" office:value="0.0284615" calcext:value-type="float">
            <text:p>0.0284615</text:p>
          </table:table-cell>
          <table:table-cell office:value-type="float" office:value="0.0138203" calcext:value-type="float">
            <text:p>0.0138203</text:p>
          </table:table-cell>
          <table:table-cell office:value-type="float" office:value="0.0187197" calcext:value-type="float">
            <text:p>0.0187197</text:p>
          </table:table-cell>
          <table:table-cell office:value-type="string" calcext:value-type="string">
            <text:p>|</text:p>
          </table:table-cell>
          <table:table-cell office:value-type="float" office:value="0.430697" calcext:value-type="float">
            <text:p>0.430697</text:p>
          </table:table-cell>
          <table:table-cell office:value-type="float" office:value="0.595678" calcext:value-type="float">
            <text:p>0.595678</text:p>
          </table:table-cell>
          <table:table-cell office:value-type="float" office:value="0.289248" calcext:value-type="float">
            <text:p>0.289248</text:p>
          </table:table-cell>
          <table:table-cell office:value-type="float" office:value="0.39179" calcext:value-type="float">
            <text:p>0.39179</text:p>
          </table:table-cell>
        </table:table-row>
        <table:table-row table:style-name="ro2" table:number-rows-repeated="1048228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Sheet1.B1:Sheet1.B1048576">
            <calcext:color-scale>
              <calcext:color-scale-entry calcext:value="0" calcext:type="minimum" calcext:color="#ff0000"/>
              <calcext:color-scale-entry calcext:value="50" calcext:type="percent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C1:Sheet1.C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E1:Sheet1.E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F1:Sheet1.F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G1:Sheet1.G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H1:Sheet1.H1048576">
            <calcext:color-scale>
              <calcext:color-scale-entry calcext:value="0" calcext:type="minimum" calcext:color="#ff0000"/>
              <calcext:color-scale-entry calcext:value="50" calcext:type="percentile" calcext:color="#eeeeee"/>
              <calcext:color-scale-entry calcext:value="0" calcext:type="maximum" calcext:color="#0000ff"/>
            </calcext:color-scale>
          </calcext:conditional-format>
          <calcext:conditional-format calcext:target-range-address="Sheet1.J1:Sheet1.J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K1:Sheet1.K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L1:Sheet1.L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M1:Sheet1.M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O1:Sheet1.O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P1:Sheet1.P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Q1:Sheet1.Q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R1:Sheet1.R1048576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7:33:05.099485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6-08-05T14:19:41.282082568</meta:creation-date>
    <dc:date>2016-08-08T17:35:04.647273829</dc:date>
    <dc:creator>Lucas Czech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6246" meta:object-count="0"/>
  </office:meta>
</office:document-meta>
</file>